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background-color="#ffffff" fo:color="#222222" fo:font-size="14pt" style:font-size-asian="14pt" style:font-size-complex="14pt"/>
    </style:style>
    <style:style style:name="T1_2" style:family="text">
      <style:text-properties fo:background-color="#ffffff" fo:color="#222222" fo:font-size="14pt" style:font-size-asian="14pt" style:font-size-complex="14pt"/>
    </style:style>
    <style:style style:name="T1_3" style:family="text">
      <style:text-properties fo:background-color="#ffffff" fo:color="#222222" fo:font-size="14pt" style:font-size-asian="14pt" style:font-size-complex="14pt"/>
    </style:style>
    <style:style style:name="T1_4" style:family="text">
      <style:text-properties fo:background-color="#ffffff" fo:color="#222222" fo:font-size="14pt" style:font-size-asian="14pt" style:font-size-complex="14pt"/>
    </style:style>
    <style:style style:name="T1_5" style:family="text">
      <style:text-properties fo:background-color="#ffffff" fo:color="#222222" fo:font-size="14pt" style:font-size-asian="14pt" style:font-size-complex="14pt"/>
    </style:style>
    <style:style style:name="T1_6" style:family="text">
      <style:text-properties fo:background-color="#ffffff" fo:color="#222222" fo:font-size="14pt" style:font-size-asian="14pt" style:font-size-complex="14pt"/>
    </style:style>
    <style:style style:name="T1_7" style:family="text">
      <style:text-properties fo:background-color="#ffffff" fo:color="#222222" fo:font-size="14pt" style:font-size-asian="14pt" style:font-size-complex="14pt"/>
    </style:style>
    <style:style style:name="T1_8" style:family="text">
      <style:text-properties fo:background-color="#ffffff" fo:color="#222222" fo:font-size="14pt" style:font-size-asian="14pt" style:font-size-complex="14pt"/>
    </style:style>
    <style:style style:name="T1_9" style:family="text">
      <style:text-properties fo:background-color="#ffffff" fo:color="#222222" fo:font-size="14pt" style:font-size-asian="14pt" style:font-size-complex="14pt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background-color="#ffffff" fo:color="#222222" fo:font-size="14pt" style:font-size-asian="14pt" style:font-size-complex="14pt"/>
    </style:style>
    <style:style style:name="T2_2" style:family="text">
      <style:text-properties fo:background-color="#ffffff" fo:color="#222222" fo:font-size="14pt" style:font-size-asian="14pt" style:font-size-complex="14pt"/>
    </style:style>
    <style:style style:name="T2_3" style:family="text">
      <style:text-properties fo:background-color="#ffffff" style:text-position="super 58%" fo:color="#222222" fo:font-size="14pt" style:font-size-asian="14pt" style:font-size-complex="14pt"/>
    </style:style>
    <style:style style:name="T2_4" style:family="text">
      <style:text-properties fo:background-color="#ffffff" fo:color="#222222" fo:font-size="14pt" style:font-size-asian="14pt" style:font-size-complex="14pt"/>
    </style:style>
    <style:style style:name="T2_5" style:family="text">
      <style:text-properties fo:background-color="#ffffff" fo:color="#222222" fo:font-size="14pt" style:font-size-asian="14pt" style:font-size-complex="14pt"/>
    </style:style>
    <style:style style:name="T2_6" style:family="text">
      <style:text-properties fo:background-color="#ffffff" fo:color="#222222" fo:font-size="14pt" style:font-size-asian="14pt" style:font-size-complex="14pt"/>
    </style:style>
    <style:style style:name="T2_7" style:family="text">
      <style:text-properties fo:background-color="#ffffff" style:text-position="super 58%" fo:color="#222222" fo:font-size="14pt" style:font-size-asian="14pt" style:font-size-complex="14pt"/>
    </style:style>
    <style:style style:name="T2_8" style:family="text">
      <style:text-properties fo:background-color="#ffffff" style:text-position="super 58%" fo:color="#222222" fo:font-size="14pt" style:font-size-asian="14pt" style:font-size-complex="14pt"/>
    </style:style>
    <style:style style:name="T2_9" style:family="text">
      <style:text-properties fo:background-color="#ffffff" fo:color="#222222" fo:font-size="14pt" style:font-size-asian="14pt" style:font-size-complex="14pt"/>
    </style:style>
    <style:style style:name="P3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color="#222222"/>
    </style:style>
    <style:style style:name="T4_2" style:family="text">
      <style:text-properties fo:color="#222222"/>
    </style:style>
    <style:style style:name="T4_3" style:family="text">
      <style:text-properties fo:color="#222222"/>
    </style:style>
    <style:style style:name="T4_4" style:family="text">
      <style:text-properties fo:color="#222222"/>
    </style:style>
    <style:style style:name="T4_5" style:family="text">
      <style:text-properties fo:color="#222222"/>
    </style:style>
    <style:style style:name="T4_6" style:family="text">
      <style:text-properties fo:color="#222222"/>
    </style:style>
    <style:style style:name="T4_7" style:family="text">
      <style:text-properties fo:color="#222222"/>
    </style:style>
    <style:style style:name="T4_8" style:family="text">
      <style:text-properties fo:color="#222222"/>
    </style:style>
    <style:style style:name="T4_9" style:family="text">
      <style:text-properties fo:color="#222222"/>
    </style:style>
    <style:style style:name="T4_10" style:family="text">
      <style:text-properties fo:color="#222222"/>
    </style:style>
    <style:style style:name="T4_11" style:family="text">
      <style:text-properties fo:color="#222222"/>
    </style:style>
    <style:style style:name="T4_12" style:family="text">
      <style:text-properties fo:color="#222222"/>
    </style:style>
    <style:style style:name="T4_13" style:family="text">
      <style:text-properties fo:color="#222222"/>
    </style:style>
    <style:style style:name="T4_14" style:family="text">
      <style:text-properties fo:color="#222222"/>
    </style:style>
    <style:style style:name="T4_15" style:family="text">
      <style:text-properties fo:color="#222222"/>
    </style:style>
    <style:style style:name="T4_16" style:family="text">
      <style:text-properties fo:color="#222222"/>
    </style:style>
    <style:style style:name="T4_17" style:family="text">
      <style:text-properties fo:color="#222222"/>
    </style:style>
    <style:style style:name="T4_18" style:family="text">
      <style:text-properties fo:color="#222222"/>
    </style:style>
    <style:style style:name="T4_19" style:family="text">
      <style:text-properties fo:color="#222222"/>
    </style:style>
    <style:style style:name="T4_20" style:family="text">
      <style:text-properties fo:color="#222222"/>
    </style:style>
    <style:style style:name="T4_21" style:family="text">
      <style:text-properties fo:color="#222222"/>
    </style:style>
    <style:style style:name="T4_22" style:family="text">
      <style:text-properties fo:color="#222222"/>
    </style:style>
    <style:style style:name="T4_23" style:family="text">
      <style:text-properties fo:color="#222222"/>
    </style:style>
    <style:style style:name="T4_24" style:family="text">
      <style:text-properties fo:color="#222222"/>
    </style:style>
    <style:style style:name="T4_25" style:family="text">
      <style:text-properties fo:color="#222222"/>
    </style:style>
    <style:style style:name="T4_26" style:family="text">
      <style:text-properties fo:color="#222222"/>
    </style:style>
    <style:style style:name="T4_27" style:family="text">
      <style:text-properties fo:color="#222222"/>
    </style:style>
    <style:style style:name="T4_28" style:family="text">
      <style:text-properties fo:color="#222222"/>
    </style:style>
    <style:style style:name="T4_29" style:family="text">
      <style:text-properties fo:color="#222222"/>
    </style:style>
    <style:style style:name="T4_30" style:family="text">
      <style:text-properties fo:color="#222222"/>
    </style:style>
    <style:style style:name="T4_31" style:family="text">
      <style:text-properties fo:color="#222222"/>
    </style:style>
    <style:style style:name="T4_32" style:family="text">
      <style:text-properties fo:color="#222222"/>
    </style:style>
    <style:style style:name="T4_33" style:family="text">
      <style:text-properties fo:color="#222222"/>
    </style:style>
    <style:style style:name="T4_34" style:family="text">
      <style:text-properties fo:color="#222222"/>
    </style:style>
    <style:style style:name="T4_35" style:family="text">
      <style:text-properties fo:color="#222222"/>
    </style:style>
    <style:style style:name="T4_36" style:family="text">
      <style:text-properties fo:color="#222222"/>
    </style:style>
    <style:style style:name="T4_37" style:family="text">
      <style:text-properties fo:color="#222222"/>
    </style:style>
    <style:style style:name="T4_38" style:family="text">
      <style:text-properties fo:color="#222222"/>
    </style:style>
    <style:style style:name="T4_39" style:family="text">
      <style:text-properties fo:color="#222222"/>
    </style:style>
    <style:style style:name="T4_40" style:family="text">
      <style:text-properties fo:color="#222222"/>
    </style:style>
    <style:style style:name="T4_41" style:family="text">
      <style:text-properties fo:color="#222222"/>
    </style:style>
    <style:style style:name="T4_42" style:family="text">
      <style:text-properties fo:color="#222222"/>
    </style:style>
    <style:style style:name="T4_43" style:family="text">
      <style:text-properties fo:color="#222222"/>
    </style:style>
    <style:style style:name="T4_44" style:family="text">
      <style:text-properties fo:color="#222222"/>
    </style:style>
    <style:style style:name="T4_45" style:family="text">
      <style:text-properties fo:color="#222222"/>
    </style:style>
    <style:style style:name="T4_46" style:family="text">
      <style:text-properties fo:color="#222222"/>
    </style:style>
    <style:style style:name="T4_47" style:family="text">
      <style:text-properties fo:color="#222222"/>
    </style:style>
    <style:style style:name="T4_48" style:family="text">
      <style:text-properties fo:color="#222222"/>
    </style:style>
    <style:style style:name="T4_49" style:family="text">
      <style:text-properties fo:color="#222222"/>
    </style:style>
    <style:style style:name="T4_50" style:family="text">
      <style:text-properties fo:color="#222222"/>
    </style:style>
    <style:style style:name="T4_51" style:family="text">
      <style:text-properties fo:color="#222222"/>
    </style:style>
    <style:style style:name="T4_52" style:family="text">
      <style:text-properties fo:color="#222222"/>
    </style:style>
    <style:style style:name="T4_53" style:family="text">
      <style:text-properties fo:color="#222222"/>
    </style:style>
    <style:style style:name="T4_54" style:family="text">
      <style:text-properties fo:color="#222222"/>
    </style:style>
    <style:style style:name="T4_55" style:family="text">
      <style:text-properties fo:color="#222222"/>
    </style:style>
    <style:style style:name="T4_56" style:family="text">
      <style:text-properties fo:color="#222222"/>
    </style:style>
    <style:style style:name="T4_57" style:family="text">
      <style:text-properties fo:color="#222222"/>
    </style:style>
    <style:style style:name="T4_58" style:family="text">
      <style:text-properties fo:color="#222222"/>
    </style:style>
    <style:style style:name="T4_59" style:family="text">
      <style:text-properties fo:color="#222222"/>
    </style:style>
    <style:style style:name="T4_60" style:family="text">
      <style:text-properties fo:color="#222222"/>
    </style:style>
    <style:style style:name="T4_61" style:family="text">
      <style:text-properties fo:color="#222222"/>
    </style:style>
    <style:style style:name="T4_62" style:family="text">
      <style:text-properties fo:color="#222222"/>
    </style:style>
    <style:style style:name="T4_63" style:family="text">
      <style:text-properties fo:color="#222222"/>
    </style:style>
    <style:style style:name="T4_64" style:family="text">
      <style:text-properties fo:color="#222222"/>
    </style:style>
    <style:style style:name="T4_65" style:family="text">
      <style:text-properties fo:color="#222222"/>
    </style:style>
    <style:style style:name="T4_66" style:family="text">
      <style:text-properties fo:color="#222222"/>
    </style:style>
    <style:style style:name="T4_67" style:family="text">
      <style:text-properties fo:color="#222222"/>
    </style:style>
    <style:style style:name="T4_68" style:family="text">
      <style:text-properties fo:color="#222222"/>
    </style:style>
    <style:style style:name="T4_69" style:family="text">
      <style:text-properties fo:color="#222222"/>
    </style:style>
    <style:style style:name="T4_70" style:family="text">
      <style:text-properties fo:color="#222222"/>
    </style:style>
    <style:style style:name="T4_71" style:family="text">
      <style:text-properties fo:color="#222222"/>
    </style:style>
    <style:style style:name="T4_72" style:family="text">
      <style:text-properties fo:color="#222222"/>
    </style:style>
    <style:style style:name="T4_73" style:family="text">
      <style:text-properties fo:color="#222222"/>
    </style:style>
    <style:style style:name="T4_74" style:family="text">
      <style:text-properties fo:color="#222222"/>
    </style:style>
    <style:style style:name="T4_75" style:family="text">
      <style:text-properties fo:color="#222222"/>
    </style:style>
    <style:style style:name="T4_76" style:family="text">
      <style:text-properties fo:color="#222222"/>
    </style:style>
    <style:style style:name="T4_77" style:family="text">
      <style:text-properties fo:color="#222222"/>
    </style:style>
    <style:style style:name="T4_78" style:family="text">
      <style:text-properties fo:color="#222222"/>
    </style:style>
    <style:style style:name="T4_79" style:family="text">
      <style:text-properties fo:color="#222222"/>
    </style:style>
    <style:style style:name="T4_80" style:family="text">
      <style:text-properties fo:color="#222222"/>
    </style:style>
    <style:style style:name="T4_81" style:family="text">
      <style:text-properties fo:color="#222222"/>
    </style:style>
    <style:style style:name="T4_82" style:family="text">
      <style:text-properties fo:color="#222222"/>
    </style:style>
    <style:style style:name="T4_83" style:family="text">
      <style:text-properties fo:color="#222222"/>
    </style:style>
    <style:style style:name="T4_84" style:family="text">
      <style:text-properties fo:color="#222222"/>
    </style:style>
    <style:style style:name="T4_85" style:family="text">
      <style:text-properties fo:color="#222222"/>
    </style:style>
    <style:style style:name="T4_86" style:family="text">
      <style:text-properties fo:color="#222222"/>
    </style:style>
    <style:style style:name="T4_87" style:family="text">
      <style:text-properties fo:color="#222222"/>
    </style:style>
    <style:style style:name="T4_88" style:family="text">
      <style:text-properties fo:color="#222222"/>
    </style:style>
    <style:style style:name="T4_89" style:family="text">
      <style:text-properties fo:color="#222222"/>
    </style:style>
    <style:style style:name="T4_90" style:family="text">
      <style:text-properties fo:color="#222222"/>
    </style:style>
    <style:style style:name="T4_91" style:family="text">
      <style:text-properties fo:color="#222222"/>
    </style:style>
    <style:style style:name="T4_92" style:family="text">
      <style:text-properties fo:color="#222222"/>
    </style:style>
    <style:style style:name="T4_93" style:family="text">
      <style:text-properties fo:color="#222222"/>
    </style:style>
    <style:style style:name="T4_94" style:family="text">
      <style:text-properties fo:color="#222222"/>
    </style:style>
    <style:style style:name="T4_95" style:family="text">
      <style:text-properties fo:color="#222222"/>
    </style:style>
    <style:style style:name="T4_96" style:family="text">
      <style:text-properties fo:color="#222222"/>
    </style:style>
    <style:style style:name="T4_97" style:family="text">
      <style:text-properties fo:color="#222222"/>
    </style:style>
    <style:style style:name="T4_98" style:family="text">
      <style:text-properties fo:color="#222222"/>
    </style:style>
    <style:style style:name="T4_99" style:family="text">
      <style:text-properties fo:color="#222222"/>
    </style:style>
    <style:style style:name="T4_100" style:family="text">
      <style:text-properties fo:color="#222222"/>
    </style:style>
    <style:style style:name="T4_101" style:family="text">
      <style:text-properties fo:color="#222222"/>
    </style:style>
    <style:style style:name="T4_102" style:family="text">
      <style:text-properties fo:color="#222222"/>
    </style:style>
    <style:style style:name="T4_103" style:family="text">
      <style:text-properties fo:color="#222222"/>
    </style:style>
    <style:style style:name="T4_104" style:family="text">
      <style:text-properties fo:color="#222222"/>
    </style:style>
    <style:style style:name="T4_105" style:family="text">
      <style:text-properties fo:color="#222222"/>
    </style:style>
    <style:style style:name="T4_106" style:family="text">
      <style:text-properties fo:color="#222222"/>
    </style:style>
    <style:style style:name="P5" style:family="paragraph" style:parent-style-name="Standard">
      <style:paragraph-properties fo:break-before="auto" fo:line-height="115%" style:writing-mode="lr-tb"/>
      <style:text-properties fo:color="#222222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color="#222222"/>
    </style:style>
    <style:style style:name="T6_2" style:family="text">
      <style:text-properties fo:color="#222222"/>
    </style:style>
    <style:style style:name="T6_3" style:family="text">
      <style:text-properties fo:color="#222222"/>
    </style:style>
    <style:style style:name="T6_4" style:family="text">
      <style:text-properties fo:color="#222222"/>
    </style:style>
    <style:style style:name="T6_5" style:family="text">
      <style:text-properties fo:color="#222222"/>
    </style:style>
    <style:style style:name="T6_6" style:family="text">
      <style:text-properties fo:color="#222222"/>
    </style:style>
    <style:style style:name="T6_7" style:family="text">
      <style:text-properties fo:color="#222222"/>
    </style:style>
    <style:style style:name="T6_8" style:family="text">
      <style:text-properties fo:color="#222222"/>
    </style:style>
    <style:style style:name="T6_9" style:family="text">
      <style:text-properties fo:color="#222222"/>
    </style:style>
    <style:style style:name="T6_10" style:family="text">
      <style:text-properties fo:color="#222222"/>
    </style:style>
    <style:style style:name="T6_11" style:family="text">
      <style:text-properties fo:color="#222222"/>
    </style:style>
    <style:style style:name="T6_12" style:family="text">
      <style:text-properties fo:color="#222222"/>
    </style:style>
    <style:style style:name="T6_13" style:family="text">
      <style:text-properties fo:color="#222222"/>
    </style:style>
    <style:style style:name="T6_14" style:family="text">
      <style:text-properties fo:color="#222222"/>
    </style:style>
    <style:style style:name="T6_15" style:family="text">
      <style:text-properties fo:color="#222222"/>
    </style:style>
    <style:style style:name="T6_16" style:family="text">
      <style:text-properties fo:color="#222222"/>
    </style:style>
    <style:style style:name="T6_17" style:family="text">
      <style:text-properties fo:color="#222222"/>
    </style:style>
    <style:style style:name="T6_18" style:family="text">
      <style:text-properties fo:color="#222222"/>
    </style:style>
    <style:style style:name="T6_19" style:family="text">
      <style:text-properties fo:color="#222222"/>
    </style:style>
    <style:style style:name="T6_20" style:family="text">
      <style:text-properties fo:color="#222222"/>
    </style:style>
    <style:style style:name="T6_21" style:family="text">
      <style:text-properties fo:color="#222222"/>
    </style:style>
    <style:style style:name="T6_22" style:family="text">
      <style:text-properties fo:color="#222222"/>
    </style:style>
    <style:style style:name="T6_23" style:family="text">
      <style:text-properties fo:color="#222222"/>
    </style:style>
    <style:style style:name="T6_24" style:family="text">
      <style:text-properties fo:color="#222222"/>
    </style:style>
    <style:style style:name="T6_25" style:family="text">
      <style:text-properties fo:color="#222222"/>
    </style:style>
    <style:style style:name="T6_26" style:family="text">
      <style:text-properties fo:color="#222222"/>
    </style:style>
    <style:style style:name="T6_27" style:family="text">
      <style:text-properties fo:color="#222222"/>
    </style:style>
    <style:style style:name="T6_28" style:family="text">
      <style:text-properties fo:color="#222222"/>
    </style:style>
    <style:style style:name="T6_29" style:family="text">
      <style:text-properties fo:color="#222222"/>
    </style:style>
    <style:style style:name="T6_30" style:family="text">
      <style:text-properties fo:color="#222222"/>
    </style:style>
    <style:style style:name="T6_31" style:family="text">
      <style:text-properties fo:color="#222222"/>
    </style:style>
    <style:style style:name="T6_32" style:family="text">
      <style:text-properties fo:color="#222222"/>
    </style:style>
    <style:style style:name="T6_33" style:family="text">
      <style:text-properties fo:color="#222222"/>
    </style:style>
    <style:style style:name="T6_34" style:family="text">
      <style:text-properties fo:color="#222222"/>
    </style:style>
    <style:style style:name="T6_35" style:family="text">
      <style:text-properties fo:color="#222222"/>
    </style:style>
    <style:style style:name="T6_36" style:family="text">
      <style:text-properties fo:color="#222222"/>
    </style:style>
    <style:style style:name="T6_37" style:family="text">
      <style:text-properties fo:color="#222222"/>
    </style:style>
    <style:style style:name="T6_38" style:family="text">
      <style:text-properties fo:color="#222222"/>
    </style:style>
    <style:style style:name="T6_39" style:family="text">
      <style:text-properties fo:color="#222222"/>
    </style:style>
    <style:style style:name="T6_40" style:family="text">
      <style:text-properties fo:color="#222222"/>
    </style:style>
    <style:style style:name="T6_41" style:family="text">
      <style:text-properties fo:color="#222222"/>
    </style:style>
    <style:style style:name="T6_42" style:family="text">
      <style:text-properties fo:color="#222222"/>
    </style:style>
    <style:style style:name="T6_43" style:family="text">
      <style:text-properties fo:color="#222222"/>
    </style:style>
    <style:style style:name="T6_44" style:family="text">
      <style:text-properties fo:color="#222222"/>
    </style:style>
    <style:style style:name="T6_45" style:family="text">
      <style:text-properties fo:color="#222222"/>
    </style:style>
    <style:style style:name="T6_46" style:family="text">
      <style:text-properties fo:color="#222222"/>
    </style:style>
    <style:style style:name="T6_47" style:family="text">
      <style:text-properties fo:color="#222222"/>
    </style:style>
    <style:style style:name="T6_48" style:family="text">
      <style:text-properties fo:color="#222222"/>
    </style:style>
    <style:style style:name="T6_49" style:family="text">
      <style:text-properties fo:color="#222222"/>
    </style:style>
    <style:style style:name="T6_50" style:family="text">
      <style:text-properties fo:color="#222222"/>
    </style:style>
    <style:style style:name="T6_51" style:family="text">
      <style:text-properties fo:color="#222222"/>
    </style:style>
    <style:style style:name="T6_52" style:family="text">
      <style:text-properties fo:color="#222222"/>
    </style:style>
    <style:style style:name="T6_53" style:family="text">
      <style:text-properties fo:color="#222222"/>
    </style:style>
    <style:style style:name="T6_54" style:family="text">
      <style:text-properties fo:color="#222222"/>
    </style:style>
    <style:style style:name="T6_55" style:family="text">
      <style:text-properties fo:color="#222222"/>
    </style:style>
    <style:style style:name="T6_56" style:family="text">
      <style:text-properties fo:color="#222222"/>
    </style:style>
    <style:style style:name="T6_57" style:family="text">
      <style:text-properties fo:color="#222222"/>
    </style:style>
    <style:style style:name="T6_58" style:family="text">
      <style:text-properties fo:color="#222222"/>
    </style:style>
    <style:style style:name="T6_59" style:family="text">
      <style:text-properties fo:color="#222222"/>
    </style:style>
    <style:style style:name="T6_60" style:family="text">
      <style:text-properties fo:color="#222222"/>
    </style:style>
    <style:style style:name="T6_61" style:family="text">
      <style:text-properties fo:color="#222222"/>
    </style:style>
    <style:style style:name="T6_62" style:family="text">
      <style:text-properties fo:color="#222222"/>
    </style:style>
    <style:style style:name="T6_63" style:family="text">
      <style:text-properties fo:color="#222222"/>
    </style:style>
    <style:style style:name="T6_64" style:family="text">
      <style:text-properties fo:color="#222222"/>
    </style:style>
    <style:style style:name="T6_65" style:family="text">
      <style:text-properties fo:color="#222222"/>
    </style:style>
    <style:style style:name="T6_66" style:family="text">
      <style:text-properties fo:color="#222222"/>
    </style:style>
    <style:style style:name="T6_67" style:family="text">
      <style:text-properties fo:color="#222222"/>
    </style:style>
    <style:style style:name="T6_68" style:family="text">
      <style:text-properties fo:color="#222222"/>
    </style:style>
    <style:style style:name="T6_69" style:family="text">
      <style:text-properties fo:color="#222222"/>
    </style:style>
    <style:style style:name="T6_70" style:family="text">
      <style:text-properties fo:color="#222222"/>
    </style:style>
    <style:style style:name="T6_71" style:family="text">
      <style:text-properties fo:color="#222222"/>
    </style:style>
    <style:style style:name="T6_72" style:family="text">
      <style:text-properties fo:color="#222222"/>
    </style:style>
    <style:style style:name="T6_73" style:family="text">
      <style:text-properties fo:color="#222222"/>
    </style:style>
    <style:style style:name="T6_74" style:family="text">
      <style:text-properties fo:color="#222222"/>
    </style:style>
    <style:style style:name="T6_75" style:family="text">
      <style:text-properties fo:color="#222222"/>
    </style:style>
    <style:style style:name="T6_76" style:family="text">
      <style:text-properties fo:color="#222222"/>
    </style:style>
    <style:style style:name="T6_77" style:family="text">
      <style:text-properties fo:color="#222222"/>
    </style:style>
    <style:style style:name="T6_78" style:family="text">
      <style:text-properties fo:color="#222222"/>
    </style:style>
    <style:style style:name="T6_79" style:family="text">
      <style:text-properties fo:color="#222222"/>
    </style:style>
    <style:style style:name="T6_80" style:family="text">
      <style:text-properties fo:color="#222222"/>
    </style:style>
    <style:style style:name="T6_81" style:family="text">
      <style:text-properties fo:color="#222222"/>
    </style:style>
    <style:style style:name="T6_82" style:family="text">
      <style:text-properties fo:color="#222222"/>
    </style:style>
    <style:style style:name="T6_83" style:family="text">
      <style:text-properties fo:color="#222222"/>
    </style:style>
    <style:style style:name="T6_84" style:family="text">
      <style:text-properties fo:color="#222222"/>
    </style:style>
    <style:style style:name="T6_85" style:family="text">
      <style:text-properties fo:color="#222222"/>
    </style:style>
    <style:style style:name="T6_86" style:family="text">
      <style:text-properties fo:color="#222222"/>
    </style:style>
    <style:style style:name="T6_87" style:family="text">
      <style:text-properties fo:color="#222222"/>
    </style:style>
    <style:style style:name="T6_88" style:family="text">
      <style:text-properties fo:color="#222222"/>
    </style:style>
    <style:style style:name="T6_89" style:family="text">
      <style:text-properties fo:color="#222222"/>
    </style:style>
    <style:style style:name="T6_90" style:family="text">
      <style:text-properties fo:color="#222222"/>
    </style:style>
    <style:style style:name="T6_91" style:family="text">
      <style:text-properties fo:color="#222222"/>
    </style:style>
    <style:style style:name="T6_92" style:family="text">
      <style:text-properties fo:color="#222222"/>
    </style:style>
    <style:style style:name="T6_93" style:family="text">
      <style:text-properties fo:color="#222222"/>
    </style:style>
    <style:style style:name="T6_94" style:family="text">
      <style:text-properties fo:color="#222222"/>
    </style:style>
    <style:style style:name="T6_95" style:family="text">
      <style:text-properties fo:color="#222222"/>
    </style:style>
    <style:style style:name="T6_96" style:family="text">
      <style:text-properties fo:color="#222222"/>
    </style:style>
    <style:style style:name="T6_97" style:family="text">
      <style:text-properties fo:color="#222222"/>
    </style:style>
    <style:style style:name="T6_98" style:family="text">
      <style:text-properties fo:color="#222222"/>
    </style:style>
    <style:style style:name="T6_99" style:family="text">
      <style:text-properties fo:color="#222222"/>
    </style:style>
    <style:style style:name="T6_100" style:family="text">
      <style:text-properties fo:color="#222222"/>
    </style:style>
    <style:style style:name="T6_101" style:family="text">
      <style:text-properties fo:color="#222222"/>
    </style:style>
    <style:style style:name="T6_102" style:family="text">
      <style:text-properties fo:color="#222222"/>
    </style:style>
    <style:style style:name="T6_103" style:family="text">
      <style:text-properties fo:color="#222222"/>
    </style:style>
    <style:style style:name="T6_104" style:family="text">
      <style:text-properties fo:color="#222222"/>
    </style:style>
    <style:style style:name="T6_105" style:family="text">
      <style:text-properties fo:color="#222222"/>
    </style:style>
    <style:style style:name="T6_106" style:family="text">
      <style:text-properties fo:color="#222222"/>
    </style:style>
    <style:style style:name="T6_107" style:family="text">
      <style:text-properties fo:color="#222222"/>
    </style:style>
    <style:style style:name="T6_108" style:family="text">
      <style:text-properties fo:color="#222222"/>
    </style:style>
    <style:style style:name="T6_109" style:family="text">
      <style:text-properties fo:color="#222222"/>
    </style:style>
    <style:style style:name="T6_110" style:family="text">
      <style:text-properties fo:color="#222222"/>
    </style:style>
    <style:style style:name="T6_111" style:family="text">
      <style:text-properties fo:color="#222222"/>
    </style:style>
    <style:style style:name="T6_112" style:family="text">
      <style:text-properties fo:color="#222222"/>
    </style:style>
    <style:style style:name="T6_113" style:family="text">
      <style:text-properties fo:color="#222222"/>
    </style:style>
    <style:style style:name="T6_114" style:family="text">
      <style:text-properties fo:color="#222222"/>
    </style:style>
    <style:style style:name="T6_115" style:family="text">
      <style:text-properties fo:color="#222222"/>
    </style:style>
    <style:style style:name="T6_116" style:family="text">
      <style:text-properties fo:color="#222222"/>
    </style:style>
    <style:style style:name="T6_117" style:family="text">
      <style:text-properties fo:color="#222222"/>
    </style:style>
    <style:style style:name="T6_118" style:family="text">
      <style:text-properties fo:color="#222222"/>
    </style:style>
    <style:style style:name="T6_119" style:family="text">
      <style:text-properties fo:color="#222222"/>
    </style:style>
    <style:style style:name="T6_120" style:family="text">
      <style:text-properties fo:color="#222222"/>
    </style:style>
    <style:style style:name="T6_121" style:family="text">
      <style:text-properties fo:color="#222222"/>
    </style:style>
    <style:style style:name="T6_122" style:family="text">
      <style:text-properties fo:color="#222222"/>
    </style:style>
    <style:style style:name="T6_123" style:family="text">
      <style:text-properties fo:color="#222222"/>
    </style:style>
    <style:style style:name="T6_124" style:family="text">
      <style:text-properties fo:color="#222222"/>
    </style:style>
    <style:style style:name="T6_125" style:family="text">
      <style:text-properties fo:color="#222222"/>
    </style:style>
    <style:style style:name="T6_126" style:family="text">
      <style:text-properties fo:color="#222222"/>
    </style:style>
    <style:style style:name="T6_127" style:family="text">
      <style:text-properties fo:color="#222222"/>
    </style:style>
    <style:style style:name="T6_128" style:family="text">
      <style:text-properties fo:color="#222222"/>
    </style:style>
    <style:style style:name="T6_129" style:family="text">
      <style:text-properties fo:color="#222222"/>
    </style:style>
    <style:style style:name="T6_130" style:family="text">
      <style:text-properties fo:color="#222222"/>
    </style:style>
    <style:style style:name="T6_131" style:family="text">
      <style:text-properties fo:color="#222222"/>
    </style:style>
    <style:style style:name="T6_132" style:family="text">
      <style:text-properties fo:color="#222222"/>
    </style:style>
    <style:style style:name="T6_133" style:family="text">
      <style:text-properties fo:color="#222222"/>
    </style:style>
    <style:style style:name="T6_134" style:family="text">
      <style:text-properties fo:color="#222222"/>
    </style:style>
    <style:style style:name="T6_135" style:family="text">
      <style:text-properties fo:color="#222222"/>
    </style:style>
    <style:style style:name="T6_136" style:family="text">
      <style:text-properties fo:color="#222222"/>
    </style:style>
    <style:style style:name="T6_137" style:family="text">
      <style:text-properties fo:color="#222222"/>
    </style:style>
    <style:style style:name="T6_138" style:family="text">
      <style:text-properties fo:color="#222222"/>
    </style:style>
    <style:style style:name="T6_139" style:family="text">
      <style:text-properties fo:color="#222222"/>
    </style:style>
    <style:style style:name="T6_140" style:family="text">
      <style:text-properties fo:color="#222222"/>
    </style:style>
    <style:style style:name="T6_141" style:family="text">
      <style:text-properties fo:color="#222222"/>
    </style:style>
    <style:style style:name="T6_142" style:family="text">
      <style:text-properties fo:color="#222222"/>
    </style:style>
    <style:style style:name="T6_143" style:family="text">
      <style:text-properties fo:color="#222222"/>
    </style:style>
    <style:style style:name="T6_144" style:family="text">
      <style:text-properties fo:color="#222222"/>
    </style:style>
    <style:style style:name="T6_145" style:family="text">
      <style:text-properties fo:color="#222222"/>
    </style:style>
    <style:style style:name="T6_146" style:family="text">
      <style:text-properties fo:color="#222222"/>
    </style:style>
    <style:style style:name="T6_147" style:family="text">
      <style:text-properties fo:color="#222222"/>
    </style:style>
    <style:style style:name="T6_148" style:family="text">
      <style:text-properties fo:color="#222222"/>
    </style:style>
    <style:style style:name="T6_149" style:family="text">
      <style:text-properties fo:color="#222222"/>
    </style:style>
    <style:style style:name="T6_150" style:family="text">
      <style:text-properties fo:color="#222222"/>
    </style:style>
    <style:style style:name="T6_151" style:family="text">
      <style:text-properties fo:color="#222222"/>
    </style:style>
    <style:style style:name="T6_152" style:family="text">
      <style:text-properties fo:color="#222222"/>
    </style:style>
    <style:style style:name="T6_153" style:family="text">
      <style:text-properties fo:color="#222222"/>
    </style:style>
    <style:style style:name="T6_154" style:family="text">
      <style:text-properties fo:color="#222222"/>
    </style:style>
    <style:style style:name="T6_155" style:family="text">
      <style:text-properties fo:color="#222222"/>
    </style:style>
    <style:style style:name="T6_156" style:family="text">
      <style:text-properties fo:color="#222222"/>
    </style:style>
    <style:style style:name="T6_157" style:family="text">
      <style:text-properties fo:color="#222222"/>
    </style:style>
    <style:style style:name="T6_158" style:family="text">
      <style:text-properties fo:color="#222222"/>
    </style:style>
    <style:style style:name="T6_159" style:family="text">
      <style:text-properties fo:color="#222222"/>
    </style:style>
    <style:style style:name="T6_160" style:family="text">
      <style:text-properties fo:color="#222222"/>
    </style:style>
    <style:style style:name="T6_161" style:family="text">
      <style:text-properties fo:color="#222222"/>
    </style:style>
    <style:style style:name="T6_162" style:family="text">
      <style:text-properties fo:color="#222222"/>
    </style:style>
    <style:style style:name="T6_163" style:family="text">
      <style:text-properties fo:color="#222222"/>
    </style:style>
    <style:style style:name="T6_164" style:family="text">
      <style:text-properties fo:color="#222222"/>
    </style:style>
    <style:style style:name="T6_165" style:family="text">
      <style:text-properties fo:color="#222222"/>
    </style:style>
    <style:style style:name="T6_166" style:family="text">
      <style:text-properties fo:color="#222222"/>
    </style:style>
    <style:style style:name="T6_167" style:family="text">
      <style:text-properties fo:color="#222222"/>
    </style:style>
    <style:style style:name="T6_168" style:family="text">
      <style:text-properties fo:color="#222222"/>
    </style:style>
    <style:style style:name="T6_169" style:family="text">
      <style:text-properties fo:color="#222222"/>
    </style:style>
    <style:style style:name="T6_170" style:family="text">
      <style:text-properties fo:color="#222222"/>
    </style:style>
    <style:style style:name="T6_171" style:family="text">
      <style:text-properties fo:color="#222222"/>
    </style:style>
    <style:style style:name="T6_172" style:family="text">
      <style:text-properties fo:color="#222222"/>
    </style:style>
    <style:style style:name="T6_173" style:family="text">
      <style:text-properties fo:color="#222222"/>
    </style:style>
    <style:style style:name="T6_174" style:family="text">
      <style:text-properties fo:color="#222222"/>
    </style:style>
    <style:style style:name="T6_175" style:family="text">
      <style:text-properties fo:color="#222222"/>
    </style:style>
    <style:style style:name="T6_176" style:family="text">
      <style:text-properties fo:color="#222222"/>
    </style:style>
    <style:style style:name="T6_177" style:family="text">
      <style:text-properties fo:color="#222222"/>
    </style:style>
    <style:style style:name="T6_178" style:family="text">
      <style:text-properties fo:color="#222222"/>
    </style:style>
    <style:style style:name="T6_179" style:family="text">
      <style:text-properties fo:color="#222222"/>
    </style:style>
    <style:style style:name="T6_180" style:family="text">
      <style:text-properties fo:color="#222222"/>
    </style:style>
    <style:style style:name="T6_181" style:family="text">
      <style:text-properties fo:color="#222222"/>
    </style:style>
    <style:style style:name="T6_182" style:family="text">
      <style:text-properties fo:color="#222222"/>
    </style:style>
    <style:style style:name="T6_183" style:family="text">
      <style:text-properties fo:color="#222222"/>
    </style:style>
    <style:style style:name="T6_184" style:family="text">
      <style:text-properties fo:color="#222222"/>
    </style:style>
    <style:style style:name="P7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background-color="#ffffff" fo:color="#222222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2" style:family="text">
      <style:text-properties fo:background-color="#ffffff" fo:color="#222222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3" style:family="text">
      <style:text-properties fo:background-color="#ffffff" fo:color="#222222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8_4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4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5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6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7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8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9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0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1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2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3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4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5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6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7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8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19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0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1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2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3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4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5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6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7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8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29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0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1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2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3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4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5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6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7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8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T9_39" style:family="text">
      <style:text-properties fo:background-color="#ffffff" fo:color="#222222" fo:font-weight="bold" style:font-weight-asian="bold" style:font-weight-complex="bold" style:text-underline-style="solid" style:text-underline-color="font-color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background-color="#ffffff" fo:color="#1155cc" style:text-underline-style="solid" style:text-underline-color="font-color"/>
    </style:style>
    <style:style style:name="T10_3" style:family="text"/>
    <style:style style:name="T10_4" style:family="text">
      <style:text-properties fo:background-color="#ffffff" fo:color="#1155cc" style:text-underline-style="solid" style:text-underline-color="font-color"/>
    </style:style>
    <style:style style:name="T10_5" style:family="text"/>
    <style:style style:name="T10_6" style:family="text">
      <style:text-properties fo:background-color="#ffffff" fo:color="#1155cc" style:text-underline-style="solid" style:text-underline-color="font-color"/>
    </style:style>
    <style:style style:name="T10_7" style:family="text"/>
    <style:style style:name="T10_8" style:family="text">
      <style:text-properties fo:background-color="#ffffff" fo:color="#1155cc" style:text-underline-style="solid" style:text-underline-color="font-color"/>
    </style:style>
    <style:style style:name="T10_9" style:family="text"/>
    <style:style style:name="T10_10" style:family="text">
      <style:text-properties fo:background-color="#ffffff" fo:color="#1155cc" style:text-underline-style="solid" style:text-underline-color="font-color"/>
    </style:style>
    <style:style style:name="T10_11" style:family="text"/>
    <style:style style:name="T10_12" style:family="text">
      <style:text-properties fo:background-color="#ffffff" fo:color="#1155cc" style:text-underline-style="solid" style:text-underline-color="font-color"/>
    </style:style>
    <style:style style:name="T10_13" style:family="text"/>
    <style:style style:name="T10_14" style:family="text">
      <style:text-properties fo:background-color="#ffffff" fo:color="#1155cc" style:text-underline-style="solid" style:text-underline-color="font-color"/>
    </style:style>
    <style:style style:name="T10_15" style:family="text"/>
    <style:style style:name="T10_16" style:family="text">
      <style:text-properties fo:background-color="#ffffff" fo:color="#1155cc" style:text-underline-style="solid" style:text-underline-color="font-color"/>
    </style:style>
    <style:style style:name="T10_17" style:family="text"/>
    <style:style style:name="T10_18" style:family="text">
      <style:text-properties fo:background-color="#ffffff" fo:color="#1155cc" style:text-underline-style="solid" style:text-underline-color="font-color"/>
    </style:style>
    <style:style style:name="T10_19" style:family="text"/>
    <style:style style:name="T10_20" style:family="text">
      <style:text-properties fo:background-color="#ffffff" fo:color="#1155cc" style:text-underline-style="solid" style:text-underline-color="font-color"/>
    </style:style>
    <style:style style:name="T10_21" style:family="text"/>
    <style:style style:name="T10_22" style:family="text">
      <style:text-properties fo:background-color="#ffffff" fo:color="#1155cc" style:text-underline-style="solid" style:text-underline-color="font-color"/>
    </style:style>
    <style:style style:name="T10_23" style:family="text"/>
    <style:style style:name="T10_24" style:family="text">
      <style:text-properties fo:background-color="#ffffff" fo:color="#1155cc" style:text-underline-style="solid" style:text-underline-color="font-color"/>
    </style:style>
    <style:style style:name="T10_25" style:family="text"/>
    <style:style style:name="T10_26" style:family="text">
      <style:text-properties fo:background-color="#ffffff" fo:color="#1155cc" style:text-underline-style="solid" style:text-underline-color="font-color"/>
    </style:style>
    <style:style style:name="T10_27" style:family="text"/>
    <style:style style:name="T10_28" style:family="text">
      <style:text-properties fo:background-color="#ffffff" fo:color="#1155cc" style:text-underline-style="solid" style:text-underline-color="font-color"/>
    </style:style>
    <style:style style:name="T10_29" style:family="text"/>
    <style:style style:name="T10_30" style:family="text">
      <style:text-properties fo:background-color="#ffffff" fo:color="#1155cc" style:text-underline-style="solid" style:text-underline-color="font-color"/>
    </style:style>
    <style:style style:name="T10_31" style:family="text"/>
    <style:style style:name="T10_32" style:family="text">
      <style:text-properties fo:background-color="#ffffff" fo:color="#1155cc" style:text-underline-style="solid" style:text-underline-color="font-color"/>
    </style:style>
    <style:style style:name="T10_33" style:family="text"/>
    <style:style style:name="T10_34" style:family="text">
      <style:text-properties fo:background-color="#ffffff" fo:color="#1155cc" style:text-underline-style="solid" style:text-underline-color="font-color"/>
    </style:style>
    <style:style style:name="T10_35" style:family="text"/>
    <style:style style:name="T10_36" style:family="text">
      <style:text-properties fo:background-color="#ffffff" fo:color="#1155cc" style:text-underline-style="solid" style:text-underline-color="font-color"/>
    </style:style>
    <style:style style:name="T10_37" style:family="text"/>
    <style:style style:name="T10_38" style:family="text">
      <style:text-properties fo:background-color="#ffffff" fo:color="#1155cc" style:text-underline-style="solid" style:text-underline-color="font-color"/>
    </style:style>
    <style:style style:name="T10_39" style:family="text"/>
    <style:style style:name="T10_40" style:family="text">
      <style:text-properties fo:background-color="#ffffff" fo:color="#1155cc" style:text-underline-style="solid" style:text-underline-color="font-color"/>
    </style:style>
    <style:style style:name="T10_41" style:family="text"/>
    <style:style style:name="T10_42" style:family="text">
      <style:text-properties fo:background-color="#ffffff" fo:color="#1155cc" style:text-underline-style="solid" style:text-underline-color="font-color"/>
    </style:style>
    <style:style style:name="T10_43" style:family="text"/>
    <style:style style:name="T10_44" style:family="text">
      <style:text-properties fo:background-color="#ffffff" fo:color="#1155cc" style:text-underline-style="solid" style:text-underline-color="font-color"/>
    </style:style>
    <style:style style:name="T10_45" style:family="text"/>
    <style:style style:name="T10_46" style:family="text">
      <style:text-properties fo:background-color="#ffffff" fo:color="#1155cc" style:text-underline-style="solid" style:text-underline-color="font-color"/>
    </style:style>
    <style:style style:name="T10_47" style:family="text"/>
    <style:style style:name="T10_48" style:family="text">
      <style:text-properties fo:background-color="#ffffff" fo:color="#1155cc" style:text-underline-style="solid" style:text-underline-color="font-color"/>
    </style:style>
    <style:style style:name="T10_49" style:family="text"/>
    <style:style style:name="T10_50" style:family="text">
      <style:text-properties fo:background-color="#ffffff" fo:color="#1155cc" style:text-underline-style="solid" style:text-underline-color="font-color"/>
    </style:style>
    <style:style style:name="T10_51" style:family="text"/>
    <style:style style:name="T10_52" style:family="text">
      <style:text-properties fo:background-color="#ffffff" fo:color="#1155cc" style:text-underline-style="solid" style:text-underline-color="font-color"/>
    </style:style>
    <style:style style:name="T10_53" style:family="text"/>
    <style:style style:name="T10_54" style:family="text">
      <style:text-properties fo:background-color="#ffffff" fo:color="#1155cc" style:text-underline-style="solid" style:text-underline-color="font-color"/>
    </style:style>
    <style:style style:name="T10_55" style:family="text"/>
    <style:style style:name="T10_56" style:family="text">
      <style:text-properties fo:background-color="#ffffff" fo:color="#1155cc" style:text-underline-style="solid" style:text-underline-color="font-color"/>
    </style:style>
    <style:style style:name="T10_57" style:family="text"/>
    <style:style style:name="T10_58" style:family="text">
      <style:text-properties fo:background-color="#ffffff" fo:color="#1155cc" style:text-underline-style="solid" style:text-underline-color="font-color"/>
    </style:style>
    <style:style style:name="T10_59" style:family="text"/>
    <style:style style:name="T10_60" style:family="text">
      <style:text-properties fo:background-color="#ffffff" fo:color="#1155cc" style:text-underline-style="solid" style:text-underline-color="font-color"/>
    </style:style>
    <style:style style:name="T10_61" style:family="text"/>
    <style:style style:name="T10_62" style:family="text">
      <style:text-properties fo:background-color="#ffffff" fo:color="#1155cc" style:text-underline-style="solid" style:text-underline-color="font-color"/>
    </style:style>
    <style:style style:name="T10_63" style:family="text"/>
    <style:style style:name="T10_64" style:family="text">
      <style:text-properties fo:background-color="#ffffff" fo:color="#1155cc" style:text-underline-style="solid" style:text-underline-color="font-color"/>
    </style:style>
    <style:style style:name="T10_65" style:family="text"/>
    <style:style style:name="T10_66" style:family="text">
      <style:text-properties fo:background-color="#ffffff" fo:color="#1155cc" style:text-underline-style="solid" style:text-underline-color="font-color"/>
    </style:style>
    <style:style style:name="T10_67" style:family="text"/>
    <style:style style:name="T10_68" style:family="text">
      <style:text-properties fo:background-color="#ffffff"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background-color="#ffffff" fo:color="#222222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12_2" style:family="text">
      <style:text-properties fo:background-color="#ffffff" fo:color="#222222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3" style:family="paragraph" style:parent-style-name="Standard">
      <style:paragraph-properties fo:break-before="auto" fo:line-height="115%" style:writing-mode="lr-tb"/>
      <style:text-properties fo:background-color="#ffffff" fo:color="#222222"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background-color="#ffffff" fo:color="#222222" fo:font-weight="bold" style:font-weight-asian="bold" style:font-weight-complex="bold"/>
    </style:style>
    <style:style style:name="T14_2" style:family="text">
      <style:text-properties fo:background-color="#ffffff" fo:color="#222222" fo:font-weight="bold" style:font-weight-asian="bold" style:font-weight-complex="bold"/>
    </style:style>
    <style:style style:name="T14_3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14_4" style:family="text">
      <style:text-properties fo:background-color="#ffffff" fo:color="#222222" fo:font-weight="bold" style:font-weight-asian="bold" style:font-weight-complex="bold"/>
    </style:style>
    <style:style style:name="T14_5" style:family="text">
      <style:text-properties fo:background-color="#ffffff" fo:color="#222222" fo:font-weight="bold" style:font-weight-asian="bold" style:font-weight-complex="bold"/>
    </style:style>
    <style:style style:name="T14_6" style:family="text">
      <style:text-properties fo:color="#222222" fo:font-weight="bold" style:font-weight-asian="bold" style:font-weight-complex="bold"/>
    </style:style>
    <style:style style:name="T14_7" style:family="text">
      <style:text-properties fo:color="#222222" fo:font-weight="bold" style:font-weight-asian="bold" style:font-weight-complex="bold"/>
    </style:style>
    <style:style style:name="T14_8" style:family="text">
      <style:text-properties fo:color="#222222" fo:font-weight="bold" style:font-weight-asian="bold" style:font-weight-complex="bold"/>
    </style:style>
    <style:style style:name="T14_9" style:family="text">
      <style:text-properties fo:color="#222222" fo:font-weight="bold" style:font-weight-asian="bold" style:font-weight-complex="bold"/>
    </style:style>
    <style:style style:name="T14_10" style:family="text">
      <style:text-properties fo:color="#222222" fo:font-weight="bold" style:font-weight-asian="bold" style:font-weight-complex="bold"/>
    </style:style>
    <style:style style:name="T14_11" style:family="text">
      <style:text-properties fo:color="#222222" fo:font-weight="bold" style:font-weight-asian="bold" style:font-weight-complex="bold"/>
    </style:style>
    <style:style style:name="T14_12" style:family="text">
      <style:text-properties fo:color="#222222" fo:font-weight="bold" style:font-weight-asian="bold" style:font-weight-complex="bold"/>
    </style:style>
    <style:style style:name="T14_13" style:family="text">
      <style:text-properties fo:color="#222222" fo:font-weight="bold" style:font-weight-asian="bold" style:font-weight-complex="bold"/>
    </style:style>
    <style:style style:name="T14_14" style:family="text">
      <style:text-properties fo:color="#222222" fo:font-weight="bold" style:font-weight-asian="bold" style:font-weight-complex="bold"/>
    </style:style>
    <style:style style:name="T14_15" style:family="text">
      <style:text-properties fo:color="#222222" fo:font-weight="bold" style:font-weight-asian="bold" style:font-weight-complex="bold"/>
    </style:style>
    <style:style style:name="T14_16" style:family="text">
      <style:text-properties fo:color="#222222" fo:font-weight="bold" style:font-weight-asian="bold" style:font-weight-complex="bold"/>
    </style:style>
    <style:style style:name="T14_17" style:family="text">
      <style:text-properties fo:color="#222222" fo:font-weight="bold" style:font-weight-asian="bold" style:font-weight-complex="bold"/>
    </style:style>
    <style:style style:name="T14_18" style:family="text">
      <style:text-properties fo:background-color="#ffffff" fo:color="#222222" fo:font-weight="bold" style:font-weight-asian="bold" style:font-weight-complex="bold"/>
    </style:style>
    <style:style style:name="T14_19" style:family="text">
      <style:text-properties fo:background-color="#ffffff" fo:color="#222222" fo:font-weight="bold" style:font-weight-asian="bold" style:font-weight-complex="bold"/>
    </style:style>
    <style:style style:name="T14_20" style:family="text">
      <style:text-properties fo:background-color="#ffffff" fo:color="#222222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 fo:font-style="italic" style:font-style-asian="italic" style:font-style-complex="italic" fo:color="#222222" fo:font-weight="bold" style:font-weight-asian="bold" style:font-weight-complex="bold"/>
    </style:style>
    <style:style style:name="T15_2" style:family="text">
      <style:text-properties fo:background-color="#ffffff" fo:font-style="italic" style:font-style-asian="italic" style:font-style-complex="italic" fo:color="#222222" fo:font-weight="bold" style:font-weight-asian="bold" style:font-weight-complex="bold"/>
    </style:style>
    <style:style style:name="T15_3" style:family="text">
      <style:text-properties fo:background-color="#ffffff" fo:font-style="italic" style:font-style-asian="italic" style:font-style-complex="italic" fo:color="#222222"/>
    </style:style>
    <style:style style:name="T15_4" style:family="text">
      <style:text-properties fo:background-color="#ffffff" fo:font-style="italic" style:font-style-asian="italic" style:font-style-complex="italic" fo:color="#222222"/>
    </style:style>
    <style:style style:name="T15_5" style:family="text">
      <style:text-properties fo:background-color="#ffffff" fo:font-style="italic" style:font-style-asian="italic" style:font-style-complex="italic" fo:color="#222222"/>
    </style:style>
    <style:style style:name="T15_6" style:family="text">
      <style:text-properties fo:background-color="#ffffff" fo:font-style="italic" style:font-style-asian="italic" style:font-style-complex="italic" fo:color="#222222"/>
    </style:style>
    <style:style style:name="T15_7" style:family="text">
      <style:text-properties fo:background-color="#ffffff" fo:font-style="italic" style:font-style-asian="italic" style:font-style-complex="italic" fo:color="#222222"/>
    </style:style>
    <style:style style:name="T15_8" style:family="text">
      <style:text-properties fo:background-color="#ffffff" fo:font-style="italic" style:font-style-asian="italic" style:font-style-complex="italic" fo:color="#222222"/>
    </style:style>
    <style:style style:name="T15_9" style:family="text">
      <style:text-properties fo:background-color="#ffffff" fo:font-style="italic" style:font-style-asian="italic" style:font-style-complex="italic" fo:color="#222222"/>
    </style:style>
    <style:style style:name="T15_10" style:family="text">
      <style:text-properties fo:background-color="#ffffff" fo:font-style="italic" style:font-style-asian="italic" style:font-style-complex="italic" fo:color="#222222"/>
    </style:style>
    <style:style style:name="T15_11" style:family="text">
      <style:text-properties fo:background-color="#ffffff" fo:font-style="italic" style:font-style-asian="italic" style:font-style-complex="italic" fo:color="#222222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background-color="#ffffff" fo:font-style="italic" style:font-style-asian="italic" style:font-style-complex="italic" fo:color="#222222" fo:font-weight="bold" style:font-weight-asian="bold" style:font-weight-complex="bold"/>
    </style:style>
    <style:style style:name="T16_2" style:family="text">
      <style:text-properties fo:background-color="#ffffff" fo:font-style="italic" style:font-style-asian="italic" style:font-style-complex="italic" fo:color="#222222" fo:font-weight="bold" style:font-weight-asian="bold" style:font-weight-complex="bold"/>
    </style:style>
    <style:style style:name="T16_3" style:family="text">
      <style:text-properties fo:background-color="#ffffff" fo:font-style="italic" style:font-style-asian="italic" style:font-style-complex="italic" fo:color="#222222"/>
    </style:style>
    <style:style style:name="T16_4" style:family="text">
      <style:text-properties fo:background-color="#ffffff" fo:font-style="italic" style:font-style-asian="italic" style:font-style-complex="italic" fo:color="#222222"/>
    </style:style>
    <style:style style:name="T16_5" style:family="text">
      <style:text-properties fo:background-color="#ffffff" fo:font-style="italic" style:font-style-asian="italic" style:font-style-complex="italic" fo:color="#222222"/>
    </style:style>
    <style:style style:name="T16_6" style:family="text">
      <style:text-properties fo:background-color="#ffffff" fo:font-style="italic" style:font-style-asian="italic" style:font-style-complex="italic" fo:color="#222222"/>
    </style:style>
    <style:style style:name="T16_7" style:family="text">
      <style:text-properties fo:background-color="#ffffff" fo:font-style="italic" style:font-style-asian="italic" style:font-style-complex="italic" fo:color="#222222"/>
    </style:style>
    <style:style style:name="T16_8" style:family="text">
      <style:text-properties fo:background-color="#ffffff" fo:font-style="italic" style:font-style-asian="italic" style:font-style-complex="italic" fo:color="#222222"/>
    </style:style>
    <style:style style:name="T16_9" style:family="text">
      <style:text-properties fo:background-color="#ffffff" fo:font-style="italic" style:font-style-asian="italic" style:font-style-complex="italic" fo:color="#222222"/>
    </style:style>
    <style:style style:name="T16_10" style:family="text">
      <style:text-properties fo:background-color="#ffffff" fo:font-style="italic" style:font-style-asian="italic" style:font-style-complex="italic" fo:color="#222222"/>
    </style:style>
    <style:style style:name="T16_11" style:family="text">
      <style:text-properties fo:background-color="#ffffff" fo:font-style="italic" style:font-style-asian="italic" style:font-style-complex="italic" fo:color="#222222"/>
    </style:style>
    <style:style style:name="T16_12" style:family="text">
      <style:text-properties fo:background-color="#ffffff" fo:font-style="italic" style:font-style-asian="italic" style:font-style-complex="italic" fo:color="#222222"/>
    </style:style>
    <style:style style:name="T16_13" style:family="text">
      <style:text-properties fo:background-color="#ffffff" fo:font-style="italic" style:font-style-asian="italic" style:font-style-complex="italic" fo:color="#222222" fo:font-weight="bold" style:font-weight-asian="bold" style:font-weight-complex="bold"/>
    </style:style>
    <style:style style:name="T16_14" style:family="text">
      <style:text-properties fo:background-color="#ffffff" fo:font-style="italic" style:font-style-asian="italic" style:font-style-complex="italic" fo:color="#222222"/>
    </style:style>
    <style:style style:name="T16_15" style:family="text">
      <style:text-properties fo:background-color="#ffffff" fo:font-style="italic" style:font-style-asian="italic" style:font-style-complex="italic" fo:color="#222222"/>
    </style:style>
    <style:style style:name="T16_16" style:family="text">
      <style:text-properties fo:background-color="#ffffff" fo:font-style="italic" style:font-style-asian="italic" style:font-style-complex="italic" fo:color="#222222"/>
    </style:style>
    <style:style style:name="T16_17" style:family="text">
      <style:text-properties fo:background-color="#ffffff" fo:font-style="italic" style:font-style-asian="italic" style:font-style-complex="italic" fo:color="#222222"/>
    </style:style>
    <style:style style:name="T16_18" style:family="text">
      <style:text-properties fo:background-color="#ffffff" fo:font-style="italic" style:font-style-asian="italic" style:font-style-complex="italic" fo:color="#222222"/>
    </style:style>
    <style:style style:name="T16_19" style:family="text">
      <style:text-properties fo:background-color="#ffffff" fo:font-style="italic" style:font-style-asian="italic" style:font-style-complex="italic" fo:color="#222222"/>
    </style:style>
    <style:style style:name="T16_20" style:family="text">
      <style:text-properties fo:background-color="#ffffff" fo:font-style="italic" style:font-style-asian="italic" style:font-style-complex="italic" fo:color="#222222"/>
    </style:style>
    <style:style style:name="T16_21" style:family="text">
      <style:text-properties fo:background-color="#ffffff" fo:font-style="italic" style:font-style-asian="italic" style:font-style-complex="italic" fo:color="#222222"/>
    </style:style>
    <style:style style:name="T16_22" style:family="text">
      <style:text-properties fo:background-color="#ffffff" fo:font-style="italic" style:font-style-asian="italic" style:font-style-complex="italic" fo:color="#222222"/>
    </style:style>
    <style:style style:name="T16_23" style:family="text">
      <style:text-properties fo:background-color="#ffffff" fo:font-style="italic" style:font-style-asian="italic" style:font-style-complex="italic" fo:color="#222222"/>
    </style:style>
    <style:style style:name="T16_24" style:family="text">
      <style:text-properties fo:background-color="#ffffff" fo:font-style="italic" style:font-style-asian="italic" style:font-style-complex="italic" fo:color="#222222"/>
    </style:style>
    <style:style style:name="T16_25" style:family="text">
      <style:text-properties fo:background-color="#ffffff" fo:font-style="italic" style:font-style-asian="italic" style:font-style-complex="italic" fo:color="#222222"/>
    </style:style>
    <style:style style:name="T16_26" style:family="text">
      <style:text-properties fo:background-color="#ffffff" fo:font-style="italic" style:font-style-asian="italic" style:font-style-complex="italic" fo:color="#222222"/>
    </style:style>
    <style:style style:name="T16_27" style:family="text">
      <style:text-properties fo:background-color="#ffffff" fo:font-style="italic" style:font-style-asian="italic" style:font-style-complex="italic" fo:color="#222222"/>
    </style:style>
    <style:style style:name="T16_28" style:family="text">
      <style:text-properties fo:background-color="#ffffff" fo:font-style="italic" style:font-style-asian="italic" style:font-style-complex="italic" fo:color="#222222"/>
    </style:style>
    <style:style style:name="T16_29" style:family="text">
      <style:text-properties fo:background-color="#ffffff" fo:font-style="italic" style:font-style-asian="italic" style:font-style-complex="italic" fo:color="#222222"/>
    </style:style>
    <style:style style:name="T16_30" style:family="text">
      <style:text-properties fo:background-color="#ffffff" fo:font-style="italic" style:font-style-asian="italic" style:font-style-complex="italic" fo:color="#222222"/>
    </style:style>
    <style:style style:name="T16_31" style:family="text">
      <style:text-properties fo:background-color="#ffffff" fo:font-style="italic" style:font-style-asian="italic" style:font-style-complex="italic" fo:color="#222222"/>
    </style:style>
    <style:style style:name="T16_32" style:family="text">
      <style:text-properties fo:background-color="#ffffff" fo:font-style="italic" style:font-style-asian="italic" style:font-style-complex="italic" fo:color="#222222"/>
    </style:style>
    <style:style style:name="T16_33" style:family="text">
      <style:text-properties fo:background-color="#ffffff" fo:font-style="italic" style:font-style-asian="italic" style:font-style-complex="italic" fo:color="#222222"/>
    </style:style>
    <style:style style:name="T16_34" style:family="text">
      <style:text-properties fo:background-color="#ffffff" fo:font-style="italic" style:font-style-asian="italic" style:font-style-complex="italic" fo:color="#222222"/>
    </style:style>
    <style:style style:name="T16_35" style:family="text">
      <style:text-properties fo:background-color="#ffffff" fo:font-style="italic" style:font-style-asian="italic" style:font-style-complex="italic" fo:color="#222222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 fo:font-style="italic" style:font-style-asian="italic" style:font-style-complex="italic" fo:color="#222222"/>
    </style:style>
    <style:style style:name="T17_2" style:family="text">
      <style:text-properties fo:background-color="#ffffff" fo:font-style="italic" style:font-style-asian="italic" style:font-style-complex="italic" fo:color="#222222"/>
    </style:style>
    <style:style style:name="T17_3" style:family="text">
      <style:text-properties fo:background-color="#ffffff" fo:font-style="italic" style:font-style-asian="italic" style:font-style-complex="italic" fo:color="#222222"/>
    </style:style>
    <style:style style:name="T17_4" style:family="text">
      <style:text-properties fo:background-color="#ffffff" fo:font-style="italic" style:font-style-asian="italic" style:font-style-complex="italic" fo:color="#222222"/>
    </style:style>
    <style:style style:name="T17_5" style:family="text">
      <style:text-properties fo:background-color="#ffffff" fo:font-style="italic" style:font-style-asian="italic" style:font-style-complex="italic" fo:color="#222222"/>
    </style:style>
    <style:style style:name="T17_6" style:family="text">
      <style:text-properties fo:background-color="#ffffff" fo:font-style="italic" style:font-style-asian="italic" style:font-style-complex="italic" fo:color="#222222"/>
    </style:style>
    <style:style style:name="T17_7" style:family="text">
      <style:text-properties fo:background-color="#ffffff" fo:font-style="italic" style:font-style-asian="italic" style:font-style-complex="italic" fo:color="#222222"/>
    </style:style>
    <style:style style:name="T17_8" style:family="text">
      <style:text-properties fo:background-color="#ffffff" fo:font-style="italic" style:font-style-asian="italic" style:font-style-complex="italic" fo:color="#222222"/>
    </style:style>
    <style:style style:name="T17_9" style:family="text">
      <style:text-properties fo:background-color="#ffffff" fo:font-style="italic" style:font-style-asian="italic" style:font-style-complex="italic" fo:color="#222222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19_2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19_3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19_4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19_5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background-color="#ffffff" fo:color="#222222" fo:font-weight="bold" style:font-weight-asian="bold" style:font-weight-complex="bold"/>
    </style:style>
    <style:style style:name="T21_2" style:family="text">
      <style:text-properties fo:background-color="#ffffff" fo:color="#222222" fo:font-weight="bold" style:font-weight-asian="bold" style:font-weight-complex="bold"/>
    </style:style>
    <style:style style:name="T21_3" style:family="text">
      <style:text-properties fo:background-color="#ffffff" fo:color="#222222" fo:font-weight="bold" style:font-weight-asian="bold" style:font-weight-complex="bold"/>
    </style:style>
    <style:style style:name="T21_4" style:family="text">
      <style:text-properties fo:background-color="#ffffff" fo:color="#222222" fo:font-weight="bold" style:font-weight-asian="bold" style:font-weight-complex="bold"/>
    </style:style>
    <style:style style:name="T21_5" style:family="text">
      <style:text-properties fo:background-color="#ffffff" fo:color="#222222" fo:font-weight="bold" style:font-weight-asian="bold" style:font-weight-complex="bold"/>
    </style:style>
    <style:style style:name="T21_6" style:family="text">
      <style:text-properties fo:background-color="#ffffff" fo:color="#222222"/>
    </style:style>
    <style:style style:name="P22" style:family="paragraph" style:parent-style-name="Standard">
      <style:paragraph-properties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background-color="#ffffff" fo:color="#222222" fo:font-weight="bold" style:font-weight-asian="bold" style:font-weight-complex="bold"/>
    </style:style>
    <style:style style:name="T23_2" style:family="text">
      <style:text-properties fo:background-color="#ffffff" fo:color="#222222" fo:font-weight="bold" style:font-weight-asian="bold" style:font-weight-complex="bold"/>
    </style:style>
    <style:style style:name="T23_3" style:family="text">
      <style:text-properties fo:background-color="#ffffff" fo:color="#222222" fo:font-weight="bold" style:font-weight-asian="bold" style:font-weight-complex="bold"/>
    </style:style>
    <style:style style:name="T23_4" style:family="text">
      <style:text-properties fo:background-color="#ffffff" fo:color="#222222" fo:font-weight="bold" style:font-weight-asian="bold" style:font-weight-complex="bold"/>
    </style:style>
    <style:style style:name="T23_5" style:family="text">
      <style:text-properties fo:background-color="#ffffff" fo:color="#222222" fo:font-weight="bold" style:font-weight-asian="bold" style:font-weight-complex="bold"/>
    </style:style>
    <style:style style:name="T23_6" style:family="text">
      <style:text-properties fo:background-color="#ffffff" fo:color="#222222"/>
    </style:style>
    <style:style style:name="T23_7" style:family="text">
      <style:text-properties fo:background-color="#ffffff" fo:color="#222222"/>
    </style:style>
    <style:style style:name="T23_8" style:family="text">
      <style:text-properties fo:background-color="#ffffff" fo:color="#222222"/>
    </style:style>
    <style:style style:name="T23_9" style:family="text">
      <style:text-properties fo:background-color="#ffffff" fo:color="#222222"/>
    </style:style>
    <style:style style:name="T23_10" style:family="text">
      <style:text-properties fo:background-color="#ffffff" fo:color="#222222"/>
    </style:style>
    <style:style style:name="T23_11" style:family="text">
      <style:text-properties fo:background-color="#ffffff" fo:color="#222222"/>
    </style:style>
    <style:style style:name="T23_12" style:family="text">
      <style:text-properties fo:background-color="#ffffff" fo:color="#222222"/>
    </style:style>
    <style:style style:name="T23_13" style:family="text">
      <style:text-properties fo:background-color="#ffffff" fo:color="#222222"/>
    </style:style>
    <style:style style:name="T23_14" style:family="text">
      <style:text-properties fo:background-color="#ffffff" fo:color="#222222"/>
    </style:style>
    <style:style style:name="T23_15" style:family="text">
      <style:text-properties fo:background-color="#ffffff" fo:color="#222222"/>
    </style:style>
    <style:style style:name="T23_16" style:family="text">
      <style:text-properties fo:background-color="#ffffff" fo:color="#222222"/>
    </style:style>
    <style:style style:name="T23_17" style:family="text">
      <style:text-properties fo:background-color="#ffffff" fo:color="#222222"/>
    </style:style>
    <style:style style:name="T23_18" style:family="text">
      <style:text-properties fo:background-color="#ffffff" fo:color="#222222"/>
    </style:style>
    <style:style style:name="T23_19" style:family="text">
      <style:text-properties fo:background-color="#ffffff" fo:color="#222222"/>
    </style:style>
    <style:style style:name="T23_20" style:family="text">
      <style:text-properties fo:background-color="#ffffff" fo:color="#222222"/>
    </style:style>
    <style:style style:name="T23_21" style:family="text">
      <style:text-properties fo:background-color="#ffffff" fo:color="#222222"/>
    </style:style>
    <style:style style:name="T23_22" style:family="text">
      <style:text-properties fo:background-color="#ffffff" fo:color="#222222"/>
    </style:style>
    <style:style style:name="T23_23" style:family="text">
      <style:text-properties fo:background-color="#ffffff" fo:color="#222222"/>
    </style:style>
    <style:style style:name="T23_24" style:family="text">
      <style:text-properties fo:background-color="#ffffff" fo:color="#222222"/>
    </style:style>
    <style:style style:name="T23_25" style:family="text">
      <style:text-properties fo:background-color="#ffffff" fo:color="#222222"/>
    </style:style>
    <style:style style:name="T23_26" style:family="text">
      <style:text-properties fo:background-color="#ffffff" fo:color="#222222"/>
    </style:style>
    <style:style style:name="T23_27" style:family="text">
      <style:text-properties fo:background-color="#ffffff" fo:color="#222222"/>
    </style:style>
    <style:style style:name="T23_28" style:family="text">
      <style:text-properties fo:background-color="#ffffff" fo:color="#222222"/>
    </style:style>
    <style:style style:name="T23_29" style:family="text">
      <style:text-properties fo:background-color="#ffffff" fo:color="#222222"/>
    </style:style>
    <style:style style:name="T23_30" style:family="text">
      <style:text-properties fo:background-color="#ffffff" fo:color="#222222"/>
    </style:style>
    <style:style style:name="T23_31" style:family="text">
      <style:text-properties fo:background-color="#ffffff" fo:color="#222222"/>
    </style:style>
    <style:style style:name="T23_32" style:family="text">
      <style:text-properties fo:background-color="#ffffff" fo:color="#222222"/>
    </style:style>
    <style:style style:name="T23_33" style:family="text">
      <style:text-properties fo:background-color="#ffffff" fo:color="#222222"/>
    </style:style>
    <style:style style:name="T23_34" style:family="text">
      <style:text-properties fo:background-color="#ffffff" fo:color="#222222"/>
    </style:style>
    <style:style style:name="T23_35" style:family="text">
      <style:text-properties fo:background-color="#ffffff" fo:color="#222222"/>
    </style:style>
    <style:style style:name="T23_36" style:family="text">
      <style:text-properties fo:background-color="#ffffff" fo:color="#222222"/>
    </style:style>
    <style:style style:name="T23_37" style:family="text">
      <style:text-properties fo:background-color="#ffffff" fo:color="#222222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background-color="#ffffff" fo:color="#222222"/>
    </style:style>
    <style:style style:name="T24_2" style:family="text">
      <style:text-properties fo:background-color="#ffffff" fo:color="#222222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background-color="#ffffff" fo:color="#222222"/>
    </style:style>
    <style:style style:name="T25_2" style:family="text">
      <style:text-properties fo:background-color="#ffffff" fo:color="#222222"/>
    </style:style>
    <style:style style:name="T25_3" style:family="text">
      <style:text-properties fo:background-color="#ffffff" fo:color="#222222"/>
    </style:style>
    <style:style style:name="T25_4" style:family="text">
      <style:text-properties fo:background-color="#ffffff" fo:color="#222222"/>
    </style:style>
    <style:style style:name="T25_5" style:family="text">
      <style:text-properties fo:background-color="#ffffff" fo:color="#222222"/>
    </style:style>
    <style:style style:name="T25_6" style:family="text">
      <style:text-properties fo:background-color="#ffffff" fo:color="#222222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background-color="#ffffff" fo:color="#222222"/>
    </style:style>
    <style:style style:name="T26_2" style:family="text">
      <style:text-properties fo:background-color="#ffffff" fo:color="#222222"/>
    </style:style>
    <style:style style:name="T26_3" style:family="text">
      <style:text-properties fo:background-color="#ffffff" fo:color="#222222"/>
    </style:style>
    <style:style style:name="T26_4" style:family="text">
      <style:text-properties fo:background-color="#ffffff" fo:color="#222222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background-color="#ffffff" fo:color="#222222"/>
    </style:style>
    <style:style style:name="T27_2" style:family="text">
      <style:text-properties fo:background-color="#ffffff" fo:color="#222222"/>
    </style:style>
    <style:style style:name="T27_3" style:family="text">
      <style:text-properties fo:background-color="#ffffff" fo:color="#222222"/>
    </style:style>
    <style:style style:name="T27_4" style:family="text">
      <style:text-properties fo:background-color="#ffffff" fo:color="#222222"/>
    </style:style>
    <style:style style:name="T27_5" style:family="text">
      <style:text-properties fo:background-color="#ffffff" fo:color="#222222"/>
    </style:style>
    <style:style style:name="T27_6" style:family="text">
      <style:text-properties fo:background-color="#ffffff" fo:color="#222222"/>
    </style:style>
    <style:style style:name="T27_7" style:family="text">
      <style:text-properties fo:background-color="#ffffff" fo:color="#222222"/>
    </style:style>
    <style:style style:name="T27_8" style:family="text">
      <style:text-properties fo:background-color="#ffffff" fo:color="#222222"/>
    </style:style>
    <style:style style:name="T27_9" style:family="text">
      <style:text-properties fo:background-color="#ffffff" fo:color="#222222"/>
    </style:style>
    <style:style style:name="T27_10" style:family="text">
      <style:text-properties fo:background-color="#ffffff" fo:color="#222222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background-color="#ffffff" fo:color="#222222"/>
    </style:style>
    <style:style style:name="T28_2" style:family="text">
      <style:text-properties fo:background-color="#ffffff" fo:color="#222222"/>
    </style:style>
    <style:style style:name="T28_3" style:family="text">
      <style:text-properties fo:background-color="#ffffff" fo:color="#222222"/>
    </style:style>
    <style:style style:name="T28_4" style:family="text">
      <style:text-properties fo:background-color="#ffffff" fo:color="#222222"/>
    </style:style>
    <style:style style:name="T28_5" style:family="text">
      <style:text-properties fo:background-color="#ffffff" fo:color="#222222"/>
    </style:style>
    <style:style style:name="T28_6" style:family="text">
      <style:text-properties fo:background-color="#ffffff" fo:color="#222222"/>
    </style:style>
    <style:style style:name="T28_7" style:family="text">
      <style:text-properties fo:background-color="#ffffff" fo:color="#222222"/>
    </style:style>
    <style:style style:name="T28_8" style:family="text">
      <style:text-properties fo:background-color="#ffffff" fo:color="#222222"/>
    </style:style>
    <style:style style:name="T28_9" style:family="text">
      <style:text-properties fo:background-color="#ffffff" fo:color="#222222"/>
    </style:style>
    <style:style style:name="T28_10" style:family="text">
      <style:text-properties fo:background-color="#ffffff" fo:color="#222222"/>
    </style:style>
    <style:style style:name="T28_11" style:family="text">
      <style:text-properties fo:background-color="#ffffff" fo:color="#222222"/>
    </style:style>
    <style:style style:name="T28_12" style:family="text">
      <style:text-properties fo:background-color="#ffffff" fo:color="#222222"/>
    </style:style>
    <style:style style:name="T28_13" style:family="text">
      <style:text-properties fo:background-color="#ffffff" fo:color="#222222"/>
    </style:style>
    <style:style style:name="T28_14" style:family="text">
      <style:text-properties fo:background-color="#ffffff" fo:color="#222222"/>
    </style:style>
    <style:style style:name="T28_15" style:family="text">
      <style:text-properties fo:background-color="#ffffff" fo:color="#222222"/>
    </style:style>
    <style:style style:name="T28_16" style:family="text">
      <style:text-properties fo:background-color="#ffffff" fo:color="#222222"/>
    </style:style>
    <style:style style:name="T28_17" style:family="text">
      <style:text-properties fo:background-color="#ffffff" fo:color="#222222"/>
    </style:style>
    <style:style style:name="T28_18" style:family="text">
      <style:text-properties fo:background-color="#ffffff" fo:color="#222222"/>
    </style:style>
    <style:style style:name="P29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30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color="#222222" fo:font-weight="bold" style:font-weight-asian="bold" style:font-weight-complex="bold"/>
    </style:style>
    <style:style style:name="T31_2" style:family="text">
      <style:text-properties fo:color="#222222" fo:font-weight="bold" style:font-weight-asian="bold" style:font-weight-complex="bold"/>
    </style:style>
    <style:style style:name="T31_3" style:family="text">
      <style:text-properties fo:color="#222222" fo:font-weight="bold" style:font-weight-asian="bold" style:font-weight-complex="bold"/>
    </style:style>
    <style:style style:name="T31_4" style:family="text">
      <style:text-properties fo:color="#222222" fo:font-weight="bold" style:font-weight-asian="bold" style:font-weight-complex="bold"/>
    </style:style>
    <style:style style:name="T31_5" style:family="text">
      <style:text-properties fo:color="#222222" fo:font-weight="bold" style:font-weight-asian="bold" style:font-weight-complex="bold"/>
    </style:style>
    <style:style style:name="T31_6" style:family="text">
      <style:text-properties fo:color="#222222"/>
    </style:style>
    <style:style style:name="T31_7" style:family="text">
      <style:text-properties fo:color="#222222"/>
    </style:style>
    <style:style style:name="T31_8" style:family="text">
      <style:text-properties fo:color="#222222"/>
    </style:style>
    <style:style style:name="T31_9" style:family="text">
      <style:text-properties fo:color="#222222"/>
    </style:style>
    <style:style style:name="T31_10" style:family="text">
      <style:text-properties fo:color="#222222"/>
    </style:style>
    <style:style style:name="T31_11" style:family="text">
      <style:text-properties fo:color="#222222"/>
    </style:style>
    <style:style style:name="T31_12" style:family="text">
      <style:text-properties fo:color="#222222"/>
    </style:style>
    <style:style style:name="T31_13" style:family="text">
      <style:text-properties fo:color="#222222"/>
    </style:style>
    <style:style style:name="T31_14" style:family="text">
      <style:text-properties fo:color="#222222"/>
    </style:style>
    <style:style style:name="T31_15" style:family="text">
      <style:text-properties fo:color="#222222"/>
    </style:style>
    <style:style style:name="T31_16" style:family="text">
      <style:text-properties fo:color="#222222"/>
    </style:style>
    <style:style style:name="T31_17" style:family="text">
      <style:text-properties fo:color="#222222"/>
    </style:style>
    <style:style style:name="T31_18" style:family="text">
      <style:text-properties fo:color="#222222"/>
    </style:style>
    <style:style style:name="T31_19" style:family="text">
      <style:text-properties fo:color="#222222"/>
    </style:style>
    <style:style style:name="T31_20" style:family="text">
      <style:text-properties fo:color="#222222"/>
    </style:style>
    <style:style style:name="T31_21" style:family="text">
      <style:text-properties fo:color="#222222"/>
    </style:style>
    <style:style style:name="T31_22" style:family="text">
      <style:text-properties fo:color="#222222"/>
    </style:style>
    <style:style style:name="T31_23" style:family="text">
      <style:text-properties fo:color="#222222"/>
    </style:style>
    <style:style style:name="T31_24" style:family="text">
      <style:text-properties fo:color="#222222"/>
    </style:style>
    <style:style style:name="T31_25" style:family="text">
      <style:text-properties fo:color="#222222"/>
    </style:style>
    <style:style style:name="T31_26" style:family="text">
      <style:text-properties fo:color="#222222"/>
    </style:style>
    <style:style style:name="T31_27" style:family="text">
      <style:text-properties fo:color="#222222"/>
    </style:style>
    <style:style style:name="T31_28" style:family="text">
      <style:text-properties fo:color="#222222"/>
    </style:style>
    <style:style style:name="T31_29" style:family="text">
      <style:text-properties fo:color="#222222"/>
    </style:style>
    <style:style style:name="T31_30" style:family="text">
      <style:text-properties fo:color="#222222"/>
    </style:style>
    <style:style style:name="T31_31" style:family="text">
      <style:text-properties fo:color="#222222"/>
    </style:style>
    <style:style style:name="T31_32" style:family="text">
      <style:text-properties fo:color="#222222"/>
    </style:style>
    <style:style style:name="T31_33" style:family="text">
      <style:text-properties fo:color="#222222"/>
    </style:style>
    <style:style style:name="T31_34" style:family="text">
      <style:text-properties fo:color="#222222"/>
    </style:style>
    <style:style style:name="T31_35" style:family="text">
      <style:text-properties fo:color="#222222"/>
    </style:style>
    <style:style style:name="T31_36" style:family="text">
      <style:text-properties fo:color="#222222"/>
    </style:style>
    <style:style style:name="T31_37" style:family="text">
      <style:text-properties fo:color="#222222"/>
    </style:style>
    <style:style style:name="T31_38" style:family="text">
      <style:text-properties fo:color="#222222"/>
    </style:style>
    <style:style style:name="T31_39" style:family="text">
      <style:text-properties fo:color="#222222"/>
    </style:style>
    <style:style style:name="T31_40" style:family="text">
      <style:text-properties fo:color="#222222"/>
    </style:style>
    <style:style style:name="T31_41" style:family="text">
      <style:text-properties fo:color="#222222"/>
    </style:style>
    <style:style style:name="T31_42" style:family="text">
      <style:text-properties fo:color="#222222"/>
    </style:style>
    <style:style style:name="T31_43" style:family="text">
      <style:text-properties fo:color="#222222"/>
    </style:style>
    <style:style style:name="T31_44" style:family="text">
      <style:text-properties fo:color="#222222"/>
    </style:style>
    <style:style style:name="T31_45" style:family="text">
      <style:text-properties fo:color="#222222"/>
    </style:style>
    <style:style style:name="T31_46" style:family="text">
      <style:text-properties fo:color="#222222"/>
    </style:style>
    <style:style style:name="T31_47" style:family="text">
      <style:text-properties fo:color="#222222"/>
    </style:style>
    <style:style style:name="T31_48" style:family="text">
      <style:text-properties fo:color="#222222"/>
    </style:style>
    <style:style style:name="T31_49" style:family="text">
      <style:text-properties fo:color="#222222"/>
    </style:style>
    <style:style style:name="T31_50" style:family="text">
      <style:text-properties fo:color="#222222"/>
    </style:style>
    <style:style style:name="T31_51" style:family="text">
      <style:text-properties fo:color="#222222"/>
    </style:style>
    <style:style style:name="T31_52" style:family="text">
      <style:text-properties fo:color="#222222"/>
    </style:style>
    <style:style style:name="T31_53" style:family="text">
      <style:text-properties fo:color="#222222"/>
    </style:style>
    <style:style style:name="T31_54" style:family="text">
      <style:text-properties fo:color="#222222"/>
    </style:style>
    <style:style style:name="T31_55" style:family="text">
      <style:text-properties fo:color="#222222"/>
    </style:style>
    <style:style style:name="T31_56" style:family="text">
      <style:text-properties fo:color="#222222"/>
    </style:style>
    <style:style style:name="T31_57" style:family="text">
      <style:text-properties fo:color="#222222"/>
    </style:style>
    <style:style style:name="T31_58" style:family="text">
      <style:text-properties fo:color="#222222"/>
    </style:style>
    <style:style style:name="T31_59" style:family="text">
      <style:text-properties fo:color="#222222"/>
    </style:style>
    <style:style style:name="T31_60" style:family="text">
      <style:text-properties fo:color="#222222"/>
    </style:style>
    <style:style style:name="T31_61" style:family="text">
      <style:text-properties fo:color="#222222"/>
    </style:style>
    <style:style style:name="T31_62" style:family="text">
      <style:text-properties fo:color="#222222"/>
    </style:style>
    <style:style style:name="T31_63" style:family="text">
      <style:text-properties fo:color="#222222"/>
    </style:style>
    <style:style style:name="T31_64" style:family="text">
      <style:text-properties fo:color="#222222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color="#222222"/>
    </style:style>
    <style:style style:name="T32_2" style:family="text">
      <style:text-properties fo:background-color="#ffffff" fo:color="#222222"/>
    </style:style>
    <style:style style:name="T32_3" style:family="text">
      <style:text-properties fo:background-color="#ffffff" fo:color="#222222"/>
    </style:style>
    <style:style style:name="T32_4" style:family="text">
      <style:text-properties fo:background-color="#ffffff" fo:color="#222222"/>
    </style:style>
    <style:style style:name="T32_5" style:family="text">
      <style:text-properties fo:background-color="#ffffff" fo:color="#222222"/>
    </style:style>
    <style:style style:name="T32_6" style:family="text">
      <style:text-properties fo:background-color="#ffffff" fo:color="#222222"/>
    </style:style>
    <style:style style:name="P33" style:family="paragraph" style:parent-style-name="Standard">
      <style:paragraph-properties fo:break-before="auto" fo:text-indent="0cm" fo:line-height="115%" fo:margin-left="0cm" style:writing-mode="lr-tb"/>
    </style:style>
    <style:style style:name="T33_1" style:family="text">
      <style:text-properties fo:background-color="#ffffff" fo:color="#222222"/>
    </style:style>
    <style:style style:name="T33_2" style:family="text">
      <style:text-properties fo:background-color="#ffffff" fo:color="#222222"/>
    </style:style>
    <style:style style:name="T33_3" style:family="text">
      <style:text-properties fo:background-color="#ffffff" fo:color="#222222"/>
    </style:style>
    <style:style style:name="T33_4" style:family="text">
      <style:text-properties fo:background-color="#ffffff" fo:color="#222222"/>
    </style:style>
    <style:style style:name="T33_5" style:family="text">
      <style:text-properties fo:background-color="#ffffff" fo:color="#222222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 fo:color="#222222"/>
    </style:style>
    <style:style style:name="T34_2" style:family="text">
      <style:text-properties fo:background-color="#ffffff" fo:color="#222222"/>
    </style:style>
    <style:style style:name="T34_3" style:family="text">
      <style:text-properties fo:background-color="#ffffff" fo:color="#222222"/>
    </style:style>
    <style:style style:name="T34_4" style:family="text">
      <style:text-properties fo:background-color="#ffffff" fo:color="#222222"/>
    </style:style>
    <style:style style:name="T34_5" style:family="text">
      <style:text-properties fo:background-color="#ffffff" fo:color="#222222"/>
    </style:style>
    <style:style style:name="T34_6" style:family="text">
      <style:text-properties fo:background-color="#ffffff" fo:color="#222222"/>
    </style:style>
    <style:style style:name="T34_7" style:family="text">
      <style:text-properties fo:background-color="#ffffff" fo:color="#222222"/>
    </style:style>
    <style:style style:name="T34_8" style:family="text">
      <style:text-properties fo:background-color="#ffffff" fo:color="#222222"/>
    </style:style>
    <style:style style:name="T34_9" style:family="text">
      <style:text-properties fo:background-color="#ffffff" fo:color="#222222"/>
    </style:style>
    <style:style style:name="T34_10" style:family="text">
      <style:text-properties fo:background-color="#ffffff" fo:color="#222222"/>
    </style:style>
    <style:style style:name="T34_11" style:family="text">
      <style:text-properties fo:background-color="#ffffff" fo:color="#222222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background-color="#ffffff" fo:color="#222222"/>
    </style:style>
    <style:style style:name="T35_2" style:family="text">
      <style:text-properties fo:background-color="#ffffff" fo:color="#222222"/>
    </style:style>
    <style:style style:name="T35_3" style:family="text">
      <style:text-properties fo:background-color="#ffffff" fo:color="#222222"/>
    </style:style>
    <style:style style:name="T35_4" style:family="text">
      <style:text-properties fo:background-color="#ffffff" fo:color="#222222"/>
    </style:style>
    <style:style style:name="T35_5" style:family="text">
      <style:text-properties fo:background-color="#ffffff" fo:color="#222222"/>
    </style:style>
    <style:style style:name="P36" style:family="paragraph" style:parent-style-name="Standard">
      <style:paragraph-properties fo:break-before="auto" fo:text-indent="1.27cm" fo:line-height="115%" style:writing-mode="lr-tb"/>
    </style:style>
    <style:style style:name="T36_1" style:family="text">
      <style:text-properties fo:background-color="#ffffff" fo:color="#222222"/>
    </style:style>
    <style:style style:name="T36_2" style:family="text">
      <style:text-properties fo:background-color="#ffffff" fo:color="#222222"/>
    </style:style>
    <style:style style:name="T36_3" style:family="text">
      <style:text-properties fo:background-color="#ffffff" fo:color="#222222"/>
    </style:style>
    <style:style style:name="T36_4" style:family="text">
      <style:text-properties fo:background-color="#ffffff" fo:color="#222222"/>
    </style:style>
    <style:style style:name="T36_5" style:family="text">
      <style:text-properties fo:background-color="#ffffff" fo:color="#222222"/>
    </style:style>
    <style:style style:name="T36_6" style:family="text">
      <style:text-properties fo:background-color="#ffffff" fo:color="#222222"/>
    </style:style>
    <style:style style:name="T36_7" style:family="text">
      <style:text-properties fo:background-color="#ffffff" fo:color="#222222"/>
    </style:style>
    <style:style style:name="T36_8" style:family="text">
      <style:text-properties fo:background-color="#ffffff" fo:color="#222222"/>
    </style:style>
    <style:style style:name="T36_9" style:family="text">
      <style:text-properties fo:background-color="#ffffff" fo:color="#222222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background-color="#ffffff" fo:color="#222222"/>
    </style:style>
    <style:style style:name="T37_2" style:family="text">
      <style:text-properties fo:background-color="#ffffff" fo:color="#222222"/>
    </style:style>
    <style:style style:name="T37_3" style:family="text">
      <style:text-properties fo:background-color="#ffffff" fo:color="#222222"/>
    </style:style>
    <style:style style:name="T37_4" style:family="text">
      <style:text-properties fo:background-color="#ffffff" fo:color="#222222"/>
    </style:style>
    <style:style style:name="T37_5" style:family="text">
      <style:text-properties fo:background-color="#ffffff" fo:color="#222222"/>
    </style:style>
    <style:style style:name="T37_6" style:family="text">
      <style:text-properties fo:background-color="#ffffff" fo:color="#222222"/>
    </style:style>
    <style:style style:name="T37_7" style:family="text">
      <style:text-properties fo:background-color="#ffffff" fo:color="#222222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background-color="#ffffff" fo:color="#222222"/>
    </style:style>
    <style:style style:name="T38_2" style:family="text">
      <style:text-properties fo:background-color="#ffffff" fo:color="#222222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background-color="#ffffff" fo:color="#222222"/>
    </style:style>
    <style:style style:name="T39_2" style:family="text">
      <style:text-properties fo:background-color="#ffffff" fo:color="#222222"/>
    </style:style>
    <style:style style:name="T39_3" style:family="text">
      <style:text-properties fo:background-color="#ffffff" fo:color="#222222"/>
    </style:style>
    <style:style style:name="T39_4" style:family="text">
      <style:text-properties fo:background-color="#ffffff" fo:color="#222222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background-color="#ffffff" fo:color="#222222"/>
    </style:style>
    <style:style style:name="T40_2" style:family="text">
      <style:text-properties fo:background-color="#ffffff" fo:color="#222222"/>
    </style:style>
    <style:style style:name="P41" style:family="paragraph" style:parent-style-name="Standard">
      <style:paragraph-properties fo:break-before="auto" fo:text-indent="1.27cm" fo:line-height="115%" style:writing-mode="lr-tb"/>
    </style:style>
    <style:style style:name="T41_1" style:family="text">
      <style:text-properties fo:background-color="#ffffff" fo:color="#222222"/>
    </style:style>
    <style:style style:name="T41_2" style:family="text">
      <style:text-properties fo:background-color="#ffffff" fo:color="#222222"/>
    </style:style>
    <style:style style:name="T41_3" style:family="text">
      <style:text-properties fo:background-color="#ffffff" fo:color="#222222"/>
    </style:style>
    <style:style style:name="T41_4" style:family="text">
      <style:text-properties fo:background-color="#ffffff" fo:color="#222222"/>
    </style:style>
    <style:style style:name="T41_5" style:family="text">
      <style:text-properties fo:background-color="#ffffff" fo:color="#222222"/>
    </style:style>
    <style:style style:name="T41_6" style:family="text">
      <style:text-properties fo:background-color="#ffffff" fo:color="#222222"/>
    </style:style>
    <style:style style:name="T41_7" style:family="text">
      <style:text-properties fo:background-color="#ffffff" fo:color="#222222"/>
    </style:style>
    <style:style style:name="T41_8" style:family="text">
      <style:text-properties fo:background-color="#ffffff" fo:color="#222222"/>
    </style:style>
    <style:style style:name="T41_9" style:family="text">
      <style:text-properties fo:background-color="#ffffff" fo:color="#222222"/>
    </style:style>
    <style:style style:name="T41_10" style:family="text">
      <style:text-properties fo:background-color="#ffffff" fo:color="#222222"/>
    </style:style>
    <style:style style:name="T41_11" style:family="text">
      <style:text-properties fo:background-color="#ffffff" fo:color="#222222"/>
    </style:style>
    <style:style style:name="T41_12" style:family="text">
      <style:text-properties fo:background-color="#ffffff" fo:color="#222222"/>
    </style:style>
    <style:style style:name="T41_13" style:family="text">
      <style:text-properties fo:background-color="#ffffff" fo:color="#222222"/>
    </style:style>
    <style:style style:name="T41_14" style:family="text">
      <style:text-properties fo:background-color="#ffffff" fo:color="#222222"/>
    </style:style>
    <style:style style:name="T41_15" style:family="text">
      <style:text-properties fo:background-color="#ffffff" fo:color="#222222"/>
    </style:style>
    <style:style style:name="T41_16" style:family="text">
      <style:text-properties fo:background-color="#ffffff" fo:color="#222222"/>
    </style:style>
    <style:style style:name="T41_17" style:family="text">
      <style:text-properties fo:background-color="#ffffff" fo:color="#222222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background-color="#ffffff" fo:color="#222222"/>
    </style:style>
    <style:style style:name="T42_2" style:family="text">
      <style:text-properties fo:background-color="#ffffff" fo:color="#222222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background-color="#ffffff" fo:color="#222222"/>
    </style:style>
    <style:style style:name="T43_2" style:family="text">
      <style:text-properties fo:background-color="#ffffff" fo:color="#222222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background-color="#ffffff" fo:color="#222222"/>
    </style:style>
    <style:style style:name="T44_2" style:family="text">
      <style:text-properties fo:background-color="#ffffff" fo:color="#222222"/>
    </style:style>
    <style:style style:name="T44_3" style:family="text">
      <style:text-properties fo:background-color="#ffffff" fo:color="#222222"/>
    </style:style>
    <style:style style:name="P45" style:family="paragraph" style:parent-style-name="Standard">
      <style:paragraph-properties fo:break-before="auto" fo:text-indent="1.27cm" fo:line-height="115%" style:writing-mode="lr-tb"/>
      <style:text-properties fo:background-color="#ffffff" fo:color="#222222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background-color="#ffffff" fo:color="#222222" fo:font-weight="bold" style:font-weight-asian="bold" style:font-weight-complex="bold"/>
    </style:style>
    <style:style style:name="T46_2" style:family="text">
      <style:text-properties fo:background-color="#ffffff" fo:color="#222222" fo:font-weight="bold" style:font-weight-asian="bold" style:font-weight-complex="bold"/>
    </style:style>
    <style:style style:name="T46_3" style:family="text">
      <style:text-properties fo:background-color="#ffffff" fo:color="#222222" fo:font-weight="bold" style:font-weight-asian="bold" style:font-weight-complex="bold"/>
    </style:style>
    <style:style style:name="T46_4" style:family="text">
      <style:text-properties fo:background-color="#ffffff" fo:color="#222222" fo:font-weight="bold" style:font-weight-asian="bold" style:font-weight-complex="bold"/>
    </style:style>
    <style:style style:name="T46_5" style:family="text">
      <style:text-properties fo:background-color="#ffffff" fo:color="#222222" fo:font-weight="bold" style:font-weight-asian="bold" style:font-weight-complex="bold"/>
    </style:style>
    <style:style style:name="T46_6" style:family="text">
      <style:text-properties fo:color="#222222" style:font-name="Times New Roman" fo:font-size="7pt" style:font-name-asian="Times New Roman" style:font-size-asian="7pt" style:font-name-complex="Times New Roman" style:font-size-complex="7pt"/>
    </style:style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color="#222222"/>
    </style:style>
    <style:style style:name="T47_2" style:family="text">
      <style:text-properties fo:color="#222222"/>
    </style:style>
    <style:style style:name="T47_3" style:family="text">
      <style:text-properties fo:color="#222222"/>
    </style:style>
    <style:style style:name="T47_4" style:family="text">
      <style:text-properties fo:color="#222222"/>
    </style:style>
    <style:style style:name="T47_5" style:family="text">
      <style:text-properties fo:color="#222222"/>
    </style:style>
    <style:style style:name="T47_6" style:family="text">
      <style:text-properties fo:color="#222222"/>
    </style:style>
    <style:style style:name="T47_7" style:family="text">
      <style:text-properties fo:color="#222222"/>
    </style:style>
    <style:style style:name="T47_8" style:family="text">
      <style:text-properties fo:color="#222222"/>
    </style:style>
    <style:style style:name="T47_9" style:family="text">
      <style:text-properties fo:color="#222222"/>
    </style:style>
    <style:style style:name="T47_10" style:family="text">
      <style:text-properties fo:color="#222222"/>
    </style:style>
    <style:style style:name="T47_11" style:family="text">
      <style:text-properties fo:color="#222222"/>
    </style:style>
    <style:style style:name="T47_12" style:family="text">
      <style:text-properties fo:color="#222222"/>
    </style:style>
    <style:style style:name="T47_13" style:family="text">
      <style:text-properties fo:color="#222222"/>
    </style:style>
    <style:style style:name="T47_14" style:family="text">
      <style:text-properties fo:color="#222222"/>
    </style:style>
    <style:style style:name="T47_15" style:family="text">
      <style:text-properties fo:color="#222222"/>
    </style:style>
    <style:style style:name="T47_16" style:family="text">
      <style:text-properties fo:color="#222222"/>
    </style:style>
    <style:style style:name="T47_17" style:family="text">
      <style:text-properties fo:color="#222222"/>
    </style:style>
    <style:style style:name="T47_18" style:family="text">
      <style:text-properties fo:color="#222222"/>
    </style:style>
    <style:style style:name="T47_19" style:family="text">
      <style:text-properties fo:color="#222222"/>
    </style:style>
    <style:style style:name="T47_20" style:family="text">
      <style:text-properties fo:color="#222222"/>
    </style:style>
    <style:style style:name="T47_21" style:family="text">
      <style:text-properties fo:color="#222222"/>
    </style:style>
    <style:style style:name="T47_22" style:family="text">
      <style:text-properties fo:color="#222222"/>
    </style:style>
    <style:style style:name="T47_23" style:family="text">
      <style:text-properties fo:color="#222222"/>
    </style:style>
    <style:style style:name="T47_24" style:family="text">
      <style:text-properties fo:color="#222222"/>
    </style:style>
    <style:style style:name="T47_25" style:family="text">
      <style:text-properties fo:color="#222222"/>
    </style:style>
    <style:style style:name="T47_26" style:family="text">
      <style:text-properties fo:color="#222222"/>
    </style:style>
    <style:style style:name="T47_27" style:family="text">
      <style:text-properties fo:color="#222222"/>
    </style:style>
    <style:style style:name="T47_28" style:family="text">
      <style:text-properties fo:color="#222222"/>
    </style:style>
    <style:style style:name="T47_29" style:family="text">
      <style:text-properties fo:color="#222222"/>
    </style:style>
    <style:style style:name="T47_30" style:family="text">
      <style:text-properties fo:color="#222222"/>
    </style:style>
    <style:style style:name="T47_31" style:family="text">
      <style:text-properties fo:color="#222222"/>
    </style:style>
    <style:style style:name="T47_32" style:family="text">
      <style:text-properties fo:color="#222222"/>
    </style:style>
    <style:style style:name="T47_33" style:family="text">
      <style:text-properties fo:color="#222222"/>
    </style:style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color="#222222"/>
    </style:style>
    <style:style style:name="T48_2" style:family="text">
      <style:text-properties fo:color="#222222"/>
    </style:style>
    <style:style style:name="T48_3" style:family="text">
      <style:text-properties fo:color="#222222"/>
    </style:style>
    <style:style style:name="T48_4" style:family="text">
      <style:text-properties fo:color="#222222"/>
    </style:style>
    <style:style style:name="T48_5" style:family="text">
      <style:text-properties fo:color="#222222"/>
    </style:style>
    <style:style style:name="T48_6" style:family="text">
      <style:text-properties fo:color="#222222"/>
    </style:style>
    <style:style style:name="T48_7" style:family="text">
      <style:text-properties fo:color="#222222"/>
    </style:style>
    <style:style style:name="T48_8" style:family="text">
      <style:text-properties fo:color="#222222"/>
    </style:style>
    <style:style style:name="T48_9" style:family="text">
      <style:text-properties fo:color="#222222"/>
    </style:style>
    <style:style style:name="T48_10" style:family="text">
      <style:text-properties fo:color="#222222"/>
    </style:style>
    <style:style style:name="T48_11" style:family="text">
      <style:text-properties fo:color="#222222"/>
    </style:style>
    <style:style style:name="T48_12" style:family="text">
      <style:text-properties fo:color="#222222"/>
    </style:style>
    <style:style style:name="T48_13" style:family="text">
      <style:text-properties fo:color="#222222"/>
    </style:style>
    <style:style style:name="T48_14" style:family="text">
      <style:text-properties fo:color="#222222"/>
    </style:style>
    <style:style style:name="T48_15" style:family="text">
      <style:text-properties fo:color="#222222"/>
    </style:style>
    <style:style style:name="T48_16" style:family="text">
      <style:text-properties fo:color="#222222"/>
    </style:style>
    <style:style style:name="T48_17" style:family="text">
      <style:text-properties fo:color="#222222"/>
    </style:style>
    <style:style style:name="T48_18" style:family="text">
      <style:text-properties fo:color="#222222"/>
    </style:style>
    <style:style style:name="T48_19" style:family="text">
      <style:text-properties fo:color="#222222"/>
    </style:style>
    <style:style style:name="T48_20" style:family="text">
      <style:text-properties fo:color="#222222"/>
    </style:style>
    <style:style style:name="T48_21" style:family="text">
      <style:text-properties fo:color="#222222"/>
    </style:style>
    <style:style style:name="T48_22" style:family="text">
      <style:text-properties fo:color="#222222"/>
    </style:style>
    <style:style style:name="T48_23" style:family="text">
      <style:text-properties fo:color="#222222"/>
    </style:style>
    <style:style style:name="T48_24" style:family="text">
      <style:text-properties fo:color="#222222"/>
    </style:style>
    <style:style style:name="T48_25" style:family="text">
      <style:text-properties fo:color="#222222"/>
    </style:style>
    <style:style style:name="T48_26" style:family="text">
      <style:text-properties fo:color="#222222"/>
    </style:style>
    <style:style style:name="T48_27" style:family="text">
      <style:text-properties fo:color="#222222"/>
    </style:style>
    <style:style style:name="T48_28" style:family="text">
      <style:text-properties fo:color="#222222"/>
    </style:style>
    <style:style style:name="T48_29" style:family="text">
      <style:text-properties fo:color="#222222"/>
    </style:style>
    <style:style style:name="T48_30" style:family="text">
      <style:text-properties fo:color="#222222"/>
    </style:style>
    <style:style style:name="T48_31" style:family="text">
      <style:text-properties fo:color="#222222"/>
    </style:style>
    <style:style style:name="T48_32" style:family="text">
      <style:text-properties fo:color="#222222"/>
    </style:style>
    <style:style style:name="T48_33" style:family="text">
      <style:text-properties fo:color="#222222"/>
    </style:style>
    <style:style style:name="T48_34" style:family="text">
      <style:text-properties fo:color="#222222"/>
    </style:style>
    <style:style style:name="T48_35" style:family="text">
      <style:text-properties fo:color="#222222"/>
    </style:style>
    <style:style style:name="T48_36" style:family="text">
      <style:text-properties fo:color="#222222"/>
    </style:style>
    <style:style style:name="T48_37" style:family="text">
      <style:text-properties fo:color="#222222"/>
    </style:style>
    <style:style style:name="T48_38" style:family="text">
      <style:text-properties fo:color="#222222"/>
    </style:style>
    <style:style style:name="T48_39" style:family="text">
      <style:text-properties fo:color="#222222"/>
    </style:style>
    <style:style style:name="T48_40" style:family="text">
      <style:text-properties fo:color="#222222"/>
    </style:style>
    <style:style style:name="T48_41" style:family="text">
      <style:text-properties fo:color="#222222"/>
    </style:style>
    <style:style style:name="T48_42" style:family="text">
      <style:text-properties fo:color="#222222"/>
    </style:style>
    <style:style style:name="T48_43" style:family="text">
      <style:text-properties fo:color="#222222"/>
    </style:style>
    <style:style style:name="T48_44" style:family="text">
      <style:text-properties fo:color="#222222"/>
    </style:style>
    <style:style style:name="T48_45" style:family="text">
      <style:text-properties fo:color="#222222"/>
    </style:style>
    <style:style style:name="T48_46" style:family="text">
      <style:text-properties fo:color="#222222"/>
    </style:style>
    <style:style style:name="T48_47" style:family="text">
      <style:text-properties fo:color="#222222"/>
    </style:style>
    <style:style style:name="T48_48" style:family="text">
      <style:text-properties fo:color="#222222"/>
    </style:style>
    <style:style style:name="T48_49" style:family="text">
      <style:text-properties fo:color="#222222"/>
    </style:style>
    <style:style style:name="T48_50" style:family="text">
      <style:text-properties fo:color="#222222"/>
    </style:style>
    <style:style style:name="T48_51" style:family="text">
      <style:text-properties fo:color="#222222"/>
    </style:style>
    <style:style style:name="T48_52" style:family="text">
      <style:text-properties fo:color="#222222"/>
    </style:style>
    <style:style style:name="T48_53" style:family="text">
      <style:text-properties fo:color="#222222"/>
    </style:style>
    <style:style style:name="T48_54" style:family="text">
      <style:text-properties fo:color="#222222"/>
    </style:style>
    <style:style style:name="T48_55" style:family="text">
      <style:text-properties fo:color="#222222"/>
    </style:style>
    <style:style style:name="T48_56" style:family="text">
      <style:text-properties fo:color="#222222"/>
    </style:style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color="#222222"/>
    </style:style>
    <style:style style:name="T49_2" style:family="text">
      <style:text-properties fo:color="#222222"/>
    </style:style>
    <style:style style:name="T49_3" style:family="text">
      <style:text-properties fo:color="#222222"/>
    </style:style>
    <style:style style:name="T49_4" style:family="text">
      <style:text-properties fo:color="#222222"/>
    </style:style>
    <style:style style:name="T49_5" style:family="text">
      <style:text-properties fo:color="#222222"/>
    </style:style>
    <style:style style:name="T49_6" style:family="text">
      <style:text-properties fo:color="#222222"/>
    </style:style>
    <style:style style:name="T49_7" style:family="text">
      <style:text-properties fo:color="#222222"/>
    </style:style>
    <style:style style:name="T49_8" style:family="text">
      <style:text-properties fo:color="#222222"/>
    </style:style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color="#222222"/>
    </style:style>
    <style:style style:name="T50_2" style:family="text">
      <style:text-properties fo:color="#222222"/>
    </style:style>
    <style:style style:name="T50_3" style:family="text">
      <style:text-properties fo:color="#222222"/>
    </style:style>
    <style:style style:name="T50_4" style:family="text">
      <style:text-properties fo:color="#222222"/>
    </style:style>
    <style:style style:name="T50_5" style:family="text">
      <style:text-properties fo:color="#222222"/>
    </style:style>
    <style:style style:name="T50_6" style:family="text">
      <style:text-properties fo:color="#222222"/>
    </style:style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color="#222222"/>
    </style:style>
    <style:style style:name="T51_2" style:family="text">
      <style:text-properties fo:color="#222222"/>
    </style:style>
    <style:style style:name="T51_3" style:family="text">
      <style:text-properties fo:color="#222222"/>
    </style:style>
    <style:style style:name="T51_4" style:family="text">
      <style:text-properties fo:color="#222222"/>
    </style:style>
    <style:style style:name="T51_5" style:family="text">
      <style:text-properties fo:color="#222222"/>
    </style:style>
    <style:style style:name="T51_6" style:family="text">
      <style:text-properties fo:color="#222222"/>
    </style:style>
    <style:style style:name="T51_7" style:family="text">
      <style:text-properties fo:color="#222222"/>
    </style:style>
    <style:style style:name="T51_8" style:family="text">
      <style:text-properties fo:color="#222222"/>
    </style:style>
    <style:style style:name="T51_9" style:family="text">
      <style:text-properties fo:color="#222222"/>
    </style:style>
    <style:style style:name="T51_10" style:family="text">
      <style:text-properties fo:color="#222222"/>
    </style:style>
    <style:style style:name="T51_11" style:family="text">
      <style:text-properties fo:color="#222222"/>
    </style:style>
    <style:style style:name="T51_12" style:family="text">
      <style:text-properties fo:color="#222222"/>
    </style:style>
    <style:style style:name="T51_13" style:family="text">
      <style:text-properties fo:color="#222222"/>
    </style:style>
    <style:style style:name="T51_14" style:family="text">
      <style:text-properties fo:color="#222222"/>
    </style:style>
    <style:style style:name="T51_15" style:family="text">
      <style:text-properties fo:color="#222222"/>
    </style:style>
    <style:style style:name="T51_16" style:family="text">
      <style:text-properties fo:color="#222222"/>
    </style:style>
    <style:style style:name="T51_17" style:family="text">
      <style:text-properties fo:color="#222222"/>
    </style:style>
    <style:style style:name="T51_18" style:family="text">
      <style:text-properties fo:color="#222222"/>
    </style:style>
    <style:style style:name="T51_19" style:family="text">
      <style:text-properties fo:color="#222222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fo:color="#222222"/>
    </style:style>
    <style:style style:name="T52_2" style:family="text">
      <style:text-properties fo:color="#222222"/>
    </style:style>
    <style:style style:name="T52_3" style:family="text">
      <style:text-properties fo:color="#222222"/>
    </style:style>
    <style:style style:name="T52_4" style:family="text">
      <style:text-properties fo:color="#222222"/>
    </style:style>
    <style:style style:name="T52_5" style:family="text">
      <style:text-properties fo:color="#222222"/>
    </style:style>
    <style:style style:name="T52_6" style:family="text">
      <style:text-properties fo:color="#222222"/>
    </style:style>
    <style:style style:name="T52_7" style:family="text">
      <style:text-properties fo:color="#222222"/>
    </style:style>
    <style:style style:name="T52_8" style:family="text">
      <style:text-properties fo:color="#222222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fo:color="#222222"/>
    </style:style>
    <style:style style:name="T53_2" style:family="text">
      <style:text-properties fo:color="#222222"/>
    </style:style>
    <style:style style:name="T53_3" style:family="text">
      <style:text-properties fo:color="#222222"/>
    </style:style>
    <style:style style:name="T53_4" style:family="text">
      <style:text-properties fo:color="#222222"/>
    </style:style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>
      <style:text-properties fo:color="#222222"/>
    </style:style>
    <style:style style:name="T54_2" style:family="text">
      <style:text-properties fo:color="#222222"/>
    </style:style>
    <style:style style:name="T54_3" style:family="text">
      <style:text-properties fo:color="#222222"/>
    </style:style>
    <style:style style:name="T54_4" style:family="text">
      <style:text-properties fo:color="#222222"/>
    </style:style>
    <style:style style:name="T54_5" style:family="text">
      <style:text-properties fo:color="#222222"/>
    </style:style>
    <style:style style:name="T54_6" style:family="text">
      <style:text-properties fo:color="#222222"/>
    </style:style>
    <style:style style:name="T54_7" style:family="text">
      <style:text-properties fo:color="#222222"/>
    </style:style>
    <style:style style:name="T54_8" style:family="text">
      <style:text-properties fo:color="#222222"/>
    </style:style>
    <style:style style:name="P55" style:family="paragraph" style:parent-style-name="Standard">
      <style:paragraph-properties fo:break-before="auto" fo:line-height="115%" fo:margin-top="0cm" fo:margin-bottom="0cm" style:writing-mode="lr-tb"/>
    </style:style>
    <style:style style:name="T55_1" style:family="text">
      <style:text-properties fo:color="#222222"/>
    </style:style>
    <style:style style:name="T55_2" style:family="text">
      <style:text-properties fo:color="#222222"/>
    </style:style>
    <style:style style:name="T55_3" style:family="text">
      <style:text-properties fo:color="#222222"/>
    </style:style>
    <style:style style:name="T55_4" style:family="text">
      <style:text-properties fo:color="#222222"/>
    </style:style>
    <style:style style:name="P56" style:family="paragraph" style:parent-style-name="Standard">
      <style:paragraph-properties fo:break-before="auto" fo:line-height="115%" style:writing-mode="lr-tb"/>
      <style:text-properties fo:color="#222222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57_2" style:family="text">
      <style:text-properties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57_3" style:family="text">
      <style:text-properties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57_4" style:family="text">
      <style:text-properties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57_5" style:family="text">
      <style:text-properties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P58" style:family="paragraph" style:parent-style-name="Standard">
      <style:paragraph-properties fo:break-before="auto" fo:line-height="115%" style:writing-mode="lr-tb"/>
      <style:text-properties fo:background-color="#ffffff" fo:font-style="italic" style:font-style-asian="italic" style:font-style-complex="italic" fo:color="#222222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background-color="#ffffff" fo:color="#222222" fo:font-weight="bold" style:font-weight-asian="bold" style:font-weight-complex="bold"/>
    </style:style>
    <style:style style:name="T59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59_3" style:family="text">
      <style:text-properties fo:background-color="#ffffff" fo:color="#222222"/>
    </style:style>
    <style:style style:name="T59_4" style:family="text">
      <style:text-properties fo:background-color="#ffffff" fo:color="#222222"/>
    </style:style>
    <style:style style:name="T59_5" style:family="text">
      <style:text-properties fo:background-color="#ffffff" fo:color="#222222"/>
    </style:style>
    <style:style style:name="T59_6" style:family="text">
      <style:text-properties fo:background-color="#ffffff" fo:color="#222222"/>
    </style:style>
    <style:style style:name="T59_7" style:family="text">
      <style:text-properties fo:background-color="#ffffff" fo:color="#222222"/>
    </style:style>
    <style:style style:name="T59_8" style:family="text">
      <style:text-properties fo:background-color="#ffffff" fo:color="#222222"/>
    </style:style>
    <style:style style:name="T59_9" style:family="text">
      <style:text-properties fo:background-color="#ffffff" fo:color="#222222"/>
    </style:style>
    <style:style style:name="T59_10" style:family="text">
      <style:text-properties fo:background-color="#ffffff" fo:color="#222222"/>
    </style:style>
    <style:style style:name="T59_11" style:family="text">
      <style:text-properties fo:background-color="#ffffff" fo:color="#222222"/>
    </style:style>
    <style:style style:name="T59_12" style:family="text">
      <style:text-properties fo:background-color="#ffffff" fo:color="#222222"/>
    </style:style>
    <style:style style:name="T59_13" style:family="text">
      <style:text-properties fo:background-color="#ffffff" fo:color="#222222"/>
    </style:style>
    <style:style style:name="T59_14" style:family="text">
      <style:text-properties fo:background-color="#ffffff" fo:color="#222222"/>
    </style:style>
    <style:style style:name="T59_15" style:family="text">
      <style:text-properties fo:background-color="#ffffff" fo:color="#222222"/>
    </style:style>
    <style:style style:name="T59_16" style:family="text">
      <style:text-properties fo:background-color="#ffffff" fo:color="#222222"/>
    </style:style>
    <style:style style:name="T59_17" style:family="text">
      <style:text-properties fo:background-color="#ffffff" fo:color="#222222"/>
    </style:style>
    <style:style style:name="T59_18" style:family="text">
      <style:text-properties fo:background-color="#ffffff" fo:color="#222222"/>
    </style:style>
    <style:style style:name="T59_19" style:family="text">
      <style:text-properties fo:background-color="#ffffff" fo:color="#222222"/>
    </style:style>
    <style:style style:name="T59_20" style:family="text">
      <style:text-properties fo:background-color="#ffffff" fo:color="#222222"/>
    </style:style>
    <style:style style:name="T59_21" style:family="text">
      <style:text-properties fo:background-color="#ffffff" fo:color="#222222"/>
    </style:style>
    <style:style style:name="T59_22" style:family="text">
      <style:text-properties fo:background-color="#ffffff" fo:color="#222222"/>
    </style:style>
    <style:style style:name="T59_23" style:family="text">
      <style:text-properties fo:background-color="#ffffff" fo:color="#222222"/>
    </style:style>
    <style:style style:name="T59_24" style:family="text">
      <style:text-properties fo:background-color="#ffffff" fo:color="#222222"/>
    </style:style>
    <style:style style:name="T59_25" style:family="text">
      <style:text-properties fo:background-color="#ffffff" fo:color="#222222"/>
    </style:style>
    <style:style style:name="T59_26" style:family="text">
      <style:text-properties fo:background-color="#ffffff" fo:color="#222222"/>
    </style:style>
    <style:style style:name="T59_27" style:family="text">
      <style:text-properties fo:background-color="#ffffff" fo:color="#222222"/>
    </style:style>
    <style:style style:name="T59_28" style:family="text">
      <style:text-properties fo:background-color="#ffffff" fo:color="#222222"/>
    </style:style>
    <style:style style:name="T59_29" style:family="text">
      <style:text-properties fo:background-color="#ffffff" fo:color="#222222"/>
    </style:style>
    <style:style style:name="T59_30" style:family="text">
      <style:text-properties fo:background-color="#ffffff" fo:color="#222222"/>
    </style:style>
    <style:style style:name="T59_31" style:family="text">
      <style:text-properties fo:background-color="#ffffff" fo:color="#222222"/>
    </style:style>
    <style:style style:name="T59_32" style:family="text">
      <style:text-properties fo:background-color="#ffffff" fo:color="#222222"/>
    </style:style>
    <style:style style:name="T59_33" style:family="text">
      <style:text-properties fo:background-color="#ffffff" fo:color="#222222"/>
    </style:style>
    <style:style style:name="T59_34" style:family="text">
      <style:text-properties fo:background-color="#ffffff" fo:color="#222222"/>
    </style:style>
    <style:style style:name="T59_35" style:family="text">
      <style:text-properties fo:background-color="#ffffff" fo:color="#222222"/>
    </style:style>
    <style:style style:name="T59_36" style:family="text">
      <style:text-properties fo:background-color="#ffffff" fo:color="#222222"/>
    </style:style>
    <style:style style:name="T59_37" style:family="text">
      <style:text-properties fo:background-color="#ffffff" fo:color="#222222"/>
    </style:style>
    <style:style style:name="T59_38" style:family="text">
      <style:text-properties fo:background-color="#ffffff" fo:color="#222222"/>
    </style:style>
    <style:style style:name="T59_39" style:family="text">
      <style:text-properties fo:background-color="#ffffff" fo:color="#222222"/>
    </style:style>
    <style:style style:name="T59_40" style:family="text">
      <style:text-properties fo:background-color="#ffffff" fo:color="#222222"/>
    </style:style>
    <style:style style:name="T59_41" style:family="text">
      <style:text-properties fo:background-color="#ffffff" fo:color="#222222"/>
    </style:style>
    <style:style style:name="T59_42" style:family="text">
      <style:text-properties fo:background-color="#ffffff" fo:color="#222222"/>
    </style:style>
    <style:style style:name="T59_43" style:family="text">
      <style:text-properties fo:background-color="#ffffff" fo:color="#222222"/>
    </style:style>
    <style:style style:name="T59_44" style:family="text">
      <style:text-properties fo:background-color="#ffffff" fo:color="#222222"/>
    </style:style>
    <style:style style:name="T59_45" style:family="text">
      <style:text-properties fo:background-color="#ffffff" fo:color="#222222"/>
    </style:style>
    <style:style style:name="T59_46" style:family="text">
      <style:text-properties fo:background-color="#ffffff" fo:color="#222222"/>
    </style:style>
    <style:style style:name="T59_47" style:family="text">
      <style:text-properties fo:background-color="#ffffff" fo:color="#222222"/>
    </style:style>
    <style:style style:name="T59_48" style:family="text">
      <style:text-properties fo:background-color="#ffffff" fo:color="#222222"/>
    </style:style>
    <style:style style:name="T59_49" style:family="text">
      <style:text-properties fo:background-color="#ffffff" fo:color="#222222"/>
    </style:style>
    <style:style style:name="T59_50" style:family="text">
      <style:text-properties fo:background-color="#ffffff" fo:color="#222222"/>
    </style:style>
    <style:style style:name="T59_51" style:family="text">
      <style:text-properties fo:background-color="#ffffff" fo:color="#222222"/>
    </style:style>
    <style:style style:name="T59_52" style:family="text">
      <style:text-properties fo:background-color="#ffffff" fo:color="#222222"/>
    </style:style>
    <style:style style:name="T59_53" style:family="text">
      <style:text-properties fo:background-color="#ffffff" fo:color="#222222"/>
    </style:style>
    <style:style style:name="T59_54" style:family="text">
      <style:text-properties fo:background-color="#ffffff" fo:color="#222222"/>
    </style:style>
    <style:style style:name="T59_55" style:family="text">
      <style:text-properties fo:background-color="#ffffff" fo:color="#222222"/>
    </style:style>
    <style:style style:name="T59_56" style:family="text">
      <style:text-properties fo:background-color="#ffffff" fo:color="#222222"/>
    </style:style>
    <style:style style:name="T59_57" style:family="text">
      <style:text-properties fo:background-color="#ffffff" fo:color="#222222"/>
    </style:style>
    <style:style style:name="T59_58" style:family="text">
      <style:text-properties fo:background-color="#ffffff" fo:color="#222222"/>
    </style:style>
    <style:style style:name="T59_59" style:family="text">
      <style:text-properties fo:background-color="#ffffff" fo:color="#222222"/>
    </style:style>
    <style:style style:name="T59_60" style:family="text">
      <style:text-properties fo:background-color="#ffffff" fo:color="#222222"/>
    </style:style>
    <style:style style:name="T59_61" style:family="text">
      <style:text-properties fo:background-color="#ffffff" fo:color="#222222"/>
    </style:style>
    <style:style style:name="T59_62" style:family="text">
      <style:text-properties fo:background-color="#ffffff" fo:color="#222222"/>
    </style:style>
    <style:style style:name="T59_63" style:family="text">
      <style:text-properties fo:background-color="#ffffff" fo:color="#222222"/>
    </style:style>
    <style:style style:name="T59_64" style:family="text">
      <style:text-properties fo:background-color="#ffffff" fo:color="#222222"/>
    </style:style>
    <style:style style:name="T59_65" style:family="text">
      <style:text-properties fo:background-color="#ffffff" fo:color="#222222"/>
    </style:style>
    <style:style style:name="T59_66" style:family="text">
      <style:text-properties fo:background-color="#ffffff" fo:color="#222222"/>
    </style:style>
    <style:style style:name="T59_67" style:family="text">
      <style:text-properties fo:background-color="#ffffff" fo:color="#222222"/>
    </style:style>
    <style:style style:name="T59_68" style:family="text">
      <style:text-properties fo:background-color="#ffffff" fo:color="#222222"/>
    </style:style>
    <style:style style:name="T59_69" style:family="text">
      <style:text-properties fo:background-color="#ffffff" fo:color="#222222"/>
    </style:style>
    <style:style style:name="T59_70" style:family="text">
      <style:text-properties fo:background-color="#ffffff" fo:color="#222222"/>
    </style:style>
    <style:style style:name="T59_71" style:family="text">
      <style:text-properties fo:background-color="#ffffff" fo:color="#222222"/>
    </style:style>
    <style:style style:name="T59_72" style:family="text">
      <style:text-properties fo:background-color="#ffffff" fo:color="#222222"/>
    </style:style>
    <style:style style:name="T59_73" style:family="text">
      <style:text-properties fo:background-color="#ffffff" fo:color="#222222"/>
    </style:style>
    <style:style style:name="T59_74" style:family="text">
      <style:text-properties fo:background-color="#ffffff" fo:color="#222222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background-color="#ffffff" fo:color="#222222"/>
    </style:style>
    <style:style style:name="T60_2" style:family="text">
      <style:text-properties fo:background-color="#ffffff" fo:color="#222222"/>
    </style:style>
    <style:style style:name="T60_3" style:family="text">
      <style:text-properties fo:background-color="#ffffff" fo:color="#222222"/>
    </style:style>
    <style:style style:name="T60_4" style:family="text">
      <style:text-properties fo:background-color="#ffffff" fo:color="#222222"/>
    </style:style>
    <style:style style:name="T60_5" style:family="text">
      <style:text-properties fo:background-color="#ffffff" fo:color="#222222"/>
    </style:style>
    <style:style style:name="T60_6" style:family="text">
      <style:text-properties fo:background-color="#ffffff" fo:color="#222222"/>
    </style:style>
    <style:style style:name="T60_7" style:family="text">
      <style:text-properties fo:background-color="#ffffff" fo:color="#222222"/>
    </style:style>
    <style:style style:name="T60_8" style:family="text">
      <style:text-properties fo:background-color="#ffffff" fo:color="#222222"/>
    </style:style>
    <style:style style:name="T60_9" style:family="text">
      <style:text-properties fo:background-color="#ffffff" fo:color="#222222"/>
    </style:style>
    <style:style style:name="T60_10" style:family="text">
      <style:text-properties fo:background-color="#ffffff" fo:color="#222222"/>
    </style:style>
    <style:style style:name="T60_11" style:family="text">
      <style:text-properties fo:background-color="#ffffff" fo:color="#222222"/>
    </style:style>
    <style:style style:name="T60_12" style:family="text">
      <style:text-properties fo:background-color="#ffffff" fo:color="#222222"/>
    </style:style>
    <style:style style:name="T60_13" style:family="text">
      <style:text-properties fo:background-color="#ffffff" fo:color="#222222"/>
    </style:style>
    <style:style style:name="T60_14" style:family="text">
      <style:text-properties fo:background-color="#ffffff" fo:color="#222222"/>
    </style:style>
    <style:style style:name="P61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background-color="#ffffff" fo:color="#222222" fo:font-weight="bold" style:font-weight-asian="bold" style:font-weight-complex="bold"/>
    </style:style>
    <style:style style:name="T62_2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/>
    </style:style>
    <style:style style:name="T62_3" style:family="text">
      <style:text-properties fo:background-color="#ffffff" fo:color="#222222"/>
    </style:style>
    <style:style style:name="T62_4" style:family="text">
      <style:text-properties fo:background-color="#ffffff" fo:color="#222222"/>
    </style:style>
    <style:style style:name="T62_5" style:family="text">
      <style:text-properties fo:background-color="#ffffff" fo:color="#222222"/>
    </style:style>
    <style:style style:name="T62_6" style:family="text">
      <style:text-properties fo:background-color="#ffffff" fo:color="#222222"/>
    </style:style>
    <style:style style:name="T62_7" style:family="text">
      <style:text-properties fo:background-color="#ffffff" fo:color="#222222"/>
    </style:style>
    <style:style style:name="T62_8" style:family="text">
      <style:text-properties fo:background-color="#ffffff" fo:color="#222222"/>
    </style:style>
    <style:style style:name="T62_9" style:family="text">
      <style:text-properties fo:background-color="#ffffff" fo:color="#222222"/>
    </style:style>
    <style:style style:name="T62_10" style:family="text">
      <style:text-properties fo:background-color="#ffffff" fo:color="#222222"/>
    </style:style>
    <style:style style:name="T62_11" style:family="text">
      <style:text-properties fo:background-color="#ffffff" fo:color="#222222"/>
    </style:style>
    <style:style style:name="P63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background-color="#ffffff" fo:color="#222222" fo:font-weight="bold" style:font-weight-asian="bold" style:font-weight-complex="bold"/>
    </style:style>
    <style:style style:name="T64_2" style:family="text">
      <style:text-properties fo:background-color="#ffffff" fo:color="#222222"/>
    </style:style>
    <style:style style:name="T64_3" style:family="text">
      <style:text-properties fo:background-color="#ffffff" fo:color="#222222"/>
    </style:style>
    <style:style style:name="T64_4" style:family="text">
      <style:text-properties fo:background-color="#ffffff" fo:color="#222222"/>
    </style:style>
    <style:style style:name="T64_5" style:family="text">
      <style:text-properties fo:background-color="#ffffff" fo:color="#222222"/>
    </style:style>
    <style:style style:name="T64_6" style:family="text">
      <style:text-properties fo:background-color="#ffffff" fo:color="#222222"/>
    </style:style>
    <style:style style:name="T64_7" style:family="text">
      <style:text-properties fo:background-color="#ffffff" fo:color="#222222"/>
    </style:style>
    <style:style style:name="T64_8" style:family="text">
      <style:text-properties fo:background-color="#ffffff" fo:color="#222222"/>
    </style:style>
    <style:style style:name="T64_9" style:family="text">
      <style:text-properties fo:background-color="#ffffff" fo:color="#222222"/>
    </style:style>
    <style:style style:name="T64_10" style:family="text">
      <style:text-properties fo:background-color="#ffffff" fo:color="#222222"/>
    </style:style>
    <style:style style:name="T64_11" style:family="text">
      <style:text-properties fo:background-color="#ffffff" fo:color="#222222"/>
    </style:style>
    <style:style style:name="T64_12" style:family="text">
      <style:text-properties fo:background-color="#ffffff" fo:color="#222222"/>
    </style:style>
    <style:style style:name="T64_13" style:family="text">
      <style:text-properties fo:background-color="#ffffff" fo:color="#222222"/>
    </style:style>
    <style:style style:name="T64_14" style:family="text">
      <style:text-properties fo:background-color="#ffffff" fo:color="#222222"/>
    </style:style>
    <style:style style:name="T64_15" style:family="text">
      <style:text-properties fo:background-color="#ffffff" fo:color="#222222"/>
    </style:style>
    <style:style style:name="T64_16" style:family="text">
      <style:text-properties fo:background-color="#ffffff" fo:color="#222222"/>
    </style:style>
    <style:style style:name="T64_17" style:family="text">
      <style:text-properties fo:background-color="#ffffff" fo:color="#222222"/>
    </style:style>
    <style:style style:name="T64_18" style:family="text">
      <style:text-properties fo:background-color="#ffffff" fo:color="#222222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background-color="#ffffff" fo:color="#222222"/>
    </style:style>
    <style:style style:name="T65_2" style:family="text">
      <style:text-properties fo:background-color="#ffffff" fo:color="#222222"/>
    </style:style>
    <style:style style:name="T65_3" style:family="text">
      <style:text-properties fo:background-color="#ffffff" fo:color="#222222"/>
    </style:style>
    <style:style style:name="T65_4" style:family="text">
      <style:text-properties fo:background-color="#ffffff" fo:color="#222222"/>
    </style:style>
    <style:style style:name="T65_5" style:family="text">
      <style:text-properties fo:background-color="#ffffff" fo:color="#222222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background-color="#ffffff" fo:color="#222222"/>
    </style:style>
    <style:style style:name="T66_2" style:family="text">
      <style:text-properties fo:background-color="#ffffff" fo:color="#222222"/>
    </style:style>
    <style:style style:name="T66_3" style:family="text">
      <style:text-properties fo:background-color="#ffffff" fo:color="#222222"/>
    </style:style>
    <style:style style:name="T66_4" style:family="text">
      <style:text-properties fo:background-color="#ffffff" fo:color="#222222"/>
    </style:style>
    <style:style style:name="T66_5" style:family="text">
      <style:text-properties fo:background-color="#ffffff" fo:color="#222222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background-color="#ffffff" fo:color="#222222"/>
    </style:style>
    <style:style style:name="T67_2" style:family="text">
      <style:text-properties fo:background-color="#ffffff" fo:color="#222222"/>
    </style:style>
    <style:style style:name="T67_3" style:family="text">
      <style:text-properties fo:background-color="#ffffff" fo:color="#222222"/>
    </style:style>
    <style:style style:name="T67_4" style:family="text">
      <style:text-properties fo:background-color="#ffffff" fo:color="#222222"/>
    </style:style>
    <style:style style:name="T67_5" style:family="text">
      <style:text-properties fo:background-color="#ffffff" fo:color="#222222"/>
    </style:style>
    <style:style style:name="T67_6" style:family="text">
      <style:text-properties fo:background-color="#ffffff" fo:color="#222222"/>
    </style:style>
    <style:style style:name="T67_7" style:family="text">
      <style:text-properties fo:background-color="#ffffff" fo:color="#222222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background-color="#ffffff" fo:color="#222222"/>
    </style:style>
    <style:style style:name="T68_2" style:family="text">
      <style:text-properties fo:background-color="#ffffff" fo:color="#222222"/>
    </style:style>
    <style:style style:name="T68_3" style:family="text">
      <style:text-properties fo:background-color="#ffffff" fo:color="#222222"/>
    </style:style>
    <style:style style:name="T68_4" style:family="text">
      <style:text-properties fo:background-color="#ffffff" fo:color="#222222"/>
    </style:style>
    <style:style style:name="T68_5" style:family="text">
      <style:text-properties fo:background-color="#ffffff" fo:color="#222222"/>
    </style:style>
    <style:style style:name="T68_6" style:family="text">
      <style:text-properties fo:background-color="#ffffff" fo:color="#222222"/>
    </style:style>
    <style:style style:name="T68_7" style:family="text">
      <style:text-properties fo:background-color="#ffffff" fo:color="#222222"/>
    </style:style>
    <style:style style:name="T68_8" style:family="text">
      <style:text-properties fo:background-color="#ffffff" fo:color="#222222"/>
    </style:style>
    <style:style style:name="T68_9" style:family="text">
      <style:text-properties fo:background-color="#ffffff" fo:color="#222222"/>
    </style:style>
    <style:style style:name="T68_10" style:family="text">
      <style:text-properties fo:background-color="#ffffff" fo:color="#222222"/>
    </style:style>
    <style:style style:name="T68_11" style:family="text">
      <style:text-properties fo:background-color="#ffffff" fo:color="#222222"/>
    </style:style>
    <style:style style:name="T68_12" style:family="text">
      <style:text-properties fo:background-color="#ffffff" fo:color="#222222"/>
    </style:style>
    <style:style style:name="T68_13" style:family="text">
      <style:text-properties fo:background-color="#ffffff" fo:color="#222222"/>
    </style:style>
    <style:style style:name="T68_14" style:family="text">
      <style:text-properties fo:background-color="#ffffff" fo:color="#222222"/>
    </style:style>
    <style:style style:name="T68_15" style:family="text">
      <style:text-properties fo:background-color="#ffffff" fo:color="#222222"/>
    </style:style>
    <style:style style:name="T68_16" style:family="text">
      <style:text-properties fo:background-color="#ffffff" fo:color="#222222"/>
    </style:style>
    <style:style style:name="T68_17" style:family="text">
      <style:text-properties fo:background-color="#ffffff" fo:color="#222222"/>
    </style:style>
    <style:style style:name="T68_18" style:family="text">
      <style:text-properties fo:background-color="#ffffff" fo:color="#222222"/>
    </style:style>
    <style:style style:name="T68_19" style:family="text">
      <style:text-properties fo:background-color="#ffffff" fo:color="#222222"/>
    </style:style>
    <style:style style:name="T68_20" style:family="text">
      <style:text-properties fo:background-color="#ffffff" fo:color="#222222"/>
    </style:style>
    <style:style style:name="T68_21" style:family="text">
      <style:text-properties fo:background-color="#ffffff" fo:color="#222222"/>
    </style:style>
    <style:style style:name="T68_22" style:family="text">
      <style:text-properties fo:background-color="#ffffff" fo:color="#222222"/>
    </style:style>
    <style:style style:name="T68_23" style:family="text">
      <style:text-properties fo:background-color="#ffffff" fo:color="#222222"/>
    </style:style>
    <style:style style:name="T68_24" style:family="text">
      <style:text-properties fo:background-color="#ffffff" fo:color="#222222"/>
    </style:style>
    <style:style style:name="T68_25" style:family="text">
      <style:text-properties fo:background-color="#ffffff" fo:color="#222222"/>
    </style:style>
    <style:style style:name="T68_26" style:family="text">
      <style:text-properties fo:background-color="#ffffff" fo:color="#222222"/>
    </style:style>
    <style:style style:name="P69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background-color="#ffffff" fo:color="#222222"/>
    </style:style>
    <style:style style:name="T70_2" style:family="text">
      <style:text-properties fo:background-color="#ffffff" fo:color="#222222"/>
    </style:style>
    <style:style style:name="T70_3" style:family="text">
      <style:text-properties fo:background-color="#ffffff" fo:color="#222222"/>
    </style:style>
    <style:style style:name="T70_4" style:family="text">
      <style:text-properties fo:background-color="#ffffff" fo:color="#222222"/>
    </style:style>
    <style:style style:name="T70_5" style:family="text">
      <style:text-properties fo:background-color="#ffffff" fo:color="#222222"/>
    </style:style>
    <style:style style:name="T70_6" style:family="text">
      <style:text-properties fo:background-color="#ffffff" fo:color="#222222"/>
    </style:style>
    <style:style style:name="T70_7" style:family="text">
      <style:text-properties fo:background-color="#ffffff" fo:color="#222222"/>
    </style:style>
    <style:style style:name="T70_8" style:family="text">
      <style:text-properties fo:background-color="#ffffff" fo:color="#222222"/>
    </style:style>
    <style:style style:name="T70_9" style:family="text">
      <style:text-properties fo:background-color="#ffffff" fo:color="#222222"/>
    </style:style>
    <style:style style:name="T70_10" style:family="text">
      <style:text-properties fo:background-color="#ffffff" fo:color="#222222"/>
    </style:style>
    <style:style style:name="T70_11" style:family="text">
      <style:text-properties fo:background-color="#ffffff" fo:color="#222222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background-color="#ffffff" fo:color="#222222"/>
    </style:style>
    <style:style style:name="T71_2" style:family="text">
      <style:text-properties fo:background-color="#ffffff" fo:color="#222222"/>
    </style:style>
    <style:style style:name="T71_3" style:family="text">
      <style:text-properties fo:background-color="#ffffff" fo:color="#222222"/>
    </style:style>
    <style:style style:name="T71_4" style:family="text">
      <style:text-properties fo:background-color="#ffffff" fo:color="#222222"/>
    </style:style>
    <style:style style:name="T71_5" style:family="text">
      <style:text-properties fo:background-color="#ffffff" fo:color="#222222"/>
    </style:style>
    <style:style style:name="T71_6" style:family="text">
      <style:text-properties fo:background-color="#ffffff" fo:color="#222222"/>
    </style:style>
    <style:style style:name="T71_7" style:family="text">
      <style:text-properties fo:background-color="#ffffff" fo:color="#222222"/>
    </style:style>
    <style:style style:name="T71_8" style:family="text">
      <style:text-properties fo:background-color="#ffffff" fo:color="#222222"/>
    </style:style>
    <style:style style:name="T71_9" style:family="text">
      <style:text-properties fo:background-color="#ffffff" fo:color="#222222"/>
    </style:style>
    <style:style style:name="T71_10" style:family="text">
      <style:text-properties fo:background-color="#ffffff" fo:color="#222222"/>
    </style:style>
    <style:style style:name="T71_11" style:family="text">
      <style:text-properties fo:background-color="#ffffff" fo:color="#222222"/>
    </style:style>
    <style:style style:name="T71_12" style:family="text">
      <style:text-properties fo:background-color="#ffffff" fo:color="#222222"/>
    </style:style>
    <style:style style:name="T71_13" style:family="text">
      <style:text-properties fo:background-color="#ffffff" fo:color="#222222"/>
    </style:style>
    <style:style style:name="T71_14" style:family="text">
      <style:text-properties fo:background-color="#ffffff" fo:color="#222222"/>
    </style:style>
    <style:style style:name="T71_15" style:family="text">
      <style:text-properties fo:background-color="#ffffff" fo:color="#222222"/>
    </style:style>
    <style:style style:name="T71_16" style:family="text">
      <style:text-properties fo:background-color="#ffffff" fo:color="#222222"/>
    </style:style>
    <style:style style:name="P72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background-color="#ffffff" fo:color="#222222"/>
    </style:style>
    <style:style style:name="T73_2" style:family="text">
      <style:text-properties fo:background-color="#ffffff" fo:color="#222222"/>
    </style:style>
    <style:style style:name="T73_3" style:family="text">
      <style:text-properties fo:background-color="#ffffff" fo:color="#222222"/>
    </style:style>
    <style:style style:name="T73_4" style:family="text">
      <style:text-properties fo:background-color="#ffffff" fo:color="#222222"/>
    </style:style>
    <style:style style:name="T73_5" style:family="text">
      <style:text-properties fo:background-color="#ffffff" fo:color="#222222"/>
    </style:style>
    <style:style style:name="T73_6" style:family="text">
      <style:text-properties fo:background-color="#ffffff" fo:color="#222222"/>
    </style:style>
    <style:style style:name="T73_7" style:family="text">
      <style:text-properties fo:background-color="#ffffff" fo:color="#222222"/>
    </style:style>
    <style:style style:name="T73_8" style:family="text">
      <style:text-properties fo:background-color="#ffffff" fo:color="#222222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background-color="#ffffff" fo:color="#222222"/>
    </style:style>
    <style:style style:name="T74_2" style:family="text">
      <style:text-properties fo:background-color="#ffffff" fo:color="#222222"/>
    </style:style>
    <style:style style:name="T74_3" style:family="text">
      <style:text-properties fo:background-color="#ffffff" fo:color="#222222"/>
    </style:style>
    <style:style style:name="T74_4" style:family="text">
      <style:text-properties fo:background-color="#ffffff" fo:color="#222222"/>
    </style:style>
    <style:style style:name="T74_5" style:family="text">
      <style:text-properties fo:background-color="#ffffff" fo:color="#222222"/>
    </style:style>
    <style:style style:name="T74_6" style:family="text">
      <style:text-properties fo:background-color="#ffffff" fo:color="#222222"/>
    </style:style>
    <style:style style:name="T74_7" style:family="text">
      <style:text-properties fo:background-color="#ffffff" fo:color="#222222"/>
    </style:style>
    <style:style style:name="T74_8" style:family="text">
      <style:text-properties fo:background-color="#ffffff" fo:color="#222222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background-color="#ffffff" fo:color="#222222"/>
    </style:style>
    <style:style style:name="T75_2" style:family="text">
      <style:text-properties fo:background-color="#ffffff" fo:color="#222222"/>
    </style:style>
    <style:style style:name="T75_3" style:family="text">
      <style:text-properties fo:background-color="#ffffff" fo:color="#222222"/>
    </style:style>
    <style:style style:name="T75_4" style:family="text">
      <style:text-properties fo:background-color="#ffffff" fo:color="#222222"/>
    </style:style>
    <style:style style:name="T75_5" style:family="text">
      <style:text-properties fo:background-color="#ffffff" fo:color="#222222"/>
    </style:style>
    <style:style style:name="T75_6" style:family="text">
      <style:text-properties fo:background-color="#ffffff" fo:color="#222222"/>
    </style:style>
    <style:style style:name="T75_7" style:family="text">
      <style:text-properties fo:background-color="#ffffff" fo:color="#222222"/>
    </style:style>
    <style:style style:name="T75_8" style:family="text">
      <style:text-properties fo:background-color="#ffffff" fo:color="#222222"/>
    </style:style>
    <style:style style:name="T75_9" style:family="text">
      <style:text-properties fo:background-color="#ffffff" fo:color="#222222"/>
    </style:style>
    <style:style style:name="P76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background-color="#ffffff" fo:color="#222222"/>
    </style:style>
    <style:style style:name="T77_2" style:family="text">
      <style:text-properties fo:background-color="#ffffff" fo:color="#222222"/>
    </style:style>
    <style:style style:name="T77_3" style:family="text">
      <style:text-properties fo:background-color="#ffffff" fo:color="#222222"/>
    </style:style>
    <style:style style:name="T77_4" style:family="text">
      <style:text-properties fo:background-color="#ffffff" fo:color="#222222"/>
    </style:style>
    <style:style style:name="T77_5" style:family="text">
      <style:text-properties fo:background-color="#ffffff" fo:color="#222222"/>
    </style:style>
    <style:style style:name="T77_6" style:family="text">
      <style:text-properties fo:background-color="#ffffff" fo:color="#222222"/>
    </style:style>
    <style:style style:name="T77_7" style:family="text">
      <style:text-properties fo:background-color="#ffffff" fo:color="#222222"/>
    </style:style>
    <style:style style:name="T77_8" style:family="text">
      <style:text-properties fo:background-color="#ffffff" fo:color="#222222"/>
    </style:style>
    <style:style style:name="T77_9" style:family="text">
      <style:text-properties fo:background-color="#ffffff" fo:color="#222222"/>
    </style:style>
    <style:style style:name="P78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79" style:family="paragraph" style:parent-style-name="Standard">
      <style:paragraph-properties fo:break-before="auto" fo:line-height="115%" style:writing-mode="lr-tb"/>
      <style:text-properties fo:background-color="#ffffff" fo:color="#222222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background-color="#ffffff" fo:color="#222222" fo:font-weight="bold" style:font-weight-asian="bold" style:font-weight-complex="bold"/>
    </style:style>
    <style:style style:name="T80_2" style:family="text">
      <style:text-properties fo:background-color="#ffffff" fo:color="#222222" fo:font-weight="bold" style:font-weight-asian="bold" style:font-weight-complex="bold"/>
    </style:style>
    <style:style style:name="T80_3" style:family="text">
      <style:text-properties fo:background-color="#ffffff" fo:color="#222222" style:font-name="Times New Roman" fo:font-size="7pt" style:font-name-asian="Times New Roman" style:font-size-asian="7pt" style:font-name-complex="Times New Roman" style:font-size-complex="7pt" fo:font-weight="bold" style:font-weight-asian="bold" style:font-weight-complex="bold"/>
    </style:style>
    <style:style style:name="T80_4" style:family="text">
      <style:text-properties fo:background-color="#ffffff" fo:color="#222222" fo:font-weight="bold" style:font-weight-asian="bold" style:font-weight-complex="bold"/>
    </style:style>
    <style:style style:name="T80_5" style:family="text">
      <style:text-properties fo:background-color="#ffffff" fo:color="#222222" fo:font-weight="bold" style:font-weight-asian="bold" style:font-weight-complex="bold"/>
    </style:style>
    <style:style style:name="T80_6" style:family="text">
      <style:text-properties fo:background-color="#ffffff" fo:color="#222222" fo:font-weight="bold" style:font-weight-asian="bold" style:font-weight-complex="bold"/>
    </style:style>
    <style:style style:name="T80_7" style:family="text">
      <style:text-properties fo:background-color="#ffffff" fo:color="#222222" fo:font-weight="bold" style:font-weight-asian="bold" style:font-weight-complex="bold"/>
    </style:style>
    <style:style style:name="T80_8" style:family="text">
      <style:text-properties fo:background-color="#ffffff" fo:color="#222222" fo:font-weight="bold" style:font-weight-asian="bold" style:font-weight-complex="bold"/>
    </style:style>
    <style:style style:name="T80_9" style:family="text">
      <style:text-properties fo:background-color="#ffffff" fo:color="#222222"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  <style:text-properties fo:background-color="#ffffff" fo:color="#222222" fo:font-weight="bold" style:font-weight-asian="bold" style:font-weight-complex="bold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82_2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82_3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82_4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82_5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83_2" style:family="text">
      <style:text-properties fo:background-color="#ffffff" fo:font-style="italic" style:font-style-asian="italic" style:font-style-complex="italic" fo:color="#222222" fo:font-weight="bold" style:font-weight-asian="bold" style:font-weight-complex="bold" style:text-underline-style="solid" style:text-underline-color="font-color"/>
    </style:style>
    <style:style style:name="T83_3" style:family="text">
      <style:text-properties fo:background-color="#ffffff" fo:font-style="italic" style:font-style-asian="italic" style:font-style-complex="italic" fo:color="#222222" fo:font-weight="bold" style:font-weight-asian="bold" style:font-weight-complex="bold"/>
    </style:style>
    <style:style style:name="T83_4" style:family="text">
      <style:text-properties fo:background-color="#ffffff" fo:font-style="italic" style:font-style-asian="italic" style:font-style-complex="italic" fo:color="#222222"/>
    </style:style>
    <style:style style:name="T83_5" style:family="text">
      <style:text-properties fo:background-color="#ffffff" fo:font-style="italic" style:font-style-asian="italic" style:font-style-complex="italic" fo:color="#222222"/>
    </style:style>
    <style:style style:name="T83_6" style:family="text">
      <style:text-properties fo:background-color="#ffffff" fo:font-style="italic" style:font-style-asian="italic" style:font-style-complex="italic" fo:color="#222222"/>
    </style:style>
    <style:style style:name="T83_7" style:family="text">
      <style:text-properties fo:background-color="#ffffff" fo:font-style="italic" style:font-style-asian="italic" style:font-style-complex="italic" fo:color="#222222"/>
    </style:style>
    <style:style style:name="T83_8" style:family="text">
      <style:text-properties fo:background-color="#ffffff" fo:font-style="italic" style:font-style-asian="italic" style:font-style-complex="italic" fo:color="#222222"/>
    </style:style>
    <style:style style:name="T83_9" style:family="text">
      <style:text-properties fo:background-color="#ffffff" fo:font-style="italic" style:font-style-asian="italic" style:font-style-complex="italic" fo:color="#222222"/>
    </style:style>
    <style:style style:name="T83_10" style:family="text">
      <style:text-properties fo:background-color="#ffffff" fo:font-style="italic" style:font-style-asian="italic" style:font-style-complex="italic" fo:color="#222222"/>
    </style:style>
    <style:style style:name="T83_11" style:family="text">
      <style:text-properties fo:background-color="#ffffff" fo:font-style="italic" style:font-style-asian="italic" style:font-style-complex="italic" fo:color="#222222"/>
    </style:style>
    <style:style style:name="T83_12" style:family="text">
      <style:text-properties fo:background-color="#ffffff" fo:font-style="italic" style:font-style-asian="italic" style:font-style-complex="italic" fo:color="#222222"/>
    </style:style>
    <style:style style:name="T83_13" style:family="text">
      <style:text-properties fo:background-color="#ffffff" fo:font-style="italic" style:font-style-asian="italic" style:font-style-complex="italic" fo:color="#222222"/>
    </style:style>
    <style:style style:name="T83_14" style:family="text">
      <style:text-properties fo:background-color="#ffffff" fo:font-style="italic" style:font-style-asian="italic" style:font-style-complex="italic" fo:color="#222222"/>
    </style:style>
    <style:style style:name="T83_15" style:family="text">
      <style:text-properties fo:background-color="#ffffff" fo:font-style="italic" style:font-style-asian="italic" style:font-style-complex="italic" fo:color="#222222"/>
    </style:style>
    <style:style style:name="T83_16" style:family="text">
      <style:text-properties fo:background-color="#ffffff" fo:font-style="italic" style:font-style-asian="italic" style:font-style-complex="italic" fo:color="#222222"/>
    </style:style>
    <style:style style:name="T83_17" style:family="text">
      <style:text-properties fo:background-color="#ffffff" fo:font-style="italic" style:font-style-asian="italic" style:font-style-complex="italic" fo:color="#222222"/>
    </style:style>
    <style:style style:name="T83_18" style:family="text">
      <style:text-properties fo:background-color="#ffffff" fo:font-style="italic" style:font-style-asian="italic" style:font-style-complex="italic" fo:color="#222222"/>
    </style:style>
    <style:style style:name="T83_19" style:family="text">
      <style:text-properties fo:background-color="#ffffff" fo:font-style="italic" style:font-style-asian="italic" style:font-style-complex="italic" fo:color="#222222"/>
    </style:style>
    <style:style style:name="T83_20" style:family="text">
      <style:text-properties fo:background-color="#ffffff" fo:font-style="italic" style:font-style-asian="italic" style:font-style-complex="italic" fo:color="#222222"/>
    </style:style>
    <style:style style:name="T83_21" style:family="text">
      <style:text-properties fo:background-color="#ffffff" fo:font-style="italic" style:font-style-asian="italic" style:font-style-complex="italic" fo:color="#222222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tyle="italic" style:font-style-asian="italic" style:font-style-complex="italic" fo:color="#222222"/>
    </style:style>
    <style:style style:name="T84_2" style:family="text">
      <style:text-properties fo:font-style="italic" style:font-style-asian="italic" style:font-style-complex="italic" fo:color="#222222"/>
    </style:style>
    <style:style style:name="T84_3" style:family="text">
      <style:text-properties fo:font-style="italic" style:font-style-asian="italic" style:font-style-complex="italic" fo:color="#222222"/>
    </style:style>
    <style:style style:name="T84_4" style:family="text">
      <style:text-properties fo:font-style="italic" style:font-style-asian="italic" style:font-style-complex="italic" fo:color="#222222"/>
    </style:style>
    <style:style style:name="T84_5" style:family="text">
      <style:text-properties fo:font-style="italic" style:font-style-asian="italic" style:font-style-complex="italic" fo:color="#222222"/>
    </style:style>
    <style:style style:name="T84_6" style:family="text">
      <style:text-properties fo:font-style="italic" style:font-style-asian="italic" style:font-style-complex="italic" fo:color="#222222"/>
    </style:style>
    <style:style style:name="T84_7" style:family="text">
      <style:text-properties fo:font-style="italic" style:font-style-asian="italic" style:font-style-complex="italic" fo:color="#222222"/>
    </style:style>
    <style:style style:name="T84_8" style:family="text">
      <style:text-properties fo:font-style="italic" style:font-style-asian="italic" style:font-style-complex="italic" fo:color="#222222"/>
    </style:style>
    <style:style style:name="T84_9" style:family="text">
      <style:text-properties fo:font-style="italic" style:font-style-asian="italic" style:font-style-complex="italic" fo:color="#222222"/>
    </style:style>
    <style:style style:name="T84_10" style:family="text">
      <style:text-properties fo:font-style="italic" style:font-style-asian="italic" style:font-style-complex="italic" fo:color="#222222"/>
    </style:style>
    <style:style style:name="T84_11" style:family="text">
      <style:text-properties fo:font-style="italic" style:font-style-asian="italic" style:font-style-complex="italic" fo:color="#222222"/>
    </style:style>
    <style:style style:name="T84_12" style:family="text">
      <style:text-properties fo:font-style="italic" style:font-style-asian="italic" style:font-style-complex="italic" fo:color="#222222"/>
    </style:style>
    <style:style style:name="T84_13" style:family="text">
      <style:text-properties fo:font-style="italic" style:font-style-asian="italic" style:font-style-complex="italic" fo:color="#222222"/>
    </style:style>
    <style:style style:name="T84_14" style:family="text">
      <style:text-properties fo:font-style="italic" style:font-style-asian="italic" style:font-style-complex="italic" fo:color="#222222"/>
    </style:style>
    <style:style style:name="T84_15" style:family="text">
      <style:text-properties fo:font-style="italic" style:font-style-asian="italic" style:font-style-complex="italic" fo:color="#222222"/>
    </style:style>
    <style:style style:name="P8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222222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color="#222222"/>
    </style:style>
    <style:style style:name="T86_2" style:family="text">
      <style:text-properties fo:color="#222222"/>
    </style:style>
    <style:style style:name="T86_3" style:family="text">
      <style:text-properties fo:color="#222222"/>
    </style:style>
    <style:style style:name="T86_4" style:family="text">
      <style:text-properties fo:color="#222222"/>
    </style:style>
    <style:style style:name="T86_5" style:family="text">
      <style:text-properties fo:color="#222222"/>
    </style:style>
    <style:style style:name="T86_6" style:family="text">
      <style:text-properties fo:color="#222222"/>
    </style:style>
    <style:style style:name="T86_7" style:family="text">
      <style:text-properties fo:color="#222222"/>
    </style:style>
    <style:style style:name="T86_8" style:family="text">
      <style:text-properties fo:color="#222222"/>
    </style:style>
    <style:style style:name="T86_9" style:family="text">
      <style:text-properties fo:color="#222222"/>
    </style:style>
    <style:style style:name="T86_10" style:family="text">
      <style:text-properties fo:color="#222222"/>
    </style:style>
    <style:style style:name="T86_11" style:family="text">
      <style:text-properties fo:color="#222222"/>
    </style:style>
    <style:style style:name="T86_12" style:family="text">
      <style:text-properties fo:color="#222222"/>
    </style:style>
    <style:style style:name="T86_13" style:family="text">
      <style:text-properties fo:color="#222222"/>
    </style:style>
    <style:style style:name="T86_14" style:family="text">
      <style:text-properties fo:color="#222222"/>
    </style:style>
    <style:style style:name="T86_15" style:family="text">
      <style:text-properties fo:color="#222222"/>
    </style:style>
    <style:style style:name="T86_16" style:family="text">
      <style:text-properties fo:color="#222222"/>
    </style:style>
    <style:style style:name="T86_17" style:family="text">
      <style:text-properties fo:color="#222222"/>
    </style:style>
    <style:style style:name="T86_18" style:family="text">
      <style:text-properties fo:color="#222222"/>
    </style:style>
    <style:style style:name="T86_19" style:family="text">
      <style:text-properties fo:color="#222222"/>
    </style:style>
    <style:style style:name="T86_20" style:family="text">
      <style:text-properties fo:color="#222222"/>
    </style:style>
    <style:style style:name="T86_21" style:family="text">
      <style:text-properties fo:color="#222222"/>
    </style:style>
    <style:style style:name="T86_22" style:family="text">
      <style:text-properties fo:color="#222222"/>
    </style:style>
    <style:style style:name="T86_23" style:family="text">
      <style:text-properties fo:color="#222222"/>
    </style:style>
    <style:style style:name="T86_24" style:family="text">
      <style:text-properties fo:color="#222222"/>
    </style:style>
    <style:style style:name="T86_25" style:family="text">
      <style:text-properties fo:color="#222222"/>
    </style:style>
    <style:style style:name="T86_26" style:family="text">
      <style:text-properties fo:color="#222222"/>
    </style:style>
    <style:style style:name="T86_27" style:family="text">
      <style:text-properties fo:color="#222222"/>
    </style:style>
    <style:style style:name="T86_28" style:family="text">
      <style:text-properties fo:color="#222222"/>
    </style:style>
    <style:style style:name="T86_29" style:family="text">
      <style:text-properties fo:color="#222222"/>
    </style:style>
    <style:style style:name="T86_30" style:family="text">
      <style:text-properties fo:color="#222222"/>
    </style:style>
    <style:style style:name="T86_31" style:family="text">
      <style:text-properties fo:color="#222222"/>
    </style:style>
    <style:style style:name="T86_32" style:family="text">
      <style:text-properties fo:color="#222222"/>
    </style:style>
    <style:style style:name="T86_33" style:family="text">
      <style:text-properties fo:color="#222222"/>
    </style:style>
    <style:style style:name="T86_34" style:family="text">
      <style:text-properties fo:color="#222222"/>
    </style:style>
    <style:style style:name="T86_35" style:family="text">
      <style:text-properties fo:color="#222222"/>
    </style:style>
    <style:style style:name="T86_36" style:family="text">
      <style:text-properties fo:color="#222222"/>
    </style:style>
    <style:style style:name="T86_37" style:family="text">
      <style:text-properties fo:color="#222222"/>
    </style:style>
    <style:style style:name="T86_38" style:family="text">
      <style:text-properties fo:color="#222222"/>
    </style:style>
    <style:style style:name="T86_39" style:family="text">
      <style:text-properties fo:color="#222222"/>
    </style:style>
    <style:style style:name="T86_40" style:family="text">
      <style:text-properties fo:color="#222222"/>
    </style:style>
    <style:style style:name="T86_41" style:family="text">
      <style:text-properties fo:color="#222222"/>
    </style:style>
    <style:style style:name="T86_42" style:family="text">
      <style:text-properties fo:color="#222222"/>
    </style:style>
    <style:style style:name="T86_43" style:family="text">
      <style:text-properties fo:color="#222222"/>
    </style:style>
    <style:style style:name="T86_44" style:family="text">
      <style:text-properties fo:color="#222222"/>
    </style:style>
    <style:style style:name="T86_45" style:family="text">
      <style:text-properties fo:color="#222222"/>
    </style:style>
    <style:style style:name="T86_46" style:family="text">
      <style:text-properties fo:color="#222222"/>
    </style:style>
    <style:style style:name="T86_47" style:family="text">
      <style:text-properties fo:color="#222222"/>
    </style:style>
    <style:style style:name="T86_48" style:family="text">
      <style:text-properties fo:color="#222222"/>
    </style:style>
    <style:style style:name="T86_49" style:family="text">
      <style:text-properties fo:color="#222222"/>
    </style:style>
    <style:style style:name="T86_50" style:family="text">
      <style:text-properties fo:color="#222222"/>
    </style:style>
    <style:style style:name="T86_51" style:family="text">
      <style:text-properties fo:color="#222222"/>
    </style:style>
    <style:style style:name="T86_52" style:family="text">
      <style:text-properties fo:color="#222222"/>
    </style:style>
    <style:style style:name="T86_53" style:family="text">
      <style:text-properties fo:color="#222222"/>
    </style:style>
    <style:style style:name="T86_54" style:family="text">
      <style:text-properties fo:color="#222222"/>
    </style:style>
    <style:style style:name="T86_55" style:family="text">
      <style:text-properties fo:color="#222222"/>
    </style:style>
    <style:style style:name="T86_56" style:family="text">
      <style:text-properties fo:color="#222222"/>
    </style:style>
    <style:style style:name="P8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color="#222222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color="#222222"/>
    </style:style>
    <style:style style:name="T88_2" style:family="text"/>
    <style:style style:name="T88_3" style:family="text">
      <style:text-properties fo:color="#222222"/>
    </style:style>
    <style:style style:name="T88_4" style:family="text"/>
    <style:style style:name="T88_5" style:family="text">
      <style:text-properties fo:color="#1155cc" style:text-underline-style="solid" style:text-underline-color="font-color"/>
    </style:style>
    <style:style style:name="T88_6" style:family="text"/>
    <style:style style:name="T88_7" style:family="text">
      <style:text-properties fo:color="#1155cc" style:text-underline-style="solid" style:text-underline-color="font-color"/>
    </style:style>
    <style:style style:name="T88_8" style:family="text"/>
    <style:style style:name="T88_9" style:family="text">
      <style:text-properties fo:color="#222222" style:text-underline-style="solid" style:text-underline-color="font-color"/>
    </style:style>
    <style:style style:name="T88_10" style:family="text"/>
    <style:style style:name="T88_11" style:family="text">
      <style:text-properties fo:color="#1155cc" style:text-underline-style="solid" style:text-underline-color="font-color"/>
    </style:style>
    <style:style style:name="T88_12" style:family="text"/>
    <style:style style:name="T88_13" style:family="text">
      <style:text-properties fo:color="#1155cc" style:text-underline-style="solid" style:text-underline-color="font-color"/>
    </style:style>
    <style:style style:name="T88_14" style:family="text"/>
    <style:style style:name="T88_15" style:family="text">
      <style:text-properties fo:color="#1155cc" style:text-underline-style="solid" style:text-underline-color="font-color"/>
    </style:style>
    <style:style style:name="T88_16" style:family="text"/>
    <style:style style:name="T88_17" style:family="text">
      <style:text-properties fo:color="#1155cc" style:text-underline-style="solid" style:text-underline-color="font-color"/>
    </style:style>
    <style:style style:name="T88_18" style:family="text"/>
    <style:style style:name="T88_19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222222"/>
    </style:style>
    <style:style style:name="T89_2" style:family="text"/>
    <style:style style:name="T89_3" style:family="text">
      <style:text-properties fo:color="#222222"/>
    </style:style>
    <style:style style:name="T89_4" style:family="text"/>
    <style:style style:name="T89_5" style:family="text">
      <style:text-properties fo:color="#1155cc" style:text-underline-style="solid" style:text-underline-color="font-color"/>
    </style:style>
    <style:style style:name="T89_6" style:family="text"/>
    <style:style style:name="T89_7" style:family="text">
      <style:text-properties fo:color="#1155cc" style:text-underline-style="solid" style:text-underline-color="font-color"/>
    </style:style>
    <style:style style:name="T89_8" style:family="text"/>
    <style:style style:name="T89_9" style:family="text">
      <style:text-properties fo:color="#1155cc" style:text-underline-style="solid" style:text-underline-color="font-color"/>
    </style:style>
    <style:style style:name="T89_10" style:family="text"/>
    <style:style style:name="T89_11" style:family="text">
      <style:text-properties fo:color="#1155cc" style:text-underline-style="solid" style:text-underline-color="font-color"/>
    </style:style>
    <style:style style:name="T89_12" style:family="text"/>
    <style:style style:name="T89_13" style:family="text">
      <style:text-properties fo:color="#1155cc" style:text-underline-style="solid" style:text-underline-color="font-color"/>
    </style:style>
    <style:style style:name="T89_14" style:family="text"/>
    <style:style style:name="T89_15" style:family="text">
      <style:text-properties fo:color="#1155cc" style:text-underline-style="solid" style:text-underline-color="font-color"/>
    </style:style>
    <style:style style:name="T89_16" style:family="text"/>
    <style:style style:name="T89_17" style:family="text">
      <style:text-properties fo:color="#1155cc" style:text-underline-style="solid" style:text-underline-color="font-color"/>
    </style:style>
    <style:style style:name="T89_18" style:family="text"/>
    <style:style style:name="T89_19" style:family="text">
      <style:text-properties fo:color="#1155cc" style:text-underline-style="solid" style:text-underline-color="font-color"/>
    </style:style>
    <style:style style:name="T89_20" style:family="text"/>
    <style:style style:name="T89_21" style:family="text">
      <style:text-properties fo:color="#1155cc" style:text-underline-style="solid" style:text-underline-color="font-color"/>
    </style:style>
    <style:style style:name="T89_22" style:family="text"/>
    <style:style style:name="T89_23" style:family="text">
      <style:text-properties fo:color="#1155cc" style:text-underline-style="solid" style:text-underline-color="font-color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91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background-color="#ffffff" fo:color="#222222"/>
    </style:style>
    <style:style style:name="T92_2" style:family="text">
      <style:text-properties fo:background-color="#ffffff" fo:color="#222222"/>
    </style:style>
    <style:style style:name="T92_3" style:family="text">
      <style:text-properties fo:background-color="#ffffff" fo:color="#222222"/>
    </style:style>
    <style:style style:name="T92_4" style:family="text">
      <style:text-properties fo:background-color="#ffffff" fo:color="#222222"/>
    </style:style>
    <style:style style:name="T92_5" style:family="text">
      <style:text-properties fo:background-color="#ffffff" fo:color="#222222"/>
    </style:style>
    <style:style style:name="T92_6" style:family="text">
      <style:text-properties fo:background-color="#ffffff" fo:color="#222222"/>
    </style:style>
    <style:style style:name="T92_7" style:family="text">
      <style:text-properties fo:background-color="#ffffff" fo:color="#222222"/>
    </style:style>
    <style:style style:name="T92_8" style:family="text">
      <style:text-properties fo:background-color="#ffffff" fo:color="#222222"/>
    </style:style>
    <style:style style:name="T92_9" style:family="text"/>
    <style:style style:name="T92_10" style:family="text">
      <style:text-properties fo:background-color="#ffffff" fo:color="#1155cc" style:text-underline-style="solid" style:text-underline-color="font-color"/>
    </style:style>
    <style:style style:name="T92_11" style:family="text"/>
    <style:style style:name="T92_12" style:family="text">
      <style:text-properties fo:background-color="#ffffff" fo:color="#1155cc" style:text-underline-style="solid" style:text-underline-color="font-color"/>
    </style:style>
    <style:style style:name="T92_13" style:family="text"/>
    <style:style style:name="T92_14" style:family="text">
      <style:text-properties fo:background-color="#ffffff" fo:color="#1155cc" style:text-underline-style="solid" style:text-underline-color="font-color"/>
    </style:style>
    <style:style style:name="T92_15" style:family="text"/>
    <style:style style:name="T92_16" style:family="text">
      <style:text-properties fo:background-color="#ffffff" fo:color="#1155cc" style:text-underline-style="solid" style:text-underline-color="font-color"/>
    </style:style>
    <style:style style:name="T92_17" style:family="text"/>
    <style:style style:name="T92_18" style:family="text">
      <style:text-properties fo:background-color="#ffffff" fo:color="#1155cc" style:text-underline-style="solid" style:text-underline-color="font-color"/>
    </style:style>
    <style:style style:name="T92_19" style:family="text"/>
    <style:style style:name="T92_20" style:family="text">
      <style:text-properties fo:background-color="#ffffff" fo:color="#1155cc" style:text-underline-style="solid" style:text-underline-color="font-color"/>
    </style:style>
    <style:style style:name="T92_21" style:family="text"/>
    <style:style style:name="T92_22" style:family="text">
      <style:text-properties fo:background-color="#ffffff" fo:color="#1155cc" style:text-underline-style="solid" style:text-underline-color="font-color"/>
    </style:style>
    <style:style style:name="T92_23" style:family="text"/>
    <style:style style:name="T92_24" style:family="text">
      <style:text-properties fo:background-color="#ffffff" fo:color="#1155cc" style:text-underline-style="solid" style:text-underline-color="font-color"/>
    </style:style>
    <style:style style:name="T92_25" style:family="text"/>
    <style:style style:name="T92_26" style:family="text">
      <style:text-properties fo:background-color="#ffffff" fo:color="#1155cc" style:text-underline-style="solid" style:text-underline-color="font-color"/>
    </style:style>
    <style:style style:name="T92_27" style:family="text"/>
    <style:style style:name="T92_28" style:family="text">
      <style:text-properties fo:background-color="#ffffff" fo:color="#1155cc" style:text-underline-style="solid" style:text-underline-color="font-color"/>
    </style:style>
    <style:style style:name="T92_29" style:family="text"/>
    <style:style style:name="T92_30" style:family="text">
      <style:text-properties fo:background-color="#ffffff" fo:color="#1155cc" style:text-underline-style="solid" style:text-underline-color="font-color"/>
    </style:style>
    <style:style style:name="T92_31" style:family="text"/>
    <style:style style:name="T92_32" style:family="text">
      <style:text-properties fo:background-color="#ffffff" fo:color="#1155cc" style:text-underline-style="solid" style:text-underline-color="font-color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color="#222222"/>
    </style:style>
    <style:style style:name="T93_2" style:family="text">
      <style:text-properties fo:color="#222222"/>
    </style:style>
    <style:style style:name="T93_3" style:family="text">
      <style:text-properties fo:color="#222222"/>
    </style:style>
    <style:style style:name="T93_4" style:family="text">
      <style:text-properties fo:color="#222222"/>
    </style:style>
    <style:style style:name="T93_5" style:family="text"/>
    <style:style style:name="T93_6" style:family="text">
      <style:text-properties fo:color="#1155cc" style:text-underline-style="solid" style:text-underline-color="font-color"/>
    </style:style>
    <style:style style:name="T93_7" style:family="text"/>
    <style:style style:name="T93_8" style:family="text">
      <style:text-properties fo:color="#1155cc" style:text-underline-style="solid" style:text-underline-color="font-color"/>
    </style:style>
    <style:style style:name="T93_9" style:family="text"/>
    <style:style style:name="T93_10" style:family="text">
      <style:text-properties fo:color="#1155cc" style:text-underline-style="solid" style:text-underline-color="font-color"/>
    </style:style>
    <style:style style:name="T93_11" style:family="text"/>
    <style:style style:name="T93_12" style:family="text">
      <style:text-properties fo:color="#1155cc" style:text-underline-style="solid" style:text-underline-color="font-color"/>
    </style:style>
    <style:style style:name="T93_13" style:family="text"/>
    <style:style style:name="T93_14" style:family="text">
      <style:text-properties fo:color="#1155cc" style:text-underline-style="solid" style:text-underline-color="font-color"/>
    </style:style>
    <style:style style:name="T93_15" style:family="text"/>
    <style:style style:name="T93_16" style:family="text">
      <style:text-properties fo:color="#1155cc" style:text-underline-style="solid" style:text-underline-color="font-color"/>
    </style:style>
    <style:style style:name="T93_17" style:family="text"/>
    <style:style style:name="T93_18" style:family="text">
      <style:text-properties fo:color="#1155cc" style:text-underline-style="solid" style:text-underline-color="font-color"/>
    </style:style>
    <style:style style:name="T93_19" style:family="text"/>
    <style:style style:name="T93_20" style:family="text">
      <style:text-properties fo:color="#1155cc" style:text-underline-style="solid" style:text-underline-color="font-color"/>
    </style:style>
    <style:style style:name="T93_21" style:family="text"/>
    <style:style style:name="T93_22" style:family="text">
      <style:text-properties fo:color="#1155cc" style:text-underline-style="solid" style:text-underline-color="font-color"/>
    </style:style>
    <style:style style:name="T93_23" style:family="text"/>
    <style:style style:name="T93_24" style:family="text">
      <style:text-properties fo:color="#1155cc" style:text-underline-style="solid" style:text-underline-color="font-color"/>
    </style:style>
    <style:style style:name="T93_25" style:family="text"/>
    <style:style style:name="T93_26" style:family="text">
      <style:text-properties fo:color="#1155cc" style:text-underline-style="solid" style:text-underline-color="font-color"/>
    </style:style>
    <style:style style:name="T93_27" style:family="text"/>
    <style:style style:name="T93_28" style:family="text">
      <style:text-properties fo:color="#1155cc" style:text-underline-style="solid" style:text-underline-color="font-color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color="#222222"/>
    </style:style>
    <style:style style:name="T94_2" style:family="text">
      <style:text-properties fo:color="#222222"/>
    </style:style>
    <style:style style:name="T94_3" style:family="text">
      <style:text-properties fo:color="#222222"/>
    </style:style>
    <style:style style:name="T94_4" style:family="text">
      <style:text-properties fo:color="#222222"/>
    </style:style>
    <style:style style:name="T94_5" style:family="text">
      <style:text-properties fo:color="#222222"/>
    </style:style>
    <style:style style:name="T94_6" style:family="text">
      <style:text-properties fo:color="#222222"/>
    </style:style>
    <style:style style:name="T94_7" style:family="text">
      <style:text-properties fo:color="#222222"/>
    </style:style>
    <style:style style:name="T94_8" style:family="text">
      <style:text-properties fo:color="#222222"/>
    </style:style>
    <style:style style:name="T94_9" style:family="text"/>
    <style:style style:name="T94_10" style:family="text">
      <style:text-properties fo:color="#1155cc" style:text-underline-style="solid" style:text-underline-color="font-color"/>
    </style:style>
    <style:style style:name="T94_11" style:family="text"/>
    <style:style style:name="T94_12" style:family="text">
      <style:text-properties fo:color="#1155cc" style:text-underline-style="solid" style:text-underline-color="font-color"/>
    </style:style>
    <style:style style:name="T94_13" style:family="text"/>
    <style:style style:name="T94_14" style:family="text">
      <style:text-properties fo:color="#1155cc" style:text-underline-style="solid" style:text-underline-color="font-color"/>
    </style:style>
    <style:style style:name="T94_15" style:family="text"/>
    <style:style style:name="T94_16" style:family="text">
      <style:text-properties fo:color="#1155cc" style:text-underline-style="solid" style:text-underline-color="font-color"/>
    </style:style>
    <style:style style:name="T94_17" style:family="text"/>
    <style:style style:name="T94_18" style:family="text">
      <style:text-properties fo:color="#1155cc" style:text-underline-style="solid" style:text-underline-color="font-color"/>
    </style:style>
    <style:style style:name="T94_19" style:family="text"/>
    <style:style style:name="T94_20" style:family="text">
      <style:text-properties fo:color="#1155cc" style:text-underline-style="solid" style:text-underline-color="font-color"/>
    </style:style>
    <style:style style:name="T94_21" style:family="text"/>
    <style:style style:name="T94_22" style:family="text">
      <style:text-properties fo:color="#1155cc" style:text-underline-style="solid" style:text-underline-color="font-color"/>
    </style:style>
    <style:style style:name="T94_23" style:family="text"/>
    <style:style style:name="T94_24" style:family="text">
      <style:text-properties fo:color="#1155cc" style:text-underline-style="solid" style:text-underline-color="font-color"/>
    </style:style>
    <style:style style:name="T94_25" style:family="text"/>
    <style:style style:name="T94_26" style:family="text">
      <style:text-properties fo:color="#1155cc" style:text-underline-style="solid" style:text-underline-color="font-color"/>
    </style:style>
    <style:style style:name="T94_27" style:family="text"/>
    <style:style style:name="T94_28" style:family="text">
      <style:text-properties fo:color="#1155cc" style:text-underline-style="solid" style:text-underline-color="font-color"/>
    </style:style>
    <style:style style:name="T94_29" style:family="text"/>
    <style:style style:name="T94_30" style:family="text">
      <style:text-properties fo:color="#1155cc" style:text-underline-style="solid" style:text-underline-color="font-color"/>
    </style:style>
    <style:style style:name="T94_31" style:family="text"/>
    <style:style style:name="T94_32" style:family="text">
      <style:text-properties fo:color="#1155cc" style:text-underline-style="solid" style:text-underline-color="font-color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222222"/>
    </style:style>
    <style:style style:name="T95_2" style:family="text">
      <style:text-properties fo:color="#222222"/>
    </style:style>
    <style:style style:name="T95_3" style:family="text">
      <style:text-properties fo:color="#222222"/>
    </style:style>
    <style:style style:name="T95_4" style:family="text">
      <style:text-properties fo:color="#222222"/>
    </style:style>
    <style:style style:name="T95_5" style:family="text">
      <style:text-properties fo:color="#222222"/>
    </style:style>
    <style:style style:name="T95_6" style:family="text">
      <style:text-properties fo:color="#222222"/>
    </style:style>
    <style:style style:name="T95_7" style:family="text">
      <style:text-properties fo:color="#222222"/>
    </style:style>
    <style:style style:name="T95_8" style:family="text">
      <style:text-properties fo:color="#222222"/>
    </style:style>
    <style:style style:name="T95_9" style:family="text">
      <style:text-properties fo:color="#222222"/>
    </style:style>
    <style:style style:name="T95_10" style:family="text">
      <style:text-properties fo:color="#222222"/>
    </style:style>
    <style:style style:name="T95_11" style:family="text">
      <style:text-properties fo:color="#222222"/>
    </style:style>
    <style:style style:name="T95_12" style:family="text">
      <style:text-properties fo:color="#222222"/>
    </style:style>
    <style:style style:name="T95_13" style:family="text"/>
    <style:style style:name="T95_14" style:family="text">
      <style:text-properties fo:color="#1155cc" style:text-underline-style="solid" style:text-underline-color="font-color"/>
    </style:style>
    <style:style style:name="T95_15" style:family="text"/>
    <style:style style:name="T95_16" style:family="text">
      <style:text-properties fo:color="#1155cc" style:text-underline-style="solid" style:text-underline-color="font-color"/>
    </style:style>
    <style:style style:name="T95_17" style:family="text"/>
    <style:style style:name="T95_18" style:family="text">
      <style:text-properties fo:color="#1155cc" style:text-underline-style="solid" style:text-underline-color="font-color"/>
    </style:style>
    <style:style style:name="T95_19" style:family="text"/>
    <style:style style:name="T95_20" style:family="text">
      <style:text-properties fo:color="#1155cc" style:text-underline-style="solid" style:text-underline-color="font-color"/>
    </style:style>
    <style:style style:name="T95_21" style:family="text"/>
    <style:style style:name="T95_22" style:family="text">
      <style:text-properties fo:color="#1155cc" style:text-underline-style="solid" style:text-underline-color="font-color"/>
    </style:style>
    <style:style style:name="T95_23" style:family="text"/>
    <style:style style:name="T95_24" style:family="text">
      <style:text-properties fo:color="#1155cc" style:text-underline-style="solid" style:text-underline-color="font-color"/>
    </style:style>
    <style:style style:name="T95_25" style:family="text"/>
    <style:style style:name="T95_26" style:family="text">
      <style:text-properties fo:color="#1155cc" style:text-underline-style="solid" style:text-underline-color="font-color"/>
    </style:style>
    <style:style style:name="T95_27" style:family="text"/>
    <style:style style:name="T95_28" style:family="text">
      <style:text-properties fo:color="#1155cc" style:text-underline-style="solid" style:text-underline-color="font-color"/>
    </style:style>
    <style:style style:name="T95_29" style:family="text"/>
    <style:style style:name="T95_30" style:family="text">
      <style:text-properties fo:color="#1155cc" style:text-underline-style="solid" style:text-underline-color="font-color"/>
    </style:style>
    <style:style style:name="T95_31" style:family="text"/>
    <style:style style:name="T95_32" style:family="text">
      <style:text-properties fo:color="#1155cc" style:text-underline-style="solid" style:text-underline-color="font-color"/>
    </style:style>
    <style:style style:name="T95_33" style:family="text"/>
    <style:style style:name="T95_34" style:family="text">
      <style:text-properties fo:color="#1155cc" style:text-underline-style="solid" style:text-underline-color="font-color"/>
    </style:style>
    <style:style style:name="T95_35" style:family="text"/>
    <style:style style:name="T95_36" style:family="text">
      <style:text-properties fo:color="#1155cc" style:text-underline-style="solid" style:text-underline-color="font-color"/>
    </style:style>
    <style:style style:name="P96" style:family="paragraph" style:parent-style-name="Standard">
      <style:paragraph-properties fo:break-before="page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weight="bold" style:font-weight-asian="bold" style:font-weight-complex="bold" style:text-underline-style="solid" style:text-underline-color="font-color"/>
    </style:style>
    <style:style style:name="T98_2" style:family="text">
      <style:text-properties fo:font-weight="bold" style:font-weight-asian="bold" style:font-weight-complex="bold" style:text-underline-style="solid" style:text-underline-color="font-color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P100" style:family="paragraph" style:parent-style-name="Standard">
      <style:paragraph-properties fo:break-before="auto" fo:line-height="115%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break-before="auto" fo:line-height="115%" fo:margin-top="0cm" fo:margin-bottom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weight="bold" style:font-weight-asian="bold" style:font-weight-complex="bold" style:text-underline-style="solid" style:text-underline-color="font-color"/>
    </style:style>
    <style:style style:name="T108_2" style:family="text">
      <style:text-properties fo:font-weight="bold" style:font-weight-asian="bold" style:font-weight-complex="bold" style:text-underline-style="solid" style:text-underline-color="font-color"/>
    </style:style>
    <style:style style:name="T108_3" style:family="text">
      <style:text-properties fo:font-weight="bold" style:font-weight-asian="bold" style:font-weight-complex="bold" style:text-underline-style="solid" style:text-underline-color="font-color"/>
    </style:style>
    <style:style style:name="T108_4" style:family="text">
      <style:text-properties fo:font-weight="bold" style:font-weight-asian="bold" style:font-weight-complex="bold" style:text-underline-style="solid" style:text-underline-color="font-color"/>
    </style:style>
    <style:style style:name="T108_5" style:family="text">
      <style:text-properties fo:font-weight="bold" style:font-weight-asian="bold" style:font-weight-complex="bold" style:text-underline-style="solid" style:text-underline-color="font-color"/>
    </style:style>
    <style:style style:name="T108_6" style:family="text">
      <style:text-properties fo:font-weight="bold" style:font-weight-asian="bold" style:font-weight-complex="bold" style:text-underline-style="solid" style:text-underline-color="font-color"/>
    </style:style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93%" style:writing-mode="lr-tb"/>
    </style:style>
    <style:style style:name="T110_1" style:family="text">
      <style:text-properties style:font-name="Times New Roman" style:font-name-asian="Times New Roman" style:font-name-complex="Times New Roman"/>
    </style:style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P111" style:family="paragraph" style:parent-style-name="Standard">
      <style:paragraph-properties fo:break-before="auto" fo:line-height="93%" style:writing-mode="lr-tb"/>
    </style:style>
    <style:style style:name="T111_1" style:family="text"/>
    <style:style style:name="T111_2" style:family="text"/>
    <style:style style:name="P112" style:family="paragraph" style:parent-style-name="Standard">
      <style:paragraph-properties fo:break-before="auto" fo:line-height="93%" style:writing-mode="lr-tb"/>
    </style:style>
    <style:style style:name="T112_1" style:family="text"/>
    <style:style style:name="T112_2" style:family="text"/>
    <style:style style:name="P113" style:family="paragraph" style:parent-style-name="Standard">
      <style:paragraph-properties fo:break-before="auto" fo:line-height="93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P114" style:family="paragraph" style:parent-style-name="Standard">
      <style:paragraph-properties fo:break-before="auto" fo:line-height="93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P115" style:family="paragraph" style:parent-style-name="Standard">
      <style:paragraph-properties fo:break-before="auto" fo:line-height="93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P116" style:family="paragraph" style:parent-style-name="Standard">
      <style:paragraph-properties fo:break-before="auto" fo:line-height="93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P117" style:family="paragraph" style:parent-style-name="Standard">
      <style:paragraph-properties fo:break-before="auto" fo:line-height="93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P118" style:family="paragraph" style:parent-style-name="Standard">
      <style:paragraph-properties fo:break-before="auto" fo:line-height="93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P119" style:family="paragraph" style:parent-style-name="Standard">
      <style:paragraph-properties fo:break-before="auto" fo:line-height="93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P120" style:family="paragraph" style:parent-style-name="Standard">
      <style:paragraph-properties fo:break-before="auto" fo:line-height="93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P121" style:family="paragraph" style:parent-style-name="Standard">
      <style:paragraph-properties fo:break-before="auto" fo:line-height="93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P122" style:family="paragraph" style:parent-style-name="Standard">
      <style:paragraph-properties fo:break-before="auto" fo:line-height="93%" style:writing-mode="lr-tb"/>
    </style:style>
    <style:style style:name="P123" style:family="paragraph" style:parent-style-name="Standard">
      <style:paragraph-properties fo:break-before="auto" fo:line-height="93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P124" style:family="paragraph" style:parent-style-name="Standard">
      <style:paragraph-properties fo:break-before="auto" fo:line-height="93%" style:writing-mode="lr-tb"/>
    </style:style>
    <style:style style:name="P125" style:family="paragraph" style:parent-style-name="Standard">
      <style:paragraph-properties fo:break-before="auto" fo:line-height="93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P126" style:family="paragraph" style:parent-style-name="Standard">
      <style:paragraph-properties fo:break-before="auto" fo:line-height="115%" style:writing-mode="lr-tb"/>
    </style:style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weight="bold" style:font-weight-asian="bold" style:font-weight-complex="bold" style:text-underline-style="solid" style:text-underline-color="font-color"/>
    </style:style>
    <style:style style:name="T128_2" style:family="text">
      <style:text-properties fo:font-weight="bold" style:font-weight-asian="bold" style:font-weight-complex="bold" style:text-underline-style="solid" style:text-underline-color="font-color"/>
    </style:style>
    <style:style style:name="T128_3" style:family="text">
      <style:text-properties fo:font-weight="bold" style:font-weight-asian="bold" style:font-weight-complex="bold" style:text-underline-style="solid" style:text-underline-color="font-color"/>
    </style:style>
    <style:style style:name="T128_4" style:family="text">
      <style:text-properties fo:font-weight="bold" style:font-weight-asian="bold" style:font-weight-complex="bold" style:text-underline-style="solid" style:text-underline-color="font-color"/>
    </style:style>
    <style:style style:name="T128_5" style:family="text">
      <style:text-properties fo:font-weight="bold" style:font-weight-asian="bold" style:font-weight-complex="bold" style:text-underline-style="solid" style:text-underline-color="font-color"/>
    </style:style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P139" style:family="paragraph" style:parent-style-name="Standard">
      <style:paragraph-properties fo:break-before="auto" fo:line-height="115%" style:writing-mode="lr-tb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P141" style:family="paragraph" style:parent-style-name="Standard">
      <style:paragraph-properties fo:break-before="auto" fo:line-height="115%" style:writing-mode="lr-tb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weight="bold" style:font-weight-asian="bold" style:font-weight-complex="bold" style:text-underline-style="solid" style:text-underline-color="font-color"/>
    </style:style>
    <style:style style:name="P153" style:family="paragraph" style:parent-style-name="Standard">
      <style:paragraph-properties fo:break-before="auto" fo:line-height="115%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P154" style:family="paragraph" style:parent-style-name="Standard">
      <style:paragraph-properties fo:break-before="auto" fo:line-height="115%" fo:margin-top="0cm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P155" style:family="paragraph" style:parent-style-name="Standard">
      <style:paragraph-properties fo:break-before="auto" fo:line-height="115%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P156" style:family="paragraph" style:parent-style-name="Standard">
      <style:paragraph-properties fo:break-before="auto" fo:line-height="115%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P157" style:family="paragraph" style:parent-style-name="Standard">
      <style:paragraph-properties fo:break-before="auto" fo:line-height="115%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P158" style:family="paragraph" style:parent-style-name="Standard">
      <style:paragraph-properties fo:break-before="auto" fo:line-height="115%" fo:margin-top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P159" style:family="paragraph" style:parent-style-name="Standard">
      <style:paragraph-properties fo:break-before="auto" fo:line-height="115%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P160" style:family="paragraph" style:parent-style-name="Standard">
      <style:paragraph-properties fo:break-before="auto" fo:line-height="115%" fo:margin-top="0cm" fo:margin-bottom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>
      <style:text-properties fo:font-weight="bold" style:font-weight-asian="bold" style:font-weight-complex="bold" style:text-underline-style="solid" style:text-underline-color="font-color"/>
    </style:style>
    <style:style style:name="T162_2" style:family="text">
      <style:text-properties fo:font-weight="bold" style:font-weight-asian="bold" style:font-weight-complex="bold" style:text-underline-style="solid" style:text-underline-color="font-color"/>
    </style:style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P170" style:family="paragraph" style:parent-style-name="Standard">
      <style:paragraph-properties fo:break-before="auto" fo:line-height="115%" style:writing-mode="lr-tb"/>
    </style:style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/>
    <style:style style:name="T174_2" style:family="text"/>
    <style:style style:name="T174_3" style:family="text"/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P176" style:family="paragraph" style:parent-style-name="Standard">
      <style:paragraph-properties fo:break-before="auto" fo:line-height="115%" style:writing-mode="lr-tb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weight="bold" style:font-weight-asian="bold" style:font-weight-complex="bold" style:text-underline-style="solid" style:text-underline-color="font-color"/>
    </style:style>
    <style:style style:name="T177_2" style:family="text">
      <style:text-properties fo:font-weight="bold" style:font-weight-asian="bold" style:font-weight-complex="bold" style:text-underline-style="solid" style:text-underline-color="font-color"/>
    </style:style>
    <style:style style:name="T177_3" style:family="text">
      <style:text-properties fo:font-weight="bold" style:font-weight-asian="bold" style:font-weight-complex="bold" style:text-underline-style="solid" style:text-underline-color="font-color"/>
    </style:style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P182" style:family="paragraph" style:parent-style-name="Standard">
      <style:paragraph-properties fo:break-before="auto" fo:line-height="115%" fo:margin-top="0cm" fo:margin-bottom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P183" style:family="paragraph" style:parent-style-name="Standard">
      <style:paragraph-properties fo:break-before="auto" fo:line-height="115%" style:writing-mode="lr-tb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weight="bold" style:font-weight-asian="bold" style:font-weight-complex="bold" style:text-underline-style="solid" style:text-underline-color="font-color"/>
    </style:style>
    <style:style style:name="T184_2" style:family="text">
      <style:text-properties fo:font-weight="bold" style:font-weight-asian="bold" style:font-weight-complex="bold" style:text-underline-style="solid" style:text-underline-color="font-color"/>
    </style:style>
    <style:style style:name="T184_3" style:family="text">
      <style:text-properties fo:font-weight="bold" style:font-weight-asian="bold" style:font-weight-complex="bold" style:text-underline-style="solid" style:text-underline-color="font-color"/>
    </style:style>
    <style:style style:name="P185" style:family="paragraph" style:parent-style-name="Standard">
      <style:paragraph-properties fo:break-before="auto" fo:line-height="115%" fo:margin-top="0cm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line-height="115%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>
      <style:text-properties fo:color="#1155cc"/>
    </style:style>
    <style:style style:name="T187_19" style:family="text"/>
    <style:style style:name="T187_20" style:family="text">
      <style:text-properties fo:color="#1155cc"/>
    </style:style>
    <style:style style:name="T187_21" style:family="text"/>
    <style:style style:name="T187_22" style:family="text">
      <style:text-properties fo:color="#1155cc"/>
    </style:style>
    <style:style style:name="T187_23" style:family="text"/>
    <style:style style:name="T187_24" style:family="text">
      <style:text-properties fo:color="#1155cc"/>
    </style:style>
    <style:style style:name="T187_25" style:family="text"/>
    <style:style style:name="T187_26" style:family="text">
      <style:text-properties fo:color="#1155cc"/>
    </style:style>
    <style:style style:name="T187_27" style:family="text"/>
    <style:style style:name="T187_28" style:family="text">
      <style:text-properties fo:color="#1155cc"/>
    </style:style>
    <style:style style:name="T187_29" style:family="text"/>
    <style:style style:name="T187_30" style:family="text">
      <style:text-properties fo:color="#1155cc"/>
    </style:style>
    <style:style style:name="T187_31" style:family="text"/>
    <style:style style:name="T187_32" style:family="text">
      <style:text-properties fo:color="#1155cc"/>
    </style:style>
    <style:style style:name="T187_33" style:family="text"/>
    <style:style style:name="T187_34" style:family="text">
      <style:text-properties fo:color="#1155cc"/>
    </style:style>
    <style:style style:name="T187_35" style:family="text"/>
    <style:style style:name="T187_36" style:family="text">
      <style:text-properties fo:color="#1155cc"/>
    </style:style>
    <style:style style:name="T187_37" style:family="text"/>
    <style:style style:name="T187_38" style:family="text">
      <style:text-properties fo:color="#1155cc"/>
    </style:style>
    <style:style style:name="T187_39" style:family="text"/>
    <style:style style:name="T187_40" style:family="text">
      <style:text-properties fo:color="#1155cc"/>
    </style:style>
    <style:style style:name="T187_41" style:family="text"/>
    <style:style style:name="T187_42" style:family="text">
      <style:text-properties fo:color="#1155cc"/>
    </style:style>
    <style:style style:name="T187_43" style:family="text"/>
    <style:style style:name="T187_44" style:family="text">
      <style:text-properties fo:color="#1155cc"/>
    </style:style>
    <style:style style:name="T187_45" style:family="text"/>
    <style:style style:name="T187_46" style:family="text">
      <style:text-properties fo:color="#1155cc"/>
    </style:style>
    <style:style style:name="T187_47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P190" style:family="paragraph" style:parent-style-name="Standard">
      <style:paragraph-properties fo:break-before="auto" fo:line-height="115%" fo:margin-top="0cm" fo:margin-bottom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>
      <style:text-properties fo:color="#1155cc" style:text-underline-style="solid" style:text-underline-color="font-color"/>
    </style:style>
    <style:style style:name="T190_13" style:family="text"/>
    <style:style style:name="T190_14" style:family="text">
      <style:text-properties fo:color="#1155cc" style:text-underline-style="solid" style:text-underline-color="font-color"/>
    </style:style>
    <style:style style:name="T190_15" style:family="text"/>
    <style:style style:name="T190_16" style:family="text">
      <style:text-properties fo:color="#1155cc" style:text-underline-style="solid" style:text-underline-color="font-color"/>
    </style:style>
    <style:style style:name="T190_17" style:family="text"/>
    <style:style style:name="T190_18" style:family="text">
      <style:text-properties fo:color="#1155cc" style:text-underline-style="solid" style:text-underline-color="font-color"/>
    </style:style>
    <style:style style:name="T190_19" style:family="text"/>
    <style:style style:name="T190_20" style:family="text">
      <style:text-properties fo:color="#1155cc" style:text-underline-style="solid" style:text-underline-color="font-color"/>
    </style:style>
    <style:style style:name="T190_21" style:family="text"/>
    <style:style style:name="T190_22" style:family="text">
      <style:text-properties fo:color="#1155cc" style:text-underline-style="solid" style:text-underline-color="font-color"/>
    </style:style>
    <style:style style:name="T190_23" style:family="text"/>
    <style:style style:name="T190_24" style:family="text">
      <style:text-properties fo:color="#1155cc" style:text-underline-style="solid" style:text-underline-color="font-color"/>
    </style:style>
    <style:style style:name="T190_25" style:family="text"/>
    <style:style style:name="T190_26" style:family="text">
      <style:text-properties fo:color="#1155cc" style:text-underline-style="solid" style:text-underline-color="font-color"/>
    </style:style>
    <style:style style:name="T190_27" style:family="text"/>
    <style:style style:name="T190_28" style:family="text">
      <style:text-properties fo:color="#1155cc" style:text-underline-style="solid" style:text-underline-color="font-color"/>
    </style:style>
    <style:style style:name="T190_29" style:family="text"/>
    <style:style style:name="T190_30" style:family="text">
      <style:text-properties fo:color="#1155cc" style:text-underline-style="solid" style:text-underline-color="font-color"/>
    </style:style>
    <style:style style:name="T190_31" style:family="text"/>
    <style:style style:name="T190_32" style:family="text">
      <style:text-properties fo:color="#1155cc" style:text-underline-style="solid" style:text-underline-color="font-color"/>
    </style:style>
    <style:style style:name="T190_33" style:family="text"/>
    <style:style style:name="T190_34" style:family="text">
      <style:text-properties fo:color="#1155cc" style:text-underline-style="solid" style:text-underline-color="font-color"/>
    </style:style>
    <style:style style:name="T190_35" style:family="text"/>
    <style:style style:name="T190_36" style:family="text">
      <style:text-properties fo:color="#1155cc" style:text-underline-style="solid" style:text-underline-color="font-color"/>
    </style:style>
    <style:style style:name="T190_37" style:family="text"/>
    <style:style style:name="T190_38" style:family="text">
      <style:text-properties fo:color="#1155cc" style:text-underline-style="solid" style:text-underline-color="font-color"/>
    </style:style>
    <style:style style:name="T190_39" style:family="text"/>
    <style:style style:name="P19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weight="bold" style:font-weight-asian="bold" style:font-weight-complex="bold" style:text-underline-style="solid" style:text-underline-color="font-color"/>
    </style:style>
    <style:style style:name="T192_2" style:family="text">
      <style:text-properties fo:font-weight="bold" style:font-weight-asian="bold" style:font-weight-complex="bold" style:text-underline-style="solid" style:text-underline-color="font-color"/>
    </style:style>
    <style:style style:name="T192_3" style:family="text">
      <style:text-properties fo:font-weight="bold" style:font-weight-asian="bold" style:font-weight-complex="bold" style:text-underline-style="solid" style:text-underline-color="font-color"/>
    </style:style>
    <style:style style:name="T192_4" style:family="text">
      <style:text-properties fo:font-weight="bold" style:font-weight-asian="bold" style:font-weight-complex="bold" style:text-underline-style="solid" style:text-underline-color="font-color"/>
    </style:style>
    <style:style style:name="T192_5" style:family="text">
      <style:text-properties fo:font-weight="bold" style:font-weight-asian="bold" style:font-weight-complex="bold" style:text-underline-style="solid" style:text-underline-color="font-color"/>
    </style:style>
    <style:style style:name="T192_6" style:family="text">
      <style:text-properties fo:font-weight="bold" style:font-weight-asian="bold" style:font-weight-complex="bold" style:text-underline-style="solid" style:text-underline-color="font-color"/>
    </style:style>
    <style:style style:name="T192_7" style:family="text"/>
    <style:style style:name="T192_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2_9" style:family="text"/>
    <style:style style:name="T192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2_11" style:family="text"/>
    <style:style style:name="T192_12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2_13" style:family="text"/>
    <style:style style:name="T192_1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2_15" style:family="text"/>
    <style:style style:name="T192_16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2_17" style:family="text"/>
    <style:style style:name="T192_18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92_19" style:family="text">
      <style:text-properties fo:font-weight="bold" style:font-weight-asian="bold" style:font-weight-complex="bold" style:text-underline-style="solid" style:text-underline-color="font-color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T194_2" style:family="text"/>
    <style:style style:name="T194_3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T195_2" style:family="text"/>
    <style:style style:name="T195_3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T196_2" style:family="text"/>
    <style:style style:name="T196_3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T197_13" style:family="text"/>
    <style:style style:name="T197_14" style:family="text"/>
    <style:style style:name="T197_15" style:family="text"/>
    <style:style style:name="T197_16" style:family="text"/>
    <style:style style:name="T197_17" style:family="text"/>
    <style:style style:name="T197_18" style:family="text"/>
    <style:style style:name="T197_19" style:family="text"/>
    <style:style style:name="T197_20" style:family="text"/>
    <style:style style:name="T197_21" style:family="text"/>
    <style:style style:name="T197_22" style:family="text"/>
    <style:style style:name="T197_23" style:family="text"/>
    <style:style style:name="T197_24" style:family="text"/>
    <style:style style:name="T197_25" style:family="text"/>
    <style:style style:name="T197_26" style:family="text"/>
    <style:style style:name="T197_27" style:family="text"/>
    <style:style style:name="T197_28" style:family="text"/>
    <style:style style:name="T197_29" style:family="text"/>
    <style:style style:name="T197_30" style:family="text"/>
    <style:style style:name="T197_31" style:family="text"/>
    <style:style style:name="T197_32" style:family="text"/>
    <style:style style:name="T197_33" style:family="text"/>
    <style:style style:name="T197_34" style:family="text"/>
    <style:style style:name="T197_35" style:family="text"/>
    <style:style style:name="T197_36" style:family="text"/>
    <style:style style:name="T197_37" style:family="text"/>
    <style:style style:name="T197_38" style:family="text"/>
    <style:style style:name="T197_39" style:family="text"/>
    <style:style style:name="T197_40" style:family="text"/>
    <style:style style:name="T197_41" style:family="text"/>
    <style:style style:name="T197_42" style:family="text"/>
    <style:style style:name="T197_43" style:family="text"/>
    <style:style style:name="T197_44" style:family="text"/>
    <style:style style:name="T197_45" style:family="text"/>
    <style:style style:name="T197_46" style:family="text"/>
    <style:style style:name="T197_47" style:family="text"/>
    <style:style style:name="T197_48" style:family="text"/>
    <style:style style:name="T197_49" style:family="text"/>
    <style:style style:name="T197_50" style:family="text"/>
    <style:style style:name="T197_51" style:family="text"/>
    <style:style style:name="T197_52" style:family="text"/>
    <style:style style:name="T197_53" style:family="text"/>
    <style:style style:name="T197_54" style:family="text"/>
    <style:style style:name="T197_55" style:family="text"/>
    <style:style style:name="T197_56" style:family="text"/>
    <style:style style:name="T197_57" style:family="text"/>
    <style:style style:name="T197_58" style:family="text"/>
    <style:style style:name="T197_59" style:family="text"/>
    <style:style style:name="T197_60" style:family="text"/>
    <style:style style:name="T197_61" style:family="text"/>
    <style:style style:name="T197_62" style:family="text"/>
    <style:style style:name="T197_63" style:family="text"/>
    <style:style style:name="T197_64" style:family="text"/>
    <style:style style:name="T197_65" style:family="text"/>
    <style:style style:name="T197_66" style:family="text"/>
    <style:style style:name="T197_67" style:family="text"/>
    <style:style style:name="T197_68" style:family="text"/>
    <style:style style:name="T197_69" style:family="text"/>
    <style:style style:name="T197_70" style:family="text"/>
    <style:style style:name="T197_71" style:family="text"/>
    <style:style style:name="T197_72" style:family="text"/>
    <style:style style:name="T197_73" style:family="text"/>
    <style:style style:name="T197_74" style:family="text"/>
    <style:style style:name="T197_75" style:family="text"/>
    <style:style style:name="T197_76" style:family="text"/>
    <style:style style:name="T197_77" style:family="text"/>
    <style:style style:name="T197_78" style:family="text"/>
    <style:style style:name="T197_79" style:family="text"/>
    <style:style style:name="T197_80" style:family="text"/>
    <style:style style:name="T197_81" style:family="text"/>
    <style:style style:name="T197_82" style:family="text"/>
    <style:style style:name="T197_83" style:family="text"/>
    <style:style style:name="T197_84" style:family="text"/>
    <style:style style:name="T197_85" style:family="text"/>
    <style:style style:name="T197_86" style:family="text"/>
    <style:style style:name="T197_87" style:family="text"/>
    <style:style style:name="T197_88" style:family="text"/>
    <style:style style:name="T197_89" style:family="text"/>
    <style:style style:name="T197_90" style:family="text"/>
    <style:style style:name="T197_91" style:family="text"/>
    <style:style style:name="T197_92" style:family="text"/>
    <style:style style:name="T197_93" style:family="text"/>
    <style:style style:name="T197_94" style:family="text"/>
    <style:style style:name="T197_95" style:family="text"/>
    <style:style style:name="T197_96" style:family="text"/>
    <style:style style:name="T197_97" style:family="text"/>
    <style:style style:name="T197_98" style:family="text"/>
    <style:style style:name="T197_99" style:family="text"/>
    <style:style style:name="T197_100" style:family="text"/>
    <style:style style:name="T197_101" style:family="text"/>
    <style:style style:name="T197_102" style:family="text"/>
    <style:style style:name="T197_103" style:family="text"/>
    <style:style style:name="T197_104" style:family="text"/>
    <style:style style:name="T197_105" style:family="text"/>
    <style:style style:name="T197_106" style:family="text"/>
    <style:style style:name="T197_107" style:family="text"/>
    <style:style style:name="T197_108" style:family="text"/>
    <style:style style:name="T197_109" style:family="text"/>
    <style:style style:name="T197_110" style:family="text"/>
    <style:style style:name="T197_111" style:family="text"/>
    <style:style style:name="T197_112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T198_55" style:family="text"/>
    <style:style style:name="T198_56" style:family="text"/>
    <style:style style:name="T198_57" style:family="text"/>
    <style:style style:name="T198_58" style:family="text"/>
    <style:style style:name="T198_59" style:family="text"/>
    <style:style style:name="T198_60" style:family="text"/>
    <style:style style:name="T198_61" style:family="text"/>
    <style:style style:name="T198_62" style:family="text"/>
    <style:style style:name="T198_63" style:family="text"/>
    <style:style style:name="T198_64" style:family="text"/>
    <style:style style:name="T198_65" style:family="text"/>
    <style:style style:name="T198_66" style:family="text"/>
    <style:style style:name="T198_67" style:family="text"/>
    <style:style style:name="T198_68" style:family="text"/>
    <style:style style:name="T198_69" style:family="text"/>
    <style:style style:name="T198_70" style:family="text"/>
    <style:style style:name="T198_71" style:family="text"/>
    <style:style style:name="T198_72" style:family="text"/>
    <style:style style:name="T198_73" style:family="text"/>
    <style:style style:name="T198_74" style:family="text"/>
    <style:style style:name="T198_75" style:family="text"/>
    <style:style style:name="T198_76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>
      <style:text-properties fo:color="#1155cc" style:text-underline-style="solid" style:text-underline-color="font-color"/>
    </style:style>
    <style:style style:name="T199_9" style:family="text"/>
    <style:style style:name="T199_10" style:family="text">
      <style:text-properties fo:color="#1155cc" style:text-underline-style="solid" style:text-underline-color="font-color"/>
    </style:style>
    <style:style style:name="T199_11" style:family="text"/>
    <style:style style:name="T199_12" style:family="text">
      <style:text-properties fo:color="#1155cc" style:text-underline-style="solid" style:text-underline-color="font-color"/>
    </style:style>
    <style:style style:name="T199_13" style:family="text"/>
    <style:style style:name="T199_14" style:family="text">
      <style:text-properties fo:color="#1155cc" style:text-underline-style="solid" style:text-underline-color="font-color"/>
    </style:style>
    <style:style style:name="T199_15" style:family="text"/>
    <style:style style:name="T199_16" style:family="text">
      <style:text-properties fo:color="#1155cc" style:text-underline-style="solid" style:text-underline-color="font-color"/>
    </style:style>
    <style:style style:name="T199_17" style:family="text"/>
    <style:style style:name="T199_18" style:family="text">
      <style:text-properties fo:color="#1155cc" style:text-underline-style="solid" style:text-underline-color="font-color"/>
    </style:style>
    <style:style style:name="T199_19" style:family="text"/>
    <style:style style:name="T199_20" style:family="text">
      <style:text-properties fo:color="#1155cc" style:text-underline-style="solid" style:text-underline-color="font-color"/>
    </style:style>
    <style:style style:name="T199_21" style:family="text"/>
    <style:style style:name="T199_22" style:family="text">
      <style:text-properties fo:color="#1155cc" style:text-underline-style="solid" style:text-underline-color="font-color"/>
    </style:style>
    <style:style style:name="T199_23" style:family="text"/>
    <style:style style:name="T199_24" style:family="text">
      <style:text-properties fo:color="#1155cc" style:text-underline-style="solid" style:text-underline-color="font-color"/>
    </style:style>
    <style:style style:name="T199_25" style:family="text"/>
    <style:style style:name="T199_26" style:family="text">
      <style:text-properties fo:color="#1155cc" style:text-underline-style="solid" style:text-underline-color="font-color"/>
    </style:style>
    <style:style style:name="T199_27" style:family="text"/>
    <style:style style:name="T199_28" style:family="text">
      <style:text-properties fo:color="#1155cc" style:text-underline-style="solid" style:text-underline-color="font-color"/>
    </style:style>
    <style:style style:name="T199_29" style:family="text"/>
    <style:style style:name="P200" style:family="paragraph" style:parent-style-name="Standard">
      <style:paragraph-properties fo:break-before="auto" fo:line-height="115%" fo:margin-top="0cm" fo:margin-bottom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P201" style:family="paragraph" style:parent-style-name="Standard">
      <style:paragraph-properties fo:break-before="auto" fo:line-height="115%" style:writing-mode="lr-tb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weight="bold" style:font-weight-asian="bold" style:font-weight-complex="bold" style:text-underline-style="solid" style:text-underline-color="font-color"/>
    </style:style>
    <style:style style:name="T202_2" style:family="text">
      <style:text-properties fo:font-weight="bold" style:font-weight-asian="bold" style:font-weight-complex="bold" style:text-underline-style="solid" style:text-underline-color="font-color"/>
    </style:style>
    <style:style style:name="T202_3" style:family="text">
      <style:text-properties fo:font-weight="bold" style:font-weight-asian="bold" style:font-weight-complex="bold" style:text-underline-style="solid" style:text-underline-color="font-color"/>
    </style:style>
    <style:style style:name="T202_4" style:family="text">
      <style:text-properties fo:font-weight="bold" style:font-weight-asian="bold" style:font-weight-complex="bold" style:text-underline-style="solid" style:text-underline-color="font-color"/>
    </style:style>
    <style:style style:name="T202_5" style:family="text">
      <style:text-properties fo:font-weight="bold" style:font-weight-asian="bold" style:font-weight-complex="bold" style:text-underline-style="solid" style:text-underline-color="font-color"/>
    </style:style>
    <style:style style:name="T202_6" style:family="text"/>
    <style:style style:name="T202_7" style:family="text"/>
    <style:style style:name="T202_8" style:family="text">
      <style:text-properties fo:color="#1155cc" style:text-underline-style="solid" style:text-underline-color="font-color"/>
    </style:style>
    <style:style style:name="T202_9" style:family="text"/>
    <style:style style:name="T202_10" style:family="text">
      <style:text-properties fo:color="#1155cc" style:text-underline-style="solid" style:text-underline-color="font-color"/>
    </style:style>
    <style:style style:name="T202_11" style:family="text"/>
    <style:style style:name="T202_12" style:family="text">
      <style:text-properties fo:color="#1155cc" style:text-underline-style="solid" style:text-underline-color="font-color"/>
    </style:style>
    <style:style style:name="T202_13" style:family="text"/>
    <style:style style:name="T202_14" style:family="text">
      <style:text-properties fo:color="#1155cc" style:text-underline-style="solid" style:text-underline-color="font-color"/>
    </style:style>
    <style:style style:name="T202_15" style:family="text"/>
    <style:style style:name="T202_16" style:family="text">
      <style:text-properties fo:color="#1155cc" style:text-underline-style="solid" style:text-underline-color="font-color"/>
    </style:style>
    <style:style style:name="T202_17" style:family="text"/>
    <style:style style:name="P203" style:family="paragraph" style:parent-style-name="Standard">
      <style:paragraph-properties fo:break-before="auto" fo:line-height="115%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P204" style:family="paragraph" style:parent-style-name="Standard">
      <style:paragraph-properties fo:break-before="auto" fo:line-height="115%" fo:margin-top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T205_2" style:family="text"/>
    <style:style style:name="T205_3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P208" style:family="paragraph" style:parent-style-name="Standard">
      <style:paragraph-properties fo:break-before="auto" fo:line-height="115%" fo:margin-top="0cm" fo:margin-bottom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P20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 style:text-underline-style="solid" style:text-underline-color="font-color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weight="bold" style:font-weight-asian="bold" style:font-weight-complex="bold" style:text-underline-style="solid" style:text-underline-color="font-color"/>
    </style:style>
    <style:style style:name="T212_2" style:family="text"/>
    <style:style style:name="T212_3" style:family="text"/>
    <style:style style:name="T212_4" style:family="text">
      <style:text-properties fo:color="#1155cc" style:text-underline-style="solid" style:text-underline-color="font-color"/>
    </style:style>
    <style:style style:name="T212_5" style:family="text"/>
    <style:style style:name="T212_6" style:family="text">
      <style:text-properties fo:color="#1155cc" style:text-underline-style="solid" style:text-underline-color="font-color"/>
    </style:style>
    <style:style style:name="T212_7" style:family="text"/>
    <style:style style:name="T212_8" style:family="text">
      <style:text-properties fo:color="#1155cc" style:text-underline-style="solid" style:text-underline-color="font-color"/>
    </style:style>
    <style:style style:name="T212_9" style:family="text"/>
    <style:style style:name="T212_10" style:family="text">
      <style:text-properties fo:color="#1155cc" style:text-underline-style="solid" style:text-underline-color="font-color"/>
    </style:style>
    <style:style style:name="T212_11" style:family="text"/>
    <style:style style:name="T212_12" style:family="text">
      <style:text-properties fo:color="#1155cc" style:text-underline-style="solid" style:text-underline-color="font-color"/>
    </style:style>
    <style:style style:name="T212_13" style:family="text"/>
    <style:style style:name="T212_14" style:family="text">
      <style:text-properties fo:color="#1155cc" style:text-underline-style="solid" style:text-underline-color="font-color"/>
    </style:style>
    <style:style style:name="T212_15" style:family="text"/>
    <style:style style:name="T212_16" style:family="text">
      <style:text-properties fo:color="#1155cc" style:text-underline-style="solid" style:text-underline-color="font-color"/>
    </style:style>
    <style:style style:name="T212_17" style:family="text"/>
    <style:style style:name="T212_18" style:family="text">
      <style:text-properties fo:color="#1155cc" style:text-underline-style="solid" style:text-underline-color="font-color"/>
    </style:style>
    <style:style style:name="T212_19" style:family="text"/>
    <style:style style:name="T212_20" style:family="text">
      <style:text-properties fo:color="#1155cc" style:text-underline-style="solid" style:text-underline-color="font-color"/>
    </style:style>
    <style:style style:name="T212_21" style:family="text"/>
    <style:style style:name="T212_22" style:family="text">
      <style:text-properties fo:color="#1155cc" style:text-underline-style="solid" style:text-underline-color="font-color"/>
    </style:style>
    <style:style style:name="T212_23" style:family="text"/>
    <style:style style:name="T212_24" style:family="text">
      <style:text-properties fo:color="#1155cc" style:text-underline-style="solid" style:text-underline-color="font-color"/>
    </style:style>
    <style:style style:name="T212_25" style:family="text"/>
    <style:style style:name="P21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>
      <style:text-properties style:text-underline-style="solid" style:text-underline-color="font-color"/>
    </style:style>
    <style:style style:name="T214_2" style:family="text">
      <style:text-properties style:text-underline-style="solid" style:text-underline-color="font-color"/>
    </style:style>
    <style:style style:name="T214_3" style:family="text">
      <style:text-properties style:text-underline-style="solid" style:text-underline-color="font-color"/>
    </style:style>
    <style:style style:name="P215" style:family="paragraph" style:parent-style-name="Standard">
      <style:paragraph-properties fo:break-before="auto" fo:line-height="115%" fo:margin-top="0cm" style:writing-mode="lr-tb"/>
    </style:style>
    <style:style style:name="T215_1" style:family="text">
      <style:text-properties style:text-underline-style="solid" style:text-underline-color="font-color"/>
    </style:style>
    <style:style style:name="T215_2" style:family="text">
      <style:text-properties style:text-underline-style="solid" style:text-underline-color="font-color"/>
    </style:style>
    <style:style style:name="T215_3" style:family="text">
      <style:text-properties style:text-underline-style="solid" style:text-underline-color="font-color"/>
    </style:style>
    <style:style style:name="T215_4" style:family="text">
      <style:text-properties style:text-underline-style="solid" style:text-underline-color="font-color"/>
    </style:style>
    <style:style style:name="T215_5" style:family="text">
      <style:text-properties style:text-underline-style="solid" style:text-underline-color="font-color"/>
    </style:style>
    <style:style style:name="T215_6" style:family="text">
      <style:text-properties style:text-underline-style="solid" style:text-underline-color="font-color"/>
    </style:style>
    <style:style style:name="T215_7" style:family="text">
      <style:text-properties style:text-underline-style="solid" style:text-underline-color="font-color"/>
    </style:style>
    <style:style style:name="T215_8" style:family="text">
      <style:text-properties style:text-underline-style="solid" style:text-underline-color="font-color"/>
    </style:style>
    <style:style style:name="T215_9" style:family="text">
      <style:text-properties style:text-underline-style="solid" style:text-underline-color="font-color"/>
    </style:style>
    <style:style style:name="T215_10" style:family="text">
      <style:text-properties style:text-underline-style="solid" style:text-underline-color="font-color"/>
    </style:style>
    <style:style style:name="T215_11" style:family="text">
      <style:text-properties style:text-underline-style="solid" style:text-underline-color="font-color"/>
    </style:style>
    <style:style style:name="T215_12" style:family="text">
      <style:text-properties style:text-underline-style="solid" style:text-underline-color="font-color"/>
    </style:style>
    <style:style style:name="T215_13" style:family="text">
      <style:text-properties style:text-underline-style="solid" style:text-underline-color="font-color"/>
    </style:style>
    <style:style style:name="T215_14" style:family="text">
      <style:text-properties style:text-underline-style="solid" style:text-underline-color="font-color"/>
    </style:style>
    <style:style style:name="T215_15" style:family="text">
      <style:text-properties style:text-underline-style="solid" style:text-underline-color="font-color"/>
    </style:style>
    <style:style style:name="T215_16" style:family="text">
      <style:text-properties style:text-underline-style="solid" style:text-underline-color="font-color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>
      <style:text-properties style:text-underline-style="solid" style:text-underline-color="font-color"/>
    </style:style>
    <style:style style:name="T216_2" style:family="text">
      <style:text-properties style:text-underline-style="solid" style:text-underline-color="font-color"/>
    </style:style>
    <style:style style:name="T216_3" style:family="text">
      <style:text-properties style:text-underline-style="solid" style:text-underline-color="font-color"/>
    </style:style>
    <style:style style:name="T216_4" style:family="text">
      <style:text-properties style:text-underline-style="solid" style:text-underline-color="font-color"/>
    </style:style>
    <style:style style:name="T216_5" style:family="text">
      <style:text-properties style:text-underline-style="solid" style:text-underline-color="font-color"/>
    </style:style>
    <style:style style:name="T216_6" style:family="text">
      <style:text-properties style:text-underline-style="solid" style:text-underline-color="font-color"/>
    </style:style>
    <style:style style:name="T216_7" style:family="text">
      <style:text-properties style:text-underline-style="solid" style:text-underline-color="font-color"/>
    </style:style>
    <style:style style:name="T216_8" style:family="text">
      <style:text-properties style:text-underline-style="solid" style:text-underline-color="font-color"/>
    </style:style>
    <style:style style:name="T216_9" style:family="text">
      <style:text-properties style:text-underline-style="solid" style:text-underline-color="font-color"/>
    </style:style>
    <style:style style:name="T216_10" style:family="text">
      <style:text-properties style:text-underline-style="solid" style:text-underline-color="font-color"/>
    </style:style>
    <style:style style:name="P217" style:family="paragraph" style:parent-style-name="Standard">
      <style:paragraph-properties fo:break-before="auto" fo:line-height="115%" fo:margin-top="0cm" fo:margin-bottom="0cm" style:writing-mode="lr-tb"/>
    </style:style>
    <style:style style:name="T217_1" style:family="text">
      <style:text-properties style:text-underline-style="solid" style:text-underline-color="font-color"/>
    </style:style>
    <style:style style:name="T217_2" style:family="text">
      <style:text-properties style:text-underline-style="solid" style:text-underline-color="font-color"/>
    </style:style>
    <style:style style:name="T217_3" style:family="text">
      <style:text-properties style:text-underline-style="solid" style:text-underline-color="font-color"/>
    </style:style>
    <style:style style:name="T217_4" style:family="text">
      <style:text-properties style:text-underline-style="solid" style:text-underline-color="font-color"/>
    </style:style>
    <style:style style:name="T217_5" style:family="text">
      <style:text-properties style:text-underline-style="solid" style:text-underline-color="font-color"/>
    </style:style>
    <style:style style:name="T217_6" style:family="text">
      <style:text-properties style:text-underline-style="solid" style:text-underline-color="font-color"/>
    </style:style>
    <style:style style:name="T217_7" style:family="text">
      <style:text-properties style:text-underline-style="solid" style:text-underline-color="font-color"/>
    </style:style>
    <style:style style:name="T217_8" style:family="text">
      <style:text-properties style:text-underline-style="solid" style:text-underline-color="font-color"/>
    </style:style>
    <style:style style:name="T217_9" style:family="text">
      <style:text-properties style:text-underline-style="solid" style:text-underline-color="font-color"/>
    </style:style>
    <style:style style:name="T217_10" style:family="text">
      <style:text-properties style:text-underline-style="solid" style:text-underline-color="font-color"/>
    </style:style>
    <style:style style:name="P21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>
      <style:text-properties fo:font-size="18pt" style:font-size-asian="18pt" style:font-size-complex="18pt" style:text-underline-style="solid" style:text-underline-color="font-color"/>
    </style:style>
    <style:style style:name="T219_2" style:family="text">
      <style:text-properties fo:font-size="18pt" style:font-size-asian="18pt" style:font-size-complex="18pt" style:text-underline-style="solid" style:text-underline-color="font-color"/>
    </style:style>
    <style:style style:name="P22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style:text-underline-style="solid" style:text-underline-color="font-color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21_2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21_3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T221_4" style:family="text">
      <style:text-properties fo:font-size="14pt" style:font-size-asian="14pt" style:font-size-complex="14pt" fo:font-weight="bold" style:font-weight-asian="bold" style:font-weight-complex="bold" style:text-underline-style="solid" style:text-underline-color="font-color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background-color="#ffffff" fo:color="#222222"/>
    </style:style>
    <style:style style:name="T222_2" style:family="text">
      <style:text-properties fo:background-color="#ffffff" fo:color="#222222"/>
    </style:style>
    <style:style style:name="T222_3" style:family="text">
      <style:text-properties fo:background-color="#ffffff" fo:color="#222222"/>
    </style:style>
    <style:style style:name="T222_4" style:family="text">
      <style:text-properties fo:background-color="#ffffff" fo:color="#222222"/>
    </style:style>
    <style:style style:name="T222_5" style:family="text">
      <style:text-properties fo:background-color="#ffffff" fo:color="#222222"/>
    </style:style>
    <style:style style:name="T222_6" style:family="text">
      <style:text-properties fo:background-color="#ffffff" fo:color="#222222"/>
    </style:style>
    <style:style style:name="T222_7" style:family="text">
      <style:text-properties fo:background-color="#ffffff" fo:color="#222222"/>
    </style:style>
    <style:style style:name="T222_8" style:family="text">
      <style:text-properties fo:background-color="#ffffff" fo:color="#222222"/>
    </style:style>
    <style:style style:name="T222_9" style:family="text"/>
    <style:style style:name="T222_10" style:family="text">
      <style:text-properties fo:background-color="#ffffff" fo:color="#1155cc" style:text-underline-style="solid" style:text-underline-color="font-color"/>
    </style:style>
    <style:style style:name="T222_11" style:family="text"/>
    <style:style style:name="T222_12" style:family="text">
      <style:text-properties fo:background-color="#ffffff" fo:color="#1155cc" style:text-underline-style="solid" style:text-underline-color="font-color"/>
    </style:style>
    <style:style style:name="T222_13" style:family="text"/>
    <style:style style:name="T222_14" style:family="text">
      <style:text-properties fo:background-color="#ffffff" fo:color="#1155cc" style:text-underline-style="solid" style:text-underline-color="font-color"/>
    </style:style>
    <style:style style:name="T222_15" style:family="text"/>
    <style:style style:name="T222_16" style:family="text">
      <style:text-properties fo:background-color="#ffffff" fo:color="#1155cc" style:text-underline-style="solid" style:text-underline-color="font-color"/>
    </style:style>
    <style:style style:name="T222_17" style:family="text"/>
    <style:style style:name="T222_18" style:family="text">
      <style:text-properties fo:background-color="#ffffff" fo:color="#1155cc" style:text-underline-style="solid" style:text-underline-color="font-color"/>
    </style:style>
    <style:style style:name="T222_19" style:family="text"/>
    <style:style style:name="T222_20" style:family="text">
      <style:text-properties fo:background-color="#ffffff" fo:color="#1155cc" style:text-underline-style="solid" style:text-underline-color="font-color"/>
    </style:style>
    <style:style style:name="T222_21" style:family="text"/>
    <style:style style:name="T222_22" style:family="text">
      <style:text-properties fo:background-color="#ffffff" fo:color="#1155cc" style:text-underline-style="solid" style:text-underline-color="font-color"/>
    </style:style>
    <style:style style:name="T222_23" style:family="text"/>
    <style:style style:name="T222_24" style:family="text">
      <style:text-properties fo:background-color="#ffffff" fo:color="#1155cc" style:text-underline-style="solid" style:text-underline-color="font-color"/>
    </style:style>
    <style:style style:name="T222_25" style:family="text"/>
    <style:style style:name="T222_26" style:family="text">
      <style:text-properties fo:background-color="#ffffff" fo:color="#1155cc" style:text-underline-style="solid" style:text-underline-color="font-color"/>
    </style:style>
    <style:style style:name="T222_27" style:family="text"/>
    <style:style style:name="T222_28" style:family="text">
      <style:text-properties fo:background-color="#ffffff" fo:color="#1155cc" style:text-underline-style="solid" style:text-underline-color="font-color"/>
    </style:style>
    <style:style style:name="T222_29" style:family="text"/>
    <style:style style:name="T222_30" style:family="text">
      <style:text-properties fo:background-color="#ffffff" fo:color="#1155cc" style:text-underline-style="solid" style:text-underline-color="font-color"/>
    </style:style>
    <style:style style:name="T222_31" style:family="text"/>
    <style:style style:name="T222_32" style:family="text">
      <style:text-properties fo:background-color="#ffffff" fo:color="#1155cc" style:text-underline-style="solid" style:text-underline-color="font-color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color="#222222"/>
    </style:style>
    <style:style style:name="T223_2" style:family="text">
      <style:text-properties fo:color="#222222"/>
    </style:style>
    <style:style style:name="T223_3" style:family="text">
      <style:text-properties fo:color="#222222"/>
    </style:style>
    <style:style style:name="T223_4" style:family="text">
      <style:text-properties fo:color="#222222"/>
    </style:style>
    <style:style style:name="T223_5" style:family="text"/>
    <style:style style:name="T223_6" style:family="text">
      <style:text-properties fo:color="#1155cc" style:text-underline-style="solid" style:text-underline-color="font-color"/>
    </style:style>
    <style:style style:name="T223_7" style:family="text"/>
    <style:style style:name="T223_8" style:family="text">
      <style:text-properties fo:color="#1155cc" style:text-underline-style="solid" style:text-underline-color="font-color"/>
    </style:style>
    <style:style style:name="T223_9" style:family="text"/>
    <style:style style:name="T223_10" style:family="text">
      <style:text-properties fo:color="#1155cc" style:text-underline-style="solid" style:text-underline-color="font-color"/>
    </style:style>
    <style:style style:name="T223_11" style:family="text"/>
    <style:style style:name="T223_12" style:family="text">
      <style:text-properties fo:color="#1155cc" style:text-underline-style="solid" style:text-underline-color="font-color"/>
    </style:style>
    <style:style style:name="T223_13" style:family="text"/>
    <style:style style:name="T223_14" style:family="text">
      <style:text-properties fo:color="#1155cc" style:text-underline-style="solid" style:text-underline-color="font-color"/>
    </style:style>
    <style:style style:name="T223_15" style:family="text"/>
    <style:style style:name="T223_16" style:family="text">
      <style:text-properties fo:color="#1155cc" style:text-underline-style="solid" style:text-underline-color="font-color"/>
    </style:style>
    <style:style style:name="T223_17" style:family="text"/>
    <style:style style:name="T223_18" style:family="text">
      <style:text-properties fo:color="#1155cc" style:text-underline-style="solid" style:text-underline-color="font-color"/>
    </style:style>
    <style:style style:name="T223_19" style:family="text"/>
    <style:style style:name="T223_20" style:family="text">
      <style:text-properties fo:color="#1155cc" style:text-underline-style="solid" style:text-underline-color="font-color"/>
    </style:style>
    <style:style style:name="T223_21" style:family="text"/>
    <style:style style:name="T223_22" style:family="text">
      <style:text-properties fo:color="#1155cc" style:text-underline-style="solid" style:text-underline-color="font-color"/>
    </style:style>
    <style:style style:name="T223_23" style:family="text"/>
    <style:style style:name="T223_24" style:family="text">
      <style:text-properties fo:color="#1155cc" style:text-underline-style="solid" style:text-underline-color="font-color"/>
    </style:style>
    <style:style style:name="T223_25" style:family="text"/>
    <style:style style:name="T223_26" style:family="text">
      <style:text-properties fo:color="#1155cc" style:text-underline-style="solid" style:text-underline-color="font-color"/>
    </style:style>
    <style:style style:name="T223_27" style:family="text"/>
    <style:style style:name="T223_28" style:family="text">
      <style:text-properties fo:color="#1155cc" style:text-underline-style="solid" style:text-underline-color="font-color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color="#222222"/>
    </style:style>
    <style:style style:name="T224_2" style:family="text">
      <style:text-properties fo:color="#222222"/>
    </style:style>
    <style:style style:name="T224_3" style:family="text">
      <style:text-properties fo:color="#222222"/>
    </style:style>
    <style:style style:name="T224_4" style:family="text">
      <style:text-properties fo:color="#222222"/>
    </style:style>
    <style:style style:name="T224_5" style:family="text">
      <style:text-properties fo:color="#222222"/>
    </style:style>
    <style:style style:name="T224_6" style:family="text">
      <style:text-properties fo:color="#222222"/>
    </style:style>
    <style:style style:name="T224_7" style:family="text">
      <style:text-properties fo:color="#222222"/>
    </style:style>
    <style:style style:name="T224_8" style:family="text">
      <style:text-properties fo:color="#222222"/>
    </style:style>
    <style:style style:name="T224_9" style:family="text"/>
    <style:style style:name="T224_10" style:family="text">
      <style:text-properties fo:color="#1155cc" style:text-underline-style="solid" style:text-underline-color="font-color"/>
    </style:style>
    <style:style style:name="T224_11" style:family="text"/>
    <style:style style:name="T224_12" style:family="text">
      <style:text-properties fo:color="#1155cc" style:text-underline-style="solid" style:text-underline-color="font-color"/>
    </style:style>
    <style:style style:name="T224_13" style:family="text"/>
    <style:style style:name="T224_14" style:family="text">
      <style:text-properties fo:color="#1155cc" style:text-underline-style="solid" style:text-underline-color="font-color"/>
    </style:style>
    <style:style style:name="T224_15" style:family="text"/>
    <style:style style:name="T224_16" style:family="text">
      <style:text-properties fo:color="#1155cc" style:text-underline-style="solid" style:text-underline-color="font-color"/>
    </style:style>
    <style:style style:name="T224_17" style:family="text"/>
    <style:style style:name="T224_18" style:family="text">
      <style:text-properties fo:color="#1155cc" style:text-underline-style="solid" style:text-underline-color="font-color"/>
    </style:style>
    <style:style style:name="T224_19" style:family="text"/>
    <style:style style:name="T224_20" style:family="text">
      <style:text-properties fo:color="#1155cc" style:text-underline-style="solid" style:text-underline-color="font-color"/>
    </style:style>
    <style:style style:name="T224_21" style:family="text"/>
    <style:style style:name="T224_22" style:family="text">
      <style:text-properties fo:color="#1155cc" style:text-underline-style="solid" style:text-underline-color="font-color"/>
    </style:style>
    <style:style style:name="T224_23" style:family="text"/>
    <style:style style:name="T224_24" style:family="text">
      <style:text-properties fo:color="#1155cc" style:text-underline-style="solid" style:text-underline-color="font-color"/>
    </style:style>
    <style:style style:name="T224_25" style:family="text"/>
    <style:style style:name="T224_26" style:family="text">
      <style:text-properties fo:color="#1155cc" style:text-underline-style="solid" style:text-underline-color="font-color"/>
    </style:style>
    <style:style style:name="T224_27" style:family="text"/>
    <style:style style:name="T224_28" style:family="text">
      <style:text-properties fo:color="#1155cc" style:text-underline-style="solid" style:text-underline-color="font-color"/>
    </style:style>
    <style:style style:name="T224_29" style:family="text"/>
    <style:style style:name="T224_30" style:family="text">
      <style:text-properties fo:color="#1155cc" style:text-underline-style="solid" style:text-underline-color="font-color"/>
    </style:style>
    <style:style style:name="T224_31" style:family="text"/>
    <style:style style:name="T224_32" style:family="text">
      <style:text-properties fo:color="#1155cc" style:text-underline-style="solid" style:text-underline-color="font-color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color="#222222"/>
    </style:style>
    <style:style style:name="T225_2" style:family="text">
      <style:text-properties fo:color="#222222"/>
    </style:style>
    <style:style style:name="T225_3" style:family="text">
      <style:text-properties fo:color="#222222"/>
    </style:style>
    <style:style style:name="T225_4" style:family="text">
      <style:text-properties fo:color="#222222"/>
    </style:style>
    <style:style style:name="T225_5" style:family="text">
      <style:text-properties fo:color="#222222"/>
    </style:style>
    <style:style style:name="T225_6" style:family="text">
      <style:text-properties fo:color="#222222"/>
    </style:style>
    <style:style style:name="T225_7" style:family="text">
      <style:text-properties fo:color="#222222"/>
    </style:style>
    <style:style style:name="T225_8" style:family="text">
      <style:text-properties fo:color="#222222"/>
    </style:style>
    <style:style style:name="T225_9" style:family="text">
      <style:text-properties fo:color="#222222"/>
    </style:style>
    <style:style style:name="T225_10" style:family="text">
      <style:text-properties fo:color="#222222"/>
    </style:style>
    <style:style style:name="T225_11" style:family="text">
      <style:text-properties fo:color="#222222"/>
    </style:style>
    <style:style style:name="T225_12" style:family="text">
      <style:text-properties fo:color="#222222"/>
    </style:style>
    <style:style style:name="T225_13" style:family="text"/>
    <style:style style:name="T225_14" style:family="text">
      <style:text-properties fo:color="#1155cc" style:text-underline-style="solid" style:text-underline-color="font-color"/>
    </style:style>
    <style:style style:name="T225_15" style:family="text"/>
    <style:style style:name="T225_16" style:family="text">
      <style:text-properties fo:color="#1155cc" style:text-underline-style="solid" style:text-underline-color="font-color"/>
    </style:style>
    <style:style style:name="T225_17" style:family="text"/>
    <style:style style:name="T225_18" style:family="text">
      <style:text-properties fo:color="#1155cc" style:text-underline-style="solid" style:text-underline-color="font-color"/>
    </style:style>
    <style:style style:name="T225_19" style:family="text"/>
    <style:style style:name="T225_20" style:family="text">
      <style:text-properties fo:color="#1155cc" style:text-underline-style="solid" style:text-underline-color="font-color"/>
    </style:style>
    <style:style style:name="T225_21" style:family="text"/>
    <style:style style:name="T225_22" style:family="text">
      <style:text-properties fo:color="#1155cc" style:text-underline-style="solid" style:text-underline-color="font-color"/>
    </style:style>
    <style:style style:name="T225_23" style:family="text"/>
    <style:style style:name="T225_24" style:family="text">
      <style:text-properties fo:color="#1155cc" style:text-underline-style="solid" style:text-underline-color="font-color"/>
    </style:style>
    <style:style style:name="T225_25" style:family="text"/>
    <style:style style:name="T225_26" style:family="text">
      <style:text-properties fo:color="#1155cc" style:text-underline-style="solid" style:text-underline-color="font-color"/>
    </style:style>
    <style:style style:name="T225_27" style:family="text"/>
    <style:style style:name="T225_28" style:family="text">
      <style:text-properties fo:color="#1155cc" style:text-underline-style="solid" style:text-underline-color="font-color"/>
    </style:style>
    <style:style style:name="T225_29" style:family="text"/>
    <style:style style:name="T225_30" style:family="text">
      <style:text-properties fo:color="#1155cc" style:text-underline-style="solid" style:text-underline-color="font-color"/>
    </style:style>
    <style:style style:name="T225_31" style:family="text"/>
    <style:style style:name="T225_32" style:family="text">
      <style:text-properties fo:color="#1155cc" style:text-underline-style="solid" style:text-underline-color="font-color"/>
    </style:style>
    <style:style style:name="T225_33" style:family="text"/>
    <style:style style:name="T225_34" style:family="text">
      <style:text-properties fo:color="#1155cc" style:text-underline-style="solid" style:text-underline-color="font-color"/>
    </style:style>
    <style:style style:name="T225_35" style:family="text"/>
    <style:style style:name="T225_36" style:family="text">
      <style:text-properties fo:color="#1155cc" style:text-underline-style="solid" style:text-underline-color="font-color"/>
    </style:style>
    <style:style style:name="P22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style:text-underline-style="solid" style:text-underline-color="font-color"/>
    </style:style>
    <style:style style:name="P2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weight="bold" style:font-weight-asian="bold" style:font-weight-complex="bold"/>
    </style:style>
    <style:style style:name="T228_2" style:family="text">
      <style:text-properties fo:font-weight="bold" style:font-weight-asian="bold" style:font-weight-complex="bold"/>
    </style:style>
    <style:style style:name="T228_3" style:family="text">
      <style:text-properties fo:font-weight="bold" style:font-weight-asian="bold" style:font-weight-complex="bold"/>
    </style:style>
    <style:style style:name="T228_4" style:family="text">
      <style:text-properties fo:font-weight="bold" style:font-weight-asian="bold" style:font-weight-complex="bold"/>
    </style:style>
    <style:style style:name="T228_5" style:family="text">
      <style:text-properties fo:font-weight="bold" style:font-weight-asian="bold" style:font-weight-complex="bold"/>
    </style:style>
    <style:style style:name="T228_6" style:family="text">
      <style:text-properties fo:font-weight="bold" style:font-weight-asian="bold" style:font-weight-complex="bold"/>
    </style:style>
    <style:style style:name="T228_7" style:family="text">
      <style:text-properties fo:font-weight="bold" style:font-weight-asian="bold" style:font-weight-complex="bold"/>
    </style:style>
    <style:style style:name="T228_8" style:family="text">
      <style:text-properties fo:font-weight="bold" style:font-weight-asian="bold" style:font-weight-complex="bold"/>
    </style:style>
    <style:style style:name="P229" style:family="paragraph" style:parent-style-name="Standard">
      <style:paragraph-properties fo:break-before="auto" fo:text-indent="0cm" fo:line-height="115%" fo:margin-left="1.27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P230" style:family="paragraph" style:parent-style-name="Standard">
      <style:paragraph-properties fo:break-before="auto" fo:text-indent="0cm" fo:line-height="115%" fo:margin-left="1.27cm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P231" style:family="paragraph" style:parent-style-name="Standard">
      <style:paragraph-properties fo:break-before="auto" fo:text-indent="0cm" fo:line-height="115%" fo:margin-left="1.27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P232" style:family="paragraph" style:parent-style-name="Standard">
      <style:paragraph-properties fo:break-before="auto" fo:text-indent="0cm" fo:line-height="115%" fo:margin-left="1.27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P233" style:family="paragraph" style:parent-style-name="Standard">
      <style:paragraph-properties fo:break-before="auto" fo:text-indent="0cm" fo:line-height="115%" fo:margin-left="1.27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P234" style:family="paragraph" style:parent-style-name="Standard">
      <style:paragraph-properties fo:break-before="auto" fo:text-indent="0cm" fo:line-height="115%" fo:margin-left="1.27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P235" style:family="paragraph" style:parent-style-name="Standard">
      <style:paragraph-properties fo:break-before="auto" fo:text-indent="0cm" fo:line-height="115%" fo:margin-left="1.27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P236" style:family="paragraph" style:parent-style-name="Standard">
      <style:paragraph-properties fo:break-before="auto" fo:text-indent="0cm" fo:line-height="115%" fo:margin-left="1.27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P237" style:family="paragraph" style:parent-style-name="Standard">
      <style:paragraph-properties fo:break-before="auto" fo:text-indent="0cm" fo:line-height="115%" fo:margin-left="1.27cm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P23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fo:font-weight="bold" style:font-weight-asian="bold" style:font-weight-complex="bold"/>
    </style:style>
    <style:style style:name="T240_2" style:family="text">
      <style:text-properties fo:font-weight="bold" style:font-weight-asian="bold" style:font-weight-complex="bold"/>
    </style:style>
    <style:style style:name="T240_3" style:family="text">
      <style:text-properties fo:font-weight="bold" style:font-weight-asian="bold" style:font-weight-complex="bold"/>
    </style:style>
    <style:style style:name="T240_4" style:family="text">
      <style:text-properties fo:font-weight="bold" style:font-weight-asian="bold" style:font-weight-complex="bold"/>
    </style:style>
    <style:style style:name="T240_5" style:family="text">
      <style:text-properties fo:font-weight="bold" style:font-weight-asian="bold" style:font-weight-complex="bold"/>
    </style:style>
    <style:style style:name="T240_6" style:family="text">
      <style:text-properties fo:font-weight="bold" style:font-weight-asian="bold" style:font-weight-complex="bold"/>
    </style:style>
    <style:style style:name="T240_7" style:family="text">
      <style:text-properties fo:font-weight="bold" style:font-weight-asian="bold" style:font-weight-complex="bold"/>
    </style:style>
    <style:style style:name="T240_8" style:family="text">
      <style:text-properties fo:font-weight="bold" style:font-weight-asian="bold" style:font-weight-complex="bold"/>
    </style:style>
    <style:style style:name="T240_9" style:family="text">
      <style:text-properties fo:font-weight="bold" style:font-weight-asian="bold" style:font-weight-complex="bold"/>
    </style:style>
    <style:style style:name="T240_10" style:family="text">
      <style:text-properties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2pt" style:font-size-asian="12pt" style:font-size-complex="12pt"/>
    </style:style>
    <style:style style:name="T242_2" style:family="text">
      <style:text-properties fo:font-size="12pt" style:font-size-asian="12pt" style:font-size-complex="12pt"/>
    </style:style>
    <style:style style:name="T242_3" style:family="text">
      <style:text-properties fo:font-size="12pt" style:font-size-asian="12pt" style:font-size-complex="12pt"/>
    </style:style>
    <style:style style:name="T242_4" style:family="text">
      <style:text-properties fo:font-size="12pt" style:font-size-asian="12pt" style:font-size-complex="12pt"/>
    </style:style>
    <style:style style:name="T242_5" style:family="text">
      <style:text-properties fo:font-size="12pt" style:font-size-asian="12pt" style:font-size-complex="12pt"/>
    </style:style>
    <style:style style:name="T242_6" style:family="text">
      <style:text-properties fo:font-size="12pt" style:font-size-asian="12pt" style:font-size-complex="12pt"/>
    </style:style>
    <style:style style:name="T242_7" style:family="text">
      <style:text-properties fo:font-size="12pt" style:font-size-asian="12pt" style:font-size-complex="12pt"/>
    </style:style>
    <style:style style:name="T242_8" style:family="text">
      <style:text-properties fo:font-size="12pt" style:font-size-asian="12pt" style:font-size-complex="12pt"/>
    </style:style>
    <style:style style:name="T242_9" style:family="text">
      <style:text-properties fo:font-size="12pt" style:font-size-asian="12pt" style:font-size-complex="12pt"/>
    </style:style>
    <style:style style:name="T242_10" style:family="text">
      <style:text-properties fo:font-size="12pt" style:font-size-asian="12pt" style:font-size-complex="12pt"/>
    </style:style>
    <style:style style:name="T242_11" style:family="text">
      <style:text-properties fo:font-size="12pt" style:font-size-asian="12pt" style:font-size-complex="12pt"/>
    </style:style>
    <style:style style:name="T242_12" style:family="text">
      <style:text-properties fo:font-size="12pt" style:font-size-asian="12pt" style:font-size-complex="12pt"/>
    </style:style>
    <style:style style:name="P243" style:family="paragraph" style:parent-style-name="Standard">
      <style:paragraph-properties fo:break-before="auto" fo:text-indent="0cm" fo:line-height="115%" fo:margin-left="0cm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P244" style:family="paragraph" style:parent-style-name="Standard">
      <style:paragraph-properties fo:break-before="auto" fo:text-indent="0cm" fo:line-height="115%" fo:margin-left="0cm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P245" style:family="paragraph" style:parent-style-name="Standard">
      <style:paragraph-properties fo:break-before="auto" fo:text-indent="0cm" fo:line-height="115%" fo:margin-left="0cm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T245_12" style:family="text"/>
    <style:style style:name="T245_13" style:family="text"/>
    <style:style style:name="T245_14" style:family="text"/>
    <style:style style:name="T245_15" style:family="text"/>
    <style:style style:name="T245_16" style:family="text"/>
    <style:style style:name="P246" style:family="paragraph" style:parent-style-name="Standard">
      <style:paragraph-properties fo:break-before="auto" fo:line-height="115%" style:writing-mode="lr-tb"/>
    </style:style>
    <style:style style:name="P247" style:family="paragraph" style:parent-style-name="Standard">
      <style:paragraph-properties fo:break-before="auto" fo:line-height="115%" style:writing-mode="lr-tb"/>
    </style:style>
    <style:style style:name="T247_1" style:family="text">
      <style:text-properties fo:font-size="12pt" style:font-size-asian="12pt" style:font-size-complex="12pt"/>
    </style:style>
    <style:style style:name="T247_2" style:family="text">
      <style:text-properties fo:font-size="12pt" style:font-size-asian="12pt" style:font-size-complex="12pt"/>
    </style:style>
    <style:style style:name="T247_3" style:family="text">
      <style:text-properties fo:font-size="12pt" style:font-size-asian="12pt" style:font-size-complex="12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P250" style:family="paragraph" style:parent-style-name="Standard">
      <style:paragraph-properties fo:break-before="auto" fo:line-height="115%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P252" style:family="paragraph" style:parent-style-name="Standard">
      <style:paragraph-properties fo:break-before="auto" fo:line-height="115%" style:writing-mode="lr-tb"/>
    </style:style>
    <style:style style:name="P253" style:family="paragraph" style:parent-style-name="Standard">
      <style:paragraph-properties fo:break-before="auto" fo:line-height="115%" style:writing-mode="lr-tb"/>
    </style:style>
    <style:style style:name="T253_1" style:family="text">
      <style:text-properties fo:font-size="12pt" style:font-size-asian="12pt" style:font-size-complex="12pt"/>
    </style:style>
    <style:style style:name="T253_2" style:family="text">
      <style:text-properties fo:font-size="12pt" style:font-size-asian="12pt" style:font-size-complex="12pt"/>
    </style:style>
    <style:style style:name="T253_3" style:family="text">
      <style:text-properties fo:font-size="12pt" style:font-size-asian="12pt" style:font-size-complex="12pt"/>
    </style:style>
    <style:style style:name="T253_4" style:family="text">
      <style:text-properties fo:font-size="12pt" style:font-size-asian="12pt" style:font-size-complex="12pt"/>
    </style:style>
    <style:style style:name="T253_5" style:family="text">
      <style:text-properties fo:font-size="12pt" style:font-size-asian="12pt" style:font-size-complex="12pt"/>
    </style:style>
    <style:style style:name="T253_6" style:family="text">
      <style:text-properties fo:font-size="12pt" style:font-size-asian="12pt" style:font-size-complex="12pt"/>
    </style:style>
    <style:style style:name="T253_7" style:family="text">
      <style:text-properties fo:font-size="12pt" style:font-size-asian="12pt" style:font-size-complex="12pt"/>
    </style:style>
    <style:style style:name="T253_8" style:family="text">
      <style:text-properties fo:font-size="12pt" style:font-size-asian="12pt" style:font-size-complex="12pt"/>
    </style:style>
    <style:style style:name="T253_9" style:family="text">
      <style:text-properties fo:font-size="12pt" style:font-size-asian="12pt" style:font-size-complex="12pt"/>
    </style:style>
    <style:style style:name="T253_10" style:family="text">
      <style:text-properties fo:font-size="12pt" style:font-size-asian="12pt" style:font-size-complex="12pt"/>
    </style:style>
    <style:style style:name="T253_11" style:family="text">
      <style:text-properties fo:font-size="12pt" style:font-size-asian="12pt" style:font-size-complex="12pt"/>
    </style:style>
    <style:style style:name="T253_12" style:family="text">
      <style:text-properties fo:font-size="12pt" style:font-size-asian="12pt" style:font-size-complex="12pt"/>
    </style:style>
    <style:style style:name="T253_13" style:family="text">
      <style:text-properties fo:font-size="12pt" style:font-size-asian="12pt" style:font-size-complex="12pt"/>
    </style:style>
    <style:style style:name="T253_14" style:family="text">
      <style:text-properties fo:font-size="12pt" style:font-size-asian="12pt" style:font-size-complex="12pt"/>
    </style:style>
    <style:style style:name="T253_15" style:family="text">
      <style:text-properties fo:font-size="12pt" style:font-size-asian="12pt" style:font-size-complex="12pt"/>
    </style:style>
    <style:style style:name="T253_16" style:family="text">
      <style:text-properties fo:font-size="12pt" style:font-size-asian="12pt" style:font-size-complex="12pt"/>
    </style:style>
    <style:style style:name="T253_17" style:family="text">
      <style:text-properties fo:font-size="12pt" style:font-size-asian="12pt" style:font-size-complex="12pt"/>
    </style:style>
    <style:style style:name="T253_18" style:family="text">
      <style:text-properties fo:font-size="12pt" style:font-size-asian="12pt" style:font-size-complex="12pt"/>
    </style:style>
    <style:style style:name="T253_19" style:family="text">
      <style:text-properties fo:font-size="12pt" style:font-size-asian="12pt" style:font-size-complex="12pt"/>
    </style:style>
    <style:style style:name="T253_20" style:family="text">
      <style:text-properties fo:font-size="12pt" style:font-size-asian="12pt" style:font-size-complex="12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/>
    <style:style style:name="T254_2" style:family="text"/>
    <style:style style:name="T254_3" style:family="text"/>
    <style:style style:name="T254_4" style:family="text"/>
    <style:style style:name="T254_5" style:family="text"/>
    <style:style style:name="T254_6" style:family="text"/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T255_4" style:family="text"/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P256" style:family="paragraph" style:parent-style-name="Standard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P258" style:family="paragraph" style:parent-style-name="Standard">
      <style:paragraph-properties fo:break-before="auto" fo:line-height="115%" style:writing-mode="lr-tb"/>
    </style:style>
    <style:style style:name="P259" style:family="paragraph" style:parent-style-name="Standard">
      <style:paragraph-properties fo:break-before="auto" fo:line-height="115%" style:writing-mode="lr-tb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weight="bold" style:font-weight-asian="bold" style:font-weight-complex="bold"/>
    </style:style>
    <style:style style:name="T260_2" style:family="text">
      <style:text-properties fo:font-weight="bold" style:font-weight-asian="bold" style:font-weight-complex="bold"/>
    </style:style>
    <style:style style:name="T260_3" style:family="text">
      <style:text-properties fo:font-weight="bold" style:font-weight-asian="bold" style:font-weight-complex="bold"/>
    </style:style>
    <style:style style:name="T260_4" style:family="text">
      <style:text-properties fo:font-weight="bold" style:font-weight-asian="bold" style:font-weight-complex="bold"/>
    </style:style>
    <style:style style:name="T260_5" style:family="text">
      <style:text-properties fo:font-weight="bold" style:font-weight-asian="bold" style:font-weight-complex="bold"/>
    </style:style>
    <style:style style:name="T260_6" style:family="text">
      <style:text-properties fo:font-weight="bold" style:font-weight-asian="bold" style:font-weight-complex="bold"/>
    </style:style>
    <style:style style:name="T260_7" style:family="text">
      <style:text-properties fo:font-weight="bold" style:font-weight-asian="bold" style:font-weight-complex="bold"/>
    </style:style>
    <style:style style:name="T260_8" style:family="text">
      <style:text-properties fo:font-weight="bold" style:font-weight-asian="bold" style:font-weight-complex="bold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/>
    <style:style style:name="T261_6" style:family="text"/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P262" style:family="paragraph" style:parent-style-name="Standard">
      <style:paragraph-properties fo:break-before="auto" fo:line-height="115%" style:writing-mode="lr-tb"/>
    </style:style>
    <style:style style:name="T262_1" style:family="text"/>
    <style:style style:name="T262_2" style:family="text" style:parent-style-name="Standard"/>
    <style:style style:name="P2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3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4_19" style:family="text" style:parent-style-name="Standard"/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P266" style:family="paragraph" style:parent-style-name="Standard">
      <style:paragraph-properties fo:break-before="auto" fo:line-height="115%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P269" style:family="paragraph" style:parent-style-name="Standard">
      <style:paragraph-properties fo:break-before="auto" fo:line-height="115%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P270" style:family="paragraph" style:parent-style-name="Standard">
      <style:paragraph-properties fo:break-before="auto" fo:line-height="115%" style:writing-mode="lr-tb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P272" style:family="paragraph" style:parent-style-name="Standard">
      <style:paragraph-properties fo:break-before="auto" fo:line-height="115%" style:writing-mode="lr-tb"/>
    </style:style>
    <style:style style:name="P273" style:family="paragraph" style:parent-style-name="Standard">
      <style:paragraph-properties fo:break-before="auto" fo:line-height="115%" style:writing-mode="lr-tb"/>
    </style:style>
    <style:style style:name="T273_1" style:family="text"/>
    <style:style style:name="T273_2" style:family="text"/>
    <style:style style:name="T273_3" style:family="text"/>
    <style:style style:name="T273_4" style:family="text"/>
    <style:style style:name="T273_5" style:family="text"/>
    <style:style style:name="T273_6" style:family="text"/>
    <style:style style:name="T273_7" style:family="text"/>
    <style:style style:name="T273_8" style:family="text"/>
    <style:style style:name="T273_9" style:family="text"/>
    <style:style style:name="T273_10" style:family="text"/>
    <style:style style:name="T273_11" style:family="text"/>
    <style:style style:name="T273_12" style:family="text"/>
    <style:style style:name="T273_13" style:family="text"/>
    <style:style style:name="T273_14" style:family="text"/>
    <style:style style:name="T273_15" style:family="text"/>
    <style:style style:name="T273_16" style:family="text"/>
    <style:style style:name="T273_17" style:family="text"/>
    <style:style style:name="T273_18" style:family="text"/>
    <style:style style:name="T273_19" style:family="text"/>
    <style:style style:name="T273_20" style:family="text"/>
    <style:style style:name="T273_21" style:family="text"/>
    <style:style style:name="T273_22" style:family="text"/>
    <style:style style:name="T273_23" style:family="text"/>
    <style:style style:name="T273_24" style:family="text"/>
    <style:style style:name="T273_25" style:family="text"/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P275" style:family="paragraph" style:parent-style-name="Standard">
      <style:paragraph-properties fo:break-before="auto" fo:line-height="115%" style:writing-mode="lr-tb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font-weight="bold" style:font-weight-asian="bold" style:font-weight-complex="bold"/>
    </style:style>
    <style:style style:name="T276_2" style:family="text">
      <style:text-properties fo:font-weight="bold" style:font-weight-asian="bold" style:font-weight-complex="bold"/>
    </style:style>
    <style:style style:name="T276_3" style:family="text">
      <style:text-properties fo:font-weight="bold" style:font-weight-asian="bold" style:font-weight-complex="bold"/>
    </style:style>
    <style:style style:name="T276_4" style:family="text">
      <style:text-properties fo:font-weight="bold" style:font-weight-asian="bold" style:font-weight-complex="bold"/>
    </style:style>
    <style:style style:name="T276_5" style:family="text">
      <style:text-properties fo:font-weight="bold" style:font-weight-asian="bold" style:font-weight-complex="bold"/>
    </style:style>
    <style:style style:name="T276_6" style:family="text">
      <style:text-properties fo:font-weight="bold" style:font-weight-asian="bold" style:font-weight-complex="bold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fo:font-weight="bold" style:font-weight-asian="bold" style:font-weight-complex="bold"/>
    </style:style>
    <style:style style:name="T277_2" style:family="text">
      <style:text-properties fo:font-weight="bold" style:font-weight-asian="bold" style:font-weight-complex="bold"/>
    </style:style>
    <style:style style:name="P278" style:family="paragraph" style:parent-style-name="Standard">
      <style:paragraph-properties fo:break-before="auto" fo:line-height="115%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P279" style:family="paragraph" style:parent-style-name="Standard">
      <style:paragraph-properties fo:break-before="auto" fo:line-height="115%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P280" style:family="paragraph" style:parent-style-name="Standard">
      <style:paragraph-properties fo:break-before="auto" fo:line-height="115%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T280_28" style:family="text"/>
    <style:style style:name="T280_29" style:family="text"/>
    <style:style style:name="P281" style:family="paragraph" style:parent-style-name="Standard">
      <style:paragraph-properties fo:break-before="auto" fo:line-height="115%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P282" style:family="paragraph" style:parent-style-name="Standard">
      <style:paragraph-properties fo:break-before="auto" fo:line-height="115%" style:writing-mode="lr-tb"/>
    </style:style>
    <style:style style:name="T282_1" style:family="text">
      <style:text-properties fo:font-weight="bold" style:font-weight-asian="bold" style:font-weight-complex="bold"/>
    </style:style>
    <style:style style:name="T282_2" style:family="text">
      <style:text-properties fo:font-weight="bold" style:font-weight-asian="bold" style:font-weight-complex="bold"/>
    </style:style>
    <style:style style:name="P283" style:family="paragraph" style:parent-style-name="Standard">
      <style:paragraph-properties fo:break-before="auto" fo:line-height="115%" style:writing-mode="lr-tb"/>
    </style:style>
    <style:style style:name="T283_1" style:family="text" style:parent-style-name="Standard"/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T284_73" style:family="text"/>
    <style:style style:name="T284_74" style:family="text"/>
    <style:style style:name="T284_75" style:family="text"/>
    <style:style style:name="T284_76" style:family="text"/>
    <style:style style:name="T284_77" style:family="text"/>
    <style:style style:name="T284_78" style:family="text"/>
    <style:style style:name="T284_79" style:family="text"/>
    <style:style style:name="T284_80" style:family="text"/>
    <style:style style:name="T284_81" style:family="text"/>
    <style:style style:name="T284_82" style:family="text"/>
    <style:style style:name="T284_83" style:family="text"/>
    <style:style style:name="T284_84" style:family="text"/>
    <style:style style:name="T284_85" style:family="text"/>
    <style:style style:name="T284_86" style:family="text"/>
    <style:style style:name="T284_87" style:family="text"/>
    <style:style style:name="T284_88" style:family="text"/>
    <style:style style:name="T284_89" style:family="text"/>
    <style:style style:name="T284_90" style:family="text"/>
    <style:style style:name="T284_91" style:family="text"/>
    <style:style style:name="T284_92" style:family="text"/>
    <style:style style:name="T284_93" style:family="text"/>
    <style:style style:name="T284_94" style:family="text"/>
    <style:style style:name="T284_95" style:family="text"/>
    <style:style style:name="T284_96" style:family="text"/>
    <style:style style:name="P285" style:family="paragraph" style:parent-style-name="Standard">
      <style:paragraph-properties fo:break-before="auto" fo:line-height="115%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P286" style:family="paragraph" style:parent-style-name="Standard">
      <style:paragraph-properties fo:break-before="auto" fo:line-height="115%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>
      <style:text-properties fo:color="#1155cc" style:text-underline-style="solid" style:text-underline-color="font-color"/>
    </style:style>
    <style:style style:name="T286_9" style:family="text"/>
    <style:style style:name="T286_10" style:family="text">
      <style:text-properties fo:color="#1155cc" style:text-underline-style="solid" style:text-underline-color="font-color"/>
    </style:style>
    <style:style style:name="T286_11" style:family="text"/>
    <style:style style:name="T286_12" style:family="text">
      <style:text-properties fo:color="#1155cc" style:text-underline-style="solid" style:text-underline-color="font-color"/>
    </style:style>
    <style:style style:name="T286_13" style:family="text"/>
    <style:style style:name="T286_14" style:family="text">
      <style:text-properties fo:color="#1155cc" style:text-underline-style="solid" style:text-underline-color="font-color"/>
    </style:style>
    <style:style style:name="T286_15" style:family="text"/>
    <style:style style:name="T286_16" style:family="text">
      <style:text-properties fo:color="#1155cc" style:text-underline-style="solid" style:text-underline-color="font-color"/>
    </style:style>
    <style:style style:name="T286_17" style:family="text"/>
    <style:style style:name="T286_18" style:family="text">
      <style:text-properties fo:color="#1155cc" style:text-underline-style="solid" style:text-underline-color="font-color"/>
    </style:style>
    <style:style style:name="T286_19" style:family="text"/>
    <style:style style:name="T286_20" style:family="text">
      <style:text-properties fo:color="#1155cc" style:text-underline-style="solid" style:text-underline-color="font-color"/>
    </style:style>
    <style:style style:name="T286_21" style:family="text"/>
    <style:style style:name="T286_22" style:family="text">
      <style:text-properties fo:color="#1155cc" style:text-underline-style="solid" style:text-underline-color="font-color"/>
    </style:style>
    <style:style style:name="T286_23" style:family="text"/>
    <style:style style:name="T286_24" style:family="text">
      <style:text-properties fo:color="#1155cc" style:text-underline-style="solid" style:text-underline-color="font-color"/>
    </style:style>
    <style:style style:name="T286_25" style:family="text"/>
    <style:style style:name="T286_26" style:family="text">
      <style:text-properties fo:color="#1155cc" style:text-underline-style="solid" style:text-underline-color="font-color"/>
    </style:style>
    <style:style style:name="T286_27" style:family="text"/>
    <style:style style:name="T286_28" style:family="text">
      <style:text-properties fo:color="#1155cc" style:text-underline-style="solid" style:text-underline-color="font-color"/>
    </style:style>
    <style:style style:name="T286_29" style:family="text"/>
    <style:style style:name="T286_30" style:family="text">
      <style:text-properties fo:color="#1155cc" style:text-underline-style="solid" style:text-underline-color="font-color"/>
    </style:style>
    <style:style style:name="T286_31" style:family="text"/>
    <style:style style:name="T286_32" style:family="text">
      <style:text-properties fo:color="#1155cc" style:text-underline-style="solid" style:text-underline-color="font-color"/>
    </style:style>
    <style:style style:name="T286_33" style:family="text"/>
    <style:style style:name="T286_34" style:family="text">
      <style:text-properties fo:color="#1155cc" style:text-underline-style="solid" style:text-underline-color="font-color"/>
    </style:style>
    <style:style style:name="T286_35" style:family="text"/>
    <style:style style:name="T286_36" style:family="text">
      <style:text-properties fo:color="#1155cc" style:text-underline-style="solid" style:text-underline-color="font-color"/>
    </style:style>
    <style:style style:name="T286_37" style:family="text"/>
    <style:style style:name="T286_38" style:family="text">
      <style:text-properties fo:color="#1155cc" style:text-underline-style="solid" style:text-underline-color="font-color"/>
    </style:style>
    <style:style style:name="T286_39" style:family="text"/>
    <style:style style:name="T286_40" style:family="text">
      <style:text-properties fo:color="#1155cc" style:text-underline-style="solid" style:text-underline-color="font-color"/>
    </style:style>
    <style:style style:name="T286_41" style:family="text"/>
    <style:style style:name="T286_42" style:family="text">
      <style:text-properties fo:color="#1155cc" style:text-underline-style="solid" style:text-underline-color="font-color"/>
    </style:style>
    <style:style style:name="T286_43" style:family="text"/>
    <style:style style:name="T286_44" style:family="text">
      <style:text-properties fo:color="#1155cc" style:text-underline-style="solid" style:text-underline-color="font-color"/>
    </style:style>
    <style:style style:name="T286_45" style:family="text"/>
    <style:style style:name="P287" style:family="paragraph" style:parent-style-name="Standard">
      <style:paragraph-properties fo:break-before="auto" fo:line-height="115%" style:writing-mode="lr-tb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Standard">
      <style:paragraph-properties fo:break-before="auto" fo:line-height="115%" style:writing-mode="lr-tb"/>
    </style:style>
    <style:style style:name="T290_1" style:family="text">
      <style:text-properties fo:font-weight="bold" style:font-weight-asian="bold" style:font-weight-complex="bold"/>
    </style:style>
    <style:style style:name="T290_2" style:family="text">
      <style:text-properties fo:font-weight="bold" style:font-weight-asian="bold" style:font-weight-complex="bold"/>
    </style:style>
    <style:style style:name="T290_3" style:family="text">
      <style:text-properties fo:font-weight="bold" style:font-weight-asian="bold" style:font-weight-complex="bold"/>
    </style:style>
    <style:style style:name="T290_4" style:family="text">
      <style:text-properties fo:font-weight="bold" style:font-weight-asian="bold" style:font-weight-complex="bold"/>
    </style:style>
    <style:style style:name="T290_5" style:family="text">
      <style:text-properties fo:font-weight="bold" style:font-weight-asian="bold" style:font-weight-complex="bold"/>
    </style:style>
    <style:style style:name="T290_6" style:family="text">
      <style:text-properties fo:font-weight="bold" style:font-weight-asian="bold" style:font-weight-complex="bold"/>
    </style:style>
    <style:style style:name="T290_7" style:family="text">
      <style:text-properties fo:font-weight="bold" style:font-weight-asian="bold" style:font-weight-complex="bold"/>
    </style:style>
    <style:style style:name="T290_8" style:family="text">
      <style:text-properties fo:font-weight="bold" style:font-weight-asian="bold" style:font-weight-complex="bold"/>
    </style:style>
    <style:style style:name="T290_9" style:family="text">
      <style:text-properties fo:font-weight="bold" style:font-weight-asian="bold" style:font-weight-complex="bold"/>
    </style:style>
    <style:style style:name="T290_10" style:family="text">
      <style:text-properties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P292" style:family="paragraph" style:parent-style-name="Standard">
      <style:paragraph-properties fo:break-before="auto" fo:text-indent="1.27cm" fo:line-height="115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/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P300" style:family="paragraph" style:parent-style-name="Standard">
      <style:paragraph-properties fo:break-before="auto" fo:text-indent="1.27cm" fo:line-height="115%" style:writing-mode="lr-tb"/>
    </style:style>
    <style:style style:name="T300_1" style:family="text"/>
    <style:style style:name="T300_2" style:family="text"/>
    <style:style style:name="T300_3" style:family="text"/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P302" style:family="paragraph" style:parent-style-name="Standard">
      <style:paragraph-properties fo:text-align="justify" fo:break-before="auto" fo:line-height="115%" style:writing-mode="lr-tb"/>
    </style:style>
    <style:style style:name="T302_1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302_2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P303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  <style:style style:name="P304" style:family="paragraph" style:parent-style-name="Standard">
      <style:paragraph-properties fo:text-align="justify" fo:break-before="auto" fo:line-height="115%" style:writing-mode="lr-tb"/>
    </style:style>
    <style:style style:name="T304_1" style:family="text">
      <style:text-properties style:font-name="Calibri" style:font-name-asian="Calibri" style:font-name-complex="Calibri"/>
    </style:style>
    <style:style style:name="T304_2" style:family="text">
      <style:text-properties style:font-name="Calibri" style:font-name-asian="Calibri" style:font-name-complex="Calibri"/>
    </style:style>
    <style:style style:name="T304_3" style:family="text">
      <style:text-properties style:font-name="Calibri" style:font-name-asian="Calibri" style:font-name-complex="Calibri"/>
    </style:style>
    <style:style style:name="T304_4" style:family="text">
      <style:text-properties style:font-name="Calibri" style:font-name-asian="Calibri" style:font-name-complex="Calibri"/>
    </style:style>
    <style:style style:name="T304_5" style:family="text">
      <style:text-properties style:font-name="Calibri" style:font-name-asian="Calibri" style:font-name-complex="Calibri"/>
    </style:style>
    <style:style style:name="T304_6" style:family="text">
      <style:text-properties style:font-name="Calibri" style:font-name-asian="Calibri" style:font-name-complex="Calibri"/>
    </style:style>
    <style:style style:name="T304_7" style:family="text">
      <style:text-properties style:font-name="Calibri" style:font-name-asian="Calibri" style:font-name-complex="Calibri"/>
    </style:style>
    <style:style style:name="T304_8" style:family="text">
      <style:text-properties style:font-name="Calibri" style:font-name-asian="Calibri" style:font-name-complex="Calibri"/>
    </style:style>
    <style:style style:name="T304_9" style:family="text">
      <style:text-properties style:font-name="Calibri" style:font-name-asian="Calibri" style:font-name-complex="Calibri"/>
    </style:style>
    <style:style style:name="T304_10" style:family="text">
      <style:text-properties style:font-name="Calibri" style:font-name-asian="Calibri" style:font-name-complex="Calibri"/>
    </style:style>
    <style:style style:name="T304_11" style:family="text">
      <style:text-properties style:font-name="Calibri" style:font-name-asian="Calibri" style:font-name-complex="Calibri"/>
    </style:style>
    <style:style style:name="T304_12" style:family="text">
      <style:text-properties style:font-name="Calibri" style:font-name-asian="Calibri" style:font-name-complex="Calibri"/>
    </style:style>
    <style:style style:name="T304_13" style:family="text">
      <style:text-properties style:font-name="Calibri" style:font-name-asian="Calibri" style:font-name-complex="Calibri"/>
    </style:style>
    <style:style style:name="T304_14" style:family="text">
      <style:text-properties style:font-name="Calibri" style:font-name-asian="Calibri" style:font-name-complex="Calibri"/>
    </style:style>
    <style:style style:name="T304_15" style:family="text">
      <style:text-properties style:font-name="Calibri" style:font-name-asian="Calibri" style:font-name-complex="Calibri"/>
    </style:style>
    <style:style style:name="T304_16" style:family="text">
      <style:text-properties style:font-name="Calibri" style:font-name-asian="Calibri" style:font-name-complex="Calibri"/>
    </style:style>
    <style:style style:name="T304_17" style:family="text">
      <style:text-properties style:font-name="Calibri" style:font-name-asian="Calibri" style:font-name-complex="Calibri"/>
    </style:style>
    <style:style style:name="T304_18" style:family="text">
      <style:text-properties style:font-name="Calibri" style:font-name-asian="Calibri" style:font-name-complex="Calibri"/>
    </style:style>
    <style:style style:name="T304_19" style:family="text">
      <style:text-properties style:font-name="Calibri" style:font-name-asian="Calibri" style:font-name-complex="Calibri"/>
    </style:style>
    <style:style style:name="T304_20" style:family="text">
      <style:text-properties style:font-name="Calibri" style:font-name-asian="Calibri" style:font-name-complex="Calibri"/>
    </style:style>
    <style:style style:name="P305" style:family="paragraph" style:parent-style-name="Standard">
      <style:paragraph-properties fo:text-align="justify" fo:break-before="auto" fo:line-height="115%" style:writing-mode="lr-tb"/>
    </style:style>
    <style:style style:name="T305_1" style:family="text">
      <style:text-properties style:font-name="Calibri" style:font-name-asian="Calibri" style:font-name-complex="Calibri"/>
    </style:style>
    <style:style style:name="T305_2" style:family="text">
      <style:text-properties style:font-name="Calibri" style:font-name-asian="Calibri" style:font-name-complex="Calibri"/>
    </style:style>
    <style:style style:name="T305_3" style:family="text">
      <style:text-properties style:font-name="Calibri" style:font-name-asian="Calibri" style:font-name-complex="Calibri"/>
    </style:style>
    <style:style style:name="T305_4" style:family="text">
      <style:text-properties style:font-name="Calibri" style:font-name-asian="Calibri" style:font-name-complex="Calibri"/>
    </style:style>
    <style:style style:name="T305_5" style:family="text">
      <style:text-properties style:font-name="Calibri" style:font-name-asian="Calibri" style:font-name-complex="Calibri"/>
    </style:style>
    <style:style style:name="T305_6" style:family="text">
      <style:text-properties style:font-name="Calibri" style:font-name-asian="Calibri" style:font-name-complex="Calibri"/>
    </style:style>
    <style:style style:name="T305_7" style:family="text">
      <style:text-properties style:font-name="Calibri" style:font-name-asian="Calibri" style:font-name-complex="Calibri"/>
    </style:style>
    <style:style style:name="T305_8" style:family="text">
      <style:text-properties style:font-name="Calibri" style:font-name-asian="Calibri" style:font-name-complex="Calibri"/>
    </style:style>
    <style:style style:name="T305_9" style:family="text">
      <style:text-properties style:font-name="Calibri" style:font-name-asian="Calibri" style:font-name-complex="Calibri"/>
    </style:style>
    <style:style style:name="P306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  <style:style style:name="P307" style:family="paragraph" style:parent-style-name="Standard">
      <style:paragraph-properties fo:text-align="justify" fo:break-before="auto" fo:line-height="115%" style:writing-mode="lr-tb"/>
    </style:style>
    <style:style style:name="T307_1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307_2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P308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>
      <style:text-properties style:font-name="Calibri" style:font-name-asian="Calibri" style:font-name-complex="Calibri"/>
    </style:style>
    <style:style style:name="T309_2" style:family="text">
      <style:text-properties style:font-name="Calibri" style:font-name-asian="Calibri" style:font-name-complex="Calibri"/>
    </style:style>
    <style:style style:name="T309_3" style:family="text">
      <style:text-properties style:font-name="Calibri" style:font-name-asian="Calibri" style:font-name-complex="Calibri"/>
    </style:style>
    <style:style style:name="T309_4" style:family="text">
      <style:text-properties style:font-name="Calibri" style:font-name-asian="Calibri" style:font-name-complex="Calibri"/>
    </style:style>
    <style:style style:name="T309_5" style:family="text">
      <style:text-properties style:font-name="Calibri" style:font-name-asian="Calibri" style:font-name-complex="Calibri"/>
    </style:style>
    <style:style style:name="T309_6" style:family="text">
      <style:text-properties style:font-name="Calibri" style:font-name-asian="Calibri" style:font-name-complex="Calibri"/>
    </style:style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>
      <style:text-properties style:font-name="Calibri" style:font-name-asian="Calibri" style:font-name-complex="Calibri"/>
    </style:style>
    <style:style style:name="T310_2" style:family="text">
      <style:text-properties style:font-name="Calibri" style:font-name-asian="Calibri" style:font-name-complex="Calibri"/>
    </style:style>
    <style:style style:name="T310_3" style:family="text">
      <style:text-properties style:font-name="Calibri" style:font-name-asian="Calibri" style:font-name-complex="Calibri"/>
    </style:style>
    <style:style style:name="T310_4" style:family="text">
      <style:text-properties style:font-name="Calibri" style:font-name-asian="Calibri" style:font-name-complex="Calibri"/>
    </style:style>
    <style:style style:name="T310_5" style:family="text">
      <style:text-properties style:font-name="Calibri" style:font-name-asian="Calibri" style:font-name-complex="Calibri"/>
    </style:style>
    <style:style style:name="T310_6" style:family="text">
      <style:text-properties style:font-name="Calibri" style:font-name-asian="Calibri" style:font-name-complex="Calibri"/>
    </style:style>
    <style:style style:name="P311" style:family="paragraph" style:parent-style-name="Standard">
      <style:paragraph-properties fo:text-align="justify" fo:break-before="auto" fo:line-height="115%" style:writing-mode="lr-tb"/>
    </style:style>
    <style:style style:name="T311_1" style:family="text">
      <style:text-properties style:font-name="Calibri" style:font-name-asian="Calibri" style:font-name-complex="Calibri"/>
    </style:style>
    <style:style style:name="T311_2" style:family="text">
      <style:text-properties style:font-name="Calibri" style:font-name-asian="Calibri" style:font-name-complex="Calibri"/>
    </style:style>
    <style:style style:name="T311_3" style:family="text">
      <style:text-properties style:font-name="Calibri" style:font-name-asian="Calibri" style:font-name-complex="Calibri"/>
    </style:style>
    <style:style style:name="T311_4" style:family="text">
      <style:text-properties style:font-name="Calibri" style:font-name-asian="Calibri" style:font-name-complex="Calibri"/>
    </style:style>
    <style:style style:name="T311_5" style:family="text">
      <style:text-properties style:font-name="Calibri" style:font-name-asian="Calibri" style:font-name-complex="Calibri"/>
    </style:style>
    <style:style style:name="T311_6" style:family="text">
      <style:text-properties style:font-name="Calibri" style:font-name-asian="Calibri" style:font-name-complex="Calibri"/>
    </style:style>
    <style:style style:name="T311_7" style:family="text">
      <style:text-properties style:font-name="Calibri" style:font-name-asian="Calibri" style:font-name-complex="Calibri"/>
    </style:style>
    <style:style style:name="T311_8" style:family="text">
      <style:text-properties style:font-name="Calibri" style:font-name-asian="Calibri" style:font-name-complex="Calibri"/>
    </style:style>
    <style:style style:name="T311_9" style:family="text">
      <style:text-properties style:font-name="Calibri" style:font-name-asian="Calibri" style:font-name-complex="Calibri"/>
    </style:style>
    <style:style style:name="T311_10" style:family="text">
      <style:text-properties style:font-name="Calibri" style:font-name-asian="Calibri" style:font-name-complex="Calibri"/>
    </style:style>
    <style:style style:name="T311_11" style:family="text">
      <style:text-properties style:font-name="Calibri" style:font-name-asian="Calibri" style:font-name-complex="Calibri"/>
    </style:style>
    <style:style style:name="T311_12" style:family="text">
      <style:text-properties style:font-name="Calibri" style:font-name-asian="Calibri" style:font-name-complex="Calibri"/>
    </style:style>
    <style:style style:name="T311_13" style:family="text">
      <style:text-properties style:font-name="Calibri" style:font-name-asian="Calibri" style:font-name-complex="Calibri"/>
    </style:style>
    <style:style style:name="T311_14" style:family="text">
      <style:text-properties style:font-name="Calibri" style:font-name-asian="Calibri" style:font-name-complex="Calibri"/>
    </style:style>
    <style:style style:name="T311_15" style:family="text">
      <style:text-properties style:font-name="Calibri" style:font-name-asian="Calibri" style:font-name-complex="Calibri"/>
    </style:style>
    <style:style style:name="T311_16" style:family="text">
      <style:text-properties style:font-name="Calibri" style:font-name-asian="Calibri" style:font-name-complex="Calibri"/>
    </style:style>
    <style:style style:name="T311_17" style:family="text">
      <style:text-properties style:font-name="Calibri" style:font-name-asian="Calibri" style:font-name-complex="Calibri"/>
    </style:style>
    <style:style style:name="T311_18" style:family="text">
      <style:text-properties style:font-name="Calibri" style:font-name-asian="Calibri" style:font-name-complex="Calibri"/>
    </style:style>
    <style:style style:name="T311_19" style:family="text">
      <style:text-properties style:font-name="Calibri" style:font-name-asian="Calibri" style:font-name-complex="Calibri"/>
    </style:style>
    <style:style style:name="T311_20" style:family="text">
      <style:text-properties style:font-name="Calibri" style:font-name-asian="Calibri" style:font-name-complex="Calibri"/>
    </style:style>
    <style:style style:name="T311_21" style:family="text">
      <style:text-properties style:font-name="Calibri" style:font-name-asian="Calibri" style:font-name-complex="Calibri"/>
    </style:style>
    <style:style style:name="T311_22" style:family="text">
      <style:text-properties style:font-name="Calibri" style:font-name-asian="Calibri" style:font-name-complex="Calibri"/>
    </style:style>
    <style:style style:name="T311_23" style:family="text">
      <style:text-properties style:font-name="Calibri" style:font-name-asian="Calibri" style:font-name-complex="Calibri"/>
    </style:style>
    <style:style style:name="T311_24" style:family="text"/>
    <style:style style:name="T311_2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26" style:family="text"/>
    <style:style style:name="T311_2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28" style:family="text"/>
    <style:style style:name="T311_2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30" style:family="text"/>
    <style:style style:name="T311_3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32" style:family="text"/>
    <style:style style:name="T311_3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34" style:family="text"/>
    <style:style style:name="T311_3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36" style:family="text"/>
    <style:style style:name="T311_3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38" style:family="text"/>
    <style:style style:name="T311_3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40" style:family="text"/>
    <style:style style:name="T311_4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42" style:family="text"/>
    <style:style style:name="T311_4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44" style:family="text"/>
    <style:style style:name="T311_4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46" style:family="text"/>
    <style:style style:name="T311_4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48" style:family="text"/>
    <style:style style:name="T311_4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50" style:family="text"/>
    <style:style style:name="T311_5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52" style:family="text"/>
    <style:style style:name="T311_53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54" style:family="text"/>
    <style:style style:name="T311_55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56" style:family="text"/>
    <style:style style:name="T311_57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58" style:family="text"/>
    <style:style style:name="T311_59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60" style:family="text"/>
    <style:style style:name="T311_61" style:family="text">
      <style:text-properties fo:color="#1155cc" style:font-name="Calibri" style:font-name-asian="Calibri" style:font-name-complex="Calibri" style:text-underline-style="solid" style:text-underline-color="font-color"/>
    </style:style>
    <style:style style:name="T311_62" style:family="text">
      <style:text-properties style:font-name="Calibri" style:font-name-asian="Calibri" style:font-name-complex="Calibri"/>
    </style:style>
    <style:style style:name="T311_63" style:family="text">
      <style:text-properties style:font-name="Calibri" style:font-name-asian="Calibri" style:font-name-complex="Calibri"/>
    </style:style>
    <style:style style:name="T311_64" style:family="text">
      <style:text-properties style:font-name="Calibri" style:font-name-asian="Calibri" style:font-name-complex="Calibri"/>
    </style:style>
    <style:style style:name="T311_65" style:family="text">
      <style:text-properties style:font-name="Calibri" style:font-name-asian="Calibri" style:font-name-complex="Calibri"/>
    </style:style>
    <style:style style:name="T311_66" style:family="text">
      <style:text-properties style:font-name="Calibri" style:font-name-asian="Calibri" style:font-name-complex="Calibri"/>
    </style:style>
    <style:style style:name="T311_67" style:family="text">
      <style:text-properties style:font-name="Calibri" style:font-name-asian="Calibri" style:font-name-complex="Calibri"/>
    </style:style>
    <style:style style:name="T311_68" style:family="text">
      <style:text-properties style:font-name="Calibri" style:font-name-asian="Calibri" style:font-name-complex="Calibri"/>
    </style:style>
    <style:style style:name="T311_69" style:family="text">
      <style:text-properties style:font-name="Calibri" style:font-name-asian="Calibri" style:font-name-complex="Calibri"/>
    </style:style>
    <style:style style:name="T311_70" style:family="text">
      <style:text-properties style:font-name="Calibri" style:font-name-asian="Calibri" style:font-name-complex="Calibri"/>
    </style:style>
    <style:style style:name="T311_71" style:family="text">
      <style:text-properties style:font-name="Calibri" style:font-name-asian="Calibri" style:font-name-complex="Calibri"/>
    </style:style>
    <style:style style:name="T311_72" style:family="text">
      <style:text-properties style:font-name="Calibri" style:font-name-asian="Calibri" style:font-name-complex="Calibri"/>
    </style:style>
    <style:style style:name="P312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  <style:style style:name="P313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  <style:style style:name="P314" style:family="paragraph" style:parent-style-name="Standard">
      <style:paragraph-properties fo:text-align="justify" fo:break-before="auto" fo:line-height="115%" style:writing-mode="lr-tb"/>
    </style:style>
    <style:style style:name="T314_1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314_2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P315" style:family="paragraph" style:parent-style-name="Standard">
      <style:paragraph-properties fo:text-align="justify" fo:break-before="auto" fo:line-height="115%" style:writing-mode="lr-tb"/>
    </style:style>
    <style:style style:name="T315_1" style:family="text">
      <style:text-properties style:font-name="Calibri" style:font-name-asian="Calibri" style:font-name-complex="Calibri"/>
    </style:style>
    <style:style style:name="T315_2" style:family="text">
      <style:text-properties style:font-name="Calibri" style:font-name-asian="Calibri" style:font-name-complex="Calibri"/>
    </style:style>
    <style:style style:name="T315_3" style:family="text">
      <style:text-properties style:font-name="Calibri" style:font-name-asian="Calibri" style:font-name-complex="Calibri"/>
    </style:style>
    <style:style style:name="T315_4" style:family="text">
      <style:text-properties style:font-name="Calibri" style:font-name-asian="Calibri" style:font-name-complex="Calibri"/>
    </style:style>
    <style:style style:name="T315_5" style:family="text">
      <style:text-properties style:font-name="Calibri" style:font-name-asian="Calibri" style:font-name-complex="Calibri"/>
    </style:style>
    <style:style style:name="T315_6" style:family="text">
      <style:text-properties style:font-name="Calibri" style:font-name-asian="Calibri" style:font-name-complex="Calibri"/>
    </style:style>
    <style:style style:name="T315_7" style:family="text">
      <style:text-properties style:font-name="Calibri" style:font-name-asian="Calibri" style:font-name-complex="Calibri"/>
    </style:style>
    <style:style style:name="T315_8" style:family="text">
      <style:text-properties style:font-name="Calibri" style:font-name-asian="Calibri" style:font-name-complex="Calibri"/>
    </style:style>
    <style:style style:name="T315_9" style:family="text">
      <style:text-properties style:font-name="Calibri" style:font-name-asian="Calibri" style:font-name-complex="Calibri"/>
    </style:style>
    <style:style style:name="T315_10" style:family="text">
      <style:text-properties style:font-name="Calibri" style:font-name-asian="Calibri" style:font-name-complex="Calibri"/>
    </style:style>
    <style:style style:name="T315_11" style:family="text">
      <style:text-properties style:font-name="Calibri" style:font-name-asian="Calibri" style:font-name-complex="Calibri"/>
    </style:style>
    <style:style style:name="T315_12" style:family="text">
      <style:text-properties style:font-name="Calibri" style:font-name-asian="Calibri" style:font-name-complex="Calibri"/>
    </style:style>
    <style:style style:name="T315_13" style:family="text">
      <style:text-properties style:font-name="Calibri" style:font-name-asian="Calibri" style:font-name-complex="Calibri"/>
    </style:style>
    <style:style style:name="T315_14" style:family="text">
      <style:text-properties style:font-name="Calibri" style:font-name-asian="Calibri" style:font-name-complex="Calibri"/>
    </style:style>
    <style:style style:name="T315_15" style:family="text">
      <style:text-properties style:font-name="Calibri" style:font-name-asian="Calibri" style:font-name-complex="Calibri"/>
    </style:style>
    <style:style style:name="T315_16" style:family="text">
      <style:text-properties style:font-name="Calibri" style:font-name-asian="Calibri" style:font-name-complex="Calibri"/>
    </style:style>
    <style:style style:name="T315_17" style:family="text">
      <style:text-properties style:font-name="Calibri" style:font-name-asian="Calibri" style:font-name-complex="Calibri"/>
    </style:style>
    <style:style style:name="T315_18" style:family="text">
      <style:text-properties style:font-name="Calibri" style:font-name-asian="Calibri" style:font-name-complex="Calibri"/>
    </style:style>
    <style:style style:name="T315_19" style:family="text">
      <style:text-properties style:font-name="Calibri" style:font-name-asian="Calibri" style:font-name-complex="Calibri"/>
    </style:style>
    <style:style style:name="T315_20" style:family="text">
      <style:text-properties style:font-name="Calibri" style:font-name-asian="Calibri" style:font-name-complex="Calibri"/>
    </style:style>
    <style:style style:name="T315_21" style:family="text">
      <style:text-properties style:font-name="Calibri" style:font-name-asian="Calibri" style:font-name-complex="Calibri"/>
    </style:style>
    <style:style style:name="T315_22" style:family="text">
      <style:text-properties style:font-name="Calibri" style:font-name-asian="Calibri" style:font-name-complex="Calibri"/>
    </style:style>
    <style:style style:name="T315_23" style:family="text">
      <style:text-properties style:font-name="Calibri" style:font-name-asian="Calibri" style:font-name-complex="Calibri"/>
    </style:style>
    <style:style style:name="T315_24" style:family="text">
      <style:text-properties style:font-name="Calibri" style:font-name-asian="Calibri" style:font-name-complex="Calibri"/>
    </style:style>
    <style:style style:name="T315_25" style:family="text">
      <style:text-properties style:font-name="Calibri" style:font-name-asian="Calibri" style:font-name-complex="Calibri"/>
    </style:style>
    <style:style style:name="T315_26" style:family="text">
      <style:text-properties style:font-name="Calibri" style:font-name-asian="Calibri" style:font-name-complex="Calibri"/>
    </style:style>
    <style:style style:name="T315_27" style:family="text">
      <style:text-properties style:font-name="Calibri" style:font-name-asian="Calibri" style:font-name-complex="Calibri"/>
    </style:style>
    <style:style style:name="T315_28" style:family="text">
      <style:text-properties style:font-name="Calibri" style:font-name-asian="Calibri" style:font-name-complex="Calibri"/>
    </style:style>
    <style:style style:name="T315_29" style:family="text">
      <style:text-properties style:font-name="Calibri" style:font-name-asian="Calibri" style:font-name-complex="Calibri"/>
    </style:style>
    <style:style style:name="T315_30" style:family="text">
      <style:text-properties style:font-name="Calibri" style:font-name-asian="Calibri" style:font-name-complex="Calibri"/>
    </style:style>
    <style:style style:name="T315_31" style:family="text">
      <style:text-properties style:font-name="Calibri" style:font-name-asian="Calibri" style:font-name-complex="Calibri"/>
    </style:style>
    <style:style style:name="T315_32" style:family="text">
      <style:text-properties style:font-name="Calibri" style:font-name-asian="Calibri" style:font-name-complex="Calibri"/>
    </style:style>
    <style:style style:name="T315_33" style:family="text">
      <style:text-properties style:font-name="Calibri" style:font-name-asian="Calibri" style:font-name-complex="Calibri"/>
    </style:style>
    <style:style style:name="T315_34" style:family="text">
      <style:text-properties style:font-name="Calibri" style:font-name-asian="Calibri" style:font-name-complex="Calibri"/>
    </style:style>
    <style:style style:name="T315_35" style:family="text">
      <style:text-properties style:font-name="Calibri" style:font-name-asian="Calibri" style:font-name-complex="Calibri"/>
    </style:style>
    <style:style style:name="T315_36" style:family="text">
      <style:text-properties style:font-name="Calibri" style:font-name-asian="Calibri" style:font-name-complex="Calibri"/>
    </style:style>
    <style:style style:name="T315_37" style:family="text">
      <style:text-properties style:font-name="Calibri" style:font-name-asian="Calibri" style:font-name-complex="Calibri"/>
    </style:style>
    <style:style style:name="T315_38" style:family="text">
      <style:text-properties style:font-name="Calibri" style:font-name-asian="Calibri" style:font-name-complex="Calibri"/>
    </style:style>
    <style:style style:name="T315_39" style:family="text">
      <style:text-properties style:font-name="Calibri" style:font-name-asian="Calibri" style:font-name-complex="Calibri"/>
    </style:style>
    <style:style style:name="T315_40" style:family="text">
      <style:text-properties style:font-name="Calibri" style:font-name-asian="Calibri" style:font-name-complex="Calibri"/>
    </style:style>
    <style:style style:name="T315_41" style:family="text">
      <style:text-properties style:font-name="Calibri" style:font-name-asian="Calibri" style:font-name-complex="Calibri"/>
    </style:style>
    <style:style style:name="T315_42" style:family="text">
      <style:text-properties style:font-name="Calibri" style:font-name-asian="Calibri" style:font-name-complex="Calibri"/>
    </style:style>
    <style:style style:name="T315_43" style:family="text">
      <style:text-properties style:font-name="Calibri" style:font-name-asian="Calibri" style:font-name-complex="Calibri"/>
    </style:style>
    <style:style style:name="P316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  <style:style style:name="P317" style:family="paragraph" style:parent-style-name="Standard">
      <style:paragraph-properties fo:text-align="justify" fo:break-before="auto" fo:line-height="115%" style:writing-mode="lr-tb"/>
    </style:style>
    <style:style style:name="T317_1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T317_2" style:family="text">
      <style:text-properties style:font-name="Calibri" style:font-name-asian="Calibri" style:font-name-complex="Calibri" fo:font-weight="bold" style:font-weight-asian="bold" style:font-weight-complex="bold" style:text-underline-style="solid" style:text-underline-color="font-color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style:font-name="Calibri" style:font-name-asian="Calibri" style:font-name-complex="Calibri"/>
    </style:style>
    <style:style style:name="T318_2" style:family="text">
      <style:text-properties style:font-name="Calibri" style:font-name-asian="Calibri" style:font-name-complex="Calibri"/>
    </style:style>
    <style:style style:name="T318_3" style:family="text">
      <style:text-properties style:font-name="Calibri" style:font-name-asian="Calibri" style:font-name-complex="Calibri"/>
    </style:style>
    <style:style style:name="T318_4" style:family="text">
      <style:text-properties style:font-name="Calibri" style:font-name-asian="Calibri" style:font-name-complex="Calibri"/>
    </style:style>
    <style:style style:name="T318_5" style:family="text">
      <style:text-properties style:font-name="Calibri" style:font-name-asian="Calibri" style:font-name-complex="Calibri"/>
    </style:style>
    <style:style style:name="T318_6" style:family="text">
      <style:text-properties style:font-name="Calibri" style:font-name-asian="Calibri" style:font-name-complex="Calibri"/>
    </style:style>
    <style:style style:name="T318_7" style:family="text">
      <style:text-properties style:font-name="Calibri" style:font-name-asian="Calibri" style:font-name-complex="Calibri"/>
    </style:style>
    <style:style style:name="T318_8" style:family="text">
      <style:text-properties style:font-name="Calibri" style:font-name-asian="Calibri" style:font-name-complex="Calibri"/>
    </style:style>
    <style:style style:name="T318_9" style:family="text">
      <style:text-properties style:font-name="Calibri" style:font-name-asian="Calibri" style:font-name-complex="Calibri"/>
    </style:style>
    <style:style style:name="T318_10" style:family="text">
      <style:text-properties style:font-name="Calibri" style:font-name-asian="Calibri" style:font-name-complex="Calibri"/>
    </style:style>
    <style:style style:name="T318_11" style:family="text">
      <style:text-properties style:font-name="Calibri" style:font-name-asian="Calibri" style:font-name-complex="Calibri"/>
    </style:style>
    <style:style style:name="T318_12" style:family="text">
      <style:text-properties style:font-name="Calibri" style:font-name-asian="Calibri" style:font-name-complex="Calibri"/>
    </style:style>
    <style:style style:name="T318_13" style:family="text">
      <style:text-properties style:font-name="Calibri" style:font-name-asian="Calibri" style:font-name-complex="Calibri"/>
    </style:style>
    <style:style style:name="T318_14" style:family="text">
      <style:text-properties style:font-name="Calibri" style:font-name-asian="Calibri" style:font-name-complex="Calibri"/>
    </style:style>
    <style:style style:name="T318_15" style:family="text">
      <style:text-properties style:font-name="Calibri" style:font-name-asian="Calibri" style:font-name-complex="Calibri"/>
    </style:style>
    <style:style style:name="T318_16" style:family="text">
      <style:text-properties style:font-name="Calibri" style:font-name-asian="Calibri" style:font-name-complex="Calibri"/>
    </style:style>
    <style:style style:name="T318_17" style:family="text">
      <style:text-properties style:font-name="Calibri" style:font-name-asian="Calibri" style:font-name-complex="Calibri"/>
    </style:style>
    <style:style style:name="T318_18" style:family="text">
      <style:text-properties style:font-name="Calibri" style:font-name-asian="Calibri" style:font-name-complex="Calibri"/>
    </style:style>
    <style:style style:name="T318_19" style:family="text">
      <style:text-properties style:font-name="Calibri" style:font-name-asian="Calibri" style:font-name-complex="Calibri"/>
    </style:style>
    <style:style style:name="T318_20" style:family="text">
      <style:text-properties style:font-name="Calibri" style:font-name-asian="Calibri" style:font-name-complex="Calibri"/>
    </style:style>
    <style:style style:name="T318_21" style:family="text">
      <style:text-properties style:font-name="Calibri" style:font-name-asian="Calibri" style:font-name-complex="Calibri"/>
    </style:style>
    <style:style style:name="P319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  <style:style style:name="P320" style:family="paragraph" style:parent-style-name="Standard">
      <style:paragraph-properties fo:text-align="justify" fo:break-before="auto" fo:line-height="115%" style:writing-mode="lr-tb"/>
    </style:style>
    <style:style style:name="T320_1" style:family="text">
      <style:text-properties style:font-name="Calibri" style:font-name-asian="Calibri" style:font-name-complex="Calibri"/>
    </style:style>
    <style:style style:name="T320_2" style:family="text">
      <style:text-properties style:font-name="Calibri" style:font-name-asian="Calibri" style:font-name-complex="Calibri"/>
    </style:style>
    <style:style style:name="T320_3" style:family="text">
      <style:text-properties style:font-name="Calibri" style:font-name-asian="Calibri" style:font-name-complex="Calibri"/>
    </style:style>
    <style:style style:name="T320_4" style:family="text">
      <style:text-properties style:font-name="Calibri" style:font-name-asian="Calibri" style:font-name-complex="Calibri"/>
    </style:style>
    <style:style style:name="T320_5" style:family="text">
      <style:text-properties style:font-name="Calibri" style:font-name-asian="Calibri" style:font-name-complex="Calibri"/>
    </style:style>
    <style:style style:name="T320_6" style:family="text">
      <style:text-properties style:font-name="Calibri" style:font-name-asian="Calibri" style:font-name-complex="Calibri"/>
    </style:style>
    <style:style style:name="T320_7" style:family="text">
      <style:text-properties style:font-name="Calibri" style:font-name-asian="Calibri" style:font-name-complex="Calibri"/>
    </style:style>
    <style:style style:name="T320_8" style:family="text">
      <style:text-properties style:font-name="Calibri" style:font-name-asian="Calibri" style:font-name-complex="Calibri"/>
    </style:style>
    <style:style style:name="T320_9" style:family="text">
      <style:text-properties style:font-name="Calibri" style:font-name-asian="Calibri" style:font-name-complex="Calibri"/>
    </style:style>
    <style:style style:name="T320_10" style:family="text">
      <style:text-properties style:font-name="Calibri" style:font-name-asian="Calibri" style:font-name-complex="Calibri"/>
    </style:style>
    <style:style style:name="T320_11" style:family="text">
      <style:text-properties style:font-name="Calibri" style:font-name-asian="Calibri" style:font-name-complex="Calibri"/>
    </style:style>
    <style:style style:name="T320_12" style:family="text">
      <style:text-properties style:font-name="Calibri" style:font-name-asian="Calibri" style:font-name-complex="Calibri"/>
    </style:style>
    <style:style style:name="T320_13" style:family="text">
      <style:text-properties style:font-name="Calibri" style:font-name-asian="Calibri" style:font-name-complex="Calibri"/>
    </style:style>
    <style:style style:name="T320_14" style:family="text">
      <style:text-properties style:font-name="Calibri" style:font-name-asian="Calibri" style:font-name-complex="Calibri"/>
    </style:style>
    <style:style style:name="P321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 style:text-underline-style="solid" style:text-underline-color="font-color"/>
    </style:style>
    <style:style style:name="P322" style:family="paragraph" style:parent-style-name="Standard">
      <style:paragraph-properties fo:text-align="justify" fo:break-before="auto" fo:line-height="115%" style:writing-mode="lr-tb"/>
      <style:text-properties style:font-name="Calibri" style:font-name-asian="Calibri" style:font-name-complex="Calibri"/>
    </style:style>
  </office:automatic-styles>
  <office:body>
    <office:text>
      <text:p text:style-name="P1"><text:span text:style-name="T1_1">GeoNode</text:span><text:span text:style-name="T1_2"><text:s/></text:span><text:span text:style-name="T1_3">Roadmap</text:span><text:span text:style-name="T1_4"><text:s/></text:span><text:span text:style-name="T1_5">Summit</text:span><text:span text:style-name="T1_6"><text:s/></text:span><text:span text:style-name="T1_7">and</text:span><text:span text:style-name="T1_8"><text:s/></text:span><text:span text:style-name="T1_9">Sprint</text:span></text:p>
      <text:p text:style-name="P2"><text:span text:style-name="T2_1">January</text:span><text:span text:style-name="T2_2"><text:s/>14</text:span><text:span text:style-name="T2_3">th</text:span><text:span text:style-name="T2_4"><text:s/></text:span><text:span text:style-name="T2_5">to</text:span><text:span text:style-name="T2_6"><text:s/>17</text:span><text:span text:style-name="T2_7">th</text:span><text:span text:style-name="T2_8"><text:s/></text:span><text:span text:style-name="T2_9">2014</text:span></text:p>
      <text:p text:style-name="P3"/>
      <text:p text:style-name="P4"><text:span text:style-name="T4_1">The</text:span><text:span text:style-name="T4_2"><text:s/></text:span><text:span text:style-name="T4_3">GeoNode</text:span><text:span text:style-name="T4_4"><text:s/></text:span><text:span text:style-name="T4_5">Project</text:span><text:span text:style-name="T4_6"><text:s/></text:span><text:span text:style-name="T4_7">regularly</text:span><text:span text:style-name="T4_8"><text:s/></text:span><text:span text:style-name="T4_9">holds</text:span><text:span text:style-name="T4_10"><text:s/></text:span><text:span text:style-name="T4_11">roadmapping</text:span><text:span text:style-name="T4_12"><text:s/></text:span><text:span text:style-name="T4_13">summits</text:span><text:span text:style-name="T4_14">,<text:s/></text:span><text:span text:style-name="T4_15">they</text:span><text:span text:style-name="T4_16"><text:s/></text:span><text:span text:style-name="T4_17">are</text:span><text:span text:style-name="T4_18"><text:s/></text:span><text:span text:style-name="T4_19">designed</text:span><text:span text:style-name="T4_20"><text:s/></text:span><text:span text:style-name="T4_21">to</text:span><text:span text:style-name="T4_22"><text:s/></text:span><text:span text:style-name="T4_23">get</text:span><text:span text:style-name="T4_24"><text:s/></text:span><text:span text:style-name="T4_25">all</text:span><text:span text:style-name="T4_26"><text:s/></text:span><text:span text:style-name="T4_27">the</text:span><text:span text:style-name="T4_28"><text:s/></text:span><text:span text:style-name="T4_29">major</text:span><text:span text:style-name="T4_30"><text:s/></text:span><text:span text:style-name="T4_31">GeoNode</text:span><text:span text:style-name="T4_32"><text:s/></text:span><text:span text:style-name="T4_33">partners</text:span><text:span text:style-name="T4_34"><text:s/></text:span><text:span text:style-name="T4_35">together</text:span><text:span text:style-name="T4_36"><text:s/></text:span><text:span text:style-name="T4_37">to</text:span><text:span text:style-name="T4_38"><text:s/></text:span><text:span text:style-name="T4_39">coordinate</text:span><text:span text:style-name="T4_40"><text:s/></text:span><text:span text:style-name="T4_41">around</text:span><text:span text:style-name="T4_42"><text:s/></text:span><text:span text:style-name="T4_43">a</text:span><text:span text:style-name="T4_44"><text:s/></text:span><text:span text:style-name="T4_45">shared</text:span><text:span text:style-name="T4_46"><text:s/></text:span><text:span text:style-name="T4_47">development</text:span><text:span text:style-name="T4_48"><text:s/></text:span><text:span text:style-name="T4_49">roadmap</text:span><text:span text:style-name="T4_50"><text:s/></text:span><text:span text:style-name="T4_51">and</text:span><text:span text:style-name="T4_52"><text:s/></text:span><text:span text:style-name="T4_53">commit</text:span><text:span text:style-name="T4_54"><text:s/></text:span><text:span text:style-name="T4_55">resources</text:span><text:span text:style-name="T4_56"><text:s/></text:span><text:span text:style-name="T4_57">to</text:span><text:span text:style-name="T4_58"><text:s/></text:span><text:span text:style-name="T4_59">following</text:span><text:span text:style-name="T4_60"><text:s/></text:span><text:span text:style-name="T4_61">through</text:span><text:span text:style-name="T4_62"><text:s/></text:span><text:span text:style-name="T4_63">on</text:span><text:span text:style-name="T4_64"><text:s/></text:span><text:span text:style-name="T4_65">it</text:span><text:span text:style-name="T4_66">.<text:s/></text:span><text:span text:style-name="T4_67">The</text:span><text:span text:style-name="T4_68"><text:s/></text:span><text:span text:style-name="T4_69">two</text:span><text:span text:style-name="T4_70"><text:s/></text:span><text:span text:style-name="T4_71">previous</text:span><text:span text:style-name="T4_72"><text:s/></text:span><text:span text:style-name="T4_73">ones</text:span><text:span text:style-name="T4_74"><text:s/></text:span><text:span text:style-name="T4_75">were</text:span><text:span text:style-name="T4_76"><text:s/></text:span><text:span text:style-name="T4_77">held</text:span><text:span text:style-name="T4_78"><text:s/></text:span><text:span text:style-name="T4_79">at</text:span><text:span text:style-name="T4_80"><text:s/></text:span><text:span text:style-name="T4_81">the</text:span><text:span text:style-name="T4_82"><text:s/></text:span><text:span text:style-name="T4_83">World</text:span><text:span text:style-name="T4_84"><text:s/></text:span><text:span text:style-name="T4_85">Bank</text:span><text:span text:style-name="T4_86">,<text:s/></text:span><text:span text:style-name="T4_87">D</text:span><text:span text:style-name="T4_88">.</text:span><text:span text:style-name="T4_89">C</text:span><text:span text:style-name="T4_90">.<text:s/></text:span><text:span text:style-name="T4_91">in</text:span><text:span text:style-name="T4_92"><text:s/>2011<text:s/></text:span><text:span text:style-name="T4_93">and</text:span><text:span text:style-name="T4_94"><text:s/></text:span><text:span text:style-name="T4_95">at</text:span><text:span text:style-name="T4_96"><text:s/></text:span><text:span text:style-name="T4_97">Harvard</text:span><text:span text:style-name="T4_98"><text:s/></text:span><text:span text:style-name="T4_99">University</text:span><text:span text:style-name="T4_100"><text:s/></text:span><text:span text:style-name="T4_101">in</text:span><text:span text:style-name="T4_102"><text:s/>2012<text:s/>(</text:span><text:span text:style-name="T4_103">see</text:span><text:span text:style-name="T4_104"><text:s/>[1]<text:s/></text:span><text:span text:style-name="T4_105">and</text:span><text:span text:style-name="T4_106"><text:s/>[2]).</text:span></text:p>
      <text:p text:style-name="P5"/>
      <text:p text:style-name="P6"><text:span text:style-name="T6_1">The</text:span><text:span text:style-name="T6_2"><text:s/></text:span><text:span text:style-name="T6_3">Global</text:span><text:span text:style-name="T6_4"><text:s/></text:span><text:span text:style-name="T6_5">Facility</text:span><text:span text:style-name="T6_6"><text:s/></text:span><text:span text:style-name="T6_7">for</text:span><text:span text:style-name="T6_8"><text:s/></text:span><text:span text:style-name="T6_9">Disaster</text:span><text:span text:style-name="T6_10"><text:s/></text:span><text:span text:style-name="T6_11">Reduction</text:span><text:span text:style-name="T6_12"><text:s/></text:span><text:span text:style-name="T6_13">and</text:span><text:span text:style-name="T6_14"><text:s/></text:span><text:span text:style-name="T6_15">Recovery</text:span><text:span text:style-name="T6_16"><text:s/></text:span><text:span text:style-name="T6_17">will</text:span><text:span text:style-name="T6_18"><text:s/></text:span><text:span text:style-name="T6_19">be</text:span><text:span text:style-name="T6_20"><text:s/></text:span><text:span text:style-name="T6_21">hosting</text:span><text:span text:style-name="T6_22"><text:s/></text:span><text:span text:style-name="T6_23">the</text:span><text:span text:style-name="T6_24"><text:s/></text:span><text:span text:style-name="T6_25">third</text:span><text:span text:style-name="T6_26"><text:s/></text:span><text:span text:style-name="T6_27">version</text:span><text:span text:style-name="T6_28"><text:s/></text:span><text:span text:style-name="T6_29">of</text:span><text:span text:style-name="T6_30"><text:s/></text:span><text:span text:style-name="T6_31">the</text:span><text:span text:style-name="T6_32"><text:s/></text:span><text:span text:style-name="T6_33">event</text:span><text:span text:style-name="T6_34"><text:s/></text:span><text:span text:style-name="T6_35">during</text:span><text:span text:style-name="T6_36"><text:s/></text:span><text:span text:style-name="T6_37">January</text:span><text:span text:style-name="T6_38"><text:s/>2014.<text:s/></text:span><text:span text:style-name="T6_39">There</text:span><text:span text:style-name="T6_40"><text:s/></text:span><text:span text:style-name="T6_41">will</text:span><text:span text:style-name="T6_42"><text:s/></text:span><text:span text:style-name="T6_43">be</text:span><text:span text:style-name="T6_44"><text:s/></text:span><text:span text:style-name="T6_45">a</text:span><text:span text:style-name="T6_46"><text:s/></text:span><text:span text:style-name="T6_47">room</text:span><text:span text:style-name="T6_48"><text:s/></text:span><text:span text:style-name="T6_49">at</text:span><text:span text:style-name="T6_50"><text:s/></text:span><text:span text:style-name="T6_51">the</text:span><text:span text:style-name="T6_52"><text:s/></text:span><text:span text:style-name="T6_53">World</text:span><text:span text:style-name="T6_54"><text:s/></text:span><text:span text:style-name="T6_55">Bank</text:span><text:span text:style-name="T6_56"><text:s/></text:span><text:span text:style-name="T6_57">offices</text:span><text:span text:style-name="T6_58"><text:s/></text:span><text:span text:style-name="T6_59">in</text:span><text:span text:style-name="T6_60"><text:s/></text:span><text:span text:style-name="T6_61">Washington</text:span><text:span text:style-name="T6_62"><text:s/></text:span><text:span text:style-name="T6_63">D</text:span><text:span text:style-name="T6_64">.</text:span><text:span text:style-name="T6_65">C</text:span><text:span text:style-name="T6_66">.<text:s/></text:span><text:span text:style-name="T6_67">and</text:span><text:span text:style-name="T6_68"><text:s/></text:span><text:span text:style-name="T6_69">a</text:span><text:span text:style-name="T6_70"><text:s/></text:span><text:span text:style-name="T6_71">Google</text:span><text:span text:style-name="T6_72"><text:s/></text:span><text:span text:style-name="T6_73">Hangout</text:span><text:span text:style-name="T6_74"><text:s/></text:span><text:span text:style-name="T6_75">to</text:span><text:span text:style-name="T6_76"><text:s/></text:span><text:span text:style-name="T6_77">connect</text:span><text:span text:style-name="T6_78"><text:s/></text:span><text:span text:style-name="T6_79">remote</text:span><text:span text:style-name="T6_80"><text:s/></text:span><text:span text:style-name="T6_81">participants</text:span><text:span text:style-name="T6_82">.<text:s/></text:span><text:span text:style-name="T6_83">If</text:span><text:span text:style-name="T6_84"><text:s/></text:span><text:span text:style-name="T6_85">enough</text:span><text:span text:style-name="T6_86"><text:s/></text:span><text:span text:style-name="T6_87">people</text:span><text:span text:style-name="T6_88"><text:s/></text:span><text:span text:style-name="T6_89">are</text:span><text:span text:style-name="T6_90"><text:s/></text:span><text:span text:style-name="T6_91">interested</text:span><text:span text:style-name="T6_92">,<text:s/></text:span><text:span text:style-name="T6_93">we</text:span><text:span text:style-name="T6_94"><text:s/></text:span><text:span text:style-name="T6_95">could</text:span><text:span text:style-name="T6_96"><text:s/></text:span><text:span text:style-name="T6_97">organize</text:span><text:span text:style-name="T6_98"><text:s/></text:span><text:span text:style-name="T6_99">a</text:span><text:span text:style-name="T6_100"><text:s/></text:span><text:span text:style-name="T6_101">code</text:span><text:span text:style-name="T6_102"><text:s/></text:span><text:span text:style-name="T6_103">sprint</text:span><text:span text:style-name="T6_104"><text:s/></text:span><text:span text:style-name="T6_105">as</text:span><text:span text:style-name="T6_106"><text:s/></text:span><text:span text:style-name="T6_107">a</text:span><text:span text:style-name="T6_108"><text:s/></text:span><text:span text:style-name="T6_109">side</text:span><text:span text:style-name="T6_110"><text:s/></text:span><text:span text:style-name="T6_111">event</text:span><text:span text:style-name="T6_112"><text:s/></text:span><text:span text:style-name="T6_113">to</text:span><text:span text:style-name="T6_114"><text:s/></text:span><text:span text:style-name="T6_115">the</text:span><text:span text:style-name="T6_116"><text:s/></text:span><text:span text:style-name="T6_117">Summit</text:span><text:span text:style-name="T6_118">.<text:s/></text:span><text:span text:style-name="T6_119">There</text:span><text:span text:style-name="T6_120"><text:s/></text:span><text:span text:style-name="T6_121">are</text:span><text:span text:style-name="T6_122"><text:s/></text:span><text:span text:style-name="T6_123">also</text:span><text:span text:style-name="T6_124"><text:s/></text:span><text:span text:style-name="T6_125">plans</text:span><text:span text:style-name="T6_126"><text:s/></text:span><text:span text:style-name="T6_127">from</text:span><text:span text:style-name="T6_128"><text:s/></text:span><text:span text:style-name="T6_129">some</text:span><text:span text:style-name="T6_130"><text:s/></text:span><text:span text:style-name="T6_131">GeoNode</text:span><text:span text:style-name="T6_132"><text:s/></text:span><text:span text:style-name="T6_133">core</text:span><text:span text:style-name="T6_134"><text:s/></text:span><text:span text:style-name="T6_135">developers</text:span><text:span text:style-name="T6_136"><text:s/></text:span><text:span text:style-name="T6_137">to</text:span><text:span text:style-name="T6_138"><text:s/></text:span><text:span text:style-name="T6_139">attend</text:span><text:span text:style-name="T6_140"><text:s/></text:span><text:span text:style-name="T6_141">the</text:span><text:span text:style-name="T6_142"><text:s/></text:span><text:span text:style-name="T6_143">OSGeo</text:span><text:span text:style-name="T6_144"><text:s/></text:span><text:span text:style-name="T6_145">sprint</text:span><text:span text:style-name="T6_146"><text:s/></text:span><text:span text:style-name="T6_147">in</text:span><text:span text:style-name="T6_148"><text:s/></text:span><text:span text:style-name="T6_149">Vienna</text:span><text:span text:style-name="T6_150"><text:s/></text:span><text:span text:style-name="T6_151">during</text:span><text:span text:style-name="T6_152"><text:s/></text:span><text:span text:style-name="T6_153">March</text:span><text:span text:style-name="T6_154"><text:s/></text:span><text:span text:style-name="T6_155">next</text:span><text:span text:style-name="T6_156"><text:s/></text:span><text:span text:style-name="T6_157">year</text:span><text:span text:style-name="T6_158"><text:s/></text:span><text:span text:style-name="T6_159">and</text:span><text:span text:style-name="T6_160"><text:s/></text:span><text:span text:style-name="T6_161">a</text:span><text:span text:style-name="T6_162"><text:s/></text:span><text:span text:style-name="T6_163">possible</text:span><text:span text:style-name="T6_164"><text:s/></text:span><text:span text:style-name="T6_165">code</text:span><text:span text:style-name="T6_166"><text:s/></text:span><text:span text:style-name="T6_167">sprint</text:span><text:span text:style-name="T6_168"><text:s/></text:span><text:span text:style-name="T6_169">in</text:span><text:span text:style-name="T6_170"><text:s/></text:span><text:span text:style-name="T6_171">Rome</text:span><text:span text:style-name="T6_172"><text:s/></text:span><text:span text:style-name="T6_173">hosted</text:span><text:span text:style-name="T6_174"><text:s/></text:span><text:span text:style-name="T6_175">by</text:span><text:span text:style-name="T6_176"><text:s/></text:span><text:span text:style-name="T6_177">the</text:span><text:span text:style-name="T6_178"><text:s/></text:span><text:span text:style-name="T6_179">World</text:span><text:span text:style-name="T6_180"><text:s/></text:span><text:span text:style-name="T6_181">Food</text:span><text:span text:style-name="T6_182"><text:s/></text:span><text:span text:style-name="T6_183">Programme</text:span><text:span text:style-name="T6_184">.</text:span></text:p>
      <text:p text:style-name="P7"/>
      <text:p text:style-name="P8"><text:span text:style-name="T8_1">Attendant</text:span><text:span text:style-name="T8_2"><text:s/></text:span><text:span text:style-name="T8_3">list</text:span><text:span text:style-name="T8_4">:</text:span></text:p>
      <text:p text:style-name="P9"><text:span text:style-name="T9_1">(</text:span><text:span text:style-name="T9_2">if</text:span><text:span text:style-name="T9_3"><text:s/></text:span><text:span text:style-name="T9_4">you</text:span><text:span text:style-name="T9_5"><text:s/></text:span><text:span text:style-name="T9_6">attend</text:span><text:span text:style-name="T9_7"><text:s/></text:span><text:span text:style-name="T9_8">in</text:span><text:span text:style-name="T9_9"><text:s/></text:span><text:span text:style-name="T9_10">person</text:span><text:span text:style-name="T9_11">,<text:s/></text:span><text:span text:style-name="T9_12">please</text:span><text:span text:style-name="T9_13"><text:s/></text:span><text:span text:style-name="T9_14">add</text:span><text:span text:style-name="T9_15"><text:s/></text:span><text:span text:style-name="T9_16">yourself</text:span><text:span text:style-name="T9_17"><text:s/></text:span><text:span text:style-name="T9_18">to</text:span><text:span text:style-name="T9_19"><text:s/></text:span><text:span text:style-name="T9_20">the</text:span><text:span text:style-name="T9_21"><text:s/></text:span><text:span text:style-name="T9_22">list</text:span><text:span text:style-name="T9_23"><text:s/></text:span><text:span text:style-name="T9_24">to</text:span><text:span text:style-name="T9_25"><text:s/></text:span><text:span text:style-name="T9_26">be</text:span><text:span text:style-name="T9_27"><text:s/></text:span><text:span text:style-name="T9_28">able</text:span><text:span text:style-name="T9_29"><text:s/></text:span><text:span text:style-name="T9_30">to</text:span><text:span text:style-name="T9_31"><text:s/></text:span><text:span text:style-name="T9_32">get</text:span><text:span text:style-name="T9_33"><text:s/></text:span><text:span text:style-name="T9_34">a</text:span><text:span text:style-name="T9_35"><text:s/></text:span><text:span text:style-name="T9_36">visitor</text:span><text:span text:style-name="T9_37"><text:s/></text:span><text:span text:style-name="T9_38">pass</text:span><text:span text:style-name="T9_39">)</text:span></text:p>
      <text:p text:style-name="P10"><text:span text:style-name="T10_1"><text:a xlink:type="simple" xlink:href="https://docs.google.com/spreadsheet/ccc?key=0Ak86AQqYfcyjdC1SeVRqRTUyblBrZWd1cWt0NE5NbkE&amp;usp=drive_web#gid=0"><text:span text:style-name="T10_2">https</text:span></text:a></text:span><text:span text:style-name="T10_3"><text:a xlink:type="simple" xlink:href="https://docs.google.com/spreadsheet/ccc?key=0Ak86AQqYfcyjdC1SeVRqRTUyblBrZWd1cWt0NE5NbkE&amp;usp=drive_web#gid=0"><text:span text:style-name="T10_4">://</text:span></text:a></text:span><text:span text:style-name="T10_5"><text:a xlink:type="simple" xlink:href="https://docs.google.com/spreadsheet/ccc?key=0Ak86AQqYfcyjdC1SeVRqRTUyblBrZWd1cWt0NE5NbkE&amp;usp=drive_web#gid=0"><text:span text:style-name="T10_6">docs</text:span></text:a></text:span><text:span text:style-name="T10_7"><text:a xlink:type="simple" xlink:href="https://docs.google.com/spreadsheet/ccc?key=0Ak86AQqYfcyjdC1SeVRqRTUyblBrZWd1cWt0NE5NbkE&amp;usp=drive_web#gid=0"><text:span text:style-name="T10_8">.</text:span></text:a></text:span><text:span text:style-name="T10_9"><text:a xlink:type="simple" xlink:href="https://docs.google.com/spreadsheet/ccc?key=0Ak86AQqYfcyjdC1SeVRqRTUyblBrZWd1cWt0NE5NbkE&amp;usp=drive_web#gid=0"><text:span text:style-name="T10_10">google</text:span></text:a></text:span><text:span text:style-name="T10_11"><text:a xlink:type="simple" xlink:href="https://docs.google.com/spreadsheet/ccc?key=0Ak86AQqYfcyjdC1SeVRqRTUyblBrZWd1cWt0NE5NbkE&amp;usp=drive_web#gid=0"><text:span text:style-name="T10_12">.</text:span></text:a></text:span><text:span text:style-name="T10_13"><text:a xlink:type="simple" xlink:href="https://docs.google.com/spreadsheet/ccc?key=0Ak86AQqYfcyjdC1SeVRqRTUyblBrZWd1cWt0NE5NbkE&amp;usp=drive_web#gid=0"><text:span text:style-name="T10_14">com</text:span></text:a></text:span><text:span text:style-name="T10_15"><text:a xlink:type="simple" xlink:href="https://docs.google.com/spreadsheet/ccc?key=0Ak86AQqYfcyjdC1SeVRqRTUyblBrZWd1cWt0NE5NbkE&amp;usp=drive_web#gid=0"><text:span text:style-name="T10_16">/</text:span></text:a></text:span><text:span text:style-name="T10_17"><text:a xlink:type="simple" xlink:href="https://docs.google.com/spreadsheet/ccc?key=0Ak86AQqYfcyjdC1SeVRqRTUyblBrZWd1cWt0NE5NbkE&amp;usp=drive_web#gid=0"><text:span text:style-name="T10_18">spreadsheet</text:span></text:a></text:span><text:span text:style-name="T10_19"><text:a xlink:type="simple" xlink:href="https://docs.google.com/spreadsheet/ccc?key=0Ak86AQqYfcyjdC1SeVRqRTUyblBrZWd1cWt0NE5NbkE&amp;usp=drive_web#gid=0"><text:span text:style-name="T10_20">/</text:span></text:a></text:span><text:span text:style-name="T10_21"><text:a xlink:type="simple" xlink:href="https://docs.google.com/spreadsheet/ccc?key=0Ak86AQqYfcyjdC1SeVRqRTUyblBrZWd1cWt0NE5NbkE&amp;usp=drive_web#gid=0"><text:span text:style-name="T10_22">ccc</text:span></text:a></text:span><text:span text:style-name="T10_23"><text:a xlink:type="simple" xlink:href="https://docs.google.com/spreadsheet/ccc?key=0Ak86AQqYfcyjdC1SeVRqRTUyblBrZWd1cWt0NE5NbkE&amp;usp=drive_web#gid=0"><text:span text:style-name="T10_24">?</text:span></text:a></text:span><text:span text:style-name="T10_25"><text:a xlink:type="simple" xlink:href="https://docs.google.com/spreadsheet/ccc?key=0Ak86AQqYfcyjdC1SeVRqRTUyblBrZWd1cWt0NE5NbkE&amp;usp=drive_web#gid=0"><text:span text:style-name="T10_26">key</text:span></text:a></text:span><text:span text:style-name="T10_27"><text:a xlink:type="simple" xlink:href="https://docs.google.com/spreadsheet/ccc?key=0Ak86AQqYfcyjdC1SeVRqRTUyblBrZWd1cWt0NE5NbkE&amp;usp=drive_web#gid=0"><text:span text:style-name="T10_28">=0</text:span></text:a></text:span><text:span text:style-name="T10_29"><text:a xlink:type="simple" xlink:href="https://docs.google.com/spreadsheet/ccc?key=0Ak86AQqYfcyjdC1SeVRqRTUyblBrZWd1cWt0NE5NbkE&amp;usp=drive_web#gid=0"><text:span text:style-name="T10_30">Ak</text:span></text:a></text:span><text:span text:style-name="T10_31"><text:a xlink:type="simple" xlink:href="https://docs.google.com/spreadsheet/ccc?key=0Ak86AQqYfcyjdC1SeVRqRTUyblBrZWd1cWt0NE5NbkE&amp;usp=drive_web#gid=0"><text:span text:style-name="T10_32">86</text:span></text:a></text:span><text:span text:style-name="T10_33"><text:a xlink:type="simple" xlink:href="https://docs.google.com/spreadsheet/ccc?key=0Ak86AQqYfcyjdC1SeVRqRTUyblBrZWd1cWt0NE5NbkE&amp;usp=drive_web#gid=0"><text:span text:style-name="T10_34">AQqYfcyjdC</text:span></text:a></text:span><text:span text:style-name="T10_35"><text:a xlink:type="simple" xlink:href="https://docs.google.com/spreadsheet/ccc?key=0Ak86AQqYfcyjdC1SeVRqRTUyblBrZWd1cWt0NE5NbkE&amp;usp=drive_web#gid=0"><text:span text:style-name="T10_36">1</text:span></text:a></text:span><text:span text:style-name="T10_37"><text:a xlink:type="simple" xlink:href="https://docs.google.com/spreadsheet/ccc?key=0Ak86AQqYfcyjdC1SeVRqRTUyblBrZWd1cWt0NE5NbkE&amp;usp=drive_web#gid=0"><text:span text:style-name="T10_38">SeVRqRTUyblBrZWd</text:span></text:a></text:span><text:span text:style-name="T10_39"><text:a xlink:type="simple" xlink:href="https://docs.google.com/spreadsheet/ccc?key=0Ak86AQqYfcyjdC1SeVRqRTUyblBrZWd1cWt0NE5NbkE&amp;usp=drive_web#gid=0"><text:span text:style-name="T10_40">1</text:span></text:a></text:span><text:span text:style-name="T10_41"><text:a xlink:type="simple" xlink:href="https://docs.google.com/spreadsheet/ccc?key=0Ak86AQqYfcyjdC1SeVRqRTUyblBrZWd1cWt0NE5NbkE&amp;usp=drive_web#gid=0"><text:span text:style-name="T10_42">cWt</text:span></text:a></text:span><text:span text:style-name="T10_43"><text:a xlink:type="simple" xlink:href="https://docs.google.com/spreadsheet/ccc?key=0Ak86AQqYfcyjdC1SeVRqRTUyblBrZWd1cWt0NE5NbkE&amp;usp=drive_web#gid=0"><text:span text:style-name="T10_44">0</text:span></text:a></text:span><text:span text:style-name="T10_45"><text:a xlink:type="simple" xlink:href="https://docs.google.com/spreadsheet/ccc?key=0Ak86AQqYfcyjdC1SeVRqRTUyblBrZWd1cWt0NE5NbkE&amp;usp=drive_web#gid=0"><text:span text:style-name="T10_46">NE</text:span></text:a></text:span><text:span text:style-name="T10_47"><text:a xlink:type="simple" xlink:href="https://docs.google.com/spreadsheet/ccc?key=0Ak86AQqYfcyjdC1SeVRqRTUyblBrZWd1cWt0NE5NbkE&amp;usp=drive_web#gid=0"><text:span text:style-name="T10_48">5</text:span></text:a></text:span><text:span text:style-name="T10_49"><text:a xlink:type="simple" xlink:href="https://docs.google.com/spreadsheet/ccc?key=0Ak86AQqYfcyjdC1SeVRqRTUyblBrZWd1cWt0NE5NbkE&amp;usp=drive_web#gid=0"><text:span text:style-name="T10_50">NbkE</text:span></text:a></text:span><text:span text:style-name="T10_51"><text:a xlink:type="simple" xlink:href="https://docs.google.com/spreadsheet/ccc?key=0Ak86AQqYfcyjdC1SeVRqRTUyblBrZWd1cWt0NE5NbkE&amp;usp=drive_web#gid=0"><text:span text:style-name="T10_52">&amp;</text:span></text:a></text:span><text:span text:style-name="T10_53"><text:a xlink:type="simple" xlink:href="https://docs.google.com/spreadsheet/ccc?key=0Ak86AQqYfcyjdC1SeVRqRTUyblBrZWd1cWt0NE5NbkE&amp;usp=drive_web#gid=0"><text:span text:style-name="T10_54">usp</text:span></text:a></text:span><text:span text:style-name="T10_55"><text:a xlink:type="simple" xlink:href="https://docs.google.com/spreadsheet/ccc?key=0Ak86AQqYfcyjdC1SeVRqRTUyblBrZWd1cWt0NE5NbkE&amp;usp=drive_web#gid=0"><text:span text:style-name="T10_56">=</text:span></text:a></text:span><text:span text:style-name="T10_57"><text:a xlink:type="simple" xlink:href="https://docs.google.com/spreadsheet/ccc?key=0Ak86AQqYfcyjdC1SeVRqRTUyblBrZWd1cWt0NE5NbkE&amp;usp=drive_web#gid=0"><text:span text:style-name="T10_58">drive</text:span></text:a></text:span><text:span text:style-name="T10_59"><text:a xlink:type="simple" xlink:href="https://docs.google.com/spreadsheet/ccc?key=0Ak86AQqYfcyjdC1SeVRqRTUyblBrZWd1cWt0NE5NbkE&amp;usp=drive_web#gid=0"><text:span text:style-name="T10_60">_</text:span></text:a></text:span><text:span text:style-name="T10_61"><text:a xlink:type="simple" xlink:href="https://docs.google.com/spreadsheet/ccc?key=0Ak86AQqYfcyjdC1SeVRqRTUyblBrZWd1cWt0NE5NbkE&amp;usp=drive_web#gid=0"><text:span text:style-name="T10_62">web</text:span></text:a></text:span><text:span text:style-name="T10_63"><text:a xlink:type="simple" xlink:href="https://docs.google.com/spreadsheet/ccc?key=0Ak86AQqYfcyjdC1SeVRqRTUyblBrZWd1cWt0NE5NbkE&amp;usp=drive_web#gid=0"><text:span text:style-name="T10_64">#</text:span></text:a></text:span><text:span text:style-name="T10_65"><text:a xlink:type="simple" xlink:href="https://docs.google.com/spreadsheet/ccc?key=0Ak86AQqYfcyjdC1SeVRqRTUyblBrZWd1cWt0NE5NbkE&amp;usp=drive_web#gid=0"><text:span text:style-name="T10_66">gid</text:span></text:a></text:span><text:span text:style-name="T10_67"><text:a xlink:type="simple" xlink:href="https://docs.google.com/spreadsheet/ccc?key=0Ak86AQqYfcyjdC1SeVRqRTUyblBrZWd1cWt0NE5NbkE&amp;usp=drive_web#gid=0"><text:span text:style-name="T10_68">=0</text:span></text:a></text:span></text:p>
      <text:p text:style-name="P11"/>
      <text:p text:style-name="P12"><text:span text:style-name="T12_1">Agenda</text:span><text:span text:style-name="T12_2">:</text:span></text:p>
      <text:p text:style-name="P13"/>
      <text:p text:style-name="P14"><text:span text:style-name="T14_1">A</text:span><text:span text:style-name="T14_2">.</text:span><text:span text:style-name="T14_3"><text:s text:c="4"/></text:span><text:span text:style-name="T14_4">Roadmap</text:span><text:span text:style-name="T14_5"><text:s/></text:span><text:span text:style-name="T14_6">Summit</text:span><text:span text:style-name="T14_7">:<text:s/></text:span><text:span text:style-name="T14_8">Tuesday</text:span><text:span text:style-name="T14_9"><text:s/>14</text:span><text:span text:style-name="T14_10">th</text:span><text:span text:style-name="T14_11"><text:s/></text:span><text:span text:style-name="T14_12">and</text:span><text:span text:style-name="T14_13"><text:s/></text:span><text:span text:style-name="T14_14">Wednesday</text:span><text:span text:style-name="T14_15"><text:s/>15</text:span><text:span text:style-name="T14_16">th</text:span><text:span text:style-name="T14_17"><text:s/></text:span><text:span text:style-name="T14_18">(2<text:s/></text:span><text:span text:style-name="T14_19">days</text:span><text:span text:style-name="T14_20">)</text:span></text:p>
      <text:p text:style-name="P15"><text:span text:style-name="T15_1">Time</text:span><text:span text:style-name="T15_2">:<text:s/></text:span><text:span text:style-name="T15_3">8:30<text:s/></text:span><text:span text:style-name="T15_4">AM</text:span><text:span text:style-name="T15_5"><text:s/>-<text:s/>5:00<text:s/></text:span><text:span text:style-name="T15_6">PM</text:span><text:span text:style-name="T15_7"><text:s/>(</text:span><text:span text:style-name="T15_8">EST</text:span><text:span text:style-name="T15_9">)<text:s/></text:span><text:span text:style-name="T15_10">GMT</text:span><text:span text:style-name="T15_11"><text:s/>-5</text:span></text:p>
      <text:p text:style-name="P16"><text:span text:style-name="T16_1">Location</text:span><text:span text:style-name="T16_2">:<text:s/></text:span><text:span text:style-name="T16_3">Room</text:span><text:span text:style-name="T16_4">:<text:s/></text:span><text:span text:style-name="T16_5">F</text:span><text:span text:style-name="T16_6"><text:s/>5</text:span><text:span text:style-name="T16_7">P</text:span><text:span text:style-name="T16_8">-100,<text:s/></text:span><text:span text:style-name="T16_9">IFC</text:span><text:span text:style-name="T16_10"><text:s/></text:span><text:span text:style-name="T16_11">Building</text:span><text:span text:style-name="T16_12"><text:s/>(</text:span><text:span text:style-name="T16_13">not</text:span><text:span text:style-name="T16_14"><text:s/></text:span><text:span text:style-name="T16_15">the</text:span><text:span text:style-name="T16_16"><text:s/></text:span><text:span text:style-name="T16_17">main</text:span><text:span text:style-name="T16_18"><text:s/></text:span><text:span text:style-name="T16_19">World</text:span><text:span text:style-name="T16_20"><text:s/></text:span><text:span text:style-name="T16_21">Bank</text:span><text:span text:style-name="T16_22"><text:s/></text:span><text:span text:style-name="T16_23">building</text:span><text:span text:style-name="T16_24">),<text:s/>2121<text:s/></text:span><text:span text:style-name="T16_25">Pennsylvania</text:span><text:span text:style-name="T16_26"><text:s/></text:span><text:span text:style-name="T16_27">Ave</text:span><text:span text:style-name="T16_28"><text:s/></text:span><text:span text:style-name="T16_29">NW</text:span><text:span text:style-name="T16_30">,<text:s/></text:span><text:span text:style-name="T16_31">Washington</text:span><text:span text:style-name="T16_32"><text:s/></text:span><text:span text:style-name="T16_33">D</text:span><text:span text:style-name="T16_34">.</text:span><text:span text:style-name="T16_35">C</text:span></text:p>
      <text:p text:style-name="P17"><text:span text:style-name="T17_1">Remote</text:span><text:span text:style-name="T17_2"><text:s/></text:span><text:span text:style-name="T17_3">attendance</text:span><text:span text:style-name="T17_4"><text:s/></text:span><text:span text:style-name="T17_5">through</text:span><text:span text:style-name="T17_6"><text:s/></text:span><text:span text:style-name="T17_7">Google</text:span><text:span text:style-name="T17_8"><text:s/></text:span><text:span text:style-name="T17_9">Hangout</text:span></text:p>
      <text:p text:style-name="P18"/>
      <text:p text:style-name="P19"><text:span text:style-name="T19_1">Tuesday</text:span><text:span text:style-name="T19_2"><text:s/></text:span><text:span text:style-name="T19_3">January</text:span><text:span text:style-name="T19_4"><text:s/>14</text:span><text:span text:style-name="T19_5">th</text:span></text:p>
      <text:p text:style-name="P20"/>
      <text:p text:style-name="P21"><text:span text:style-name="T21_1">8:30</text:span><text:span text:style-name="T21_2">am</text:span><text:span text:style-name="T21_3"><text:s/>-<text:s/>9:00</text:span><text:span text:style-name="T21_4">am</text:span><text:span text:style-name="T21_5">:<text:s/></text:span><text:span text:style-name="T21_6">Introductions</text:span></text:p>
      <text:p text:style-name="P22"/>
      <text:p text:style-name="P23"><text:span text:style-name="T23_1">9:00</text:span><text:span text:style-name="T23_2">am</text:span><text:span text:style-name="T23_3"><text:s/>-<text:s/>9:30</text:span><text:span text:style-name="T23_4">am</text:span><text:span text:style-name="T23_5">:<text:s/></text:span><text:span text:style-name="T23_6">C</text:span><text:span text:style-name="T23_7">ore</text:span><text:span text:style-name="T23_8"><text:s/></text:span><text:span text:style-name="T23_9">committers</text:span><text:span text:style-name="T23_10"><text:s/></text:span><text:span text:style-name="T23_11">will</text:span><text:span text:style-name="T23_12"><text:s/></text:span><text:span text:style-name="T23_13">present</text:span><text:span text:style-name="T23_14"><text:s/></text:span><text:span text:style-name="T23_15">the</text:span><text:span text:style-name="T23_16"><text:s/></text:span><text:span text:style-name="T23_17">current</text:span><text:span text:style-name="T23_18"><text:s/></text:span><text:span text:style-name="T23_19">state</text:span><text:span text:style-name="T23_20"><text:s/></text:span><text:span text:style-name="T23_21">of</text:span><text:span text:style-name="T23_22"><text:s/></text:span><text:span text:style-name="T23_23">the</text:span><text:span text:style-name="T23_24"><text:s/></text:span><text:span text:style-name="T23_25">software</text:span><text:span text:style-name="T23_26"><text:s/></text:span><text:span text:style-name="T23_27">(</text:span><text:span text:style-name="T23_28">Ariel</text:span><text:span text:style-name="T23_29"><text:s/></text:span><text:span text:style-name="T23_30">Nunez</text:span><text:span text:style-name="T23_31"><text:s/></text:span><text:span text:style-name="T23_32">and</text:span><text:span text:style-name="T23_33"><text:s/></text:span><text:span text:style-name="T23_34">Simone</text:span><text:span text:style-name="T23_35"><text:s/></text:span><text:span text:style-name="T23_36">Dalmasso</text:span><text:span text:style-name="T23_37">)</text:span></text:p>
      <text:p text:style-name="P24"><text:span text:style-name="T24_1"><text:tab/>-<text:s/>2.0<text:s/></text:span><text:span text:style-name="T24_2">features</text:span></text:p>
      <text:p text:style-name="P25"><text:span text:style-name="T25_1"><text:tab/>-<text:s/></text:span><text:span text:style-name="T25_2">New</text:span><text:span text:style-name="T25_3"><text:s/></text:span><text:span text:style-name="T25_4">geonode</text:span><text:span text:style-name="T25_5">.</text:span><text:span text:style-name="T25_6">org</text:span></text:p>
      <text:p text:style-name="P26"><text:span text:style-name="T26_1"><text:tab/>-<text:s/></text:span><text:span text:style-name="T26_2">Upgrade</text:span><text:span text:style-name="T26_3"><text:s/></text:span><text:span text:style-name="T26_4">path</text:span></text:p>
      <text:p text:style-name="P27"><text:span text:style-name="T27_1"><text:tab/>-<text:s/>2.0<text:s/></text:span><text:span text:style-name="T27_2">release</text:span><text:span text:style-name="T27_3"><text:s/></text:span><text:span text:style-name="T27_4">plan</text:span><text:span text:style-name="T27_5"><text:s/></text:span><text:span text:style-name="T27_6">with</text:span><text:span text:style-name="T27_7"><text:s/></text:span><text:span text:style-name="T27_8">code</text:span><text:span text:style-name="T27_9"><text:s/></text:span><text:span text:style-name="T27_10">sprint</text:span></text:p>
      <text:p text:style-name="P28"><text:span text:style-name="T28_1"><text:tab/>-<text:s/></text:span><text:span text:style-name="T28_2">Statistics</text:span><text:span text:style-name="T28_3"><text:s/></text:span><text:span text:style-name="T28_4">and</text:span><text:span text:style-name="T28_5"><text:s/></text:span><text:span text:style-name="T28_6">the</text:span><text:span text:style-name="T28_7"><text:s/></text:span><text:span text:style-name="T28_8">community</text:span><text:span text:style-name="T28_9">:<text:s/></text:span><text:span text:style-name="T28_10">mailing</text:span><text:span text:style-name="T28_11"><text:s/></text:span><text:span text:style-name="T28_12">list</text:span><text:span text:style-name="T28_13">,<text:s/></text:span><text:span text:style-name="T28_14">forks</text:span><text:span text:style-name="T28_15">,<text:s/></text:span><text:span text:style-name="T28_16">new</text:span><text:span text:style-name="T28_17"><text:s/></text:span><text:span text:style-name="T28_18">committers</text:span></text:p>
      <text:p text:style-name="P29"/>
      <text:p text:style-name="P30"/>
      <text:p text:style-name="P31"><text:span text:style-name="T31_1">9:30</text:span><text:span text:style-name="T31_2">am</text:span><text:span text:style-name="T31_3"><text:s/>-<text:s/>12:30</text:span><text:span text:style-name="T31_4">pm</text:span><text:span text:style-name="T31_5">:<text:s/></text:span><text:span text:style-name="T31_6">Each</text:span><text:span text:style-name="T31_7"><text:s/></text:span><text:span text:style-name="T31_8">participating</text:span><text:span text:style-name="T31_9"><text:s/></text:span><text:span text:style-name="T31_10">organization</text:span><text:span text:style-name="T31_11"><text:s/></text:span><text:span text:style-name="T31_12">will</text:span><text:span text:style-name="T31_13"><text:s/></text:span><text:span text:style-name="T31_14">present</text:span><text:span text:style-name="T31_15"><text:s/></text:span><text:span text:style-name="T31_16">how</text:span><text:span text:style-name="T31_17"><text:s/></text:span><text:span text:style-name="T31_18">they</text:span><text:span text:style-name="T31_19"><text:s/></text:span><text:span text:style-name="T31_20">are</text:span><text:span text:style-name="T31_21"><text:s/></text:span><text:span text:style-name="T31_22">using</text:span><text:span text:style-name="T31_23"><text:s/></text:span><text:span text:style-name="T31_24">GeoNode</text:span><text:span text:style-name="T31_25">,<text:s/></text:span><text:span text:style-name="T31_26">what</text:span><text:span text:style-name="T31_27"><text:s/></text:span><text:span text:style-name="T31_28">they</text:span><text:span text:style-name="T31_29"><text:s/></text:span><text:span text:style-name="T31_30">have</text:span><text:span text:style-name="T31_31"><text:s/></text:span><text:span text:style-name="T31_32">accomplished</text:span><text:span text:style-name="T31_33"><text:s/></text:span><text:span text:style-name="T31_34">since</text:span><text:span text:style-name="T31_35"><text:s/></text:span><text:span text:style-name="T31_36">the</text:span><text:span text:style-name="T31_37"><text:s/></text:span><text:span text:style-name="T31_38">last</text:span><text:span text:style-name="T31_39"><text:s/></text:span><text:span text:style-name="T31_40">summit</text:span><text:span text:style-name="T31_41">,<text:s/></text:span><text:span text:style-name="T31_42">and</text:span><text:span text:style-name="T31_43"><text:s/></text:span><text:span text:style-name="T31_44">what</text:span><text:span text:style-name="T31_45"><text:s/></text:span><text:span text:style-name="T31_46">their</text:span><text:span text:style-name="T31_47"><text:s/></text:span><text:span text:style-name="T31_48">primary</text:span><text:span text:style-name="T31_49"><text:s/></text:span><text:span text:style-name="T31_50">goals</text:span><text:span text:style-name="T31_51"><text:s/></text:span><text:span text:style-name="T31_52">and</text:span><text:span text:style-name="T31_53"><text:s/></text:span><text:span text:style-name="T31_54">concerns</text:span><text:span text:style-name="T31_55"><text:s/></text:span><text:span text:style-name="T31_56">are</text:span><text:span text:style-name="T31_57"><text:s/></text:span><text:span text:style-name="T31_58">in</text:span><text:span text:style-name="T31_59"><text:s/></text:span><text:span text:style-name="T31_60">the</text:span><text:span text:style-name="T31_61"><text:s/></text:span><text:span text:style-name="T31_62">coming</text:span><text:span text:style-name="T31_63"><text:s/></text:span><text:span text:style-name="T31_64">year</text:span></text:p>
      <text:p text:style-name="P32"><text:span text:style-name="T32_1"><text:tab/></text:span><text:span text:style-name="T32_2">-<text:s/></text:span><text:span text:style-name="T32_3">MapStory</text:span><text:span text:style-name="T32_4"><text:s/>(20<text:s/></text:span><text:span text:style-name="T32_5">min</text:span><text:span text:style-name="T32_6">)</text:span></text:p>
      <text:p text:style-name="P33"><text:span text:style-name="T33_1"><text:tab/>-<text:s/></text:span><text:span text:style-name="T33_2">WFP</text:span><text:span text:style-name="T33_3"><text:s/>(15<text:s/></text:span><text:span text:style-name="T33_4">min</text:span><text:span text:style-name="T33_5">)</text:span></text:p>
      <text:p text:style-name="P34"><text:span text:style-name="T34_1"><text:tab/>-<text:s/></text:span><text:span text:style-name="T34_2">JRC</text:span><text:span text:style-name="T34_3"><text:s/>(10<text:s/></text:span><text:span text:style-name="T34_4">min</text:span><text:span text:style-name="T34_5">,<text:s/></text:span><text:span text:style-name="T34_6">formhub</text:span><text:span text:style-name="T34_7">/</text:span><text:span text:style-name="T34_8">odk</text:span><text:span text:style-name="T34_9"><text:s/></text:span><text:span text:style-name="T34_10">integration</text:span><text:span text:style-name="T34_11">)</text:span></text:p>
      <text:p text:style-name="P35"><text:span text:style-name="T35_1"><text:tab/>-<text:s/></text:span><text:span text:style-name="T35_2">GEM</text:span><text:span text:style-name="T35_3"><text:s/>(10<text:s/></text:span><text:span text:style-name="T35_4">min</text:span><text:span text:style-name="T35_5">)</text:span></text:p>
      <text:p text:style-name="P36"><text:span text:style-name="T36_1">-<text:s/></text:span><text:span text:style-name="T36_2">Harvard</text:span><text:span text:style-name="T36_3">’</text:span><text:span text:style-name="T36_4">s</text:span><text:span text:style-name="T36_5"><text:s/></text:span><text:span text:style-name="T36_6">WorldMap</text:span><text:span text:style-name="T36_7"><text:s/>(20<text:s/></text:span><text:span text:style-name="T36_8">min</text:span><text:span text:style-name="T36_9">)</text:span></text:p>
      <text:p text:style-name="P37"><text:span text:style-name="T37_1"><text:tab/>-<text:s/></text:span><text:span text:style-name="T37_2">World</text:span><text:span text:style-name="T37_3"><text:s/></text:span><text:span text:style-name="T37_4">Bank</text:span><text:span text:style-name="T37_5"><text:s/>(30<text:s/></text:span><text:span text:style-name="T37_6">min</text:span><text:span text:style-name="T37_7">)</text:span></text:p>
      <text:p text:style-name="P38"><text:span text:style-name="T38_1"><text:tab/><text:tab/>-<text:s/></text:span><text:span text:style-name="T38_2">Dominode</text:span></text:p>
      <text:p text:style-name="P39"><text:span text:style-name="T39_1"><text:tab/><text:tab/>-<text:s/></text:span><text:span text:style-name="T39_2">Project</text:span><text:span text:style-name="T39_3"><text:s/></text:span><text:span text:style-name="T39_4">NOAH</text:span></text:p>
      <text:p text:style-name="P40"><text:span text:style-name="T40_1"><text:tab/><text:tab/>-<text:s/></text:span><text:span text:style-name="T40_2">Yolanda</text:span></text:p>
      <text:p text:style-name="P41"><text:span text:style-name="T41_1">-<text:s/></text:span><text:span text:style-name="T41_2">ROGUE</text:span><text:span text:style-name="T41_3"><text:s/>(30<text:s/></text:span><text:span text:style-name="T41_4">min</text:span><text:span text:style-name="T41_5">,<text:s/></text:span><text:span text:style-name="T41_6">custom</text:span><text:span text:style-name="T41_7"><text:s/></text:span><text:span text:style-name="T41_8">features</text:span><text:span text:style-name="T41_9">,<text:s/></text:span><text:span text:style-name="T41_10">MapLoom</text:span><text:span text:style-name="T41_11"><text:s/></text:span><text:span text:style-name="T41_12">integration</text:span><text:span text:style-name="T41_13">,<text:s/></text:span><text:span text:style-name="T41_14">GeoGit</text:span><text:span text:style-name="T41_15">,<text:s/></text:span><text:span text:style-name="T41_16">demo</text:span><text:span text:style-name="T41_17">)<text:s/></text:span></text:p>
      <text:p text:style-name="P42"><text:span text:style-name="T42_1"><text:tab/>-<text:s/></text:span><text:span text:style-name="T42_2">HIU</text:span></text:p>
      <text:p text:style-name="P43"><text:span text:style-name="T43_1"><text:s text:c="11"/>-<text:s/></text:span><text:span text:style-name="T43_2">NOAA</text:span></text:p>
      <text:p text:style-name="P44"><text:span text:style-name="T44_1"><text:tab/>-<text:s/></text:span><text:span text:style-name="T44_2">Others</text:span><text:span text:style-name="T44_3">?</text:span></text:p>
      <text:p text:style-name="P45"/>
      <text:p text:style-name="P46"><text:span text:style-name="T46_1">1:30</text:span><text:span text:style-name="T46_2">pm</text:span><text:span text:style-name="T46_3"><text:s/>-<text:s/>5:00</text:span><text:span text:style-name="T46_4">pm</text:span><text:span text:style-name="T46_5">:</text:span><text:span text:style-name="T46_6"><text:s text:c="2"/></text:span></text:p>
      <text:list text:style-name="LS1" xml:id="list0">
        <text:list-item>
          <text:p text:style-name="P47"><text:span text:style-name="T47_1">Brainstorming</text:span><text:span text:style-name="T47_2">:<text:s/></text:span><text:span text:style-name="T47_3">Identify</text:span><text:span text:style-name="T47_4"><text:s/></text:span><text:span text:style-name="T47_5">main</text:span><text:span text:style-name="T47_6"><text:s/></text:span><text:span text:style-name="T47_7">roadmap</text:span><text:span text:style-name="T47_8"><text:s/></text:span><text:span text:style-name="T47_9">items</text:span><text:span text:style-name="T47_10"><text:s/></text:span><text:span text:style-name="T47_11">based</text:span><text:span text:style-name="T47_12"><text:s/></text:span><text:span text:style-name="T47_13">on</text:span><text:span text:style-name="T47_14"><text:s/></text:span><text:span text:style-name="T47_15">the</text:span><text:span text:style-name="T47_16"><text:s/></text:span><text:span text:style-name="T47_17">presentation</text:span><text:span text:style-name="T47_18">,<text:s/></text:span><text:span text:style-name="T47_19">feedback</text:span><text:span text:style-name="T47_20"><text:s/></text:span><text:span text:style-name="T47_21">collected</text:span><text:span text:style-name="T47_22"><text:s/></text:span><text:span text:style-name="T47_23">before</text:span><text:span text:style-name="T47_24"><text:s/></text:span><text:span text:style-name="T47_25">the</text:span><text:span text:style-name="T47_26"><text:s/></text:span><text:span text:style-name="T47_27">events</text:span><text:span text:style-name="T47_28"><text:s/></text:span><text:span text:style-name="T47_29">and</text:span><text:span text:style-name="T47_30"><text:s/></text:span><text:span text:style-name="T47_31">github</text:span><text:span text:style-name="T47_32"><text:s/></text:span><text:span text:style-name="T47_33">tracker</text:span></text:p>
        </text:list-item>
        <text:list-item>
          <text:p text:style-name="P48"><text:span text:style-name="T48_1">Community</text:span><text:span text:style-name="T48_2"><text:s/></text:span><text:span text:style-name="T48_3">members</text:span><text:span text:style-name="T48_4"><text:s/></text:span><text:span text:style-name="T48_5">come</text:span><text:span text:style-name="T48_6"><text:s/></text:span><text:span text:style-name="T48_7">together</text:span><text:span text:style-name="T48_8"><text:s/></text:span><text:span text:style-name="T48_9">in</text:span><text:span text:style-name="T48_10"><text:s/></text:span><text:span text:style-name="T48_11">breakout</text:span><text:span text:style-name="T48_12"><text:s/></text:span><text:span text:style-name="T48_13">groups</text:span><text:span text:style-name="T48_14"><text:s/></text:span><text:span text:style-name="T48_15">to</text:span><text:span text:style-name="T48_16"><text:s/></text:span><text:span text:style-name="T48_17">synchronize</text:span><text:span text:style-name="T48_18"><text:s/></text:span><text:span text:style-name="T48_19">ideas</text:span><text:span text:style-name="T48_20"><text:s/></text:span><text:span text:style-name="T48_21">and</text:span><text:span text:style-name="T48_22"><text:s/></text:span><text:span text:style-name="T48_23">requirements</text:span><text:span text:style-name="T48_24"><text:s/></text:span><text:span text:style-name="T48_25">about</text:span><text:span text:style-name="T48_26"><text:s/></text:span><text:span text:style-name="T48_27">GeoNode</text:span><text:span text:style-name="T48_28"><text:s/></text:span><text:span text:style-name="T48_29">features</text:span><text:span text:style-name="T48_30"><text:s/></text:span><text:span text:style-name="T48_31">and</text:span><text:span text:style-name="T48_32"><text:s/></text:span><text:span text:style-name="T48_33">produce</text:span><text:span text:style-name="T48_34"><text:s/></text:span><text:span text:style-name="T48_35">a</text:span><text:span text:style-name="T48_36"><text:s/></text:span><text:span text:style-name="T48_37">list</text:span><text:span text:style-name="T48_38"><text:s/></text:span><text:span text:style-name="T48_39">of</text:span><text:span text:style-name="T48_40"><text:s/></text:span><text:span text:style-name="T48_41">possible</text:span><text:span text:style-name="T48_42"><text:s/></text:span><text:span text:style-name="T48_43">GeoNode</text:span><text:span text:style-name="T48_44"><text:s/></text:span><text:span text:style-name="T48_45">improvements</text:span><text:span text:style-name="T48_46"><text:s/></text:span><text:span text:style-name="T48_47">proposals</text:span><text:span text:style-name="T48_48">.<text:s/></text:span><text:span text:style-name="T48_49">For</text:span><text:span text:style-name="T48_50"><text:s/></text:span><text:span text:style-name="T48_51">instance</text:span><text:span text:style-name="T48_52"><text:s/></text:span><text:span text:style-name="T48_53">potential</text:span><text:span text:style-name="T48_54"><text:s/></text:span><text:span text:style-name="T48_55">sessions</text:span><text:span text:style-name="T48_56">:<text:s/></text:span></text:p>
          <text:list>
            <text:list-item>
              <text:p text:style-name="P49"><text:span text:style-name="T49_1">-<text:s/></text:span><text:span text:style-name="T49_2">new</text:span><text:span text:style-name="T49_3"><text:s/></text:span><text:span text:style-name="T49_4">map</text:span><text:span text:style-name="T49_5"><text:s/></text:span><text:span text:style-name="T49_6">user</text:span><text:span text:style-name="T49_7"><text:s/></text:span><text:span text:style-name="T49_8">interfaces</text:span></text:p>
            </text:list-item>
            <text:list-item>
              <text:p text:style-name="P50"><text:span text:style-name="T50_1">-<text:s/></text:span><text:span text:style-name="T50_2">mobile</text:span><text:span text:style-name="T50_3"><text:s/></text:span><text:span text:style-name="T50_4">data</text:span><text:span text:style-name="T50_5"><text:s/></text:span><text:span text:style-name="T50_6">collection</text:span></text:p>
            </text:list-item>
            <text:list-item>
              <text:p text:style-name="P51"><text:span text:style-name="T51_1">-<text:s/></text:span><text:span text:style-name="T51_2">support</text:span><text:span text:style-name="T51_3"><text:s/></text:span><text:span text:style-name="T51_4">for</text:span><text:span text:style-name="T51_5"><text:s/></text:span><text:span text:style-name="T51_6">new</text:span><text:span text:style-name="T51_7"><text:s/></text:span><text:span text:style-name="T51_8">mapping</text:span><text:span text:style-name="T51_9"><text:s/></text:span><text:span text:style-name="T51_10">servers</text:span><text:span text:style-name="T51_11"><text:s/>(</text:span><text:span text:style-name="T51_12">Eox</text:span><text:span text:style-name="T51_13"><text:s/></text:span><text:span text:style-name="T51_14">server</text:span><text:span text:style-name="T51_15">,<text:s/></text:span><text:span text:style-name="T51_16">tilestream</text:span><text:span text:style-name="T51_17">,<text:s/></text:span><text:span text:style-name="T51_18">etc</text:span><text:span text:style-name="T51_19">…)</text:span></text:p>
            </text:list-item>
            <text:list-item>
              <text:p text:style-name="P52"><text:span text:style-name="T52_1">-<text:s/></text:span><text:span text:style-name="T52_2">remote</text:span><text:span text:style-name="T52_3"><text:s/></text:span><text:span text:style-name="T52_4">services</text:span><text:span text:style-name="T52_5">,<text:s/></text:span><text:span text:style-name="T52_6">layer</text:span><text:span text:style-name="T52_7"><text:s/></text:span><text:span text:style-name="T52_8">integration</text:span></text:p>
            </text:list-item>
            <text:list-item>
              <text:p text:style-name="P53"><text:span text:style-name="T53_1">-<text:s/></text:span><text:span text:style-name="T53_2">CKAN</text:span><text:span text:style-name="T53_3"><text:s/></text:span><text:span text:style-name="T53_4">integration</text:span></text:p>
            </text:list-item>
            <text:list-item>
              <text:p text:style-name="P54"><text:span text:style-name="T54_1">-<text:s/></text:span><text:span text:style-name="T54_2">Website</text:span><text:span text:style-name="T54_3"><text:s/></text:span><text:span text:style-name="T54_4">and</text:span><text:span text:style-name="T54_5"><text:s/></text:span><text:span text:style-name="T54_6">Blog</text:span><text:span text:style-name="T54_7"><text:s/></text:span><text:span text:style-name="T54_8">setup</text:span></text:p>
            </text:list-item>
            <text:list-item>
              <text:p text:style-name="P55"><text:span text:style-name="T55_1">-<text:s/></text:span><text:span text:style-name="T55_2">Full</text:span><text:span text:style-name="T55_3"><text:s/></text:span><text:span text:style-name="T55_4">internationalization</text:span></text:p>
            </text:list-item>
          </text:list>
        </text:list-item>
      </text:list>
      <text:p text:style-name="P56"/>
      <text:p text:style-name="P57"><text:span text:style-name="T57_1">Wednesday</text:span><text:span text:style-name="T57_2"><text:s/></text:span><text:span text:style-name="T57_3">January</text:span><text:span text:style-name="T57_4"><text:s/>15</text:span><text:span text:style-name="T57_5">th</text:span></text:p>
      <text:p text:style-name="P58"/>
      <text:p text:style-name="P59"><text:span text:style-name="T59_1">1)</text:span><text:span text:style-name="T59_2"><text:s text:c="4"/></text:span><text:span text:style-name="T59_3">Discuss</text:span><text:span text:style-name="T59_4"><text:s/></text:span><text:span text:style-name="T59_5">the</text:span><text:span text:style-name="T59_6"><text:s/></text:span><text:span text:style-name="T59_7">current</text:span><text:span text:style-name="T59_8"><text:s/></text:span><text:span text:style-name="T59_9">and</text:span><text:span text:style-name="T59_10"><text:s/></text:span><text:span text:style-name="T59_11">future</text:span><text:span text:style-name="T59_12"><text:s/></text:span><text:span text:style-name="T59_13">development</text:span><text:span text:style-name="T59_14"><text:s/></text:span><text:span text:style-name="T59_15">efforts</text:span><text:span text:style-name="T59_16"><text:s/></text:span><text:span text:style-name="T59_17">and</text:span><text:span text:style-name="T59_18"><text:s/></text:span><text:span text:style-name="T59_19">how</text:span><text:span text:style-name="T59_20"><text:s/></text:span><text:span text:style-name="T59_21">to</text:span><text:span text:style-name="T59_22"><text:s/></text:span><text:span text:style-name="T59_23">organize</text:span><text:span text:style-name="T59_24"><text:s/></text:span><text:span text:style-name="T59_25">the</text:span><text:span text:style-name="T59_26"><text:s/></text:span><text:span text:style-name="T59_27">code</text:span><text:span text:style-name="T59_28"><text:s/></text:span><text:span text:style-name="T59_29">contributions</text:span><text:span text:style-name="T59_30"><text:s/></text:span><text:span text:style-name="T59_31">to</text:span><text:span text:style-name="T59_32"><text:s/></text:span><text:span text:style-name="T59_33">make</text:span><text:span text:style-name="T59_34"><text:s/></text:span><text:span text:style-name="T59_35">sure</text:span><text:span text:style-name="T59_36"><text:s/></text:span><text:span text:style-name="T59_37">that</text:span><text:span text:style-name="T59_38"><text:s/></text:span><text:span text:style-name="T59_39">everyone</text:span><text:span text:style-name="T59_40"><text:s/></text:span><text:span text:style-name="T59_41">can</text:span><text:span text:style-name="T59_42"><text:s/></text:span><text:span text:style-name="T59_43">benefit</text:span><text:span text:style-name="T59_44"><text:s/></text:span><text:span text:style-name="T59_45">from</text:span><text:span text:style-name="T59_46"><text:s/></text:span><text:span text:style-name="T59_47">a</text:span><text:span text:style-name="T59_48"><text:s/>2<text:s/></text:span><text:span text:style-name="T59_49">way</text:span><text:span text:style-name="T59_50"><text:s/></text:span><text:span text:style-name="T59_51">process</text:span><text:span text:style-name="T59_52">:<text:s/></text:span><text:span text:style-name="T59_53">making</text:span><text:span text:style-name="T59_54"><text:s/></text:span><text:span text:style-name="T59_55">contributing</text:span><text:span text:style-name="T59_56"><text:s/></text:span><text:span text:style-name="T59_57">back</text:span><text:span text:style-name="T59_58"><text:s/></text:span><text:span text:style-name="T59_59">easy</text:span><text:span text:style-name="T59_60"><text:s/></text:span><text:span text:style-name="T59_61">and</text:span><text:span text:style-name="T59_62"><text:s/></text:span><text:span text:style-name="T59_63">making</text:span><text:span text:style-name="T59_64"><text:s/></text:span><text:span text:style-name="T59_65">benefiting</text:span><text:span text:style-name="T59_66"><text:s/></text:span><text:span text:style-name="T59_67">from</text:span><text:span text:style-name="T59_68"><text:s/></text:span><text:span text:style-name="T59_69">other</text:span><text:span text:style-name="T59_70"><text:s/></text:span><text:span text:style-name="T59_71">enhancements</text:span><text:span text:style-name="T59_72"><text:s/></text:span><text:span text:style-name="T59_73">easy</text:span><text:span text:style-name="T59_74">.</text:span></text:p>
      <text:p text:style-name="P60"><text:span text:style-name="T60_1"><text:tab/>-<text:s/></text:span><text:span text:style-name="T60_2">How</text:span><text:span text:style-name="T60_3"><text:s/></text:span><text:span text:style-name="T60_4">to</text:span><text:span text:style-name="T60_5"><text:s/></text:span><text:span text:style-name="T60_6">organize</text:span><text:span text:style-name="T60_7"><text:s/></text:span><text:span text:style-name="T60_8">and</text:span><text:span text:style-name="T60_9"><text:s/></text:span><text:span text:style-name="T60_10">manage</text:span><text:span text:style-name="T60_11"><text:s/></text:span><text:span text:style-name="T60_12">contrib</text:span><text:span text:style-name="T60_13"><text:s/></text:span><text:span text:style-name="T60_14">modules</text:span></text:p>
      <text:p text:style-name="P61"/>
      <text:p text:style-name="P62"><text:span text:style-name="T62_1">2)<text:s/></text:span><text:span text:style-name="T62_2"><text:s/></text:span><text:span text:style-name="T62_3">Prioritization</text:span><text:span text:style-name="T62_4"><text:s/></text:span><text:span text:style-name="T62_5">of</text:span><text:span text:style-name="T62_6"><text:s/></text:span><text:span text:style-name="T62_7">road</text:span><text:span text:style-name="T62_8"><text:s/></text:span><text:span text:style-name="T62_9">map</text:span><text:span text:style-name="T62_10"><text:s/></text:span><text:span text:style-name="T62_11">items</text:span></text:p>
      <text:p text:style-name="P63"/>
      <text:p text:style-name="P64"><text:span text:style-name="T64_1">3)<text:s/></text:span><text:span text:style-name="T64_2">Discussion</text:span><text:span text:style-name="T64_3"><text:s/></text:span><text:span text:style-name="T64_4">on</text:span><text:span text:style-name="T64_5"><text:s/></text:span><text:span text:style-name="T64_6">OSGeo</text:span><text:span text:style-name="T64_7"><text:s/></text:span><text:span text:style-name="T64_8">incubation</text:span><text:span text:style-name="T64_9"><text:s/></text:span><text:span text:style-name="T64_10">and</text:span><text:span text:style-name="T64_11"><text:s/></text:span><text:span text:style-name="T64_12">license</text:span><text:span text:style-name="T64_13"><text:s/></text:span><text:span text:style-name="T64_14">and</text:span><text:span text:style-name="T64_15"><text:s/></text:span><text:span text:style-name="T64_16">copyright</text:span><text:span text:style-name="T64_17"><text:s/></text:span><text:span text:style-name="T64_18">changes</text:span></text:p>
      <text:p text:style-name="P65"><text:span text:style-name="T65_1">Point</text:span><text:span text:style-name="T65_2"><text:s/></text:span><text:span text:style-name="T65_3">Contact</text:span><text:span text:style-name="T65_4">:<text:s/></text:span><text:span text:style-name="T65_5">Angelos</text:span></text:p>
      <text:p text:style-name="P66"><text:span text:style-name="T66_1">OSGeo</text:span><text:span text:style-name="T66_2"><text:s/></text:span><text:span text:style-name="T66_3">Mentor</text:span><text:span text:style-name="T66_4">:<text:s/></text:span><text:span text:style-name="T66_5">Assefa</text:span></text:p>
      <text:p text:style-name="P67"><text:span text:style-name="T67_1">Boundless</text:span><text:span text:style-name="T67_2"><text:s/></text:span><text:span text:style-name="T67_3">to</text:span><text:span text:style-name="T67_4"><text:s/></text:span><text:span text:style-name="T67_5">transfer</text:span><text:span text:style-name="T67_6"><text:s/></text:span><text:span text:style-name="T67_7">copyright</text:span></text:p>
      <text:p text:style-name="P68"><text:span text:style-name="T68_1">License</text:span><text:span text:style-name="T68_2"><text:s/></text:span><text:span text:style-name="T68_3">change</text:span><text:span text:style-name="T68_4"><text:s/></text:span><text:span text:style-name="T68_5">during</text:span><text:span text:style-name="T68_6"><text:s/></text:span><text:span text:style-name="T68_7">incubation</text:span><text:span text:style-name="T68_8">?<text:s/></text:span><text:span text:style-name="T68_9">Check</text:span><text:span text:style-name="T68_10"><text:s/></text:span><text:span text:style-name="T68_11">the</text:span><text:span text:style-name="T68_12"><text:s/></text:span><text:span text:style-name="T68_13">different</text:span><text:span text:style-name="T68_14"><text:s/></text:span><text:span text:style-name="T68_15">component</text:span><text:span text:style-name="T68_16"><text:s/></text:span><text:span text:style-name="T68_17">licenses</text:span><text:span text:style-name="T68_18"><text:s/></text:span><text:span text:style-name="T68_19">during</text:span><text:span text:style-name="T68_20"><text:s/></text:span><text:span text:style-name="T68_21">the</text:span><text:span text:style-name="T68_22"><text:s/></text:span><text:span text:style-name="T68_23">incubation</text:span><text:span text:style-name="T68_24"><text:s/></text:span><text:span text:style-name="T68_25">process</text:span><text:span text:style-name="T68_26">.</text:span></text:p>
      <text:p text:style-name="P69"/>
      <text:p text:style-name="P70"><text:span text:style-name="T70_1">Demo</text:span><text:span text:style-name="T70_2"><text:s/></text:span><text:span text:style-name="T70_3">server</text:span><text:span text:style-name="T70_4">:<text:s/></text:span><text:span text:style-name="T70_5">transition</text:span><text:span text:style-name="T70_6"><text:s/></text:span><text:span text:style-name="T70_7">of</text:span><text:span text:style-name="T70_8"><text:s/></text:span><text:span text:style-name="T70_9">the</text:span><text:span text:style-name="T70_10"><text:s/></text:span><text:span text:style-name="T70_11">account</text:span></text:p>
      <text:p text:style-name="P71"><text:span text:style-name="T71_1">long</text:span><text:span text:style-name="T71_2"><text:s/></text:span><text:span text:style-name="T71_3">term</text:span><text:span text:style-name="T71_4"><text:s/></text:span><text:span text:style-name="T71_5">to</text:span><text:span text:style-name="T71_6"><text:s/></text:span><text:span text:style-name="T71_7">finance</text:span><text:span text:style-name="T71_8"><text:s/></text:span><text:span text:style-name="T71_9">the</text:span><text:span text:style-name="T71_10"><text:s/></text:span><text:span text:style-name="T71_11">demo</text:span><text:span text:style-name="T71_12"><text:s/></text:span><text:span text:style-name="T71_13">server</text:span><text:span text:style-name="T71_14">:<text:s/></text:span><text:span text:style-name="T71_15">OSGeo</text:span><text:span text:style-name="T71_16">?</text:span></text:p>
      <text:p text:style-name="P72"/>
      <text:p text:style-name="P73"><text:span text:style-name="T73_1">2.0.</text:span><text:span text:style-name="T73_2">X</text:span><text:span text:style-name="T73_3"><text:s/></text:span><text:span text:style-name="T73_4">for</text:span><text:span text:style-name="T73_5"><text:s/></text:span><text:span text:style-name="T73_6">bug</text:span><text:span text:style-name="T73_7"><text:s/></text:span><text:span text:style-name="T73_8">fixes</text:span></text:p>
      <text:p text:style-name="P74"><text:span text:style-name="T74_1">2.</text:span><text:span text:style-name="T74_2">X</text:span><text:span text:style-name="T74_3"><text:s/></text:span><text:span text:style-name="T74_4">with</text:span><text:span text:style-name="T74_5"><text:s/></text:span><text:span text:style-name="T74_6">new</text:span><text:span text:style-name="T74_7"><text:s/></text:span><text:span text:style-name="T74_8">contrib</text:span></text:p>
      <text:p text:style-name="P75"><text:span text:style-name="T75_1">Stick</text:span><text:span text:style-name="T75_2"><text:s/></text:span><text:span text:style-name="T75_3">with</text:span><text:span text:style-name="T75_4"><text:s/></text:span><text:span text:style-name="T75_5">the</text:span><text:span text:style-name="T75_6"><text:s/></text:span><text:span text:style-name="T75_7">current</text:span><text:span text:style-name="T75_8"><text:s/>2<text:s/></text:span><text:span text:style-name="T75_9">series</text:span></text:p>
      <text:p text:style-name="P76"/>
      <text:p text:style-name="P77"><text:span text:style-name="T77_1">Scheduled</text:span><text:span text:style-name="T77_2"><text:s/></text:span><text:span text:style-name="T77_3">release</text:span><text:span text:style-name="T77_4"><text:s/></text:span><text:span text:style-name="T77_5">cycle</text:span><text:span text:style-name="T77_6">:<text:s/></text:span><text:span text:style-name="T77_7">every</text:span><text:span text:style-name="T77_8"><text:s/>6<text:s/></text:span><text:span text:style-name="T77_9">months</text:span></text:p>
      <text:p text:style-name="P78"/>
      <text:p text:style-name="P79"/>
      <text:p text:style-name="P80"><text:span text:style-name="T80_1">B</text:span><text:span text:style-name="T80_2">.</text:span><text:span text:style-name="T80_3"><text:s text:c="3"/></text:span><text:span text:style-name="T80_4">Code</text:span><text:span text:style-name="T80_5"><text:s/></text:span><text:span text:style-name="T80_6">Sprint</text:span><text:span text:style-name="T80_7"><text:s/>(2<text:s/></text:span><text:span text:style-name="T80_8">days</text:span><text:span text:style-name="T80_9">)</text:span></text:p>
      <text:p text:style-name="P81"/>
      <text:p text:style-name="P82"><text:span text:style-name="T82_1">Thursday</text:span><text:span text:style-name="T82_2"><text:s/></text:span><text:span text:style-name="T82_3">and</text:span><text:span text:style-name="T82_4"><text:s/></text:span><text:span text:style-name="T82_5">Friday</text:span></text:p>
      <text:p text:style-name="P83"><text:span text:style-name="T83_1">Location</text:span><text:span text:style-name="T83_2">:</text:span><text:span text:style-name="T83_3"><text:s/></text:span><text:span text:style-name="T83_4">OpenGovHub</text:span><text:span text:style-name="T83_5">,<text:s/>1889<text:s/></text:span><text:span text:style-name="T83_6">F</text:span><text:span text:style-name="T83_7"><text:s/></text:span><text:span text:style-name="T83_8">St</text:span><text:span text:style-name="T83_9"><text:s/></text:span><text:span text:style-name="T83_10">NW</text:span><text:span text:style-name="T83_11">,<text:s/></text:span><text:span text:style-name="T83_12">Washington</text:span><text:span text:style-name="T83_13">,<text:s/></text:span><text:span text:style-name="T83_14">DC</text:span><text:span text:style-name="T83_15"><text:s/>20006,<text:s/></text:span><text:span text:style-name="T83_16">Washington</text:span><text:span text:style-name="T83_17"><text:s text:c="2"/></text:span><text:span text:style-name="T83_18">D</text:span><text:span text:style-name="T83_19">.</text:span><text:span text:style-name="T83_20">C</text:span><text:span text:style-name="T83_21">.</text:span></text:p>
      <text:p text:style-name="P84"><text:span text:style-name="T84_1">Remote</text:span><text:span text:style-name="T84_2"><text:s/></text:span><text:span text:style-name="T84_3">attendance</text:span><text:span text:style-name="T84_4"><text:s/></text:span><text:span text:style-name="T84_5">through</text:span><text:span text:style-name="T84_6"><text:s/>#</text:span><text:span text:style-name="T84_7">geonode</text:span><text:span text:style-name="T84_8"><text:s/></text:span><text:span text:style-name="T84_9">on</text:span><text:span text:style-name="T84_10"><text:s/></text:span><text:span text:style-name="T84_11">irc</text:span><text:span text:style-name="T84_12">.</text:span><text:span text:style-name="T84_13">freenode</text:span><text:span text:style-name="T84_14">.</text:span><text:span text:style-name="T84_15">net</text:span></text:p>
      <text:p text:style-name="P85"/>
      <text:p text:style-name="P86"><text:span text:style-name="T86_1">Developers</text:span><text:span text:style-name="T86_2"><text:s/></text:span><text:span text:style-name="T86_3">will</text:span><text:span text:style-name="T86_4"><text:s/></text:span><text:span text:style-name="T86_5">be</text:span><text:span text:style-name="T86_6"><text:s/></text:span><text:span text:style-name="T86_7">working</text:span><text:span text:style-name="T86_8"><text:s/></text:span><text:span text:style-name="T86_9">together</text:span><text:span text:style-name="T86_10"><text:s/></text:span><text:span text:style-name="T86_11">on</text:span><text:span text:style-name="T86_12"><text:s/></text:span><text:span text:style-name="T86_13">some</text:span><text:span text:style-name="T86_14"><text:s/></text:span><text:span text:style-name="T86_15">of</text:span><text:span text:style-name="T86_16"><text:s/></text:span><text:span text:style-name="T86_17">priorities</text:span><text:span text:style-name="T86_18"><text:s/></text:span><text:span text:style-name="T86_19">defined</text:span><text:span text:style-name="T86_20"><text:s/></text:span><text:span text:style-name="T86_21">during</text:span><text:span text:style-name="T86_22"><text:s/></text:span><text:span text:style-name="T86_23">the</text:span><text:span text:style-name="T86_24"><text:s/></text:span><text:span text:style-name="T86_25">two</text:span><text:span text:style-name="T86_26"><text:s/></text:span><text:span text:style-name="T86_27">first</text:span><text:span text:style-name="T86_28"><text:s/></text:span><text:span text:style-name="T86_29">days</text:span><text:span text:style-name="T86_30">.<text:s/></text:span><text:span text:style-name="T86_31">There</text:span><text:span text:style-name="T86_32"><text:s/></text:span><text:span text:style-name="T86_33">are</text:span><text:span text:style-name="T86_34"><text:s/></text:span><text:span text:style-name="T86_35">room</text:span><text:span text:style-name="T86_36"><text:s/></text:span><text:span text:style-name="T86_37">for</text:span><text:span text:style-name="T86_38"><text:s/></text:span><text:span text:style-name="T86_39">non</text:span><text:span text:style-name="T86_40">-</text:span><text:span text:style-name="T86_41">developers</text:span><text:span text:style-name="T86_42"><text:s/></text:span><text:span text:style-name="T86_43">to</text:span><text:span text:style-name="T86_44"><text:s/></text:span><text:span text:style-name="T86_45">contribute</text:span><text:span text:style-name="T86_46"><text:s/></text:span><text:span text:style-name="T86_47">to</text:span><text:span text:style-name="T86_48"><text:s/></text:span><text:span text:style-name="T86_49">GeoNode</text:span><text:span text:style-name="T86_50"><text:s/></text:span><text:span text:style-name="T86_51">documentation</text:span><text:span text:style-name="T86_52"><text:s/></text:span><text:span text:style-name="T86_53">and</text:span><text:span text:style-name="T86_54"><text:s/></text:span><text:span text:style-name="T86_55">testing</text:span><text:span text:style-name="T86_56">.</text:span></text:p>
      <text:p text:style-name="P87"/>
      <text:p text:style-name="P88"><text:span text:style-name="T88_1">[1]</text:span><text:span text:style-name="T88_2"><text:a xlink:type="simple" xlink:href="http://geonode.org/2012/02/sprint/"><text:span text:style-name="T88_3"><text:s/></text:span></text:a></text:span><text:span text:style-name="T88_4"><text:a xlink:type="simple" xlink:href="http://geonode.org/2012/02/sprint/"><text:span text:style-name="T88_5">http</text:span></text:a></text:span><text:span text:style-name="T88_6"><text:a xlink:type="simple" xlink:href="http://geonode.org/2012/02/sprint/"><text:span text:style-name="T88_7">://</text:span></text:a></text:span><text:span text:style-name="T88_8"><text:a xlink:type="simple" xlink:href="http://geonode.org/2012/02/sprint/"><text:span text:style-name="T88_9">geonode</text:span></text:a></text:span><text:span text:style-name="T88_10"><text:a xlink:type="simple" xlink:href="http://geonode.org/2012/02/sprint/"><text:span text:style-name="T88_11">.</text:span></text:a></text:span><text:span text:style-name="T88_12"><text:a xlink:type="simple" xlink:href="http://geonode.org/2012/02/sprint/"><text:span text:style-name="T88_13">org</text:span></text:a></text:span><text:span text:style-name="T88_14"><text:a xlink:type="simple" xlink:href="http://geonode.org/2012/02/sprint/"><text:span text:style-name="T88_15">/2012/02/</text:span></text:a></text:span><text:span text:style-name="T88_16"><text:a xlink:type="simple" xlink:href="http://geonode.org/2012/02/sprint/"><text:span text:style-name="T88_17">sprint</text:span></text:a></text:span><text:span text:style-name="T88_18"><text:a xlink:type="simple" xlink:href="http://geonode.org/2012/02/sprint/"><text:span text:style-name="T88_19">/</text:span></text:a></text:span></text:p>
      <text:p text:style-name="P89"><text:span text:style-name="T89_1">[2]</text:span><text:span text:style-name="T89_2"><text:a xlink:type="simple" xlink:href="http://geonode.org/2011/05/roadmapping-summit/"><text:span text:style-name="T89_3"><text:s/></text:span></text:a></text:span><text:span text:style-name="T89_4"><text:a xlink:type="simple" xlink:href="http://geonode.org/2011/05/roadmapping-summit/"><text:span text:style-name="T89_5">http</text:span></text:a></text:span><text:span text:style-name="T89_6"><text:a xlink:type="simple" xlink:href="http://geonode.org/2011/05/roadmapping-summit/"><text:span text:style-name="T89_7">://</text:span></text:a></text:span><text:span text:style-name="T89_8"><text:a xlink:type="simple" xlink:href="http://geonode.org/2011/05/roadmapping-summit/"><text:span text:style-name="T89_9">geonode</text:span></text:a></text:span><text:span text:style-name="T89_10"><text:a xlink:type="simple" xlink:href="http://geonode.org/2011/05/roadmapping-summit/"><text:span text:style-name="T89_11">.</text:span></text:a></text:span><text:span text:style-name="T89_12"><text:a xlink:type="simple" xlink:href="http://geonode.org/2011/05/roadmapping-summit/"><text:span text:style-name="T89_13">org</text:span></text:a></text:span><text:span text:style-name="T89_14"><text:a xlink:type="simple" xlink:href="http://geonode.org/2011/05/roadmapping-summit/"><text:span text:style-name="T89_15">/2011/05/</text:span></text:a></text:span><text:span text:style-name="T89_16"><text:a xlink:type="simple" xlink:href="http://geonode.org/2011/05/roadmapping-summit/"><text:span text:style-name="T89_17">roadmapping</text:span></text:a></text:span><text:span text:style-name="T89_18"><text:a xlink:type="simple" xlink:href="http://geonode.org/2011/05/roadmapping-summit/"><text:span text:style-name="T89_19">-</text:span></text:a></text:span><text:span text:style-name="T89_20"><text:a xlink:type="simple" xlink:href="http://geonode.org/2011/05/roadmapping-summit/"><text:span text:style-name="T89_21">summit</text:span></text:a></text:span><text:span text:style-name="T89_22"><text:a xlink:type="simple" xlink:href="http://geonode.org/2011/05/roadmapping-summit/"><text:span text:style-name="T89_23">/</text:span></text:a></text:span></text:p>
      <text:p text:style-name="P90"/>
      <text:p text:style-name="P91"><text:span text:style-name="T91_1">GNIP</text:span><text:span text:style-name="T91_2"><text:s/></text:span><text:span text:style-name="T91_3">created</text:span><text:span text:style-name="T91_4">:</text:span></text:p>
      <text:p text:style-name="P92"><text:span text:style-name="T92_1">Groups</text:span><text:span text:style-name="T92_2"><text:s/></text:span><text:span text:style-name="T92_3">and</text:span><text:span text:style-name="T92_4"><text:s/></text:span><text:span text:style-name="T92_5">Advanced</text:span><text:span text:style-name="T92_6"><text:s/></text:span><text:span text:style-name="T92_7">Permissions</text:span><text:span text:style-name="T92_8">:<text:s/></text:span><text:span text:style-name="T92_9"><text:a xlink:type="simple" xlink:href="https://github.com/GeoNode/geonode/issues/255"><text:span text:style-name="T92_10">https</text:span></text:a></text:span><text:span text:style-name="T92_11"><text:a xlink:type="simple" xlink:href="https://github.com/GeoNode/geonode/issues/255"><text:span text:style-name="T92_12">://</text:span></text:a></text:span><text:span text:style-name="T92_13"><text:a xlink:type="simple" xlink:href="https://github.com/GeoNode/geonode/issues/255"><text:span text:style-name="T92_14">github</text:span></text:a></text:span><text:span text:style-name="T92_15"><text:a xlink:type="simple" xlink:href="https://github.com/GeoNode/geonode/issues/255"><text:span text:style-name="T92_16">.</text:span></text:a></text:span><text:span text:style-name="T92_17"><text:a xlink:type="simple" xlink:href="https://github.com/GeoNode/geonode/issues/255"><text:span text:style-name="T92_18">com</text:span></text:a></text:span><text:span text:style-name="T92_19"><text:a xlink:type="simple" xlink:href="https://github.com/GeoNode/geonode/issues/255"><text:span text:style-name="T92_20">/</text:span></text:a></text:span><text:span text:style-name="T92_21"><text:a xlink:type="simple" xlink:href="https://github.com/GeoNode/geonode/issues/255"><text:span text:style-name="T92_22">GeoNode</text:span></text:a></text:span><text:span text:style-name="T92_23"><text:a xlink:type="simple" xlink:href="https://github.com/GeoNode/geonode/issues/255"><text:span text:style-name="T92_24">/</text:span></text:a></text:span><text:span text:style-name="T92_25"><text:a xlink:type="simple" xlink:href="https://github.com/GeoNode/geonode/issues/255"><text:span text:style-name="T92_26">geonode</text:span></text:a></text:span><text:span text:style-name="T92_27"><text:a xlink:type="simple" xlink:href="https://github.com/GeoNode/geonode/issues/255"><text:span text:style-name="T92_28">/</text:span></text:a></text:span><text:span text:style-name="T92_29"><text:a xlink:type="simple" xlink:href="https://github.com/GeoNode/geonode/issues/255"><text:span text:style-name="T92_30">issues</text:span></text:a></text:span><text:span text:style-name="T92_31"><text:a xlink:type="simple" xlink:href="https://github.com/GeoNode/geonode/issues/255"><text:span text:style-name="T92_32">/255</text:span></text:a></text:span></text:p>
      <text:p text:style-name="P93"><text:span text:style-name="T93_1">Remote</text:span><text:span text:style-name="T93_2"><text:s/></text:span><text:span text:style-name="T93_3">Services</text:span><text:span text:style-name="T93_4">:<text:s/></text:span><text:span text:style-name="T93_5"><text:a xlink:type="simple" xlink:href="https://github.com/GeoNode/geonode/issues/1330"><text:span text:style-name="T93_6">https</text:span></text:a></text:span><text:span text:style-name="T93_7"><text:a xlink:type="simple" xlink:href="https://github.com/GeoNode/geonode/issues/1330"><text:span text:style-name="T93_8">://</text:span></text:a></text:span><text:span text:style-name="T93_9"><text:a xlink:type="simple" xlink:href="https://github.com/GeoNode/geonode/issues/1330"><text:span text:style-name="T93_10">github</text:span></text:a></text:span><text:span text:style-name="T93_11"><text:a xlink:type="simple" xlink:href="https://github.com/GeoNode/geonode/issues/1330"><text:span text:style-name="T93_12">.</text:span></text:a></text:span><text:span text:style-name="T93_13"><text:a xlink:type="simple" xlink:href="https://github.com/GeoNode/geonode/issues/1330"><text:span text:style-name="T93_14">com</text:span></text:a></text:span><text:span text:style-name="T93_15"><text:a xlink:type="simple" xlink:href="https://github.com/GeoNode/geonode/issues/1330"><text:span text:style-name="T93_16">/</text:span></text:a></text:span><text:span text:style-name="T93_17"><text:a xlink:type="simple" xlink:href="https://github.com/GeoNode/geonode/issues/1330"><text:span text:style-name="T93_18">GeoNode</text:span></text:a></text:span><text:span text:style-name="T93_19"><text:a xlink:type="simple" xlink:href="https://github.com/GeoNode/geonode/issues/1330"><text:span text:style-name="T93_20">/</text:span></text:a></text:span><text:span text:style-name="T93_21"><text:a xlink:type="simple" xlink:href="https://github.com/GeoNode/geonode/issues/1330"><text:span text:style-name="T93_22">geonode</text:span></text:a></text:span><text:span text:style-name="T93_23"><text:a xlink:type="simple" xlink:href="https://github.com/GeoNode/geonode/issues/1330"><text:span text:style-name="T93_24">/</text:span></text:a></text:span><text:span text:style-name="T93_25"><text:a xlink:type="simple" xlink:href="https://github.com/GeoNode/geonode/issues/1330"><text:span text:style-name="T93_26">issues</text:span></text:a></text:span><text:span text:style-name="T93_27"><text:a xlink:type="simple" xlink:href="https://github.com/GeoNode/geonode/issues/1330"><text:span text:style-name="T93_28">/1330</text:span></text:a></text:span></text:p>
      <text:p text:style-name="P94"><text:span text:style-name="T94_1">Abstract</text:span><text:span text:style-name="T94_2"><text:s/></text:span><text:span text:style-name="T94_3">Map</text:span><text:span text:style-name="T94_4"><text:s/></text:span><text:span text:style-name="T94_5">Framework</text:span><text:span text:style-name="T94_6"><text:s/></text:span><text:span text:style-name="T94_7">UI</text:span><text:span text:style-name="T94_8">:<text:s/></text:span><text:span text:style-name="T94_9"><text:a xlink:type="simple" xlink:href="https://github.com/GeoNode/geonode/issues/1331"><text:span text:style-name="T94_10">https</text:span></text:a></text:span><text:span text:style-name="T94_11"><text:a xlink:type="simple" xlink:href="https://github.com/GeoNode/geonode/issues/1331"><text:span text:style-name="T94_12">://</text:span></text:a></text:span><text:span text:style-name="T94_13"><text:a xlink:type="simple" xlink:href="https://github.com/GeoNode/geonode/issues/1331"><text:span text:style-name="T94_14">github</text:span></text:a></text:span><text:span text:style-name="T94_15"><text:a xlink:type="simple" xlink:href="https://github.com/GeoNode/geonode/issues/1331"><text:span text:style-name="T94_16">.</text:span></text:a></text:span><text:span text:style-name="T94_17"><text:a xlink:type="simple" xlink:href="https://github.com/GeoNode/geonode/issues/1331"><text:span text:style-name="T94_18">com</text:span></text:a></text:span><text:span text:style-name="T94_19"><text:a xlink:type="simple" xlink:href="https://github.com/GeoNode/geonode/issues/1331"><text:span text:style-name="T94_20">/</text:span></text:a></text:span><text:span text:style-name="T94_21"><text:a xlink:type="simple" xlink:href="https://github.com/GeoNode/geonode/issues/1331"><text:span text:style-name="T94_22">GeoNode</text:span></text:a></text:span><text:span text:style-name="T94_23"><text:a xlink:type="simple" xlink:href="https://github.com/GeoNode/geonode/issues/1331"><text:span text:style-name="T94_24">/</text:span></text:a></text:span><text:span text:style-name="T94_25"><text:a xlink:type="simple" xlink:href="https://github.com/GeoNode/geonode/issues/1331"><text:span text:style-name="T94_26">geonode</text:span></text:a></text:span><text:span text:style-name="T94_27"><text:a xlink:type="simple" xlink:href="https://github.com/GeoNode/geonode/issues/1331"><text:span text:style-name="T94_28">/</text:span></text:a></text:span><text:span text:style-name="T94_29"><text:a xlink:type="simple" xlink:href="https://github.com/GeoNode/geonode/issues/1331"><text:span text:style-name="T94_30">issues</text:span></text:a></text:span><text:span text:style-name="T94_31"><text:a xlink:type="simple" xlink:href="https://github.com/GeoNode/geonode/issues/1331"><text:span text:style-name="T94_32">/1331</text:span></text:a></text:span></text:p>
      <text:p text:style-name="P95"><text:span text:style-name="T95_1">Replace</text:span><text:span text:style-name="T95_2"><text:s/></text:span><text:span text:style-name="T95_3">custom</text:span><text:span text:style-name="T95_4"><text:s/></text:span><text:span text:style-name="T95_5">auth</text:span><text:span text:style-name="T95_6"><text:s/></text:span><text:span text:style-name="T95_7">module</text:span><text:span text:style-name="T95_8"><text:s/></text:span><text:span text:style-name="T95_9">with</text:span><text:span text:style-name="T95_10"><text:s/></text:span><text:span text:style-name="T95_11">OAuth</text:span><text:span text:style-name="T95_12">:<text:s/></text:span><text:span text:style-name="T95_13"><text:a xlink:type="simple" xlink:href="https://github.com/GeoNode/geonode/issues/1329"><text:span text:style-name="T95_14">https</text:span></text:a></text:span><text:span text:style-name="T95_15"><text:a xlink:type="simple" xlink:href="https://github.com/GeoNode/geonode/issues/1329"><text:span text:style-name="T95_16">://</text:span></text:a></text:span><text:span text:style-name="T95_17"><text:a xlink:type="simple" xlink:href="https://github.com/GeoNode/geonode/issues/1329"><text:span text:style-name="T95_18">github</text:span></text:a></text:span><text:span text:style-name="T95_19"><text:a xlink:type="simple" xlink:href="https://github.com/GeoNode/geonode/issues/1329"><text:span text:style-name="T95_20">.</text:span></text:a></text:span><text:span text:style-name="T95_21"><text:a xlink:type="simple" xlink:href="https://github.com/GeoNode/geonode/issues/1329"><text:span text:style-name="T95_22">com</text:span></text:a></text:span><text:span text:style-name="T95_23"><text:a xlink:type="simple" xlink:href="https://github.com/GeoNode/geonode/issues/1329"><text:span text:style-name="T95_24">/</text:span></text:a></text:span><text:span text:style-name="T95_25"><text:a xlink:type="simple" xlink:href="https://github.com/GeoNode/geonode/issues/1329"><text:span text:style-name="T95_26">GeoNode</text:span></text:a></text:span><text:span text:style-name="T95_27"><text:a xlink:type="simple" xlink:href="https://github.com/GeoNode/geonode/issues/1329"><text:span text:style-name="T95_28">/</text:span></text:a></text:span><text:span text:style-name="T95_29"><text:a xlink:type="simple" xlink:href="https://github.com/GeoNode/geonode/issues/1329"><text:span text:style-name="T95_30">geonode</text:span></text:a></text:span><text:span text:style-name="T95_31"><text:a xlink:type="simple" xlink:href="https://github.com/GeoNode/geonode/issues/1329"><text:span text:style-name="T95_32">/</text:span></text:a></text:span><text:span text:style-name="T95_33"><text:a xlink:type="simple" xlink:href="https://github.com/GeoNode/geonode/issues/1329"><text:span text:style-name="T95_34">issues</text:span></text:a></text:span><text:span text:style-name="T95_35"><text:a xlink:type="simple" xlink:href="https://github.com/GeoNode/geonode/issues/1329"><text:span text:style-name="T95_36">/1329</text:span></text:a></text:span></text:p>
      <text:p text:style-name="P96"><text:span text:style-name="T96_1">Please</text:span><text:span text:style-name="T96_2"><text:s/></text:span><text:span text:style-name="T96_3">send</text:span><text:span text:style-name="T96_4"><text:s/></text:span><text:span text:style-name="T96_5">all</text:span><text:span text:style-name="T96_6"><text:s/></text:span><text:span text:style-name="T96_7">presentations</text:span><text:span text:style-name="T96_8"><text:s/></text:span><text:span text:style-name="T96_9">to</text:span><text:span text:style-name="T96_10"><text:s/></text:span><text:span text:style-name="T96_11">vivien</text:span><text:span text:style-name="T96_12">.</text:span><text:span text:style-name="T96_13">deparday</text:span><text:span text:style-name="T96_14">@</text:span><text:span text:style-name="T96_15">gmail</text:span><text:span text:style-name="T96_16">.</text:span><text:span text:style-name="T96_17">com</text:span></text:p>
      <text:p text:style-name="P97"/>
      <text:p text:style-name="P98"><text:span text:style-name="T98_1">ROGUE</text:span><text:span text:style-name="T98_2">:</text:span></text:p>
      <text:list text:style-name="LS2" xml:id="list9">
        <text:list-item>
          <text:p text:style-name="P99"><text:span text:style-name="T99_1">Group</text:span><text:span text:style-name="T99_2"><text:s/></text:span><text:span text:style-name="T99_3">Permissions</text:span><text:span text:style-name="T99_4">:<text:s/></text:span><text:span text:style-name="T99_5">Implement</text:span><text:span text:style-name="T99_6"><text:s/></text:span><text:span text:style-name="T99_7">group</text:span><text:span text:style-name="T99_8"><text:s/></text:span><text:span text:style-name="T99_9">permissions</text:span></text:p>
        </text:list-item>
        <text:list-item>
          <text:p text:style-name="P100"><text:span text:style-name="T100_1">Improve</text:span><text:span text:style-name="T100_2"><text:s/></text:span><text:span text:style-name="T100_3">the</text:span><text:span text:style-name="T100_4"><text:s/></text:span><text:span text:style-name="T100_5">geoserver</text:span><text:span text:style-name="T100_6">-&gt;</text:span><text:span text:style-name="T100_7">GeoNode</text:span><text:span text:style-name="T100_8"><text:s/></text:span><text:span text:style-name="T100_9">authentication</text:span><text:span text:style-name="T100_10"><text:s/></text:span><text:span text:style-name="T100_11">module</text:span><text:span text:style-name="T100_12">.</text:span></text:p>
        </text:list-item>
        <text:list-item>
          <text:p text:style-name="P101"><text:span text:style-name="T101_1">Model</text:span><text:span text:style-name="T101_2"><text:s/></text:span><text:span text:style-name="T101_3">External</text:span><text:span text:style-name="T101_4"><text:s/></text:span><text:span text:style-name="T101_5">Layers</text:span><text:span text:style-name="T101_6"><text:s/></text:span><text:span text:style-name="T101_7">and</text:span><text:span text:style-name="T101_8"><text:s/></text:span><text:span text:style-name="T101_9">Services</text:span><text:span text:style-name="T101_10"><text:s/></text:span><text:span text:style-name="T101_11">as</text:span><text:span text:style-name="T101_12"><text:s/></text:span><text:span text:style-name="T101_13">first</text:span><text:span text:style-name="T101_14">-</text:span><text:span text:style-name="T101_15">class</text:span><text:span text:style-name="T101_16"><text:s/></text:span><text:span text:style-name="T101_17">citizens</text:span><text:span text:style-name="T101_18"><text:s/></text:span><text:span text:style-name="T101_19">in</text:span><text:span text:style-name="T101_20"><text:s/></text:span><text:span text:style-name="T101_21">GeoNode</text:span></text:p>
        </text:list-item>
        <text:list-item>
          <text:p text:style-name="P102"><text:span text:style-name="T102_1">Allow</text:span><text:span text:style-name="T102_2"><text:s/></text:span><text:span text:style-name="T102_3">external</text:span><text:span text:style-name="T102_4"><text:s/></text:span><text:span text:style-name="T102_5">resources</text:span><text:span text:style-name="T102_6"><text:s/></text:span><text:span text:style-name="T102_7">to</text:span><text:span text:style-name="T102_8"><text:s/></text:span><text:span text:style-name="T102_9">be</text:span><text:span text:style-name="T102_10"><text:s/></text:span><text:span text:style-name="T102_11">saved</text:span><text:span text:style-name="T102_12"><text:s/></text:span><text:span text:style-name="T102_13">as</text:span><text:span text:style-name="T102_14"><text:s/></text:span><text:span text:style-name="T102_15">documents</text:span><text:span text:style-name="T102_16">.</text:span></text:p>
        </text:list-item>
        <text:list-item>
          <text:p text:style-name="P103"><text:span text:style-name="T103_1">Client</text:span><text:span text:style-name="T103_2">-</text:span><text:span text:style-name="T103_3">side</text:span><text:span text:style-name="T103_4"><text:s/></text:span><text:span text:style-name="T103_5">testing</text:span><text:span text:style-name="T103_6"><text:s/></text:span><text:span text:style-name="T103_7">suite</text:span><text:span text:style-name="T103_8"><text:s/></text:span><text:span text:style-name="T103_9">and</text:span><text:span text:style-name="T103_10"><text:s/></text:span><text:span text:style-name="T103_11">larger</text:span><text:span text:style-name="T103_12"><text:s/></text:span><text:span text:style-name="T103_13">test</text:span><text:span text:style-name="T103_14"><text:s/></text:span><text:span text:style-name="T103_15">coverage</text:span><text:span text:style-name="T103_16">.</text:span></text:p>
        </text:list-item>
        <text:list-item>
          <text:p text:style-name="P104"><text:span text:style-name="T104_1">Abstract</text:span><text:span text:style-name="T104_2"><text:s/></text:span><text:span text:style-name="T104_3">the</text:span><text:span text:style-name="T104_4"><text:s/></text:span><text:span text:style-name="T104_5">GXP</text:span><text:span text:style-name="T104_6"><text:s/></text:span><text:span text:style-name="T104_7">map</text:span><text:span text:style-name="T104_8"><text:s/></text:span><text:span text:style-name="T104_9">configuration</text:span><text:span text:style-name="T104_10"><text:s/></text:span><text:span text:style-name="T104_11">classes</text:span><text:span text:style-name="T104_12"><text:s/></text:span><text:span text:style-name="T104_13">to</text:span><text:span text:style-name="T104_14"><text:s/></text:span><text:span text:style-name="T104_15">make</text:span><text:span text:style-name="T104_16"><text:s/></text:span><text:span text:style-name="T104_17">swapping</text:span><text:span text:style-name="T104_18"><text:s/></text:span><text:span text:style-name="T104_19">out</text:span><text:span text:style-name="T104_20"><text:s/></text:span><text:span text:style-name="T104_21">the</text:span><text:span text:style-name="T104_22"><text:s/></text:span><text:span text:style-name="T104_23">mapping</text:span><text:span text:style-name="T104_24"><text:s/></text:span><text:span text:style-name="T104_25">library</text:span><text:span text:style-name="T104_26"><text:s/></text:span><text:span text:style-name="T104_27">easier</text:span><text:span text:style-name="T104_28">.</text:span></text:p>
        </text:list-item>
        <text:list-item>
          <text:p text:style-name="P105"><text:span text:style-name="T105_1">Formal</text:span><text:span text:style-name="T105_2"><text:s/></text:span><text:span text:style-name="T105_3">GeoNode</text:span><text:span text:style-name="T105_4"><text:s/></text:span><text:span text:style-name="T105_5">API</text:span></text:p>
        </text:list-item>
        <text:list-item>
          <text:p text:style-name="P106"><text:span text:style-name="T106_1">Support</text:span><text:span text:style-name="T106_2"><text:s/></text:span><text:span text:style-name="T106_3">more</text:span><text:span text:style-name="T106_4"><text:s/></text:span><text:span text:style-name="T106_5">filetypes</text:span><text:span text:style-name="T106_6"><text:s/></text:span><text:span text:style-name="T106_7">during</text:span><text:span text:style-name="T106_8"><text:s/></text:span><text:span text:style-name="T106_9">upload</text:span><text:span text:style-name="T106_10"><text:s/></text:span><text:span text:style-name="T106_11">including</text:span><text:span text:style-name="T106_12"><text:s/></text:span><text:span text:style-name="T106_13">FGDB</text:span><text:span text:style-name="T106_14">,<text:s/></text:span><text:span text:style-name="T106_15">and</text:span><text:span text:style-name="T106_16"><text:s/></text:span><text:span text:style-name="T106_17">GeoJSON</text:span></text:p>
        </text:list-item>
      </text:list>
      <text:p text:style-name="P107"/>
      <text:p text:style-name="P108"><text:span text:style-name="T108_1">World</text:span><text:span text:style-name="T108_2"><text:s/></text:span><text:span text:style-name="T108_3">Bank</text:span><text:span text:style-name="T108_4"><text:s/>/<text:s/></text:span><text:span text:style-name="T108_5">GFDRR</text:span><text:span text:style-name="T108_6">:<text:s/></text:span></text:p>
      <text:p text:style-name="P109"/>
      <text:p text:style-name="P110"><text:span text:style-name="T110_1">1.</text:span><text:span text:style-name="T110_2">Being</text:span><text:span text:style-name="T110_3"><text:s/></text:span><text:span text:style-name="T110_4">able</text:span><text:span text:style-name="T110_5"><text:s/></text:span><text:span text:style-name="T110_6">to</text:span><text:span text:style-name="T110_7"><text:s/></text:span><text:span text:style-name="T110_8">upload</text:span><text:span text:style-name="T110_9"><text:s/></text:span><text:span text:style-name="T110_10">and</text:span><text:span text:style-name="T110_11"><text:s/></text:span><text:span text:style-name="T110_12">download</text:span><text:span text:style-name="T110_13"><text:s/></text:span><text:span text:style-name="T110_14">files</text:span><text:span text:style-name="T110_15"><text:s/></text:span><text:span text:style-name="T110_16">without</text:span><text:span text:style-name="T110_17"><text:s/></text:span><text:span text:style-name="T110_18">GeoServer</text:span><text:span text:style-name="T110_19"><text:s/>=&gt;<text:s/></text:span><text:span text:style-name="T110_20">first</text:span><text:span text:style-name="T110_21"><text:s/></text:span><text:span text:style-name="T110_22">steps</text:span><text:span text:style-name="T110_23"><text:s/></text:span><text:span text:style-name="T110_24">to</text:span><text:span text:style-name="T110_25"><text:s/></text:span><text:span text:style-name="T110_26">be</text:span><text:span text:style-name="T110_27"><text:s/></text:span><text:span text:style-name="T110_28">able</text:span><text:span text:style-name="T110_29"><text:s/></text:span><text:span text:style-name="T110_30">to</text:span><text:span text:style-name="T110_31"><text:s/></text:span><text:span text:style-name="T110_32">have</text:span><text:span text:style-name="T110_33"><text:s/></text:span><text:span text:style-name="T110_34">alternative</text:span><text:span text:style-name="T110_35"><text:s/></text:span><text:span text:style-name="T110_36">to</text:span><text:span text:style-name="T110_37"><text:s/></text:span><text:span text:style-name="T110_38">GeoServer</text:span><text:span text:style-name="T110_39"><text:s/></text:span><text:span text:style-name="T110_40">and</text:span><text:span text:style-name="T110_41"><text:s/></text:span><text:span text:style-name="T110_42">fast</text:span><text:span text:style-name="T110_43"><text:s/></text:span><text:span text:style-name="T110_44">map</text:span><text:span text:style-name="T110_45"><text:s/></text:span><text:span text:style-name="T110_46">in</text:span><text:span text:style-name="T110_47"><text:s/></text:span><text:span text:style-name="T110_48">low</text:span><text:span text:style-name="T110_49"><text:s/></text:span><text:span text:style-name="T110_50">bandwidth</text:span><text:span text:style-name="T110_51"><text:s/></text:span><text:span text:style-name="T110_52">environment</text:span></text:p>
      <text:p text:style-name="P111"><text:span text:style-name="T111_1">2.<text:s/></text:span><text:span text:style-name="T111_2">Monitoring</text:span></text:p>
      <text:p text:style-name="P112"><text:span text:style-name="T112_1">3.<text:s/></text:span><text:span text:style-name="T112_2">Groups</text:span></text:p>
      <text:p text:style-name="P113"><text:span text:style-name="T113_1">4.<text:s/></text:span><text:span text:style-name="T113_2">Mobile</text:span><text:span text:style-name="T113_3"><text:s/></text:span><text:span text:style-name="T113_4">data</text:span><text:span text:style-name="T113_5"><text:s/></text:span><text:span text:style-name="T113_6">collection</text:span></text:p>
      <text:p text:style-name="P114"><text:span text:style-name="T114_1">5.<text:s/></text:span><text:span text:style-name="T114_2">Simpler</text:span><text:span text:style-name="T114_3"><text:s/></text:span><text:span text:style-name="T114_4">mapping</text:span><text:span text:style-name="T114_5"><text:s/></text:span><text:span text:style-name="T114_6">interface</text:span><text:span text:style-name="T114_7"><text:s/></text:span><text:span text:style-name="T114_8">to</text:span><text:span text:style-name="T114_9"><text:s/></text:span><text:span text:style-name="T114_10">customize</text:span><text:span text:style-name="T114_11"><text:s/></text:span><text:span text:style-name="T114_12">and</text:span><text:span text:style-name="T114_13"><text:s/></text:span><text:span text:style-name="T114_14">decoupling</text:span><text:span text:style-name="T114_15"><text:s/></text:span><text:span text:style-name="T114_16">user</text:span><text:span text:style-name="T114_17"><text:s/></text:span><text:span text:style-name="T114_18">interface</text:span></text:p>
      <text:p text:style-name="P115"><text:span text:style-name="T115_1">6.<text:s/></text:span><text:span text:style-name="T115_2">Translation</text:span><text:span text:style-name="T115_3"><text:s/></text:span><text:span text:style-name="T115_4">of</text:span><text:span text:style-name="T115_5"><text:s/></text:span><text:span text:style-name="T115_6">data</text:span><text:span text:style-name="T115_7"><text:s/></text:span><text:span text:style-name="T115_8">content</text:span></text:p>
      <text:p text:style-name="P116"><text:span text:style-name="T116_1">7.<text:s/></text:span><text:span text:style-name="T116_2">Remote</text:span><text:span text:style-name="T116_3"><text:s/></text:span><text:span text:style-name="T116_4">services</text:span><text:span text:style-name="T116_5">,<text:s/></text:span><text:span text:style-name="T116_6">cached</text:span><text:span text:style-name="T116_7"><text:s/></text:span><text:span text:style-name="T116_8">tiles</text:span><text:span text:style-name="T116_9"><text:s/></text:span><text:span text:style-name="T116_10">and</text:span><text:span text:style-name="T116_11"><text:s/></text:span><text:span text:style-name="T116_12">federation</text:span></text:p>
      <text:p text:style-name="P117"><text:span text:style-name="T117_1">8.<text:s/></text:span><text:span text:style-name="T117_2">Versioned</text:span><text:span text:style-name="T117_3"><text:s/></text:span><text:span text:style-name="T117_4">data</text:span><text:span text:style-name="T117_5"><text:s/></text:span><text:span text:style-name="T117_6">management</text:span></text:p>
      <text:p text:style-name="P118"><text:span text:style-name="T118_1">9.<text:s/></text:span><text:span text:style-name="T118_2">Style</text:span><text:span text:style-name="T118_3"><text:s/></text:span><text:span text:style-name="T118_4">publishing</text:span><text:span text:style-name="T118_5"><text:s/></text:span><text:span text:style-name="T118_6">from</text:span><text:span text:style-name="T118_7"><text:s/></text:span><text:span text:style-name="T118_8">QGIS</text:span><text:span text:style-name="T118_9"><text:s/></text:span><text:span text:style-name="T118_10">to</text:span><text:span text:style-name="T118_11"><text:s/></text:span><text:span text:style-name="T118_12">GeoNode</text:span></text:p>
      <text:p text:style-name="P119"><text:span text:style-name="T119_1">10.<text:s/></text:span><text:span text:style-name="T119_2">Support</text:span><text:span text:style-name="T119_3"><text:s/></text:span><text:span text:style-name="T119_4">for</text:span><text:span text:style-name="T119_5"><text:s/></text:span><text:span text:style-name="T119_6">GPX</text:span><text:span text:style-name="T119_7"><text:s/></text:span><text:span text:style-name="T119_8">data</text:span></text:p>
      <text:p text:style-name="P120"><text:span text:style-name="T120_1">11.<text:s/></text:span><text:span text:style-name="T120_2">Interaction</text:span><text:span text:style-name="T120_3"><text:s/></text:span><text:span text:style-name="T120_4">with</text:span><text:span text:style-name="T120_5"><text:s/></text:span><text:span text:style-name="T120_6">OpenStreetMap</text:span><text:span text:style-name="T120_7"><text:s/></text:span><text:span text:style-name="T120_8">Data</text:span></text:p>
      <text:p text:style-name="P121"><text:span text:style-name="T121_1">12.<text:s/></text:span><text:span text:style-name="T121_2">CKAN</text:span><text:span text:style-name="T121_3"><text:s/></text:span><text:span text:style-name="T121_4">integration</text:span></text:p>
      <text:p text:style-name="P122"/>
      <text:p text:style-name="P123"><text:span text:style-name="T123_1">13.<text:s/></text:span><text:span text:style-name="T123_2">Bulk</text:span><text:span text:style-name="T123_3"><text:s/></text:span><text:span text:style-name="T123_4">upload</text:span><text:span text:style-name="T123_5"><text:s/></text:span><text:span text:style-name="T123_6">of</text:span><text:span text:style-name="T123_7"><text:s/></text:span><text:span text:style-name="T123_8">metadata</text:span><text:span text:style-name="T123_9"><text:s/></text:span><text:span text:style-name="T123_10">files</text:span></text:p>
      <text:p text:style-name="P124"/>
      <text:p text:style-name="P125"><text:span text:style-name="T125_1">14.<text:s/></text:span><text:span text:style-name="T125_2">Identification</text:span><text:span text:style-name="T125_3"><text:s/></text:span><text:span text:style-name="T125_4">of</text:span><text:span text:style-name="T125_5"><text:s/></text:span><text:span text:style-name="T125_6">documentation</text:span><text:span text:style-name="T125_7"><text:s/></text:span><text:span text:style-name="T125_8">gap</text:span><text:span text:style-name="T125_9"><text:s/>(</text:span><text:span text:style-name="T125_10">sprint</text:span><text:span text:style-name="T125_11">):<text:s/></text:span><text:span text:style-name="T125_12">new</text:span><text:span text:style-name="T125_13"><text:s/></text:span><text:span text:style-name="T125_14">printing</text:span><text:span text:style-name="T125_15"><text:s/></text:span><text:span text:style-name="T125_16">engine</text:span></text:p>
      <text:p text:style-name="P126"/>
      <text:p text:style-name="P127"/>
      <text:p text:style-name="P128"><text:span text:style-name="T128_1">World</text:span><text:span text:style-name="T128_2"><text:s/></text:span><text:span text:style-name="T128_3">Food</text:span><text:span text:style-name="T128_4"><text:s/></text:span><text:span text:style-name="T128_5">Programme</text:span></text:p>
      <text:p text:style-name="P129"/>
      <text:p text:style-name="P130"><text:span text:style-name="T130_1">1)<text:s/></text:span><text:span text:style-name="T130_2">Improve</text:span><text:span text:style-name="T130_3"><text:s/></text:span><text:span text:style-name="T130_4">styling</text:span><text:span text:style-name="T130_5"><text:s/></text:span><text:span text:style-name="T130_6">tools</text:span><text:span text:style-name="T130_7"><text:s/></text:span><text:span text:style-name="T130_8">by</text:span><text:span text:style-name="T130_9"><text:s/></text:span><text:span text:style-name="T130_10">allowing</text:span><text:span text:style-name="T130_11"><text:s/></text:span><text:span text:style-name="T130_12">users</text:span><text:span text:style-name="T130_13"><text:s/></text:span><text:span text:style-name="T130_14">to</text:span><text:span text:style-name="T130_15"><text:s/></text:span><text:span text:style-name="T130_16">upload</text:span><text:span text:style-name="T130_17"><text:s/></text:span><text:span text:style-name="T130_18">icons</text:span><text:span text:style-name="T130_19"><text:s/></text:span><text:span text:style-name="T130_20">and</text:span><text:span text:style-name="T130_21"><text:s/></text:span><text:span text:style-name="T130_22">easily</text:span><text:span text:style-name="T130_23"><text:s/></text:span><text:span text:style-name="T130_24">create</text:span><text:span text:style-name="T130_25"><text:s/></text:span><text:span text:style-name="T130_26">choropleth</text:span><text:span text:style-name="T130_27"><text:s/></text:span><text:span text:style-name="T130_28">maps</text:span><text:span text:style-name="T130_29"><text:s/>(</text:span><text:span text:style-name="T130_30">integrate</text:span><text:span text:style-name="T130_31"><text:s/></text:span><text:span text:style-name="T130_32">WorldMap</text:span><text:span text:style-name="T130_33"><text:s/></text:span><text:span text:style-name="T130_34">work</text:span><text:span text:style-name="T130_35">)</text:span></text:p>
      <text:p text:style-name="P131"/>
      <text:p text:style-name="P132"><text:span text:style-name="T132_1">2)<text:s/></text:span><text:span text:style-name="T132_2">Improve</text:span><text:span text:style-name="T132_3"><text:s/></text:span><text:span text:style-name="T132_4">exporting</text:span><text:span text:style-name="T132_5"><text:s/></text:span><text:span text:style-name="T132_6">tools</text:span><text:span text:style-name="T132_7"><text:s/></text:span><text:span text:style-name="T132_8">to</text:span><text:span text:style-name="T132_9"><text:s/></text:span><text:span text:style-name="T132_10">allow</text:span><text:span text:style-name="T132_11"><text:s/></text:span><text:span text:style-name="T132_12">user</text:span><text:span text:style-name="T132_13"><text:s/></text:span><text:span text:style-name="T132_14">for</text:span><text:span text:style-name="T132_15"><text:s/></text:span><text:span text:style-name="T132_16">exporting</text:span><text:span text:style-name="T132_17"><text:s/></text:span><text:span text:style-name="T132_18">layers</text:span><text:span text:style-name="T132_19"><text:s/></text:span><text:span text:style-name="T132_20">deciding</text:span><text:span text:style-name="T132_21"><text:s/></text:span><text:span text:style-name="T132_22">a</text:span><text:span text:style-name="T132_23"><text:s/></text:span><text:span text:style-name="T132_24">specific</text:span><text:span text:style-name="T132_25"><text:s/></text:span><text:span text:style-name="T132_26">Area</text:span><text:span text:style-name="T132_27"><text:s/></text:span><text:span text:style-name="T132_28">of</text:span><text:span text:style-name="T132_29"><text:s/></text:span><text:span text:style-name="T132_30">Interest</text:span><text:span text:style-name="T132_31"><text:s/></text:span><text:span text:style-name="T132_32">or</text:span><text:span text:style-name="T132_33"><text:s/></text:span><text:span text:style-name="T132_34">query</text:span><text:span text:style-name="T132_35"><text:s/></text:span><text:span text:style-name="T132_36">on</text:span><text:span text:style-name="T132_37"><text:s/></text:span><text:span text:style-name="T132_38">the</text:span><text:span text:style-name="T132_39"><text:s/></text:span><text:span text:style-name="T132_40">database</text:span></text:p>
      <text:p text:style-name="P133"/>
      <text:p text:style-name="P134"><text:span text:style-name="T134_1">3)<text:s/></text:span><text:span text:style-name="T134_2">Groups</text:span><text:span text:style-name="T134_3"><text:s/></text:span><text:span text:style-name="T134_4">permissions</text:span></text:p>
      <text:p text:style-name="P135"/>
      <text:p text:style-name="P136"><text:span text:style-name="T136_1">4)<text:s/></text:span><text:span text:style-name="T136_2">New</text:span><text:span text:style-name="T136_3"><text:s/></text:span><text:span text:style-name="T136_4">mapping</text:span><text:span text:style-name="T136_5"><text:s/></text:span><text:span text:style-name="T136_6">interface</text:span><text:span text:style-name="T136_7"><text:s/></text:span><text:span text:style-name="T136_8">for</text:span><text:span text:style-name="T136_9"><text:s/></text:span><text:span text:style-name="T136_10">mobile</text:span><text:span text:style-name="T136_11"><text:s/></text:span><text:span text:style-name="T136_12">access</text:span><text:span text:style-name="T136_13"><text:s/></text:span><text:span text:style-name="T136_14">and</text:span><text:span text:style-name="T136_15"><text:s/></text:span><text:span text:style-name="T136_16">infographics</text:span><text:span text:style-name="T136_17"><text:s/></text:span><text:span text:style-name="T136_18">representation</text:span><text:span text:style-name="T136_19"><text:s/>(</text:span><text:span text:style-name="T136_20">leaflet</text:span><text:span text:style-name="T136_21"><text:s/>+<text:s/></text:span><text:span text:style-name="T136_22">d</text:span><text:span text:style-name="T136_23">3.</text:span><text:span text:style-name="T136_24">js</text:span><text:span text:style-name="T136_25"><text:s/></text:span><text:span text:style-name="T136_26">would</text:span><text:span text:style-name="T136_27"><text:s/></text:span><text:span text:style-name="T136_28">be</text:span><text:span text:style-name="T136_29"><text:s/></text:span><text:span text:style-name="T136_30">a</text:span><text:span text:style-name="T136_31"><text:s/></text:span><text:span text:style-name="T136_32">good</text:span><text:span text:style-name="T136_33"><text:s/></text:span><text:span text:style-name="T136_34">solution</text:span><text:span text:style-name="T136_35">)</text:span></text:p>
      <text:p text:style-name="P137"/>
      <text:p text:style-name="P138"><text:span text:style-name="T138_1">5)<text:s/></text:span><text:span text:style-name="T138_2">New</text:span><text:span text:style-name="T138_3"><text:s/></text:span><text:span text:style-name="T138_4">printing</text:span><text:span text:style-name="T138_5"><text:s/></text:span><text:span text:style-name="T138_6">engine</text:span><text:span text:style-name="T138_7"><text:s/></text:span><text:span text:style-name="T138_8">to</text:span><text:span text:style-name="T138_9"><text:s/></text:span><text:span text:style-name="T138_10">print</text:span><text:span text:style-name="T138_11"><text:s/></text:span><text:span text:style-name="T138_12">private</text:span><text:span text:style-name="T138_13"><text:s/></text:span><text:span text:style-name="T138_14">layers</text:span><text:span text:style-name="T138_15"><text:s/></text:span><text:span text:style-name="T138_16">and</text:span><text:span text:style-name="T138_17"><text:s/></text:span><text:span text:style-name="T138_18">export</text:span><text:span text:style-name="T138_19"><text:s/></text:span><text:span text:style-name="T138_20">maps</text:span><text:span text:style-name="T138_21"><text:s/></text:span><text:span text:style-name="T138_22">in</text:span><text:span text:style-name="T138_23"><text:s/></text:span><text:span text:style-name="T138_24">jpeg</text:span><text:span text:style-name="T138_25"><text:s/></text:span><text:span text:style-name="T138_26">and</text:span><text:span text:style-name="T138_27"><text:s/></text:span><text:span text:style-name="T138_28">png</text:span></text:p>
      <text:p text:style-name="P139"/>
      <text:p text:style-name="P140"><text:span text:style-name="T140_1">6)<text:s/></text:span><text:span text:style-name="T140_2">ODK</text:span><text:span text:style-name="T140_3"><text:s/></text:span><text:span text:style-name="T140_4">integration</text:span><text:span text:style-name="T140_5"><text:s/></text:span></text:p>
      <text:p text:style-name="P141"/>
      <text:p text:style-name="P142"><text:span text:style-name="T142_1">MapStory</text:span><text:span text:style-name="T142_2"><text:s/></text:span><text:span text:style-name="T142_3">priorities</text:span><text:span text:style-name="T142_4"><text:s/>-</text:span></text:p>
      <text:p text:style-name="P143"/>
      <text:p text:style-name="P144"><text:span text:style-name="T144_1">1.<text:s/></text:span><text:span text:style-name="T144_2">Icons</text:span><text:span text:style-name="T144_3"><text:s/></text:span><text:span text:style-name="T144_4">Commons</text:span><text:span text:style-name="T144_5"><text:s/></text:span><text:span text:style-name="T144_6">for</text:span><text:span text:style-name="T144_7"><text:s/></text:span><text:span text:style-name="T144_8">openly</text:span><text:span text:style-name="T144_9"><text:s/></text:span><text:span text:style-name="T144_10">licensed</text:span><text:span text:style-name="T144_11"><text:s/></text:span><text:span text:style-name="T144_12">icons</text:span><text:span text:style-name="T144_13"><text:s/></text:span><text:span text:style-name="T144_14">to</text:span><text:span text:style-name="T144_15"><text:s/></text:span><text:span text:style-name="T144_16">be</text:span><text:span text:style-name="T144_17"><text:s/></text:span><text:span text:style-name="T144_18">pooled</text:span><text:span text:style-name="T144_19"><text:s/></text:span><text:span text:style-name="T144_20">for</text:span><text:span text:style-name="T144_21"><text:s/></text:span><text:span text:style-name="T144_22">users</text:span></text:p>
      <text:p text:style-name="P145"><text:span text:style-name="T145_1">2.<text:s/></text:span><text:span text:style-name="T145_2">Network</text:span><text:span text:style-name="T145_3"><text:s/></text:span><text:span text:style-name="T145_4">feeds</text:span><text:span text:style-name="T145_5">/</text:span><text:span text:style-name="T145_6">remote</text:span><text:span text:style-name="T145_7"><text:s/></text:span><text:span text:style-name="T145_8">data</text:span><text:span text:style-name="T145_9"><text:s/></text:span><text:span text:style-name="T145_10">streams</text:span><text:span text:style-name="T145_11"><text:s/></text:span><text:span text:style-name="T145_12">for</text:span><text:span text:style-name="T145_13"><text:s/></text:span><text:span text:style-name="T145_14">ongoing</text:span><text:span text:style-name="T145_15"><text:s/></text:span><text:span text:style-name="T145_16">data</text:span><text:span text:style-name="T145_17"><text:s/></text:span><text:span text:style-name="T145_18">collection</text:span></text:p>
      <text:p text:style-name="P146"><text:span text:style-name="T146_1">3.<text:s/></text:span><text:span text:style-name="T146_2">Support</text:span><text:span text:style-name="T146_3"><text:s/></text:span><text:span text:style-name="T146_4">for</text:span><text:span text:style-name="T146_5"><text:s/></text:span><text:span text:style-name="T146_6">implementation</text:span><text:span text:style-name="T146_7"><text:s/></text:span><text:span text:style-name="T146_8">of</text:span><text:span text:style-name="T146_9"><text:s/></text:span><text:span text:style-name="T146_10">our</text:span><text:span text:style-name="T146_11"><text:s/></text:span><text:span text:style-name="T146_12">styling</text:span><text:span text:style-name="T146_13"><text:s/></text:span><text:span text:style-name="T146_14">designs</text:span><text:span text:style-name="T146_15"><text:s/></text:span></text:p>
      <text:p text:style-name="P147"><text:span text:style-name="T147_1">4.<text:s/></text:span><text:span text:style-name="T147_2">Versioned</text:span><text:span text:style-name="T147_3"><text:s/></text:span><text:span text:style-name="T147_4">editing</text:span><text:span text:style-name="T147_5"><text:s/></text:span><text:span text:style-name="T147_6">management</text:span></text:p>
      <text:p text:style-name="P148"><text:span text:style-name="T148_1">5.<text:s/></text:span><text:span text:style-name="T148_2">Internationalization</text:span></text:p>
      <text:p text:style-name="P149"><text:span text:style-name="T149_1">6.<text:s/></text:span><text:span text:style-name="T149_2">Lineage</text:span><text:span text:style-name="T149_3">/</text:span><text:span text:style-name="T149_4">authentication</text:span><text:span text:style-name="T149_5"><text:s/></text:span><text:span text:style-name="T149_6">of</text:span><text:span text:style-name="T149_7"><text:s/></text:span><text:span text:style-name="T149_8">data</text:span></text:p>
      <text:p text:style-name="P150"/>
      <text:p text:style-name="P151"/>
      <text:p text:style-name="P152"><text:span text:style-name="T152_1">HIU</text:span></text:p>
      <text:list text:style-name="LS3" xml:id="list17">
        <text:list-item>
          <text:p text:style-name="P153"><text:span text:style-name="T153_1">Metadata</text:span><text:span text:style-name="T153_2"><text:s/></text:span><text:span text:style-name="T153_3">templating</text:span><text:span text:style-name="T153_4">,<text:s/></text:span><text:span text:style-name="T153_5">extraction</text:span><text:span text:style-name="T153_6">,<text:s/></text:span><text:span text:style-name="T153_7">inference</text:span><text:span text:style-name="T153_8"><text:s/>(</text:span><text:span text:style-name="T153_9">read</text:span><text:span text:style-name="T153_10">:<text:s/></text:span><text:span text:style-name="T153_11">hints</text:span><text:span text:style-name="T153_12">)</text:span></text:p>
        </text:list-item>
        <text:list-item>
          <text:p text:style-name="P154"><text:span text:style-name="T154_1">UI</text:span><text:span text:style-name="T154_2"><text:s/></text:span><text:span text:style-name="T154_3">Improvements</text:span><text:span text:style-name="T154_4"><text:s/></text:span><text:span text:style-name="T154_5">to</text:span><text:span text:style-name="T154_6"><text:s/></text:span><text:span text:style-name="T154_7">Composer</text:span></text:p>
          <text:list>
            <text:list-item>
              <text:p text:style-name="P155"><text:span text:style-name="T155_1">Styling</text:span><text:span text:style-name="T155_2"><text:s/></text:span><text:span text:style-name="T155_3">UI</text:span><text:span text:style-name="T155_4"><text:s/></text:span><text:span text:style-name="T155_5">from</text:span><text:span text:style-name="T155_6"><text:s/></text:span><text:span text:style-name="T155_7">MapStory</text:span></text:p>
            </text:list-item>
            <text:list-item>
              <text:p text:style-name="P156"><text:span text:style-name="T156_1">StoryBoarding</text:span><text:span text:style-name="T156_2"><text:s/>(</text:span><text:span text:style-name="T156_3">StoryBoxes</text:span><text:span text:style-name="T156_4">,<text:s/></text:span><text:span text:style-name="T156_5">StoryPins</text:span><text:span text:style-name="T156_6">,<text:s/></text:span><text:span text:style-name="T156_7">etc</text:span><text:span text:style-name="T156_8">.)</text:span></text:p>
            </text:list-item>
          </text:list>
        </text:list-item>
        <text:list-item>
          <text:p text:style-name="P157"><text:span text:style-name="T157_1">External</text:span><text:span text:style-name="T157_2"><text:s/></text:span><text:span text:style-name="T157_3">Resources</text:span><text:span text:style-name="T157_4">:<text:s/></text:span><text:span text:style-name="T157_5">Layers</text:span><text:span text:style-name="T157_6"><text:s/></text:span><text:span text:style-name="T157_7">vs</text:span><text:span text:style-name="T157_8">.<text:s/></text:span><text:span text:style-name="T157_9">Documents</text:span></text:p>
        </text:list-item>
        <text:list-item>
          <text:p text:style-name="P158"><text:span text:style-name="T158_1">GeoNode</text:span><text:span text:style-name="T158_2">/</text:span><text:span text:style-name="T158_3">CKAN</text:span><text:span text:style-name="T158_4"><text:s/></text:span><text:span text:style-name="T158_5">Integration</text:span></text:p>
        </text:list-item>
        <text:list-item>
          <text:p text:style-name="P159"><text:span text:style-name="T159_1">Channels</text:span><text:span text:style-name="T159_2"><text:s/>(</text:span><text:span text:style-name="T159_3">Subscription</text:span><text:span text:style-name="T159_4">,<text:s/></text:span><text:span text:style-name="T159_5">Notification</text:span><text:span text:style-name="T159_6">,<text:s/></text:span><text:span text:style-name="T159_7">etc</text:span><text:span text:style-name="T159_8">.)</text:span></text:p>
        </text:list-item>
        <text:list-item>
          <text:p text:style-name="P160"><text:span text:style-name="T160_1">GeoGit</text:span><text:span text:style-name="T160_2"><text:s/></text:span><text:span text:style-name="T160_3">Web</text:span><text:span text:style-name="T160_4"><text:s/></text:span><text:span text:style-name="T160_5">UI</text:span><text:span text:style-name="T160_6"><text:s/></text:span><text:span text:style-name="T160_7">Interface</text:span><text:span text:style-name="T160_8"><text:s/>(</text:span><text:span text:style-name="T160_9">Sparse</text:span><text:span text:style-name="T160_10"><text:s/></text:span><text:span text:style-name="T160_11">Cloning</text:span><text:span text:style-name="T160_12">,<text:s/></text:span><text:span text:style-name="T160_13">Forking</text:span><text:span text:style-name="T160_14">,<text:s/></text:span><text:span text:style-name="T160_15">etc</text:span><text:span text:style-name="T160_16">.)</text:span></text:p>
        </text:list-item>
      </text:list>
      <text:p text:style-name="P161"/>
      <text:p text:style-name="P162"><text:span text:style-name="T162_1">NOAA</text:span><text:span text:style-name="T162_2">:</text:span></text:p>
      <text:p text:style-name="P163"><text:span text:style-name="T163_1">Ability</text:span><text:span text:style-name="T163_2"><text:s/></text:span><text:span text:style-name="T163_3">to</text:span><text:span text:style-name="T163_4"><text:s/></text:span><text:span text:style-name="T163_5">integrate</text:span><text:span text:style-name="T163_6"><text:s/></text:span><text:span text:style-name="T163_7">multiple</text:span><text:span text:style-name="T163_8"><text:s/></text:span><text:span text:style-name="T163_9">OGC</text:span><text:span text:style-name="T163_10"><text:s/></text:span><text:span text:style-name="T163_11">server</text:span><text:span text:style-name="T163_12"><text:s/></text:span><text:span text:style-name="T163_13">instances</text:span><text:span text:style-name="T163_14"><text:s/></text:span><text:span text:style-name="T163_15">seamlessly</text:span><text:span text:style-name="T163_16"><text:s/></text:span><text:span text:style-name="T163_17">behind</text:span><text:span text:style-name="T163_18"><text:s/></text:span><text:span text:style-name="T163_19">a</text:span><text:span text:style-name="T163_20"><text:s/></text:span><text:span text:style-name="T163_21">Geo</text:span><text:span text:style-name="T163_22"><text:s/></text:span><text:span text:style-name="T163_23">Node</text:span><text:span text:style-name="T163_24"><text:s/></text:span><text:span text:style-name="T163_25">instance</text:span></text:p>
      <text:p text:style-name="P164"><text:span text:style-name="T164_1"> <text:s/>-</text:span><text:span text:style-name="T164_2">first</text:span><text:span text:style-name="T164_3">-</text:span><text:span text:style-name="T164_4">class</text:span><text:span text:style-name="T164_5"><text:s/></text:span><text:span text:style-name="T164_6">virtual</text:span><text:span text:style-name="T164_7"><text:s/></text:span><text:span text:style-name="T164_8">service</text:span><text:span text:style-name="T164_9"><text:s/></text:span><text:span text:style-name="T164_10">endpoint</text:span><text:span text:style-name="T164_11"><text:s/></text:span><text:span text:style-name="T164_12">view</text:span><text:span text:style-name="T164_13"><text:s/></text:span><text:span text:style-name="T164_14">within</text:span><text:span text:style-name="T164_15"><text:s/></text:span><text:span text:style-name="T164_16">Geo</text:span><text:span text:style-name="T164_17"><text:s/></text:span><text:span text:style-name="T164_18">Node</text:span></text:p>
      <text:p text:style-name="P165"><text:span text:style-name="T165_1"> <text:s/>-</text:span><text:span text:style-name="T165_2">with</text:span><text:span text:style-name="T165_3"><text:s/></text:span><text:span text:style-name="T165_4">OGC</text:span><text:span text:style-name="T165_5"><text:s/></text:span><text:span text:style-name="T165_6">service</text:span><text:span text:style-name="T165_7"><text:s/></text:span><text:span text:style-name="T165_8">endpoints</text:span><text:span text:style-name="T165_9"><text:s/></text:span><text:span text:style-name="T165_10">exposed</text:span><text:span text:style-name="T165_11"><text:s/></text:span><text:span text:style-name="T165_12">in</text:span><text:span text:style-name="T165_13"><text:s/></text:span><text:span text:style-name="T165_14">Pycsw</text:span><text:span text:style-name="T165_15"><text:s/></text:span><text:span text:style-name="T165_16">service</text:span></text:p>
      <text:p text:style-name="P166"/>
      <text:p text:style-name="P167"><text:span text:style-name="T167_1">CKAN</text:span><text:span text:style-name="T167_2"><text:s/></text:span><text:span text:style-name="T167_3">Integration</text:span><text:span text:style-name="T167_4">:</text:span></text:p>
      <text:p text:style-name="P168"><text:span text:style-name="T168_1">-<text:s/></text:span><text:span text:style-name="T168_2">Geo</text:span><text:span text:style-name="T168_3"><text:s/></text:span><text:span text:style-name="T168_4">Node</text:span><text:span text:style-name="T168_5"><text:s/></text:span><text:span text:style-name="T168_6">layer</text:span><text:span text:style-name="T168_7"><text:s/></text:span><text:span text:style-name="T168_8">harvest</text:span><text:span text:style-name="T168_9"><text:s/></text:span><text:span text:style-name="T168_10">support</text:span><text:span text:style-name="T168_11"><text:s/></text:span><text:span text:style-name="T168_12">in</text:span><text:span text:style-name="T168_13"><text:s/></text:span><text:span text:style-name="T168_14">CKAN</text:span><text:span text:style-name="T168_15">,<text:s/></text:span><text:span text:style-name="T168_16">as</text:span><text:span text:style-name="T168_17"><text:s/></text:span><text:span text:style-name="T168_18">well</text:span><text:span text:style-name="T168_19"><text:s/></text:span><text:span text:style-name="T168_20">as</text:span><text:span text:style-name="T168_21"><text:s/></text:span><text:span text:style-name="T168_22">OGC</text:span><text:span text:style-name="T168_23"><text:s/></text:span><text:span text:style-name="T168_24">service</text:span><text:span text:style-name="T168_25"><text:s/></text:span><text:span text:style-name="T168_26">endpoints</text:span><text:span text:style-name="T168_27"><text:s/>(</text:span><text:span text:style-name="T168_28">virtual</text:span><text:span text:style-name="T168_29"><text:s/></text:span><text:span text:style-name="T168_30">services</text:span><text:span text:style-name="T168_31"><text:s/></text:span><text:span text:style-name="T168_32">in</text:span><text:span text:style-name="T168_33"><text:s/></text:span><text:span text:style-name="T168_34">GeoServer</text:span><text:span text:style-name="T168_35">)</text:span></text:p>
      <text:p text:style-name="P169"><text:span text:style-name="T169_1">-<text:s/></text:span><text:span text:style-name="T169_2">wms</text:span><text:span text:style-name="T169_3"><text:s/></text:span><text:span text:style-name="T169_4">preview</text:span><text:span text:style-name="T169_5"><text:s/></text:span><text:span text:style-name="T169_6">with</text:span><text:span text:style-name="T169_7"><text:s/></text:span><text:span text:style-name="T169_8">Geo</text:span><text:span text:style-name="T169_9"><text:s/></text:span><text:span text:style-name="T169_10">Node</text:span><text:span text:style-name="T169_11"><text:s/></text:span><text:span text:style-name="T169_12">within</text:span><text:span text:style-name="T169_13"><text:s/></text:span><text:span text:style-name="T169_14">CKAN</text:span><text:span text:style-name="T169_15">(</text:span><text:span text:style-name="T169_16">use</text:span><text:span text:style-name="T169_17"><text:s/></text:span><text:span text:style-name="T169_18">Geo</text:span><text:span text:style-name="T169_19"><text:s/></text:span><text:span text:style-name="T169_20">Node</text:span><text:span text:style-name="T169_21"><text:s/></text:span><text:span text:style-name="T169_22">viewer</text:span><text:span text:style-name="T169_23">,</text:span><text:span text:style-name="T169_24">with</text:span><text:span text:style-name="T169_25"><text:s/></text:span><text:span text:style-name="T169_26">time</text:span><text:span text:style-name="T169_27"><text:s/></text:span><text:span text:style-name="T169_28">dimension</text:span><text:span text:style-name="T169_29"><text:s/></text:span><text:span text:style-name="T169_30">support</text:span><text:span text:style-name="T169_31"><text:s/>)</text:span></text:p>
      <text:p text:style-name="P170"/>
      <text:p text:style-name="P171"><text:span text:style-name="T171_1">GeoServer</text:span><text:span text:style-name="T171_2"><text:s/></text:span><text:span text:style-name="T171_3">Virtual</text:span><text:span text:style-name="T171_4"><text:s/></text:span><text:span text:style-name="T171_5">Service</text:span><text:span text:style-name="T171_6"><text:s/></text:span><text:span text:style-name="T171_7">representation</text:span><text:span text:style-name="T171_8"><text:s/></text:span><text:span text:style-name="T171_9">within</text:span><text:span text:style-name="T171_10"><text:s/></text:span><text:span text:style-name="T171_11">geoNode</text:span></text:p>
      <text:p text:style-name="P172"><text:span text:style-name="T172_1">External</text:span><text:span text:style-name="T172_2"><text:s/></text:span><text:span text:style-name="T172_3">layer</text:span><text:span text:style-name="T172_4"><text:s/></text:span><text:span text:style-name="T172_5">integration</text:span></text:p>
      <text:p text:style-name="P173"><text:span text:style-name="T173_1">Time</text:span><text:span text:style-name="T173_2"><text:s/></text:span><text:span text:style-name="T173_3">dimension</text:span><text:span text:style-name="T173_4"><text:s/></text:span><text:span text:style-name="T173_5">support</text:span><text:span text:style-name="T173_6"><text:s/></text:span><text:span text:style-name="T173_7">in</text:span><text:span text:style-name="T173_8"><text:s/></text:span><text:span text:style-name="T173_9">map</text:span><text:span text:style-name="T173_10"><text:s/></text:span><text:span text:style-name="T173_11">preview</text:span><text:span text:style-name="T173_12"><text:s/>(</text:span><text:span text:style-name="T173_13">Mapstory</text:span><text:span text:style-name="T173_14">)</text:span></text:p>
      <text:p text:style-name="P174"><text:span text:style-name="T174_1">Geonode</text:span><text:span text:style-name="T174_2"><text:s/></text:span><text:span text:style-name="T174_3">API</text:span><text:span text:style-name="T174_4"><text:s/>(</text:span><text:span text:style-name="T174_5">external</text:span><text:span text:style-name="T174_6"><text:s/></text:span><text:span text:style-name="T174_7">platform</text:span><text:span text:style-name="T174_8"><text:s/></text:span><text:span text:style-name="T174_9">integration</text:span><text:span text:style-name="T174_10">:<text:s/></text:span><text:span text:style-name="T174_11">federal</text:span><text:span text:style-name="T174_12"><text:s/></text:span><text:span text:style-name="T174_13">geoplatform</text:span><text:span text:style-name="T174_14">,<text:s/></text:span><text:span text:style-name="T174_15">etc</text:span><text:span text:style-name="T174_16">)</text:span></text:p>
      <text:p text:style-name="P175"><text:span text:style-name="T175_1">Metadata</text:span><text:span text:style-name="T175_2"><text:s/></text:span><text:span text:style-name="T175_3">workflow</text:span></text:p>
      <text:p text:style-name="P176"/>
      <text:p text:style-name="P177"><text:span text:style-name="T177_1">Harvard</text:span><text:span text:style-name="T177_2"><text:s/></text:span><text:span text:style-name="T177_3">CGA</text:span></text:p>
      <text:list text:style-name="LS4" xml:id="list25">
        <text:list-item>
          <text:p text:style-name="P178"><text:span text:style-name="T178_1">Model</text:span><text:span text:style-name="T178_2"><text:s/></text:span><text:span text:style-name="T178_3">external</text:span><text:span text:style-name="T178_4"><text:s/></text:span><text:span text:style-name="T178_5">services</text:span><text:span text:style-name="T178_6"><text:s/></text:span><text:span text:style-name="T178_7">and</text:span><text:span text:style-name="T178_8"><text:s/></text:span><text:span text:style-name="T178_9">layers</text:span></text:p>
        </text:list-item>
        <text:list-item>
          <text:p text:style-name="P179"><text:span text:style-name="T179_1">External</text:span><text:span text:style-name="T179_2"><text:s/></text:span><text:span text:style-name="T179_3">service</text:span><text:span text:style-name="T179_4">/</text:span><text:span text:style-name="T179_5">layer</text:span><text:span text:style-name="T179_6"><text:s/></text:span><text:span text:style-name="T179_7">uptime</text:span><text:span text:style-name="T179_8"><text:s/></text:span><text:span text:style-name="T179_9">monitoring</text:span></text:p>
        </text:list-item>
        <text:list-item>
          <text:p text:style-name="P180"><text:span text:style-name="T180_1">Time</text:span><text:span text:style-name="T180_2"><text:s/></text:span><text:span text:style-name="T180_3">dimension</text:span><text:span text:style-name="T180_4"><text:s/></text:span><text:span text:style-name="T180_5">support</text:span><text:span text:style-name="T180_6"><text:s/></text:span><text:span text:style-name="T180_7">like</text:span><text:span text:style-name="T180_8"><text:s/></text:span><text:span text:style-name="T180_9">MapStory</text:span></text:p>
        </text:list-item>
        <text:list-item>
          <text:p text:style-name="P181"><text:span text:style-name="T181_1">Store</text:span><text:span text:style-name="T181_2"><text:s/></text:span><text:span text:style-name="T181_3">geoserver</text:span><text:span text:style-name="T181_4"><text:s/></text:span><text:span text:style-name="T181_5">configuration</text:span><text:span text:style-name="T181_6"><text:s/></text:span><text:span text:style-name="T181_7">in</text:span><text:span text:style-name="T181_8"><text:s/></text:span><text:span text:style-name="T181_9">database</text:span><text:span text:style-name="T181_10"><text:s/>(</text:span><text:span text:style-name="T181_11">jdbcconfig</text:span><text:span text:style-name="T181_12"><text:s/></text:span><text:span text:style-name="T181_13">module</text:span><text:span text:style-name="T181_14">?)<text:s/></text:span><text:span text:style-name="T181_15">instead</text:span><text:span text:style-name="T181_16"><text:s/></text:span><text:span text:style-name="T181_17">of</text:span><text:span text:style-name="T181_18"><text:s/></text:span><text:span text:style-name="T181_19">filesystem</text:span></text:p>
        </text:list-item>
        <text:list-item>
          <text:p text:style-name="P182"><text:span text:style-name="T182_1">Easier</text:span><text:span text:style-name="T182_2"><text:s/></text:span><text:span text:style-name="T182_3">way</text:span><text:span text:style-name="T182_4"><text:s/></text:span><text:span text:style-name="T182_5">to</text:span><text:span text:style-name="T182_6"><text:s/></text:span><text:span text:style-name="T182_7">customize</text:span><text:span text:style-name="T182_8"><text:s/></text:span><text:span text:style-name="T182_9">map</text:span><text:span text:style-name="T182_10"><text:s/></text:span><text:span text:style-name="T182_11">composer</text:span><text:span text:style-name="T182_12"><text:s/>(</text:span><text:span text:style-name="T182_13">GeoExplorer</text:span><text:span text:style-name="T182_14">,<text:s/></text:span><text:span text:style-name="T182_15">gxp</text:span><text:span text:style-name="T182_16">,<text:s/></text:span><text:span text:style-name="T182_17">etc</text:span><text:span text:style-name="T182_18">)</text:span></text:p>
        </text:list-item>
      </text:list>
      <text:p text:style-name="P183"/>
      <text:p text:style-name="P184"><text:span text:style-name="T184_1">Data</text:span><text:span text:style-name="T184_2">.</text:span><text:span text:style-name="T184_3">ug</text:span></text:p>
      <text:list text:style-name="LS5" xml:id="list30">
        <text:list-item>
          <text:p text:style-name="P185"><text:span text:style-name="T185_1">CKAN</text:span><text:span text:style-name="T185_2"><text:s/></text:span><text:span text:style-name="T185_3">Integration</text:span></text:p>
          <text:list>
            <text:list-item>
              <text:p text:style-name="P186"><text:span text:style-name="T186_1">Shared</text:span><text:span text:style-name="T186_2"><text:s/></text:span><text:span text:style-name="T186_3">Authentication</text:span><text:span text:style-name="T186_4"><text:s/>(</text:span><text:span text:style-name="T186_5">Oauth</text:span><text:span text:style-name="T186_6"><text:s/></text:span><text:span text:style-name="T186_7">as</text:span><text:span text:style-name="T186_8"><text:s/></text:span><text:span text:style-name="T186_9">a</text:span><text:span text:style-name="T186_10"><text:s/></text:span><text:span text:style-name="T186_11">first</text:span><text:span text:style-name="T186_12"><text:s/></text:span><text:span text:style-name="T186_13">step</text:span><text:span text:style-name="T186_14">?)</text:span></text:p>
            </text:list-item>
          </text:list>
        </text:list-item>
        <text:list-item>
          <text:p text:style-name="P187"><text:span text:style-name="T187_1">Be</text:span><text:span text:style-name="T187_2"><text:s/></text:span><text:span text:style-name="T187_3">a</text:span><text:span text:style-name="T187_4"><text:s/></text:span><text:span text:style-name="T187_5">CMS</text:span><text:span text:style-name="T187_6"><text:s/></text:span><text:span text:style-name="T187_7">or</text:span><text:span text:style-name="T187_8"><text:s/></text:span><text:span text:style-name="T187_9">Integrate</text:span><text:span text:style-name="T187_10">.<text:s/></text:span><text:span text:style-name="T187_11">See</text:span><text:span text:style-name="T187_12"><text:s/></text:span><text:span text:style-name="T187_13">for</text:span><text:span text:style-name="T187_14"><text:s/></text:span><text:span text:style-name="T187_15">example</text:span><text:span text:style-name="T187_16"><text:s/></text:span><text:span text:style-name="T187_17"><text:a xlink:type="simple" xlink:href="http://data.gov.uk/blog/datagovuk-to-go"><text:span text:style-name="T187_18">http</text:span></text:a></text:span><text:span text:style-name="T187_19"><text:a xlink:type="simple" xlink:href="http://data.gov.uk/blog/datagovuk-to-go"><text:span text:style-name="T187_20">://</text:span></text:a></text:span><text:span text:style-name="T187_21"><text:a xlink:type="simple" xlink:href="http://data.gov.uk/blog/datagovuk-to-go"><text:span text:style-name="T187_22">data</text:span></text:a></text:span><text:span text:style-name="T187_23"><text:a xlink:type="simple" xlink:href="http://data.gov.uk/blog/datagovuk-to-go"><text:span text:style-name="T187_24">.</text:span></text:a></text:span><text:span text:style-name="T187_25"><text:a xlink:type="simple" xlink:href="http://data.gov.uk/blog/datagovuk-to-go"><text:span text:style-name="T187_26">gov</text:span></text:a></text:span><text:span text:style-name="T187_27"><text:a xlink:type="simple" xlink:href="http://data.gov.uk/blog/datagovuk-to-go"><text:span text:style-name="T187_28">.</text:span></text:a></text:span><text:span text:style-name="T187_29"><text:a xlink:type="simple" xlink:href="http://data.gov.uk/blog/datagovuk-to-go"><text:span text:style-name="T187_30">uk</text:span></text:a></text:span><text:span text:style-name="T187_31"><text:a xlink:type="simple" xlink:href="http://data.gov.uk/blog/datagovuk-to-go"><text:span text:style-name="T187_32">/</text:span></text:a></text:span><text:span text:style-name="T187_33"><text:a xlink:type="simple" xlink:href="http://data.gov.uk/blog/datagovuk-to-go"><text:span text:style-name="T187_34">blog</text:span></text:a></text:span><text:span text:style-name="T187_35"><text:a xlink:type="simple" xlink:href="http://data.gov.uk/blog/datagovuk-to-go"><text:span text:style-name="T187_36">/</text:span></text:a></text:span><text:span text:style-name="T187_37"><text:a xlink:type="simple" xlink:href="http://data.gov.uk/blog/datagovuk-to-go"><text:span text:style-name="T187_38">datagovuk</text:span></text:a></text:span><text:span text:style-name="T187_39"><text:a xlink:type="simple" xlink:href="http://data.gov.uk/blog/datagovuk-to-go"><text:span text:style-name="T187_40">-</text:span></text:a></text:span><text:span text:style-name="T187_41"><text:a xlink:type="simple" xlink:href="http://data.gov.uk/blog/datagovuk-to-go"><text:span text:style-name="T187_42">to</text:span></text:a></text:span><text:span text:style-name="T187_43"><text:a xlink:type="simple" xlink:href="http://data.gov.uk/blog/datagovuk-to-go"><text:span text:style-name="T187_44">-</text:span></text:a></text:span><text:span text:style-name="T187_45"><text:a xlink:type="simple" xlink:href="http://data.gov.uk/blog/datagovuk-to-go"><text:span text:style-name="T187_46">go</text:span></text:a></text:span><text:span text:style-name="T187_47"><text:s/></text:span></text:p>
        </text:list-item>
        <text:list-item>
          <text:p text:style-name="P188"><text:span text:style-name="T188_1">CDN</text:span><text:span text:style-name="T188_2"><text:s/></text:span><text:span text:style-name="T188_3">integration</text:span><text:span text:style-name="T188_4">.<text:s/></text:span><text:span text:style-name="T188_5">Allow</text:span><text:span text:style-name="T188_6"><text:s/></text:span><text:span text:style-name="T188_7">for</text:span><text:span text:style-name="T188_8"><text:s/></text:span><text:span text:style-name="T188_9">proxies</text:span><text:span text:style-name="T188_10"><text:s/></text:span><text:span text:style-name="T188_11">closer</text:span><text:span text:style-name="T188_12"><text:s/></text:span><text:span text:style-name="T188_13">to</text:span><text:span text:style-name="T188_14"><text:s/></text:span><text:span text:style-name="T188_15">user</text:span><text:span text:style-name="T188_16">,<text:s/></text:span><text:span text:style-name="T188_17">either</text:span><text:span text:style-name="T188_18"><text:s/></text:span><text:span text:style-name="T188_19">custom</text:span><text:span text:style-name="T188_20"><text:s/></text:span><text:span text:style-name="T188_21">built</text:span><text:span text:style-name="T188_22"><text:s/></text:span><text:span text:style-name="T188_23">or</text:span><text:span text:style-name="T188_24"><text:s/></text:span><text:span text:style-name="T188_25">akamai</text:span><text:span text:style-name="T188_26"><text:s/></text:span><text:span text:style-name="T188_27">etc</text:span><text:span text:style-name="T188_28">.</text:span></text:p>
        </text:list-item>
        <text:list-item>
          <text:p text:style-name="P189"><text:span text:style-name="T189_1">Better</text:span><text:span text:style-name="T189_2"><text:s/></text:span><text:span text:style-name="T189_3">online</text:span><text:span text:style-name="T189_4"><text:s/></text:span><text:span text:style-name="T189_5">styling</text:span><text:span text:style-name="T189_6"><text:s/></text:span><text:span text:style-name="T189_7">editor</text:span></text:p>
        </text:list-item>
        <text:list-item>
          <text:p text:style-name="P190"><text:span text:style-name="T190_1">Add</text:span><text:span text:style-name="T190_2"><text:s/>&amp;<text:s/></text:span><text:span text:style-name="T190_3">Support</text:span><text:span text:style-name="T190_4"><text:s/></text:span><text:span text:style-name="T190_5">geoserver</text:span><text:span text:style-name="T190_6"><text:s/></text:span><text:span text:style-name="T190_7">Chart</text:span><text:span text:style-name="T190_8"><text:s/></text:span><text:span text:style-name="T190_9">extention</text:span><text:span text:style-name="T190_10"><text:s/></text:span><text:span text:style-name="T190_11"><text:a xlink:type="simple" xlink:href="http://blog.geoserver.org/2009/06/01/geoserver-chart-extension/"><text:span text:style-name="T190_12">http</text:span></text:a></text:span><text:span text:style-name="T190_13"><text:a xlink:type="simple" xlink:href="http://blog.geoserver.org/2009/06/01/geoserver-chart-extension/"><text:span text:style-name="T190_14">://</text:span></text:a></text:span><text:span text:style-name="T190_15"><text:a xlink:type="simple" xlink:href="http://blog.geoserver.org/2009/06/01/geoserver-chart-extension/"><text:span text:style-name="T190_16">blog</text:span></text:a></text:span><text:span text:style-name="T190_17"><text:a xlink:type="simple" xlink:href="http://blog.geoserver.org/2009/06/01/geoserver-chart-extension/"><text:span text:style-name="T190_18">.</text:span></text:a></text:span><text:span text:style-name="T190_19"><text:a xlink:type="simple" xlink:href="http://blog.geoserver.org/2009/06/01/geoserver-chart-extension/"><text:span text:style-name="T190_20">geoserver</text:span></text:a></text:span><text:span text:style-name="T190_21"><text:a xlink:type="simple" xlink:href="http://blog.geoserver.org/2009/06/01/geoserver-chart-extension/"><text:span text:style-name="T190_22">.</text:span></text:a></text:span><text:span text:style-name="T190_23"><text:a xlink:type="simple" xlink:href="http://blog.geoserver.org/2009/06/01/geoserver-chart-extension/"><text:span text:style-name="T190_24">org</text:span></text:a></text:span><text:span text:style-name="T190_25"><text:a xlink:type="simple" xlink:href="http://blog.geoserver.org/2009/06/01/geoserver-chart-extension/"><text:span text:style-name="T190_26">/2009/06/01/</text:span></text:a></text:span><text:span text:style-name="T190_27"><text:a xlink:type="simple" xlink:href="http://blog.geoserver.org/2009/06/01/geoserver-chart-extension/"><text:span text:style-name="T190_28">geoserver</text:span></text:a></text:span><text:span text:style-name="T190_29"><text:a xlink:type="simple" xlink:href="http://blog.geoserver.org/2009/06/01/geoserver-chart-extension/"><text:span text:style-name="T190_30">-</text:span></text:a></text:span><text:span text:style-name="T190_31"><text:a xlink:type="simple" xlink:href="http://blog.geoserver.org/2009/06/01/geoserver-chart-extension/"><text:span text:style-name="T190_32">chart</text:span></text:a></text:span><text:span text:style-name="T190_33"><text:a xlink:type="simple" xlink:href="http://blog.geoserver.org/2009/06/01/geoserver-chart-extension/"><text:span text:style-name="T190_34">-</text:span></text:a></text:span><text:span text:style-name="T190_35"><text:a xlink:type="simple" xlink:href="http://blog.geoserver.org/2009/06/01/geoserver-chart-extension/"><text:span text:style-name="T190_36">extension</text:span></text:a></text:span><text:span text:style-name="T190_37"><text:a xlink:type="simple" xlink:href="http://blog.geoserver.org/2009/06/01/geoserver-chart-extension/"><text:span text:style-name="T190_38">/</text:span></text:a></text:span><text:span text:style-name="T190_39"><text:s/></text:span></text:p>
        </text:list-item>
      </text:list>
      <text:p text:style-name="P191"/>
      <text:p text:style-name="P192"><text:span text:style-name="T192_1">IW</text:span><text:span text:style-name="T192_2">:</text:span><text:span text:style-name="T192_3">LEARN</text:span><text:span text:style-name="T192_4">/</text:span><text:span text:style-name="T192_5">UNEP</text:span><text:span text:style-name="T192_6"><text:s/>(</text:span><text:span text:style-name="T192_7"><text:a xlink:type="simple" xlink:href="http://iwlearn.net/"><text:span text:style-name="T192_8">http</text:span></text:a></text:span><text:span text:style-name="T192_9"><text:a xlink:type="simple" xlink:href="http://iwlearn.net/"><text:span text:style-name="T192_10">://</text:span></text:a></text:span><text:span text:style-name="T192_11"><text:a xlink:type="simple" xlink:href="http://iwlearn.net/"><text:span text:style-name="T192_12">iwlearn</text:span></text:a></text:span><text:span text:style-name="T192_13"><text:a xlink:type="simple" xlink:href="http://iwlearn.net/"><text:span text:style-name="T192_14">.</text:span></text:a></text:span><text:span text:style-name="T192_15"><text:a xlink:type="simple" xlink:href="http://iwlearn.net/"><text:span text:style-name="T192_16">net</text:span></text:a></text:span><text:span text:style-name="T192_17"><text:a xlink:type="simple" xlink:href="http://iwlearn.net/"><text:span text:style-name="T192_18">/</text:span></text:a></text:span><text:span text:style-name="T192_19">)</text:span></text:p>
      <text:p text:style-name="P193"><text:span text:style-name="T193_1">We</text:span><text:span text:style-name="T193_2"><text:s/></text:span><text:span text:style-name="T193_3">were</text:span><text:span text:style-name="T193_4"><text:s/></text:span><text:span text:style-name="T193_5">not</text:span><text:span text:style-name="T193_6"><text:s/></text:span><text:span text:style-name="T193_7">present</text:span><text:span text:style-name="T193_8"><text:s/></text:span><text:span text:style-name="T193_9">at</text:span><text:span text:style-name="T193_10"><text:s/></text:span><text:span text:style-name="T193_11">the</text:span><text:span text:style-name="T193_12"><text:s/></text:span><text:span text:style-name="T193_13">summit</text:span><text:span text:style-name="T193_14">,<text:s/></text:span><text:span text:style-name="T193_15">but</text:span><text:span text:style-name="T193_16"><text:s/></text:span><text:span text:style-name="T193_17">here</text:span><text:span text:style-name="T193_18"><text:s/></text:span><text:span text:style-name="T193_19">is</text:span><text:span text:style-name="T193_20"><text:s/></text:span><text:span text:style-name="T193_21">our</text:span><text:span text:style-name="T193_22"><text:s/></text:span><text:span text:style-name="T193_23">wishlist</text:span><text:span text:style-name="T193_24"><text:s/></text:span><text:span text:style-name="T193_25">for</text:span><text:span text:style-name="T193_26"><text:s/></text:span><text:span text:style-name="T193_27">future</text:span><text:span text:style-name="T193_28"><text:s/></text:span><text:span text:style-name="T193_29">development</text:span><text:span text:style-name="T193_30">:</text:span></text:p>
      <text:list text:style-name="LS6" xml:id="list36">
        <text:list-item>
          <text:p text:style-name="P194"><text:span text:style-name="T194_1">CKAN</text:span><text:span text:style-name="T194_2"><text:s/></text:span><text:span text:style-name="T194_3">Integration</text:span></text:p>
        </text:list-item>
        <text:list-item>
          <text:p text:style-name="P195"><text:span text:style-name="T195_1">GeoGit</text:span><text:span text:style-name="T195_2"><text:s/></text:span><text:span text:style-name="T195_3">Integration</text:span></text:p>
        </text:list-item>
        <text:list-item>
          <text:p text:style-name="P196"><text:span text:style-name="T196_1">Time</text:span><text:span text:style-name="T196_2"><text:s/></text:span><text:span text:style-name="T196_3">Dimension</text:span></text:p>
        </text:list-item>
        <text:list-item>
          <text:p text:style-name="P197"><text:span text:style-name="T197_1">Harvest</text:span><text:span text:style-name="T197_2"><text:s/></text:span><text:span text:style-name="T197_3">and</text:span><text:span text:style-name="T197_4"><text:s/></text:span><text:span text:style-name="T197_5">Federation</text:span><text:span text:style-name="T197_6"><text:s/>(</text:span><text:span text:style-name="T197_7">cascading</text:span><text:span text:style-name="T197_8">)<text:s/></text:span><text:span text:style-name="T197_9">i</text:span><text:span text:style-name="T197_10">.</text:span><text:span text:style-name="T197_11">e</text:span><text:span text:style-name="T197_12">.<text:s/></text:span><text:span text:style-name="T197_13">you</text:span><text:span text:style-name="T197_14"><text:s/></text:span><text:span text:style-name="T197_15">may</text:span><text:span text:style-name="T197_16"><text:s/></text:span><text:span text:style-name="T197_17">have</text:span><text:span text:style-name="T197_18"><text:s/></text:span><text:span text:style-name="T197_19">a</text:span><text:span text:style-name="T197_20"><text:s/></text:span><text:span text:style-name="T197_21">federated</text:span><text:span text:style-name="T197_22"><text:s/></text:span><text:span text:style-name="T197_23">search</text:span><text:span text:style-name="T197_24"><text:s/></text:span><text:span text:style-name="T197_25">and</text:span><text:span text:style-name="T197_26"><text:s/></text:span><text:span text:style-name="T197_27">integration</text:span><text:span text:style-name="T197_28"><text:s/></text:span><text:span text:style-name="T197_29">of</text:span><text:span text:style-name="T197_30"><text:s/></text:span><text:span text:style-name="T197_31">remote</text:span><text:span text:style-name="T197_32"><text:s/></text:span><text:span text:style-name="T197_33">layers</text:span><text:span text:style-name="T197_34"><text:s/></text:span><text:span text:style-name="T197_35">that</text:span><text:span text:style-name="T197_36"><text:s/></text:span><text:span text:style-name="T197_37">are</text:span><text:span text:style-name="T197_38"><text:s/></text:span><text:span text:style-name="T197_39">hosted</text:span><text:span text:style-name="T197_40"><text:s/></text:span><text:span text:style-name="T197_41">on</text:span><text:span text:style-name="T197_42"><text:s/></text:span><text:span text:style-name="T197_43">other</text:span><text:span text:style-name="T197_44"><text:s/></text:span><text:span text:style-name="T197_45">nodes</text:span><text:span text:style-name="T197_46"><text:s/></text:span><text:span text:style-name="T197_47">or</text:span><text:span text:style-name="T197_48"><text:s/></text:span><text:span text:style-name="T197_49">you</text:span><text:span text:style-name="T197_50"><text:s/></text:span><text:span text:style-name="T197_51">may</text:span><text:span text:style-name="T197_52"><text:s/></text:span><text:span text:style-name="T197_53">harvest</text:span><text:span text:style-name="T197_54"><text:s/></text:span><text:span text:style-name="T197_55">the</text:span><text:span text:style-name="T197_56"><text:s/></text:span><text:span text:style-name="T197_57">data</text:span><text:span text:style-name="T197_58"><text:s/>(</text:span><text:span text:style-name="T197_59">not</text:span><text:span text:style-name="T197_60"><text:s/></text:span><text:span text:style-name="T197_61">just</text:span><text:span text:style-name="T197_62"><text:s/></text:span><text:span text:style-name="T197_63">the</text:span><text:span text:style-name="T197_64"><text:s/></text:span><text:span text:style-name="T197_65">metadata</text:span><text:span text:style-name="T197_66">)<text:s/></text:span><text:span text:style-name="T197_67">into</text:span><text:span text:style-name="T197_68"><text:s/></text:span><text:span text:style-name="T197_69">your</text:span><text:span text:style-name="T197_70"><text:s/></text:span><text:span text:style-name="T197_71">node</text:span><text:span text:style-name="T197_72"><text:s/>(</text:span><text:span text:style-name="T197_73">usefull</text:span><text:span text:style-name="T197_74"><text:s/></text:span><text:span text:style-name="T197_75">if</text:span><text:span text:style-name="T197_76"><text:s/></text:span><text:span text:style-name="T197_77">you</text:span><text:span text:style-name="T197_78"><text:s/></text:span><text:span text:style-name="T197_79">know</text:span><text:span text:style-name="T197_80"><text:s/></text:span><text:span text:style-name="T197_81">that</text:span><text:span text:style-name="T197_82"><text:s/></text:span><text:span text:style-name="T197_83">a</text:span><text:span text:style-name="T197_84"><text:s/></text:span><text:span text:style-name="T197_85">node</text:span><text:span text:style-name="T197_86"><text:s/></text:span><text:span text:style-name="T197_87">will</text:span><text:span text:style-name="T197_88"><text:s/></text:span><text:span text:style-name="T197_89">be</text:span><text:span text:style-name="T197_90"><text:s/></text:span><text:span text:style-name="T197_91">decommissioned</text:span><text:span text:style-name="T197_92"><text:s/></text:span><text:span text:style-name="T197_93">in</text:span><text:span text:style-name="T197_94"><text:s/></text:span><text:span text:style-name="T197_95">the</text:span><text:span text:style-name="T197_96"><text:s/></text:span><text:span text:style-name="T197_97">future</text:span><text:span text:style-name="T197_98"><text:s/></text:span><text:span text:style-name="T197_99">or</text:span><text:span text:style-name="T197_100"><text:s/></text:span><text:span text:style-name="T197_101">if</text:span><text:span text:style-name="T197_102"><text:s/></text:span><text:span text:style-name="T197_103">a</text:span><text:span text:style-name="T197_104"><text:s/></text:span><text:span text:style-name="T197_105">node</text:span><text:span text:style-name="T197_106"><text:s/></text:span><text:span text:style-name="T197_107">has</text:span><text:span text:style-name="T197_108"><text:s/></text:span><text:span text:style-name="T197_109">bandwidth</text:span><text:span text:style-name="T197_110"><text:s/></text:span><text:span text:style-name="T197_111">constraints</text:span><text:span text:style-name="T197_112"><text:s/>)</text:span></text:p>
        </text:list-item>
        <text:list-item>
          <text:p text:style-name="P198"><text:span text:style-name="T198_1">Federation</text:span><text:span text:style-name="T198_2"><text:s/></text:span><text:span text:style-name="T198_3">in</text:span><text:span text:style-name="T198_4"><text:s/></text:span><text:span text:style-name="T198_5">a</text:span><text:span text:style-name="T198_6"><text:s/></text:span><text:span text:style-name="T198_7">snowflake</text:span><text:span text:style-name="T198_8"><text:s/></text:span><text:span text:style-name="T198_9">manner</text:span><text:span text:style-name="T198_10"><text:s/></text:span><text:span text:style-name="T198_11">i</text:span><text:span text:style-name="T198_12">.</text:span><text:span text:style-name="T198_13">e</text:span><text:span text:style-name="T198_14">.<text:s/></text:span><text:span text:style-name="T198_15">you</text:span><text:span text:style-name="T198_16"><text:s/></text:span><text:span text:style-name="T198_17">have</text:span><text:span text:style-name="T198_18"><text:s/></text:span><text:span text:style-name="T198_19">hubs</text:span><text:span text:style-name="T198_20"><text:s/></text:span><text:span text:style-name="T198_21">for</text:span><text:span text:style-name="T198_22"><text:s/></text:span><text:span text:style-name="T198_23">a</text:span><text:span text:style-name="T198_24"><text:s/></text:span><text:span text:style-name="T198_25">country</text:span><text:span text:style-name="T198_26"><text:s/></text:span><text:span text:style-name="T198_27">that</text:span><text:span text:style-name="T198_28"><text:s/></text:span><text:span text:style-name="T198_29">query</text:span><text:span text:style-name="T198_30"><text:s/></text:span><text:span text:style-name="T198_31">nodes</text:span><text:span text:style-name="T198_32"><text:s/></text:span><text:span text:style-name="T198_33">from</text:span><text:span text:style-name="T198_34"><text:s/></text:span><text:span text:style-name="T198_35">NGOs</text:span><text:span text:style-name="T198_36">,<text:s/></text:span><text:span text:style-name="T198_37">Universities</text:span><text:span text:style-name="T198_38">,<text:s/></text:span><text:span text:style-name="T198_39">etc</text:span><text:span text:style-name="T198_40">,<text:s/></text:span><text:span text:style-name="T198_41">Hubs</text:span><text:span text:style-name="T198_42"><text:s/></text:span><text:span text:style-name="T198_43">in</text:span><text:span text:style-name="T198_44"><text:s/></text:span><text:span text:style-name="T198_45">a</text:span><text:span text:style-name="T198_46"><text:s/></text:span><text:span text:style-name="T198_47">region</text:span><text:span text:style-name="T198_48"><text:s/></text:span><text:span text:style-name="T198_49">i</text:span><text:span text:style-name="T198_50">.</text:span><text:span text:style-name="T198_51">e</text:span><text:span text:style-name="T198_52"><text:s/></text:span><text:span text:style-name="T198_53">East</text:span><text:span text:style-name="T198_54"><text:s/></text:span><text:span text:style-name="T198_55">Africa</text:span><text:span text:style-name="T198_56"><text:s/></text:span><text:span text:style-name="T198_57">that</text:span><text:span text:style-name="T198_58"><text:s/></text:span><text:span text:style-name="T198_59">query</text:span><text:span text:style-name="T198_60"><text:s/></text:span><text:span text:style-name="T198_61">the</text:span><text:span text:style-name="T198_62"><text:s/></text:span><text:span text:style-name="T198_63">country</text:span><text:span text:style-name="T198_64"><text:s/></text:span><text:span text:style-name="T198_65">nodes</text:span><text:span text:style-name="T198_66"><text:s/></text:span><text:span text:style-name="T198_67">from</text:span><text:span text:style-name="T198_68"><text:s/></text:span><text:span text:style-name="T198_69">Uganda</text:span><text:span text:style-name="T198_70">,<text:s/></text:span><text:span text:style-name="T198_71">Kenya</text:span><text:span text:style-name="T198_72">,<text:s/></text:span><text:span text:style-name="T198_73">Tanzania</text:span><text:span text:style-name="T198_74">,<text:s/></text:span><text:span text:style-name="T198_75">etc</text:span><text:span text:style-name="T198_76">.</text:span></text:p>
        </text:list-item>
        <text:list-item>
          <text:p text:style-name="P199"><text:span text:style-name="T199_1">OpenId</text:span><text:span text:style-name="T199_2">/</text:span><text:span text:style-name="T199_3">OAuth</text:span><text:span text:style-name="T199_4"><text:s/></text:span><text:span text:style-name="T199_5">Authentication</text:span><text:span text:style-name="T199_6"><text:s/>(</text:span><text:span text:style-name="T199_7"><text:a xlink:type="simple" xlink:href="https://pypi.python.org/pypi/velruse"><text:span text:style-name="T199_8">https</text:span></text:a></text:span><text:span text:style-name="T199_9"><text:a xlink:type="simple" xlink:href="https://pypi.python.org/pypi/velruse"><text:span text:style-name="T199_10">://</text:span></text:a></text:span><text:span text:style-name="T199_11"><text:a xlink:type="simple" xlink:href="https://pypi.python.org/pypi/velruse"><text:span text:style-name="T199_12">pypi</text:span></text:a></text:span><text:span text:style-name="T199_13"><text:a xlink:type="simple" xlink:href="https://pypi.python.org/pypi/velruse"><text:span text:style-name="T199_14">.</text:span></text:a></text:span><text:span text:style-name="T199_15"><text:a xlink:type="simple" xlink:href="https://pypi.python.org/pypi/velruse"><text:span text:style-name="T199_16">python</text:span></text:a></text:span><text:span text:style-name="T199_17"><text:a xlink:type="simple" xlink:href="https://pypi.python.org/pypi/velruse"><text:span text:style-name="T199_18">.</text:span></text:a></text:span><text:span text:style-name="T199_19"><text:a xlink:type="simple" xlink:href="https://pypi.python.org/pypi/velruse"><text:span text:style-name="T199_20">org</text:span></text:a></text:span><text:span text:style-name="T199_21"><text:a xlink:type="simple" xlink:href="https://pypi.python.org/pypi/velruse"><text:span text:style-name="T199_22">/</text:span></text:a></text:span><text:span text:style-name="T199_23"><text:a xlink:type="simple" xlink:href="https://pypi.python.org/pypi/velruse"><text:span text:style-name="T199_24">pypi</text:span></text:a></text:span><text:span text:style-name="T199_25"><text:a xlink:type="simple" xlink:href="https://pypi.python.org/pypi/velruse"><text:span text:style-name="T199_26">/</text:span></text:a></text:span><text:span text:style-name="T199_27"><text:a xlink:type="simple" xlink:href="https://pypi.python.org/pypi/velruse"><text:span text:style-name="T199_28">velruse</text:span></text:a></text:span><text:span text:style-name="T199_29"><text:s/>?)</text:span></text:p>
        </text:list-item>
        <text:list-item>
          <text:p text:style-name="P200"><text:span text:style-name="T200_1">Easier</text:span><text:span text:style-name="T200_2"><text:s/></text:span><text:span text:style-name="T200_3">styling</text:span><text:span text:style-name="T200_4">.<text:s/>(</text:span><text:span text:style-name="T200_5">IIRC</text:span><text:span text:style-name="T200_6"><text:s/></text:span><text:span text:style-name="T200_7">the</text:span><text:span text:style-name="T200_8"><text:s/></text:span><text:span text:style-name="T200_9">newest</text:span><text:span text:style-name="T200_10"><text:s/></text:span><text:span text:style-name="T200_11">version</text:span><text:span text:style-name="T200_12"><text:s/></text:span><text:span text:style-name="T200_13">of</text:span><text:span text:style-name="T200_14"><text:s/></text:span><text:span text:style-name="T200_15">geoserver</text:span><text:span text:style-name="T200_16"><text:s/></text:span><text:span text:style-name="T200_17">includes</text:span><text:span text:style-name="T200_18"><text:s/></text:span><text:span text:style-name="T200_19">CSSish</text:span><text:span text:style-name="T200_20"><text:s/></text:span><text:span text:style-name="T200_21">styling</text:span><text:span text:style-name="T200_22">,<text:s/></text:span><text:span text:style-name="T200_23">so</text:span><text:span text:style-name="T200_24"><text:s/></text:span><text:span text:style-name="T200_25">users</text:span><text:span text:style-name="T200_26"><text:s/></text:span><text:span text:style-name="T200_27">may</text:span><text:span text:style-name="T200_28"><text:s/></text:span><text:span text:style-name="T200_29">have</text:span><text:span text:style-name="T200_30"><text:s/></text:span><text:span text:style-name="T200_31">the</text:span><text:span text:style-name="T200_32"><text:s/></text:span><text:span text:style-name="T200_33">option</text:span><text:span text:style-name="T200_34"><text:s/></text:span><text:span text:style-name="T200_35">to</text:span><text:span text:style-name="T200_36"><text:s/></text:span><text:span text:style-name="T200_37">directly</text:span><text:span text:style-name="T200_38"><text:s/></text:span><text:span text:style-name="T200_39">manipulate</text:span><text:span text:style-name="T200_40"><text:s/></text:span><text:span text:style-name="T200_41">the</text:span><text:span text:style-name="T200_42"><text:s/></text:span><text:span text:style-name="T200_43">CSS</text:span><text:span text:style-name="T200_44"><text:s/></text:span><text:span text:style-name="T200_45">as</text:span><text:span text:style-name="T200_46"><text:s/></text:span><text:span text:style-name="T200_47">well</text:span><text:span text:style-name="T200_48"><text:s/></text:span><text:span text:style-name="T200_49">as</text:span><text:span text:style-name="T200_50"><text:s/></text:span><text:span text:style-name="T200_51">with</text:span><text:span text:style-name="T200_52"><text:s/></text:span><text:span text:style-name="T200_53">a</text:span><text:span text:style-name="T200_54"><text:s/></text:span><text:span text:style-name="T200_55">style</text:span><text:span text:style-name="T200_56"><text:s/></text:span><text:span text:style-name="T200_57">editor</text:span><text:span text:style-name="T200_58">)</text:span></text:p>
        </text:list-item>
      </text:list>
      <text:p text:style-name="P201"/>
      <text:p text:style-name="P202"><text:span text:style-name="T202_1">World</text:span><text:span text:style-name="T202_2"><text:s/></text:span><text:span text:style-name="T202_3">Agroforestry</text:span><text:span text:style-name="T202_4"><text:s/></text:span><text:span text:style-name="T202_5">Centre</text:span><text:span text:style-name="T202_6"><text:s/>(</text:span><text:span text:style-name="T202_7"><text:a xlink:type="simple" xlink:href="http://landscapeportal.org"><text:span text:style-name="T202_8">http</text:span></text:a></text:span><text:span text:style-name="T202_9"><text:a xlink:type="simple" xlink:href="http://landscapeportal.org"><text:span text:style-name="T202_10">://</text:span></text:a></text:span><text:span text:style-name="T202_11"><text:a xlink:type="simple" xlink:href="http://landscapeportal.org"><text:span text:style-name="T202_12">landscapeportal</text:span></text:a></text:span><text:span text:style-name="T202_13"><text:a xlink:type="simple" xlink:href="http://landscapeportal.org"><text:span text:style-name="T202_14">.</text:span></text:a></text:span><text:span text:style-name="T202_15"><text:a xlink:type="simple" xlink:href="http://landscapeportal.org"><text:span text:style-name="T202_16">org</text:span></text:a></text:span><text:span text:style-name="T202_17">)</text:span></text:p>
      <text:list text:style-name="LS7" xml:id="list43">
        <text:list-item>
          <text:p text:style-name="P203"><text:span text:style-name="T203_1">Groups</text:span><text:span text:style-name="T203_2"><text:s/></text:span><text:span text:style-name="T203_3">and</text:span><text:span text:style-name="T203_4"><text:s/></text:span><text:span text:style-name="T203_5">group</text:span><text:span text:style-name="T203_6"><text:s/></text:span><text:span text:style-name="T203_7">data</text:span><text:span text:style-name="T203_8"><text:s/></text:span><text:span text:style-name="T203_9">permissions</text:span></text:p>
        </text:list-item>
        <text:list-item>
          <text:p text:style-name="P204"><text:span text:style-name="T204_1">LDAP</text:span><text:span text:style-name="T204_2"><text:s/></text:span><text:span text:style-name="T204_3">user</text:span><text:span text:style-name="T204_4"><text:s/></text:span><text:span text:style-name="T204_5">authentication</text:span></text:p>
        </text:list-item>
        <text:list-item>
          <text:p text:style-name="P205"><text:span text:style-name="T205_1">Map</text:span><text:span text:style-name="T205_2"><text:s/></text:span><text:span text:style-name="T205_3">stories</text:span></text:p>
        </text:list-item>
        <text:list-item>
          <text:p text:style-name="P206"><text:span text:style-name="T206_1">Custom</text:span><text:span text:style-name="T206_2"><text:s/></text:span><text:span text:style-name="T206_3">GeoNode</text:span><text:span text:style-name="T206_4"><text:s/></text:span><text:span text:style-name="T206_5">Composer</text:span><text:span text:style-name="T206_6"><text:s/></text:span><text:span text:style-name="T206_7">tools</text:span><text:span text:style-name="T206_8"><text:s/>-<text:s/></text:span><text:span text:style-name="T206_9">Raster</text:span><text:span text:style-name="T206_10"><text:s/></text:span><text:span text:style-name="T206_11">clip</text:span><text:span text:style-name="T206_12">,<text:s/></text:span><text:span text:style-name="T206_13">Temporary</text:span><text:span text:style-name="T206_14"><text:s/></text:span><text:span text:style-name="T206_15">upload</text:span></text:p>
        </text:list-item>
        <text:list-item>
          <text:p text:style-name="P207"><text:span text:style-name="T207_1">R</text:span><text:span text:style-name="T207_2"><text:s/></text:span><text:span text:style-name="T207_3">statistical</text:span><text:span text:style-name="T207_4"><text:s/></text:span><text:span text:style-name="T207_5">tools</text:span><text:span text:style-name="T207_6"><text:s/></text:span><text:span text:style-name="T207_7">integration</text:span><text:span text:style-name="T207_8"><text:s/>(</text:span><text:span text:style-name="T207_9">shiny</text:span><text:span text:style-name="T207_10"><text:s/></text:span><text:span text:style-name="T207_11">framework</text:span><text:span text:style-name="T207_12">)</text:span></text:p>
        </text:list-item>
        <text:list-item>
          <text:p text:style-name="P208"><text:span text:style-name="T208_1">Data</text:span><text:span text:style-name="T208_2"><text:s/></text:span><text:span text:style-name="T208_3">download</text:span><text:span text:style-name="T208_4"><text:s/></text:span><text:span text:style-name="T208_5">logs</text:span></text:p>
        </text:list-item>
      </text:list>
      <text:p text:style-name="P209"/>
      <text:p text:style-name="P210"/>
      <text:p text:style-name="P211"/>
      <text:p text:style-name="P212"><text:span text:style-name="T212_1">JRC</text:span><text:span text:style-name="T212_2"><text:s/>(</text:span><text:span text:style-name="T212_3"><text:a xlink:type="simple" xlink:href="http://geonode.jrc.ec.europa.eu"><text:span text:style-name="T212_4">http</text:span></text:a></text:span><text:span text:style-name="T212_5"><text:a xlink:type="simple" xlink:href="http://geonode.jrc.ec.europa.eu"><text:span text:style-name="T212_6">://</text:span></text:a></text:span><text:span text:style-name="T212_7"><text:a xlink:type="simple" xlink:href="http://geonode.jrc.ec.europa.eu"><text:span text:style-name="T212_8">geonode</text:span></text:a></text:span><text:span text:style-name="T212_9"><text:a xlink:type="simple" xlink:href="http://geonode.jrc.ec.europa.eu"><text:span text:style-name="T212_10">.</text:span></text:a></text:span><text:span text:style-name="T212_11"><text:a xlink:type="simple" xlink:href="http://geonode.jrc.ec.europa.eu"><text:span text:style-name="T212_12">jrc</text:span></text:a></text:span><text:span text:style-name="T212_13"><text:a xlink:type="simple" xlink:href="http://geonode.jrc.ec.europa.eu"><text:span text:style-name="T212_14">.</text:span></text:a></text:span><text:span text:style-name="T212_15"><text:a xlink:type="simple" xlink:href="http://geonode.jrc.ec.europa.eu"><text:span text:style-name="T212_16">ec</text:span></text:a></text:span><text:span text:style-name="T212_17"><text:a xlink:type="simple" xlink:href="http://geonode.jrc.ec.europa.eu"><text:span text:style-name="T212_18">.</text:span></text:a></text:span><text:span text:style-name="T212_19"><text:a xlink:type="simple" xlink:href="http://geonode.jrc.ec.europa.eu"><text:span text:style-name="T212_20">europa</text:span></text:a></text:span><text:span text:style-name="T212_21"><text:a xlink:type="simple" xlink:href="http://geonode.jrc.ec.europa.eu"><text:span text:style-name="T212_22">.</text:span></text:a></text:span><text:span text:style-name="T212_23"><text:a xlink:type="simple" xlink:href="http://geonode.jrc.ec.europa.eu"><text:span text:style-name="T212_24">eu</text:span></text:a></text:span><text:span text:style-name="T212_25">)</text:span></text:p>
      <text:p text:style-name="P213"/>
      <text:list text:style-name="LS8" xml:id="list49">
        <text:list-item>
          <text:p text:style-name="P214"><text:span text:style-name="T214_1">Group</text:span><text:span text:style-name="T214_2"><text:s/></text:span><text:span text:style-name="T214_3">permissions</text:span></text:p>
        </text:list-item>
        <text:list-item>
          <text:p text:style-name="P215"><text:span text:style-name="T215_1">New</text:span><text:span text:style-name="T215_2"><text:s/></text:span><text:span text:style-name="T215_3">map</text:span><text:span text:style-name="T215_4"><text:s/></text:span><text:span text:style-name="T215_5">interface</text:span><text:span text:style-name="T215_6"><text:s/>(</text:span><text:span text:style-name="T215_7">ol</text:span><text:span text:style-name="T215_8">3<text:s/>+<text:s/></text:span><text:span text:style-name="T215_9">angular</text:span><text:span text:style-name="T215_10"><text:s/></text:span><text:span text:style-name="T215_11">as</text:span><text:span text:style-name="T215_12"><text:s/></text:span><text:span text:style-name="T215_13">geoadmin</text:span><text:span text:style-name="T215_14">.</text:span><text:span text:style-name="T215_15">ch</text:span><text:span text:style-name="T215_16">)</text:span></text:p>
        </text:list-item>
        <text:list-item>
          <text:p text:style-name="P216"><text:span text:style-name="T216_1">other</text:span><text:span text:style-name="T216_2"><text:s/></text:span><text:span text:style-name="T216_3">mapping</text:span><text:span text:style-name="T216_4"><text:s/></text:span><text:span text:style-name="T216_5">backend</text:span><text:span text:style-name="T216_6"><text:s/></text:span><text:span text:style-name="T216_7">support</text:span><text:span text:style-name="T216_8"><text:s/>(</text:span><text:span text:style-name="T216_9">mapserver</text:span><text:span text:style-name="T216_10">)</text:span></text:p>
        </text:list-item>
        <text:list-item>
          <text:p text:style-name="P217"><text:span text:style-name="T217_1">mobile</text:span><text:span text:style-name="T217_2"><text:s/></text:span><text:span text:style-name="T217_3">data</text:span><text:span text:style-name="T217_4"><text:s/></text:span><text:span text:style-name="T217_5">collection</text:span><text:span text:style-name="T217_6"><text:s/>(</text:span><text:span text:style-name="T217_7">ODKl</text:span><text:span text:style-name="T217_8"><text:s/></text:span><text:span text:style-name="T217_9">formhub</text:span><text:span text:style-name="T217_10">)</text:span></text:p>
        </text:list-item>
      </text:list>
      <text:p text:style-name="P218"/>
      <text:p text:style-name="P219"><text:span text:style-name="T219_1">Consolidation</text:span><text:span text:style-name="T219_2">:</text:span></text:p>
      <text:p text:style-name="P220"/>
      <text:p text:style-name="P221"><text:span text:style-name="T221_1">GNIP</text:span><text:span text:style-name="T221_2"><text:s/></text:span><text:span text:style-name="T221_3">created</text:span><text:span text:style-name="T221_4">:</text:span></text:p>
      <text:p text:style-name="P222"><text:span text:style-name="T222_1">Groups</text:span><text:span text:style-name="T222_2"><text:s/></text:span><text:span text:style-name="T222_3">and</text:span><text:span text:style-name="T222_4"><text:s/></text:span><text:span text:style-name="T222_5">Advanced</text:span><text:span text:style-name="T222_6"><text:s/></text:span><text:span text:style-name="T222_7">Permissions</text:span><text:span text:style-name="T222_8">:<text:s/></text:span><text:span text:style-name="T222_9"><text:a xlink:type="simple" xlink:href="https://github.com/GeoNode/geonode/issues/255"><text:span text:style-name="T222_10">https</text:span></text:a></text:span><text:span text:style-name="T222_11"><text:a xlink:type="simple" xlink:href="https://github.com/GeoNode/geonode/issues/255"><text:span text:style-name="T222_12">://</text:span></text:a></text:span><text:span text:style-name="T222_13"><text:a xlink:type="simple" xlink:href="https://github.com/GeoNode/geonode/issues/255"><text:span text:style-name="T222_14">github</text:span></text:a></text:span><text:span text:style-name="T222_15"><text:a xlink:type="simple" xlink:href="https://github.com/GeoNode/geonode/issues/255"><text:span text:style-name="T222_16">.</text:span></text:a></text:span><text:span text:style-name="T222_17"><text:a xlink:type="simple" xlink:href="https://github.com/GeoNode/geonode/issues/255"><text:span text:style-name="T222_18">com</text:span></text:a></text:span><text:span text:style-name="T222_19"><text:a xlink:type="simple" xlink:href="https://github.com/GeoNode/geonode/issues/255"><text:span text:style-name="T222_20">/</text:span></text:a></text:span><text:span text:style-name="T222_21"><text:a xlink:type="simple" xlink:href="https://github.com/GeoNode/geonode/issues/255"><text:span text:style-name="T222_22">GeoNode</text:span></text:a></text:span><text:span text:style-name="T222_23"><text:a xlink:type="simple" xlink:href="https://github.com/GeoNode/geonode/issues/255"><text:span text:style-name="T222_24">/</text:span></text:a></text:span><text:span text:style-name="T222_25"><text:a xlink:type="simple" xlink:href="https://github.com/GeoNode/geonode/issues/255"><text:span text:style-name="T222_26">geonode</text:span></text:a></text:span><text:span text:style-name="T222_27"><text:a xlink:type="simple" xlink:href="https://github.com/GeoNode/geonode/issues/255"><text:span text:style-name="T222_28">/</text:span></text:a></text:span><text:span text:style-name="T222_29"><text:a xlink:type="simple" xlink:href="https://github.com/GeoNode/geonode/issues/255"><text:span text:style-name="T222_30">issues</text:span></text:a></text:span><text:span text:style-name="T222_31"><text:a xlink:type="simple" xlink:href="https://github.com/GeoNode/geonode/issues/255"><text:span text:style-name="T222_32">/255</text:span></text:a></text:span></text:p>
      <text:p text:style-name="P223"><text:span text:style-name="T223_1">Remote</text:span><text:span text:style-name="T223_2"><text:s/></text:span><text:span text:style-name="T223_3">Services</text:span><text:span text:style-name="T223_4">:<text:s/></text:span><text:span text:style-name="T223_5"><text:a xlink:type="simple" xlink:href="https://github.com/GeoNode/geonode/issues/1330"><text:span text:style-name="T223_6">https</text:span></text:a></text:span><text:span text:style-name="T223_7"><text:a xlink:type="simple" xlink:href="https://github.com/GeoNode/geonode/issues/1330"><text:span text:style-name="T223_8">://</text:span></text:a></text:span><text:span text:style-name="T223_9"><text:a xlink:type="simple" xlink:href="https://github.com/GeoNode/geonode/issues/1330"><text:span text:style-name="T223_10">github</text:span></text:a></text:span><text:span text:style-name="T223_11"><text:a xlink:type="simple" xlink:href="https://github.com/GeoNode/geonode/issues/1330"><text:span text:style-name="T223_12">.</text:span></text:a></text:span><text:span text:style-name="T223_13"><text:a xlink:type="simple" xlink:href="https://github.com/GeoNode/geonode/issues/1330"><text:span text:style-name="T223_14">com</text:span></text:a></text:span><text:span text:style-name="T223_15"><text:a xlink:type="simple" xlink:href="https://github.com/GeoNode/geonode/issues/1330"><text:span text:style-name="T223_16">/</text:span></text:a></text:span><text:span text:style-name="T223_17"><text:a xlink:type="simple" xlink:href="https://github.com/GeoNode/geonode/issues/1330"><text:span text:style-name="T223_18">GeoNode</text:span></text:a></text:span><text:span text:style-name="T223_19"><text:a xlink:type="simple" xlink:href="https://github.com/GeoNode/geonode/issues/1330"><text:span text:style-name="T223_20">/</text:span></text:a></text:span><text:span text:style-name="T223_21"><text:a xlink:type="simple" xlink:href="https://github.com/GeoNode/geonode/issues/1330"><text:span text:style-name="T223_22">geonode</text:span></text:a></text:span><text:span text:style-name="T223_23"><text:a xlink:type="simple" xlink:href="https://github.com/GeoNode/geonode/issues/1330"><text:span text:style-name="T223_24">/</text:span></text:a></text:span><text:span text:style-name="T223_25"><text:a xlink:type="simple" xlink:href="https://github.com/GeoNode/geonode/issues/1330"><text:span text:style-name="T223_26">issues</text:span></text:a></text:span><text:span text:style-name="T223_27"><text:a xlink:type="simple" xlink:href="https://github.com/GeoNode/geonode/issues/1330"><text:span text:style-name="T223_28">/1330</text:span></text:a></text:span></text:p>
      <text:p text:style-name="P224"><text:span text:style-name="T224_1">Abstract</text:span><text:span text:style-name="T224_2"><text:s/></text:span><text:span text:style-name="T224_3">Map</text:span><text:span text:style-name="T224_4"><text:s/></text:span><text:span text:style-name="T224_5">Framework</text:span><text:span text:style-name="T224_6"><text:s/></text:span><text:span text:style-name="T224_7">UI</text:span><text:span text:style-name="T224_8">:<text:s/></text:span><text:span text:style-name="T224_9"><text:a xlink:type="simple" xlink:href="https://github.com/GeoNode/geonode/issues/1331"><text:span text:style-name="T224_10">https</text:span></text:a></text:span><text:span text:style-name="T224_11"><text:a xlink:type="simple" xlink:href="https://github.com/GeoNode/geonode/issues/1331"><text:span text:style-name="T224_12">://</text:span></text:a></text:span><text:span text:style-name="T224_13"><text:a xlink:type="simple" xlink:href="https://github.com/GeoNode/geonode/issues/1331"><text:span text:style-name="T224_14">github</text:span></text:a></text:span><text:span text:style-name="T224_15"><text:a xlink:type="simple" xlink:href="https://github.com/GeoNode/geonode/issues/1331"><text:span text:style-name="T224_16">.</text:span></text:a></text:span><text:span text:style-name="T224_17"><text:a xlink:type="simple" xlink:href="https://github.com/GeoNode/geonode/issues/1331"><text:span text:style-name="T224_18">com</text:span></text:a></text:span><text:span text:style-name="T224_19"><text:a xlink:type="simple" xlink:href="https://github.com/GeoNode/geonode/issues/1331"><text:span text:style-name="T224_20">/</text:span></text:a></text:span><text:span text:style-name="T224_21"><text:a xlink:type="simple" xlink:href="https://github.com/GeoNode/geonode/issues/1331"><text:span text:style-name="T224_22">GeoNode</text:span></text:a></text:span><text:span text:style-name="T224_23"><text:a xlink:type="simple" xlink:href="https://github.com/GeoNode/geonode/issues/1331"><text:span text:style-name="T224_24">/</text:span></text:a></text:span><text:span text:style-name="T224_25"><text:a xlink:type="simple" xlink:href="https://github.com/GeoNode/geonode/issues/1331"><text:span text:style-name="T224_26">geonode</text:span></text:a></text:span><text:span text:style-name="T224_27"><text:a xlink:type="simple" xlink:href="https://github.com/GeoNode/geonode/issues/1331"><text:span text:style-name="T224_28">/</text:span></text:a></text:span><text:span text:style-name="T224_29"><text:a xlink:type="simple" xlink:href="https://github.com/GeoNode/geonode/issues/1331"><text:span text:style-name="T224_30">issues</text:span></text:a></text:span><text:span text:style-name="T224_31"><text:a xlink:type="simple" xlink:href="https://github.com/GeoNode/geonode/issues/1331"><text:span text:style-name="T224_32">/1331</text:span></text:a></text:span></text:p>
      <text:p text:style-name="P225"><text:span text:style-name="T225_1">Replace</text:span><text:span text:style-name="T225_2"><text:s/></text:span><text:span text:style-name="T225_3">custom</text:span><text:span text:style-name="T225_4"><text:s/></text:span><text:span text:style-name="T225_5">auth</text:span><text:span text:style-name="T225_6"><text:s/></text:span><text:span text:style-name="T225_7">module</text:span><text:span text:style-name="T225_8"><text:s/></text:span><text:span text:style-name="T225_9">with</text:span><text:span text:style-name="T225_10"><text:s/></text:span><text:span text:style-name="T225_11">OAuth</text:span><text:span text:style-name="T225_12">:<text:s/></text:span><text:span text:style-name="T225_13"><text:a xlink:type="simple" xlink:href="https://github.com/GeoNode/geonode/issues/1329"><text:span text:style-name="T225_14">https</text:span></text:a></text:span><text:span text:style-name="T225_15"><text:a xlink:type="simple" xlink:href="https://github.com/GeoNode/geonode/issues/1329"><text:span text:style-name="T225_16">://</text:span></text:a></text:span><text:span text:style-name="T225_17"><text:a xlink:type="simple" xlink:href="https://github.com/GeoNode/geonode/issues/1329"><text:span text:style-name="T225_18">github</text:span></text:a></text:span><text:span text:style-name="T225_19"><text:a xlink:type="simple" xlink:href="https://github.com/GeoNode/geonode/issues/1329"><text:span text:style-name="T225_20">.</text:span></text:a></text:span><text:span text:style-name="T225_21"><text:a xlink:type="simple" xlink:href="https://github.com/GeoNode/geonode/issues/1329"><text:span text:style-name="T225_22">com</text:span></text:a></text:span><text:span text:style-name="T225_23"><text:a xlink:type="simple" xlink:href="https://github.com/GeoNode/geonode/issues/1329"><text:span text:style-name="T225_24">/</text:span></text:a></text:span><text:span text:style-name="T225_25"><text:a xlink:type="simple" xlink:href="https://github.com/GeoNode/geonode/issues/1329"><text:span text:style-name="T225_26">GeoNode</text:span></text:a></text:span><text:span text:style-name="T225_27"><text:a xlink:type="simple" xlink:href="https://github.com/GeoNode/geonode/issues/1329"><text:span text:style-name="T225_28">/</text:span></text:a></text:span><text:span text:style-name="T225_29"><text:a xlink:type="simple" xlink:href="https://github.com/GeoNode/geonode/issues/1329"><text:span text:style-name="T225_30">geonode</text:span></text:a></text:span><text:span text:style-name="T225_31"><text:a xlink:type="simple" xlink:href="https://github.com/GeoNode/geonode/issues/1329"><text:span text:style-name="T225_32">/</text:span></text:a></text:span><text:span text:style-name="T225_33"><text:a xlink:type="simple" xlink:href="https://github.com/GeoNode/geonode/issues/1329"><text:span text:style-name="T225_34">issues</text:span></text:a></text:span><text:span text:style-name="T225_35"><text:a xlink:type="simple" xlink:href="https://github.com/GeoNode/geonode/issues/1329"><text:span text:style-name="T225_36">/1329</text:span></text:a></text:span></text:p>
      <text:p text:style-name="P226"/>
      <text:p text:style-name="P227"/>
      <text:p text:style-name="P228"><text:span text:style-name="T228_1">External</text:span><text:span text:style-name="T228_2"><text:s/></text:span><text:span text:style-name="T228_3">layers</text:span><text:span text:style-name="T228_4">,<text:s/></text:span><text:span text:style-name="T228_5">Federation</text:span><text:span text:style-name="T228_6"><text:s/>(</text:span><text:span text:style-name="T228_7">BCN</text:span><text:span text:style-name="T228_8">)</text:span></text:p>
      <text:p text:style-name="P229"><text:span text:style-name="T229_1">-<text:s/></text:span><text:span text:style-name="T229_2">Imagery</text:span><text:span text:style-name="T229_3">:<text:s/></text:span><text:span text:style-name="T229_4">tilemap</text:span><text:span text:style-name="T229_5"><text:s/></text:span><text:span text:style-name="T229_6">services</text:span><text:span text:style-name="T229_7">;<text:s/></text:span><text:span text:style-name="T229_8">getting</text:span><text:span text:style-name="T229_9"><text:s/></text:span><text:span text:style-name="T229_10">TMS</text:span><text:span text:style-name="T229_11"><text:s/></text:span><text:span text:style-name="T229_12">supported</text:span><text:span text:style-name="T229_13"><text:s/></text:span><text:span text:style-name="T229_14">in</text:span><text:span text:style-name="T229_15"><text:s/></text:span><text:span text:style-name="T229_16">OL</text:span><text:span text:style-name="T229_17">3;<text:s/></text:span><text:span text:style-name="T229_18">Universal</text:span><text:span text:style-name="T229_19"><text:s/></text:span><text:span text:style-name="T229_20">tile</text:span><text:span text:style-name="T229_21"><text:s/></text:span><text:span text:style-name="T229_22">translator</text:span><text:span text:style-name="T229_23"><text:s/></text:span><text:span text:style-name="T229_24">layer</text:span><text:span text:style-name="T229_25">?</text:span></text:p>
      <text:p text:style-name="P230"><text:span text:style-name="T230_1">-<text:s/></text:span><text:span text:style-name="T230_2">caching</text:span><text:span text:style-name="T230_3"><text:s/></text:span><text:span text:style-name="T230_4">tiles</text:span><text:span text:style-name="T230_5"><text:s/></text:span><text:span text:style-name="T230_6">within</text:span><text:span text:style-name="T230_7"><text:s/></text:span><text:span text:style-name="T230_8">GeoNode</text:span><text:span text:style-name="T230_9"><text:s/>(</text:span><text:span text:style-name="T230_10">MapProxy</text:span><text:span text:style-name="T230_11">)<text:s/></text:span><text:span text:style-name="T230_12">to</text:span><text:span text:style-name="T230_13"><text:s/></text:span><text:span text:style-name="T230_14">avoid</text:span><text:span text:style-name="T230_15"><text:s/></text:span><text:span text:style-name="T230_16">overloading</text:span><text:span text:style-name="T230_17"><text:s/></text:span><text:span text:style-name="T230_18">server</text:span><text:span text:style-name="T230_19"><text:s/></text:span><text:span text:style-name="T230_20">with</text:span><text:span text:style-name="T230_21"><text:s/></text:span><text:span text:style-name="T230_22">low</text:span><text:span text:style-name="T230_23"><text:s/></text:span><text:span text:style-name="T230_24">bandwidth</text:span><text:span text:style-name="T230_25"><text:s/></text:span><text:span text:style-name="T230_26">and</text:span><text:span text:style-name="T230_27"><text:s/></text:span><text:span text:style-name="T230_28">avoid</text:span><text:span text:style-name="T230_29"><text:s/></text:span><text:span text:style-name="T230_30">service</text:span><text:span text:style-name="T230_31"><text:s/></text:span><text:span text:style-name="T230_32">interruption</text:span></text:p>
      <text:p text:style-name="P231"><text:span text:style-name="T231_1">-<text:s/></text:span><text:span text:style-name="T231_2">cascading</text:span><text:span text:style-name="T231_3"><text:s/></text:span><text:span text:style-name="T231_4">service</text:span><text:span text:style-name="T231_5"><text:s/>=&gt;<text:s/></text:span><text:span text:style-name="T231_6">scaling</text:span><text:span text:style-name="T231_7"><text:s/></text:span><text:span text:style-name="T231_8">issue</text:span><text:span text:style-name="T231_9">?</text:span></text:p>
      <text:p text:style-name="P232"><text:span text:style-name="T232_1">-<text:s/></text:span><text:span text:style-name="T232_2">tiles</text:span><text:span text:style-name="T232_3"><text:s/></text:span><text:span text:style-name="T232_4">versus</text:span><text:span text:style-name="T232_5"><text:s/></text:span><text:span text:style-name="T232_6">raw</text:span><text:span text:style-name="T232_7"><text:s/></text:span><text:span text:style-name="T232_8">data</text:span></text:p>
      <text:p text:style-name="P233"><text:span text:style-name="T233_1">-<text:s/></text:span><text:span text:style-name="T233_2">refreshing</text:span><text:span text:style-name="T233_3"><text:s/></text:span><text:span text:style-name="T233_4">and</text:span><text:span text:style-name="T233_5"><text:s/></text:span><text:span text:style-name="T233_6">invalidating</text:span><text:span text:style-name="T233_7"><text:s/></text:span><text:span text:style-name="T233_8">the</text:span><text:span text:style-name="T233_9"><text:s/></text:span><text:span text:style-name="T233_10">cache</text:span><text:span text:style-name="T233_11">?</text:span></text:p>
      <text:p text:style-name="P234"><text:span text:style-name="T234_1">-<text:s/></text:span><text:span text:style-name="T234_2">clipping</text:span><text:span text:style-name="T234_3"><text:s/></text:span><text:span text:style-name="T234_4">and</text:span><text:span text:style-name="T234_5"><text:s/></text:span><text:span text:style-name="T234_6">shipping</text:span><text:span text:style-name="T234_7"><text:s/></text:span><text:span text:style-name="T234_8">data</text:span></text:p>
      <text:p text:style-name="P235"><text:span text:style-name="T235_1">-<text:s/></text:span><text:span text:style-name="T235_2">get</text:span><text:span text:style-name="T235_3"><text:s/></text:span><text:span text:style-name="T235_4">a</text:span><text:span text:style-name="T235_5"><text:s/></text:span><text:span text:style-name="T235_6">performance</text:span><text:span text:style-name="T235_7"><text:s/></text:span><text:span text:style-name="T235_8">report</text:span><text:span text:style-name="T235_9"><text:s/></text:span><text:span text:style-name="T235_10">from</text:span><text:span text:style-name="T235_11"><text:s/></text:span><text:span text:style-name="T235_12">the</text:span><text:span text:style-name="T235_13"><text:s/></text:span><text:span text:style-name="T235_14">remote</text:span><text:span text:style-name="T235_15"><text:s/></text:span><text:span text:style-name="T235_16">server</text:span></text:p>
      <text:p text:style-name="P236"><text:span text:style-name="T236_1">-<text:s/></text:span><text:span text:style-name="T236_2">CSW</text:span><text:span text:style-name="T236_3"><text:s/></text:span><text:span text:style-name="T236_4">Harvesting</text:span><text:span text:style-name="T236_5"><text:s/></text:span><text:span text:style-name="T236_6">and</text:span><text:span text:style-name="T236_7"><text:s/></text:span><text:span text:style-name="T236_8">Search</text:span></text:p>
      <text:p text:style-name="P237"><text:span text:style-name="T237_1">-<text:s/></text:span><text:span text:style-name="T237_2">ability</text:span><text:span text:style-name="T237_3"><text:s/></text:span><text:span text:style-name="T237_4">to</text:span><text:span text:style-name="T237_5"><text:s/></text:span><text:span text:style-name="T237_6">configure</text:span><text:span text:style-name="T237_7"><text:s/></text:span><text:span text:style-name="T237_8">multiple</text:span><text:span text:style-name="T237_9"><text:s/></text:span><text:span text:style-name="T237_10">Geo</text:span><text:span text:style-name="T237_11"><text:s/></text:span><text:span text:style-name="T237_12">Server</text:span><text:span text:style-name="T237_13"><text:s/></text:span><text:span text:style-name="T237_14">back</text:span><text:span text:style-name="T237_15"><text:s/></text:span><text:span text:style-name="T237_16">ends</text:span><text:span text:style-name="T237_17"><text:s/></text:span><text:span text:style-name="T237_18">within</text:span><text:span text:style-name="T237_19"><text:s/></text:span><text:span text:style-name="T237_20">one</text:span><text:span text:style-name="T237_21"><text:s/></text:span><text:span text:style-name="T237_22">Geo</text:span><text:span text:style-name="T237_23"><text:s/></text:span><text:span text:style-name="T237_24">Node</text:span><text:span text:style-name="T237_25"><text:s/>(</text:span><text:span text:style-name="T237_26">with</text:span><text:span text:style-name="T237_27"><text:s/></text:span><text:span text:style-name="T237_28">full</text:span><text:span text:style-name="T237_29"><text:s/></text:span><text:span text:style-name="T237_30">auth</text:span><text:span text:style-name="T237_31"><text:s/></text:span><text:span text:style-name="T237_32">rights</text:span><text:span text:style-name="T237_33">)</text:span></text:p>
      <text:p text:style-name="P238"/>
      <text:p text:style-name="P239"/>
      <text:p text:style-name="P240"><text:span text:style-name="T240_1">Abstract</text:span><text:span text:style-name="T240_2"><text:s/></text:span><text:span text:style-name="T240_3">mapping</text:span><text:span text:style-name="T240_4"><text:s/></text:span><text:span text:style-name="T240_5">framework</text:span><text:span text:style-name="T240_6"><text:s/></text:span><text:span text:style-name="T240_7">UI</text:span><text:span text:style-name="T240_8"><text:s/>(</text:span><text:span text:style-name="T240_9">RBM</text:span><text:span text:style-name="T240_10">)</text:span></text:p>
      <text:p text:style-name="P241"/>
      <text:p text:style-name="P242"><text:span text:style-name="T242_1">Needs</text:span><text:span text:style-name="T242_2"><text:s/></text:span><text:span text:style-name="T242_3">for</text:span><text:span text:style-name="T242_4"><text:s/></text:span><text:span text:style-name="T242_5">the</text:span><text:span text:style-name="T242_6"><text:s/></text:span><text:span text:style-name="T242_7">new</text:span><text:span text:style-name="T242_8"><text:s/></text:span><text:span text:style-name="T242_9">mapping</text:span><text:span text:style-name="T242_10"><text:s/></text:span><text:span text:style-name="T242_11">interface</text:span><text:span text:style-name="T242_12">:</text:span></text:p>
      <text:p text:style-name="P243"><text:span text:style-name="T243_1">-<text:s/></text:span><text:span text:style-name="T243_2">Have</text:span><text:span text:style-name="T243_3"><text:s/></text:span><text:span text:style-name="T243_4">better</text:span><text:span text:style-name="T243_5"><text:s/></text:span><text:span text:style-name="T243_6">styling</text:span><text:span text:style-name="T243_7"><text:s/></text:span><text:span text:style-name="T243_8">options</text:span><text:span text:style-name="T243_9"><text:s/></text:span><text:span text:style-name="T243_10">in</text:span><text:span text:style-name="T243_11"><text:s/></text:span><text:span text:style-name="T243_12">GeoNode</text:span><text:span text:style-name="T243_13"><text:s/>(</text:span><text:span text:style-name="T243_14">Infographics</text:span><text:span text:style-name="T243_15">,<text:s/></text:span><text:span text:style-name="T243_16">Piecharts</text:span><text:span text:style-name="T243_17">,<text:s/></text:span><text:span text:style-name="T243_18">automatic</text:span><text:span text:style-name="T243_19"><text:s/></text:span><text:span text:style-name="T243_20">choropleth</text:span><text:span text:style-name="T243_21"><text:s/></text:span><text:span text:style-name="T243_22">maps</text:span><text:span text:style-name="T243_23">…)</text:span></text:p>
      <text:p text:style-name="P244"><text:span text:style-name="T244_1">-<text:s/></text:span><text:span text:style-name="T244_2">More</text:span><text:span text:style-name="T244_3"><text:s/></text:span><text:span text:style-name="T244_4">interactive</text:span><text:span text:style-name="T244_5"><text:s/></text:span><text:span text:style-name="T244_6">popups</text:span></text:p>
      <text:p text:style-name="P245"><text:span text:style-name="T245_1">-<text:s/></text:span><text:span text:style-name="T245_2">Maps</text:span><text:span text:style-name="T245_3"><text:s/></text:span><text:span text:style-name="T245_4">and</text:span><text:span text:style-name="T245_5"><text:s/></text:span><text:span text:style-name="T245_6">layers</text:span><text:span text:style-name="T245_7"><text:s/></text:span><text:span text:style-name="T245_8">fully</text:span><text:span text:style-name="T245_9"><text:s/></text:span><text:span text:style-name="T245_10">accessible</text:span><text:span text:style-name="T245_11"><text:s/></text:span><text:span text:style-name="T245_12">from</text:span><text:span text:style-name="T245_13"><text:s/></text:span><text:span text:style-name="T245_14">mobile</text:span><text:span text:style-name="T245_15"><text:s/></text:span><text:span text:style-name="T245_16">devices</text:span></text:p>
      <text:p text:style-name="P246"/>
      <text:p text:style-name="P247"><text:span text:style-name="T247_1">Available</text:span><text:span text:style-name="T247_2"><text:s/></text:span><text:span text:style-name="T247_3">implementations</text:span></text:p>
      <text:p text:style-name="P248"><text:span text:style-name="T248_1">-<text:s/></text:span><text:span text:style-name="T248_2">GEM</text:span><text:span text:style-name="T248_3">’</text:span><text:span text:style-name="T248_4">s</text:span><text:span text:style-name="T248_5"><text:s/></text:span><text:span text:style-name="T248_6">Leaflet</text:span><text:span text:style-name="T248_7"><text:s/>+<text:s/></text:span><text:span text:style-name="T248_8">D</text:span><text:span text:style-name="T248_9">3<text:s/></text:span><text:span text:style-name="T248_10">experiments</text:span></text:p>
      <text:p text:style-name="P249"><text:span text:style-name="T249_1">-<text:s/></text:span><text:span text:style-name="T249_2">Mapstory</text:span><text:span text:style-name="T249_3">’</text:span><text:span text:style-name="T249_4">s</text:span><text:span text:style-name="T249_5"><text:s/></text:span><text:span text:style-name="T249_6">design</text:span><text:span text:style-name="T249_7"><text:s/></text:span><text:span text:style-name="T249_8">mockups</text:span></text:p>
      <text:p text:style-name="P250"><text:span text:style-name="T250_1">-<text:s/></text:span><text:span text:style-name="T250_2">ROGUE</text:span><text:span text:style-name="T250_3">’</text:span><text:span text:style-name="T250_4">s</text:span><text:span text:style-name="T250_5"><text:s/></text:span><text:span text:style-name="T250_6">Angular</text:span><text:span text:style-name="T250_7"><text:s/>+<text:s/></text:span><text:span text:style-name="T250_8">OL</text:span><text:span text:style-name="T250_9">3</text:span></text:p>
      <text:p text:style-name="P251"><text:span text:style-name="T251_1">-<text:s/></text:span><text:span text:style-name="T251_2">Worldmap</text:span><text:span text:style-name="T251_3">’</text:span><text:span text:style-name="T251_4">s</text:span><text:span text:style-name="T251_5"><text:s/></text:span><text:span text:style-name="T251_6">customized</text:span><text:span text:style-name="T251_7"><text:s/></text:span><text:span text:style-name="T251_8">GeoExt</text:span></text:p>
      <text:p text:style-name="P252"/>
      <text:p text:style-name="P253"><text:span text:style-name="T253_1">What</text:span><text:span text:style-name="T253_2"><text:s/></text:span><text:span text:style-name="T253_3">is</text:span><text:span text:style-name="T253_4"><text:s/></text:span><text:span text:style-name="T253_5">needed</text:span><text:span text:style-name="T253_6"><text:s/></text:span><text:span text:style-name="T253_7">to</text:span><text:span text:style-name="T253_8"><text:s/></text:span><text:span text:style-name="T253_9">allow</text:span><text:span text:style-name="T253_10"><text:s/></text:span><text:span text:style-name="T253_11">abstraction</text:span><text:span text:style-name="T253_12"><text:s/></text:span><text:span text:style-name="T253_13">from</text:span><text:span text:style-name="T253_14"><text:s/></text:span><text:span text:style-name="T253_15">the</text:span><text:span text:style-name="T253_16"><text:s/></text:span><text:span text:style-name="T253_17">mapping</text:span><text:span text:style-name="T253_18"><text:s/></text:span><text:span text:style-name="T253_19">interface</text:span><text:span text:style-name="T253_20"><text:s/></text:span></text:p>
      <text:p text:style-name="P254"><text:span text:style-name="T254_1">-<text:s/></text:span><text:span text:style-name="T254_2">Stable</text:span><text:span text:style-name="T254_3"><text:s/></text:span><text:span text:style-name="T254_4">Map</text:span><text:span text:style-name="T254_5"><text:s/></text:span><text:span text:style-name="T254_6">API</text:span></text:p>
      <text:p text:style-name="P255"><text:span text:style-name="T255_1">-<text:s/></text:span><text:span text:style-name="T255_2">Abstractions</text:span><text:span text:style-name="T255_3"><text:s/></text:span><text:span text:style-name="T255_4">for</text:span><text:span text:style-name="T255_5"><text:s/></text:span><text:span text:style-name="T255_6">GeoServer</text:span><text:span text:style-name="T255_7">,<text:s/></text:span><text:span text:style-name="T255_8">SLD</text:span><text:span text:style-name="T255_9">,<text:s/></text:span><text:span text:style-name="T255_10">Tiles</text:span><text:span text:style-name="T255_11">/</text:span><text:span text:style-name="T255_12">WMS</text:span><text:span text:style-name="T255_13">/</text:span><text:span text:style-name="T255_14">TMS</text:span><text:span text:style-name="T255_15">.</text:span></text:p>
      <text:p text:style-name="P256"><text:span text:style-name="T256_1">-<text:s/></text:span><text:span text:style-name="T256_2">Tiles</text:span><text:span text:style-name="T256_3">,<text:s/></text:span><text:span text:style-name="T256_4">Raw</text:span><text:span text:style-name="T256_5"><text:s/></text:span><text:span text:style-name="T256_6">data</text:span><text:span text:style-name="T256_7">,<text:s/></text:span><text:span text:style-name="T256_8">Companion</text:span><text:span text:style-name="T256_9"><text:s/></text:span><text:span text:style-name="T256_10">services</text:span><text:span text:style-name="T256_11"><text:s/>(</text:span><text:span text:style-name="T256_12">GetInfo</text:span><text:span text:style-name="T256_13">,<text:s/></text:span><text:span text:style-name="T256_14">UTF</text:span><text:span text:style-name="T256_15">8-</text:span><text:span text:style-name="T256_16">Grid</text:span><text:span text:style-name="T256_17">)<text:s/></text:span><text:span text:style-name="T256_18">do</text:span><text:span text:style-name="T256_19"><text:s/></text:span><text:span text:style-name="T256_20">we</text:span><text:span text:style-name="T256_21"><text:s/></text:span><text:span text:style-name="T256_22">need</text:span><text:span text:style-name="T256_23"><text:s/></text:span><text:span text:style-name="T256_24">to</text:span><text:span text:style-name="T256_25"><text:s/></text:span><text:span text:style-name="T256_26">abstract</text:span><text:span text:style-name="T256_27"><text:s/></text:span><text:span text:style-name="T256_28">this</text:span><text:span text:style-name="T256_29"><text:s/></text:span><text:span text:style-name="T256_30">too</text:span><text:span text:style-name="T256_31">?</text:span></text:p>
      <text:p text:style-name="P257"><text:span text:style-name="T257_1">-<text:s/></text:span><text:span text:style-name="T257_2">Be</text:span><text:span text:style-name="T257_3"><text:s/></text:span><text:span text:style-name="T257_4">Agnostic</text:span></text:p>
      <text:p text:style-name="P258"/>
      <text:p text:style-name="P259"/>
      <text:p text:style-name="P260"><text:span text:style-name="T260_1">Mobile</text:span><text:span text:style-name="T260_2"><text:s/></text:span><text:span text:style-name="T260_3">data</text:span><text:span text:style-name="T260_4"><text:s/></text:span><text:span text:style-name="T260_5">collection</text:span><text:span text:style-name="T260_6"><text:s/>(</text:span><text:span text:style-name="T260_7">RBF</text:span><text:span text:style-name="T260_8">)</text:span></text:p>
      <text:p text:style-name="P261"><text:span text:style-name="T261_1">-<text:s/></text:span><text:span text:style-name="T261_2">To</text:span><text:span text:style-name="T261_3"><text:s/></text:span><text:span text:style-name="T261_4">ODK</text:span><text:span text:style-name="T261_5"><text:s/></text:span><text:span text:style-name="T261_6">or</text:span><text:span text:style-name="T261_7"><text:s/></text:span><text:span text:style-name="T261_8">not</text:span><text:span text:style-name="T261_9"><text:s/></text:span><text:span text:style-name="T261_10">to</text:span><text:span text:style-name="T261_11"><text:s/></text:span><text:span text:style-name="T261_12">ODK</text:span><text:span text:style-name="T261_13">?<text:s/></text:span><text:span text:style-name="T261_14">ROGUE</text:span><text:span text:style-name="T261_15"><text:s/></text:span><text:span text:style-name="T261_16">Arbiter</text:span></text:p>
      <text:p text:style-name="P262"><text:span text:style-name="T262_1">-<text:s/></text:span><text:span text:style-name="T262_2"><office:annotation><dc:creator/><text:p text:style-name="P263"><text:span text:style-name="T263_1">Android</text:span><text:span text:style-name="T263_2"><text:s/></text:span><text:span text:style-name="T263_3">only</text:span><text:span text:style-name="T263_4"><text:s/></text:span><text:span text:style-name="T263_5">has</text:span><text:span text:style-name="T263_6"><text:s/></text:span><text:span text:style-name="T263_7">the</text:span><text:span text:style-name="T263_8"><text:s/></text:span><text:span text:style-name="T263_9">advantage</text:span><text:span text:style-name="T263_10"><text:s/></text:span><text:span text:style-name="T263_11">that</text:span><text:span text:style-name="T263_12"><text:s/></text:span><text:span text:style-name="T263_13">you</text:span><text:span text:style-name="T263_14"><text:s/></text:span><text:span text:style-name="T263_15">can</text:span><text:span text:style-name="T263_16"><text:s/></text:span><text:span text:style-name="T263_17">release</text:span><text:span text:style-name="T263_18"><text:s/></text:span><text:span text:style-name="T263_19">the</text:span><text:span text:style-name="T263_20"><text:s/></text:span><text:span text:style-name="T263_21">code</text:span><text:span text:style-name="T263_22"><text:s/></text:span><text:span text:style-name="T263_23">under</text:span><text:span text:style-name="T263_24"><text:s/></text:span><text:span text:style-name="T263_25">an</text:span><text:span text:style-name="T263_26"><text:s/></text:span><text:span text:style-name="T263_27">FLOSS</text:span><text:span text:style-name="T263_28"><text:s/></text:span><text:span text:style-name="T263_29">license</text:span><text:span text:style-name="T263_30">.<text:s/></text:span><text:span text:style-name="T263_31">Apples</text:span><text:span text:style-name="T263_32"><text:s/></text:span><text:span text:style-name="T263_33">iStore</text:span><text:span text:style-name="T263_34"><text:s/></text:span><text:span text:style-name="T263_35">terms</text:span><text:span text:style-name="T263_36"><text:s text:c="2"/></text:span><text:span text:style-name="T263_37">forbid</text:span><text:span text:style-name="T263_38"><text:s/></text:span><text:span text:style-name="T263_39">this</text:span><text:span text:style-name="T263_40">.</text:span></text:p><text:p text:style-name="P264"><text:span text:style-name="T264_1">Would</text:span><text:span text:style-name="T264_2"><text:s/></text:span><text:span text:style-name="T264_3">it</text:span><text:span text:style-name="T264_4"><text:s/></text:span><text:span text:style-name="T264_5">be</text:span><text:span text:style-name="T264_6"><text:s/></text:span><text:span text:style-name="T264_7">possible</text:span><text:span text:style-name="T264_8"><text:s/></text:span><text:span text:style-name="T264_9">to</text:span><text:span text:style-name="T264_10"><text:s/></text:span><text:span text:style-name="T264_11">collect</text:span><text:span text:style-name="T264_12"><text:s/></text:span><text:span text:style-name="T264_13">data</text:span><text:span text:style-name="T264_14"><text:s/></text:span><text:span text:style-name="T264_15">from</text:span><text:span text:style-name="T264_16"><text:s/></text:span><text:span text:style-name="T264_17">SMS</text:span><text:span text:style-name="T264_18">?</text:span></text:p></office:annotation></text:span><text:span text:style-name="T264_19"><office:annotation><dc:creator/><text:p text:style-name="P265"><text:span text:style-name="T265_1">Another</text:span><text:span text:style-name="T265_2"><text:s/></text:span><text:span text:style-name="T265_3">idea</text:span><text:span text:style-name="T265_4">:<text:s/></text:span><text:span text:style-name="T265_5">GPX</text:span><text:span text:style-name="T265_6"><text:s/></text:span><text:span text:style-name="T265_7">Upload</text:span><text:span text:style-name="T265_8"><text:s/></text:span><text:span text:style-name="T265_9">with</text:span><text:span text:style-name="T265_10"><text:s/></text:span><text:span text:style-name="T265_11">tools</text:span><text:span text:style-name="T265_12"><text:s/></text:span><text:span text:style-name="T265_13">like</text:span><text:span text:style-name="T265_14"><text:s/></text:span><text:span text:style-name="T265_15">OSMTracker</text:span><text:span text:style-name="T265_16"><text:s/></text:span><text:span text:style-name="T265_17">for</text:span><text:span text:style-name="T265_18"><text:s/></text:span><text:span text:style-name="T265_19">Android</text:span><text:span text:style-name="T265_20"><text:s/></text:span><text:span text:style-name="T265_21">and</text:span><text:span text:style-name="T265_22"><text:s/></text:span><text:span text:style-name="T265_23">upload</text:span><text:span text:style-name="T265_24"><text:s/></text:span><text:span text:style-name="T265_25">of</text:span><text:span text:style-name="T265_26"><text:s/></text:span><text:span text:style-name="T265_27">images</text:span><text:span text:style-name="T265_28"><text:s/></text:span><text:span text:style-name="T265_29">with</text:span><text:span text:style-name="T265_30"><text:s/></text:span><text:span text:style-name="T265_31">GPS</text:span><text:span text:style-name="T265_32"><text:s/></text:span><text:span text:style-name="T265_33">Coordinates</text:span><text:span text:style-name="T265_34"><text:s/></text:span><text:span text:style-name="T265_35">embedded</text:span><text:span text:style-name="T265_36"><text:s/></text:span><text:span text:style-name="T265_37">in</text:span><text:span text:style-name="T265_38"><text:s/></text:span><text:span text:style-name="T265_39">the</text:span><text:span text:style-name="T265_40"><text:s/></text:span><text:span text:style-name="T265_41">EXIF</text:span><text:span text:style-name="T265_42"><text:s/></text:span><text:span text:style-name="T265_43">information</text:span><text:span text:style-name="T265_44">.<text:s/></text:span><text:span text:style-name="T265_45">e</text:span><text:span text:style-name="T265_46">.</text:span><text:span text:style-name="T265_47">g</text:span><text:span text:style-name="T265_48">.<text:s/></text:span><text:span text:style-name="T265_49">https</text:span><text:span text:style-name="T265_50">://</text:span><text:span text:style-name="T265_51">pypi</text:span><text:span text:style-name="T265_52">.</text:span><text:span text:style-name="T265_53">python</text:span><text:span text:style-name="T265_54">.</text:span><text:span text:style-name="T265_55">org</text:span><text:span text:style-name="T265_56">/</text:span><text:span text:style-name="T265_57">pypi</text:span><text:span text:style-name="T265_58">/</text:span><text:span text:style-name="T265_59">collective</text:span><text:span text:style-name="T265_60">.</text:span><text:span text:style-name="T265_61">geo</text:span><text:span text:style-name="T265_62">.</text:span><text:span text:style-name="T265_63">exif</text:span></text:p></office:annotation></text:span><text:span text:style-name="T265_64">Android</text:span><text:span text:style-name="T265_65"><text:s/></text:span><text:span text:style-name="T265_66">only</text:span><text:span text:style-name="T265_67"><text:s/></text:span><text:span text:style-name="T265_68">vs</text:span><text:span text:style-name="T265_69"><text:s/></text:span><text:span text:style-name="T265_70">multiplatform</text:span></text:p>
      <text:p text:style-name="P266"><text:span text:style-name="T266_1">Many</text:span><text:span text:style-name="T266_2"><text:s/></text:span><text:span text:style-name="T266_3">ways</text:span><text:span text:style-name="T266_4"><text:s/></text:span><text:span text:style-name="T266_5">to</text:span><text:span text:style-name="T266_6"><text:s/></text:span><text:span text:style-name="T266_7">understand</text:span><text:span text:style-name="T266_8"><text:s/></text:span><text:span text:style-name="T266_9">this</text:span><text:span text:style-name="T266_10">:</text:span></text:p>
      <text:p text:style-name="P267"><text:span text:style-name="T267_1">a</text:span><text:span text:style-name="T267_2">)<text:s/></text:span><text:span text:style-name="T267_3">Editing</text:span><text:span text:style-name="T267_4"><text:s/></text:span><text:span text:style-name="T267_5">GeoNode</text:span><text:span text:style-name="T267_6"><text:s/></text:span><text:span text:style-name="T267_7">vector</text:span><text:span text:style-name="T267_8"><text:s/></text:span><text:span text:style-name="T267_9">layers</text:span><text:span text:style-name="T267_10"><text:s/></text:span><text:span text:style-name="T267_11">within</text:span><text:span text:style-name="T267_12"><text:s/></text:span><text:span text:style-name="T267_13">a</text:span><text:span text:style-name="T267_14"><text:s/></text:span><text:span text:style-name="T267_15">client</text:span><text:span text:style-name="T267_16"><text:s/></text:span><text:span text:style-name="T267_17">device</text:span><text:span text:style-name="T267_18"><text:s/>(</text:span><text:span text:style-name="T267_19">WFS</text:span><text:span text:style-name="T267_20">-</text:span><text:span text:style-name="T267_21">T</text:span><text:span text:style-name="T267_22">)</text:span></text:p>
      <text:p text:style-name="P268"><text:span text:style-name="T268_1">b</text:span><text:span text:style-name="T268_2">)<text:s/></text:span><text:span text:style-name="T268_3">Creating</text:span><text:span text:style-name="T268_4"><text:s/></text:span><text:span text:style-name="T268_5">forms</text:span><text:span text:style-name="T268_6"><text:s/></text:span><text:span text:style-name="T268_7">and</text:span><text:span text:style-name="T268_8"><text:s/></text:span><text:span text:style-name="T268_9">making</text:span><text:span text:style-name="T268_10"><text:s/></text:span><text:span text:style-name="T268_11">layers</text:span><text:span text:style-name="T268_12"><text:s/></text:span><text:span text:style-name="T268_13">out</text:span><text:span text:style-name="T268_14"><text:s/></text:span><text:span text:style-name="T268_15">of</text:span><text:span text:style-name="T268_16"><text:s/></text:span><text:span text:style-name="T268_17">them</text:span></text:p>
      <text:p text:style-name="P269"><text:span text:style-name="T269_1">c</text:span><text:span text:style-name="T269_2">)<text:s/></text:span><text:span text:style-name="T269_3">QGIS</text:span><text:span text:style-name="T269_4"><text:s/></text:span><text:span text:style-name="T269_5">on</text:span><text:span text:style-name="T269_6"><text:s/></text:span><text:span text:style-name="T269_7">your</text:span><text:span text:style-name="T269_8"><text:s/></text:span><text:span text:style-name="T269_9">cell</text:span><text:span text:style-name="T269_10"><text:s/></text:span><text:span text:style-name="T269_11">phone</text:span><text:span text:style-name="T269_12"><text:s/></text:span><text:span text:style-name="T269_13">with</text:span><text:span text:style-name="T269_14"><text:s/></text:span><text:span text:style-name="T269_15">the</text:span><text:span text:style-name="T269_16"><text:s/></text:span><text:span text:style-name="T269_17">bridge</text:span><text:span text:style-name="T269_18"><text:s/></text:span><text:span text:style-name="T269_19">plugin</text:span></text:p>
      <text:p text:style-name="P270"/>
      <text:p text:style-name="P271"><text:span text:style-name="T271_1">Integration</text:span><text:span text:style-name="T271_2"><text:s/></text:span><text:span text:style-name="T271_3">with</text:span><text:span text:style-name="T271_4"><text:s/></text:span><text:span text:style-name="T271_5">OSM</text:span></text:p>
      <text:p text:style-name="P272"/>
      <text:p text:style-name="P273"><text:span text:style-name="T273_1">=&gt;<text:s/></text:span><text:span text:style-name="T273_2">Add</text:span><text:span text:style-name="T273_3"><text:s/></text:span><text:span text:style-name="T273_4">documentation</text:span><text:span text:style-name="T273_5"><text:s/></text:span><text:span text:style-name="T273_6">on</text:span><text:span text:style-name="T273_7"><text:s/></text:span><text:span text:style-name="T273_8">the</text:span><text:span text:style-name="T273_9"><text:s/></text:span><text:span text:style-name="T273_10">different</text:span><text:span text:style-name="T273_11"><text:s/></text:span><text:span text:style-name="T273_12">options</text:span><text:span text:style-name="T273_13"><text:s/>(</text:span><text:span text:style-name="T273_14">https</text:span><text:span text:style-name="T273_15">://</text:span><text:span text:style-name="T273_16">github</text:span><text:span text:style-name="T273_17">.</text:span><text:span text:style-name="T273_18">com</text:span><text:span text:style-name="T273_19">/</text:span><text:span text:style-name="T273_20">GeoNode</text:span><text:span text:style-name="T273_21">/</text:span><text:span text:style-name="T273_22">geonode</text:span><text:span text:style-name="T273_23">/</text:span><text:span text:style-name="T273_24">issues</text:span><text:span text:style-name="T273_25">/1328)</text:span></text:p>
      <text:p text:style-name="P274"><text:span text:style-name="T274_1">=&gt;<text:s/></text:span><text:span text:style-name="T274_2">Gather</text:span><text:span text:style-name="T274_3"><text:s/></text:span><text:span text:style-name="T274_4">use</text:span><text:span text:style-name="T274_5"><text:s/></text:span><text:span text:style-name="T274_6">cases</text:span></text:p>
      <text:p text:style-name="P275"/>
      <text:p text:style-name="P276"><text:span text:style-name="T276_1">New</text:span><text:span text:style-name="T276_2"><text:s/></text:span><text:span text:style-name="T276_3">Auth</text:span><text:span text:style-name="T276_4"><text:s/>(</text:span><text:span text:style-name="T276_5">RB</text:span><text:span text:style-name="T276_6">)</text:span></text:p>
      <text:p text:style-name="P277"><text:span text:style-name="T277_1">Authorization</text:span><text:span text:style-name="T277_2">:</text:span></text:p>
      <text:p text:style-name="P278"><text:span text:style-name="T278_1">-<text:s/></text:span><text:span text:style-name="T278_2">Better</text:span><text:span text:style-name="T278_3"><text:s/></text:span><text:span text:style-name="T278_4">performance</text:span><text:span text:style-name="T278_5">,<text:s/></text:span><text:span text:style-name="T278_6">not</text:span><text:span text:style-name="T278_7"><text:s/></text:span><text:span text:style-name="T278_8">too</text:span><text:span text:style-name="T278_9"><text:s/></text:span><text:span text:style-name="T278_10">many</text:span><text:span text:style-name="T278_11"><text:s/></text:span><text:span text:style-name="T278_12">internal</text:span><text:span text:style-name="T278_13"><text:s/></text:span><text:span text:style-name="T278_14">http</text:span><text:span text:style-name="T278_15"><text:s/></text:span><text:span text:style-name="T278_16">requests</text:span><text:span text:style-name="T278_17"><text:s/></text:span><text:span text:style-name="T278_18">or</text:span><text:span text:style-name="T278_19"><text:s/></text:span><text:span text:style-name="T278_20">database</text:span><text:span text:style-name="T278_21"><text:s/></text:span><text:span text:style-name="T278_22">hits</text:span></text:p>
      <text:p text:style-name="P279"><text:span text:style-name="T279_1">-<text:s/></text:span><text:span text:style-name="T279_2">Something</text:span><text:span text:style-name="T279_3"><text:s/></text:span><text:span text:style-name="T279_4">standard</text:span><text:span text:style-name="T279_5"><text:s/></text:span><text:span text:style-name="T279_6">instead</text:span><text:span text:style-name="T279_7"><text:s/></text:span><text:span text:style-name="T279_8">of</text:span><text:span text:style-name="T279_9"><text:s/></text:span><text:span text:style-name="T279_10">home</text:span><text:span text:style-name="T279_11"><text:s/></text:span><text:span text:style-name="T279_12">grown</text:span><text:span text:style-name="T279_13"><text:s/></text:span><text:span text:style-name="T279_14">and</text:span><text:span text:style-name="T279_15"><text:s/></text:span><text:span text:style-name="T279_16">only</text:span><text:span text:style-name="T279_17"><text:s/></text:span><text:span text:style-name="T279_18">used</text:span><text:span text:style-name="T279_19"><text:s/></text:span><text:span text:style-name="T279_20">by</text:span><text:span text:style-name="T279_21"><text:s/></text:span><text:span text:style-name="T279_22">us</text:span></text:p>
      <text:p text:style-name="P280"><text:span text:style-name="T280_1">-<text:s/></text:span><text:span text:style-name="T280_2">Contributed</text:span><text:span text:style-name="T280_3"><text:s/></text:span><text:span text:style-name="T280_4">back</text:span><text:span text:style-name="T280_5"><text:s/></text:span><text:span text:style-name="T280_6">to</text:span><text:span text:style-name="T280_7"><text:s/></text:span><text:span text:style-name="T280_8">core</text:span><text:span text:style-name="T280_9"><text:s/></text:span><text:span text:style-name="T280_10">GeoServer</text:span><text:span text:style-name="T280_11"><text:s/></text:span><text:span text:style-name="T280_12">or</text:span><text:span text:style-name="T280_13"><text:s/></text:span><text:span text:style-name="T280_14">even</text:span><text:span text:style-name="T280_15"><text:s/></text:span><text:span text:style-name="T280_16">an</text:span><text:span text:style-name="T280_17"><text:s/></text:span><text:span text:style-name="T280_18">community</text:span><text:span text:style-name="T280_19"><text:s/></text:span><text:span text:style-name="T280_20">module</text:span><text:span text:style-name="T280_21"><text:s/>(</text:span><text:span text:style-name="T280_22">implies</text:span><text:span text:style-name="T280_23"><text:s/></text:span><text:span text:style-name="T280_24">ease</text:span><text:span text:style-name="T280_25"><text:s/></text:span><text:span text:style-name="T280_26">of</text:span><text:span text:style-name="T280_27"><text:s/></text:span><text:span text:style-name="T280_28">deployment</text:span><text:span text:style-name="T280_29">)</text:span></text:p>
      <text:p text:style-name="P281"><text:span text:style-name="T281_1">-<text:s/></text:span><text:span text:style-name="T281_2">Should</text:span><text:span text:style-name="T281_3"><text:s/></text:span><text:span text:style-name="T281_4">we</text:span><text:span text:style-name="T281_5"><text:s/></text:span><text:span text:style-name="T281_6">use</text:span><text:span text:style-name="T281_7"><text:s/></text:span><text:span text:style-name="T281_8">OAuth</text:span><text:span text:style-name="T281_9">?</text:span></text:p>
      <text:p text:style-name="P282"><text:span text:style-name="T282_1">Authentication</text:span><text:span text:style-name="T282_2">:</text:span></text:p>
      <text:p text:style-name="P283"><text:span text:style-name="T283_1"><office:annotation><dc:creator/><text:p text:style-name="P284"><text:span text:style-name="T284_1">https</text:span><text:span text:style-name="T284_2">://</text:span><text:span text:style-name="T284_3">pypi</text:span><text:span text:style-name="T284_4">.</text:span><text:span text:style-name="T284_5">python</text:span><text:span text:style-name="T284_6">.</text:span><text:span text:style-name="T284_7">org</text:span><text:span text:style-name="T284_8">/</text:span><text:span text:style-name="T284_9">pypi</text:span><text:span text:style-name="T284_10">/</text:span><text:span text:style-name="T284_11">velruse</text:span><text:span text:style-name="T284_12"><text:s/></text:span><text:span text:style-name="T284_13">seems</text:span><text:span text:style-name="T284_14"><text:s/></text:span><text:span text:style-name="T284_15">like</text:span><text:span text:style-name="T284_16"><text:s/></text:span><text:span text:style-name="T284_17">a</text:span><text:span text:style-name="T284_18"><text:s/></text:span><text:span text:style-name="T284_19">nice</text:span><text:span text:style-name="T284_20"><text:s/></text:span><text:span text:style-name="T284_21">route</text:span><text:span text:style-name="T284_22"><text:s/></text:span><text:span text:style-name="T284_23">to</text:span><text:span text:style-name="T284_24"><text:s/></text:span><text:span text:style-name="T284_25">explore</text:span><text:span text:style-name="T284_26"><text:s/></text:span><text:span text:style-name="T284_27">and</text:span><text:span text:style-name="T284_28"><text:s/></text:span><text:span text:style-name="T284_29">more</text:span><text:span text:style-name="T284_30"><text:s/></text:span><text:span text:style-name="T284_31">flexible</text:span><text:span text:style-name="T284_32"><text:s/></text:span><text:span text:style-name="T284_33">if</text:span><text:span text:style-name="T284_34"><text:s/></text:span><text:span text:style-name="T284_35">you</text:span><text:span text:style-name="T284_36"><text:s/></text:span><text:span text:style-name="T284_37">also</text:span><text:span text:style-name="T284_38"><text:s/></text:span><text:span text:style-name="T284_39">have</text:span><text:span text:style-name="T284_40"><text:s/></text:span><text:span text:style-name="T284_41">to</text:span><text:span text:style-name="T284_42"><text:s/></text:span><text:span text:style-name="T284_43">integrate</text:span><text:span text:style-name="T284_44"><text:s/></text:span><text:span text:style-name="T284_45">more</text:span><text:span text:style-name="T284_46">/</text:span><text:span text:style-name="T284_47">other</text:span><text:span text:style-name="T284_48"><text:s/></text:span><text:span text:style-name="T284_49">external</text:span><text:span text:style-name="T284_50"><text:s/></text:span><text:span text:style-name="T284_51">autentication</text:span><text:span text:style-name="T284_52"><text:s/></text:span><text:span text:style-name="T284_53">providers</text:span></text:p></office:annotation></text:span><text:span text:style-name="T284_54"><text:s/></text:span><text:span text:style-name="T284_55">What</text:span><text:span text:style-name="T284_56"><text:s/></text:span><text:span text:style-name="T284_57">about</text:span><text:span text:style-name="T284_58"><text:s/></text:span><text:span text:style-name="T284_59">OpenID</text:span><text:span text:style-name="T284_60"><text:s/></text:span><text:span text:style-name="T284_61">or</text:span><text:span text:style-name="T284_62"><text:s/></text:span><text:span text:style-name="T284_63">it</text:span><text:span text:style-name="T284_64">’</text:span><text:span text:style-name="T284_65">s</text:span><text:span text:style-name="T284_66"><text:s/></text:span><text:span text:style-name="T284_67">successors</text:span><text:span text:style-name="T284_68"><text:s/>(</text:span><text:span text:style-name="T284_69">Google</text:span><text:span text:style-name="T284_70"><text:s/></text:span><text:span text:style-name="T284_71">or</text:span><text:span text:style-name="T284_72"><text:s/></text:span><text:span text:style-name="T284_73">Twitter</text:span><text:span text:style-name="T284_74"><text:s/></text:span><text:span text:style-name="T284_75">login</text:span><text:span text:style-name="T284_76">,<text:s/></text:span><text:span text:style-name="T284_77">Mozilla</text:span><text:span text:style-name="T284_78"><text:s/></text:span><text:span text:style-name="T284_79">Persona</text:span><text:span text:style-name="T284_80">,<text:s/></text:span><text:span text:style-name="T284_81">working</text:span><text:span text:style-name="T284_82"><text:s/></text:span><text:span text:style-name="T284_83">without</text:span><text:span text:style-name="T284_84"><text:s/></text:span><text:span text:style-name="T284_85">third</text:span><text:span text:style-name="T284_86"><text:s/></text:span><text:span text:style-name="T284_87">party</text:span><text:span text:style-name="T284_88"><text:s/></text:span><text:span text:style-name="T284_89">services</text:span><text:span text:style-name="T284_90">,<text:s/></text:span><text:span text:style-name="T284_91">those</text:span><text:span text:style-name="T284_92"><text:s/></text:span><text:span text:style-name="T284_93">are</text:span><text:span text:style-name="T284_94"><text:s/></text:span><text:span text:style-name="T284_95">optional</text:span><text:span text:style-name="T284_96">)</text:span></text:p>
      <text:p text:style-name="P285"><text:span text:style-name="T285_1">-<text:s/></text:span><text:span text:style-name="T285_2">Mapstory</text:span><text:span text:style-name="T285_3">’</text:span><text:span text:style-name="T285_4">s</text:span><text:span text:style-name="T285_5"><text:s/></text:span><text:span text:style-name="T285_6">repo</text:span><text:span text:style-name="T285_7"><text:s/></text:span><text:span text:style-name="T285_8">should</text:span><text:span text:style-name="T285_9"><text:s/></text:span><text:span text:style-name="T285_10">contain</text:span><text:span text:style-name="T285_11"><text:s/></text:span><text:span text:style-name="T285_12">Google</text:span><text:span text:style-name="T285_13"><text:s/></text:span><text:span text:style-name="T285_14">and</text:span><text:span text:style-name="T285_15"><text:s/></text:span><text:span text:style-name="T285_16">Facebook</text:span><text:span text:style-name="T285_17"><text:s/></text:span><text:span text:style-name="T285_18">login</text:span><text:span text:style-name="T285_19"><text:s/></text:span><text:span text:style-name="T285_20">code</text:span><text:span text:style-name="T285_21">.<text:s/></text:span><text:span text:style-name="T285_22">Should</text:span><text:span text:style-name="T285_23"><text:s/></text:span><text:span text:style-name="T285_24">be</text:span><text:span text:style-name="T285_25"><text:s/></text:span><text:span text:style-name="T285_26">looked</text:span><text:span text:style-name="T285_27"><text:s/></text:span><text:span text:style-name="T285_28">at</text:span><text:span text:style-name="T285_29"><text:s/></text:span><text:span text:style-name="T285_30">for</text:span><text:span text:style-name="T285_31"><text:s/></text:span><text:span text:style-name="T285_32">reference</text:span><text:span text:style-name="T285_33">.</text:span></text:p>
      <text:p text:style-name="P286"><text:span text:style-name="T286_1">Github</text:span><text:span text:style-name="T286_2"><text:s/></text:span><text:span text:style-name="T286_3">link</text:span><text:span text:style-name="T286_4"><text:s/></text:span><text:span text:style-name="T286_5">here</text:span><text:span text:style-name="T286_6">,<text:s/></text:span><text:span text:style-name="T286_7"><text:a xlink:type="simple" xlink:href="https://github.com/MapStory/mapstory/search?q=oauth&amp;type=Code"><text:span text:style-name="T286_8">https</text:span></text:a></text:span><text:span text:style-name="T286_9"><text:a xlink:type="simple" xlink:href="https://github.com/MapStory/mapstory/search?q=oauth&amp;type=Code"><text:span text:style-name="T286_10">://</text:span></text:a></text:span><text:span text:style-name="T286_11"><text:a xlink:type="simple" xlink:href="https://github.com/MapStory/mapstory/search?q=oauth&amp;type=Code"><text:span text:style-name="T286_12">github</text:span></text:a></text:span><text:span text:style-name="T286_13"><text:a xlink:type="simple" xlink:href="https://github.com/MapStory/mapstory/search?q=oauth&amp;type=Code"><text:span text:style-name="T286_14">.</text:span></text:a></text:span><text:span text:style-name="T286_15"><text:a xlink:type="simple" xlink:href="https://github.com/MapStory/mapstory/search?q=oauth&amp;type=Code"><text:span text:style-name="T286_16">com</text:span></text:a></text:span><text:span text:style-name="T286_17"><text:a xlink:type="simple" xlink:href="https://github.com/MapStory/mapstory/search?q=oauth&amp;type=Code"><text:span text:style-name="T286_18">/</text:span></text:a></text:span><text:span text:style-name="T286_19"><text:a xlink:type="simple" xlink:href="https://github.com/MapStory/mapstory/search?q=oauth&amp;type=Code"><text:span text:style-name="T286_20">MapStory</text:span></text:a></text:span><text:span text:style-name="T286_21"><text:a xlink:type="simple" xlink:href="https://github.com/MapStory/mapstory/search?q=oauth&amp;type=Code"><text:span text:style-name="T286_22">/</text:span></text:a></text:span><text:span text:style-name="T286_23"><text:a xlink:type="simple" xlink:href="https://github.com/MapStory/mapstory/search?q=oauth&amp;type=Code"><text:span text:style-name="T286_24">mapstory</text:span></text:a></text:span><text:span text:style-name="T286_25"><text:a xlink:type="simple" xlink:href="https://github.com/MapStory/mapstory/search?q=oauth&amp;type=Code"><text:span text:style-name="T286_26">/</text:span></text:a></text:span><text:span text:style-name="T286_27"><text:a xlink:type="simple" xlink:href="https://github.com/MapStory/mapstory/search?q=oauth&amp;type=Code"><text:span text:style-name="T286_28">search</text:span></text:a></text:span><text:span text:style-name="T286_29"><text:a xlink:type="simple" xlink:href="https://github.com/MapStory/mapstory/search?q=oauth&amp;type=Code"><text:span text:style-name="T286_30">?</text:span></text:a></text:span><text:span text:style-name="T286_31"><text:a xlink:type="simple" xlink:href="https://github.com/MapStory/mapstory/search?q=oauth&amp;type=Code"><text:span text:style-name="T286_32">q</text:span></text:a></text:span><text:span text:style-name="T286_33"><text:a xlink:type="simple" xlink:href="https://github.com/MapStory/mapstory/search?q=oauth&amp;type=Code"><text:span text:style-name="T286_34">=</text:span></text:a></text:span><text:span text:style-name="T286_35"><text:a xlink:type="simple" xlink:href="https://github.com/MapStory/mapstory/search?q=oauth&amp;type=Code"><text:span text:style-name="T286_36">oauth</text:span></text:a></text:span><text:span text:style-name="T286_37"><text:a xlink:type="simple" xlink:href="https://github.com/MapStory/mapstory/search?q=oauth&amp;type=Code"><text:span text:style-name="T286_38">&amp;</text:span></text:a></text:span><text:span text:style-name="T286_39"><text:a xlink:type="simple" xlink:href="https://github.com/MapStory/mapstory/search?q=oauth&amp;type=Code"><text:span text:style-name="T286_40">type</text:span></text:a></text:span><text:span text:style-name="T286_41"><text:a xlink:type="simple" xlink:href="https://github.com/MapStory/mapstory/search?q=oauth&amp;type=Code"><text:span text:style-name="T286_42">=</text:span></text:a></text:span><text:span text:style-name="T286_43"><text:a xlink:type="simple" xlink:href="https://github.com/MapStory/mapstory/search?q=oauth&amp;type=Code"><text:span text:style-name="T286_44">Code</text:span></text:a></text:span><text:span text:style-name="T286_45"><text:s/></text:span></text:p>
      <text:p text:style-name="P287"/>
      <text:p text:style-name="P288"/>
      <text:p text:style-name="P289"/>
      <text:p text:style-name="P290"><text:span text:style-name="T290_1">Advanced</text:span><text:span text:style-name="T290_2"><text:s/></text:span><text:span text:style-name="T290_3">permissions</text:span><text:span text:style-name="T290_4"><text:s/></text:span><text:span text:style-name="T290_5">and</text:span><text:span text:style-name="T290_6"><text:s/></text:span><text:span text:style-name="T290_7">Groups</text:span><text:span text:style-name="T290_8"><text:s/>(</text:span><text:span text:style-name="T290_9">RBF</text:span><text:span text:style-name="T290_10">)</text:span></text:p>
      <text:p text:style-name="P291"><text:span text:style-name="T291_1"><text:tab/>-<text:s/></text:span><text:span text:style-name="T291_2">Right</text:span><text:span text:style-name="T291_3"><text:s/></text:span><text:span text:style-name="T291_4">to</text:span><text:span text:style-name="T291_5"><text:s/></text:span><text:span text:style-name="T291_6">know</text:span><text:span text:style-name="T291_7"><text:s/></text:span><text:span text:style-name="T291_8">if</text:span><text:span text:style-name="T291_9"><text:s/></text:span><text:span text:style-name="T291_10">they</text:span><text:span text:style-name="T291_11"><text:s/></text:span><text:span text:style-name="T291_12">exist</text:span><text:span text:style-name="T291_13"><text:s/>(</text:span><text:span text:style-name="T291_14">See</text:span><text:span text:style-name="T291_15"><text:s/></text:span><text:span text:style-name="T291_16">it</text:span><text:span text:style-name="T291_17"><text:s/></text:span><text:span text:style-name="T291_18">in</text:span><text:span text:style-name="T291_19"><text:s/></text:span><text:span text:style-name="T291_20">the</text:span><text:span text:style-name="T291_21"><text:s/></text:span><text:span text:style-name="T291_22">list</text:span><text:span text:style-name="T291_23"><text:s/></text:span><text:span text:style-name="T291_24">of</text:span><text:span text:style-name="T291_25"><text:s/></text:span><text:span text:style-name="T291_26">layers</text:span><text:span text:style-name="T291_27">-<text:s/></text:span><text:span text:style-name="T291_28">title</text:span><text:span text:style-name="T291_29">/</text:span><text:span text:style-name="T291_30">metadata</text:span><text:span text:style-name="T291_31">)</text:span></text:p>
      <text:p text:style-name="P292"><text:span text:style-name="T292_1">-<text:s/></text:span><text:span text:style-name="T292_2">View</text:span><text:span text:style-name="T292_3"><text:s/></text:span><text:span text:style-name="T292_4">tiles</text:span><text:span text:style-name="T292_5"><text:s/>(</text:span><text:span text:style-name="T292_6">Add</text:span><text:span text:style-name="T292_7"><text:s/></text:span><text:span text:style-name="T292_8">it</text:span><text:span text:style-name="T292_9"><text:s/></text:span><text:span text:style-name="T292_10">to</text:span><text:span text:style-name="T292_11"><text:s/></text:span><text:span text:style-name="T292_12">a</text:span><text:span text:style-name="T292_13"><text:s/></text:span><text:span text:style-name="T292_14">map</text:span><text:span text:style-name="T292_15">,<text:s/></text:span><text:span text:style-name="T292_16">and</text:span><text:span text:style-name="T292_17"><text:s/></text:span><text:span text:style-name="T292_18">view</text:span><text:span text:style-name="T292_19"><text:s/></text:span><text:span text:style-name="T292_20">the</text:span><text:span text:style-name="T292_21"><text:s/></text:span><text:span text:style-name="T292_22">tiles</text:span><text:span text:style-name="T292_23"><text:s/>-<text:s/></text:span><text:span text:style-name="T292_24">png</text:span><text:span text:style-name="T292_25">)</text:span></text:p>
      <text:p text:style-name="P293"><text:span text:style-name="T293_1"><text:tab/>-<text:s/></text:span><text:span text:style-name="T293_2">Download</text:span><text:span text:style-name="T293_3"><text:s/></text:span><text:span text:style-name="T293_4">source</text:span><text:span text:style-name="T293_5"><text:s/>(</text:span><text:span text:style-name="T293_6">Download</text:span><text:span text:style-name="T293_7"><text:s/></text:span><text:span text:style-name="T293_8">a</text:span><text:span text:style-name="T293_9"><text:s/></text:span><text:span text:style-name="T293_10">shapefile</text:span><text:span text:style-name="T293_11"><text:s/></text:span><text:span text:style-name="T293_12">or</text:span><text:span text:style-name="T293_13"><text:s/></text:span><text:span text:style-name="T293_14">geotiff</text:span><text:span text:style-name="T293_15"><text:s/>)</text:span></text:p>
      <text:p text:style-name="P294"><text:span text:style-name="T294_1"><text:tab/>-<text:s/></text:span><text:span text:style-name="T294_2">Editability</text:span><text:span text:style-name="T294_3"><text:s/>(</text:span><text:span text:style-name="T294_4">Read</text:span><text:span text:style-name="T294_5"><text:s/></text:span><text:span text:style-name="T294_6">only</text:span><text:span text:style-name="T294_7"><text:s/></text:span><text:span text:style-name="T294_8">or</text:span><text:span text:style-name="T294_9"><text:s/></text:span><text:span text:style-name="T294_10">not</text:span><text:span text:style-name="T294_11">)</text:span></text:p>
      <text:p text:style-name="P295"><text:span text:style-name="T295_1"><text:s text:c="12"/>-<text:s/></text:span><text:span text:style-name="T295_2">Permission</text:span><text:span text:style-name="T295_3"><text:s/></text:span><text:span text:style-name="T295_4">to</text:span><text:span text:style-name="T295_5"><text:s/></text:span><text:span text:style-name="T295_6">edit</text:span><text:span text:style-name="T295_7"><text:s/></text:span><text:span text:style-name="T295_8">styles</text:span><text:span text:style-name="T295_9"><text:s/></text:span><text:span text:style-name="T295_10">even</text:span><text:span text:style-name="T295_11"><text:s/></text:span><text:span text:style-name="T295_12">if</text:span><text:span text:style-name="T295_13"><text:s/></text:span><text:span text:style-name="T295_14">layer</text:span><text:span text:style-name="T295_15"><text:s/></text:span><text:span text:style-name="T295_16">data</text:span><text:span text:style-name="T295_17"><text:s/></text:span><text:span text:style-name="T295_18">cannot</text:span><text:span text:style-name="T295_19"><text:s/></text:span><text:span text:style-name="T295_20">be</text:span><text:span text:style-name="T295_21"><text:s/></text:span><text:span text:style-name="T295_22">changed</text:span><text:span text:style-name="T295_23">.<text:s/></text:span><text:span text:style-name="T295_24">Permission</text:span><text:span text:style-name="T295_25"><text:s/></text:span><text:span text:style-name="T295_26">to</text:span><text:span text:style-name="T295_27"><text:s/></text:span><text:span text:style-name="T295_28">change</text:span><text:span text:style-name="T295_29"><text:s/></text:span><text:span text:style-name="T295_30">the</text:span><text:span text:style-name="T295_31"><text:s/></text:span><text:span text:style-name="T295_32">layer</text:span><text:span text:style-name="T295_33"><text:s/></text:span><text:span text:style-name="T295_34">but</text:span><text:span text:style-name="T295_35"><text:s/></text:span><text:span text:style-name="T295_36">not</text:span><text:span text:style-name="T295_37"><text:s/></text:span><text:span text:style-name="T295_38">the</text:span><text:span text:style-name="T295_39"><text:s/></text:span><text:span text:style-name="T295_40">style</text:span><text:span text:style-name="T295_41">.<text:s/></text:span><text:span text:style-name="T295_42">Users</text:span><text:span text:style-name="T295_43"><text:s/></text:span><text:span text:style-name="T295_44">can</text:span><text:span text:style-name="T295_45"><text:s/></text:span><text:span text:style-name="T295_46">create</text:span><text:span text:style-name="T295_47"><text:s/></text:span><text:span text:style-name="T295_48">their</text:span><text:span text:style-name="T295_49"><text:s/></text:span><text:span text:style-name="T295_50">own</text:span><text:span text:style-name="T295_51"><text:s/></text:span><text:span text:style-name="T295_52">map</text:span><text:span text:style-name="T295_53"><text:s/></text:span><text:span text:style-name="T295_54">with</text:span><text:span text:style-name="T295_55"><text:s/></text:span><text:span text:style-name="T295_56">their</text:span><text:span text:style-name="T295_57"><text:s/></text:span><text:span text:style-name="T295_58">own</text:span><text:span text:style-name="T295_59"><text:s/></text:span><text:span text:style-name="T295_60">styles</text:span></text:p>
      <text:p text:style-name="P296"><text:span text:style-name="T296_1"><text:s text:c="6"/></text:span></text:p>
      <text:p text:style-name="P297"><text:span text:style-name="T297_1"><text:s text:c="11"/>-<text:s/></text:span><text:span text:style-name="T297_2">Groups</text:span><text:span text:style-name="T297_3"><text:s/></text:span><text:span text:style-name="T297_4">as</text:span><text:span text:style-name="T297_5"><text:s/></text:span><text:span text:style-name="T297_6">owners</text:span></text:p>
      <text:p text:style-name="P298"><text:span text:style-name="T298_1"><text:s text:c="11"/>-<text:s/></text:span><text:span text:style-name="T298_2">Group</text:span><text:span text:style-name="T298_3"><text:s/></text:span><text:span text:style-name="T298_4">managers</text:span></text:p>
      <text:p text:style-name="P299"><text:span text:style-name="T299_1"><text:tab/>-<text:s/></text:span><text:span text:style-name="T299_2">Relationship</text:span><text:span text:style-name="T299_3"><text:s/></text:span><text:span text:style-name="T299_4">with</text:span><text:span text:style-name="T299_5"><text:s/></text:span><text:span text:style-name="T299_6">certification</text:span><text:span text:style-name="T299_7"><text:s/></text:span><text:span text:style-name="T299_8">of</text:span><text:span text:style-name="T299_9"><text:s/></text:span><text:span text:style-name="T299_10">a</text:span><text:span text:style-name="T299_11"><text:s/></text:span><text:span text:style-name="T299_12">layer</text:span></text:p>
      <text:p text:style-name="P300"><text:span text:style-name="T300_1">-<text:s/></text:span><text:span text:style-name="T300_2">Subgroup</text:span><text:span text:style-name="T300_3">?</text:span></text:p>
      <text:p text:style-name="P301"><text:span text:style-name="T301_1"><text:tab/>-<text:s/></text:span><text:span text:style-name="T301_2">Used</text:span><text:span text:style-name="T301_3"><text:s/></text:span><text:span text:style-name="T301_4">to</text:span><text:span text:style-name="T301_5"><text:s/></text:span><text:span text:style-name="T301_6">be</text:span><text:span text:style-name="T301_7"><text:s/></text:span><text:span text:style-name="T301_8">a</text:span><text:span text:style-name="T301_9"><text:s/></text:span><text:span text:style-name="T301_10">technical</text:span><text:span text:style-name="T301_11"><text:s/></text:span><text:span text:style-name="T301_12">roadblock</text:span><text:span text:style-name="T301_13">.<text:s/></text:span><text:span text:style-name="T301_14">Situation</text:span><text:span text:style-name="T301_15"><text:s/></text:span><text:span text:style-name="T301_16">has</text:span><text:span text:style-name="T301_17"><text:s/></text:span><text:span text:style-name="T301_18">changed</text:span><text:span text:style-name="T301_19">.<text:s/></text:span><text:span text:style-name="T301_20">Django</text:span><text:span text:style-name="T301_21"><text:s/></text:span><text:span text:style-name="T301_22">fixed</text:span><text:span text:style-name="T301_23"><text:s/>/<text:s/></text:span><text:span text:style-name="T301_24">changes</text:span><text:span text:style-name="T301_25"><text:s/></text:span><text:span text:style-name="T301_26">the</text:span><text:span text:style-name="T301_27"><text:s/></text:span><text:span text:style-name="T301_28">way</text:span><text:span text:style-name="T301_29"><text:s/></text:span><text:span text:style-name="T301_30">it</text:span><text:span text:style-name="T301_31"><text:s/></text:span><text:span text:style-name="T301_32">manages</text:span><text:span text:style-name="T301_33"><text:s/></text:span><text:span text:style-name="T301_34">the</text:span><text:span text:style-name="T301_35"><text:s/></text:span><text:span text:style-name="T301_36">user</text:span><text:span text:style-name="T301_37"><text:s/></text:span><text:span text:style-name="T301_38">profile</text:span><text:span text:style-name="T301_39"><text:s/>=&gt;<text:s/></text:span><text:span text:style-name="T301_40">override</text:span><text:span text:style-name="T301_41"><text:s/></text:span><text:span text:style-name="T301_42">is</text:span><text:span text:style-name="T301_43"><text:s/></text:span><text:span text:style-name="T301_44">now</text:span><text:span text:style-name="T301_45"><text:s/></text:span><text:span text:style-name="T301_46">possible</text:span></text:p>
      <text:p text:style-name="P302"><text:span text:style-name="T302_1">UI</text:span><text:span text:style-name="T302_2">:</text:span></text:p>
      <text:p text:style-name="P303"/>
      <text:p text:style-name="P304"><text:span text:style-name="T304_1">-</text:span><text:span text:style-name="T304_2">Web</text:span><text:span text:style-name="T304_3"><text:s/></text:span><text:span text:style-name="T304_4">UI</text:span><text:span text:style-name="T304_5"><text:s/></text:span><text:span text:style-name="T304_6">to</text:span><text:span text:style-name="T304_7"><text:s/></text:span><text:span text:style-name="T304_8">add</text:span><text:span text:style-name="T304_9"><text:s/></text:span><text:span text:style-name="T304_10">people</text:span><text:span text:style-name="T304_11"><text:s/></text:span><text:span text:style-name="T304_12">to</text:span><text:span text:style-name="T304_13"><text:s/></text:span><text:span text:style-name="T304_14">groups</text:span><text:span text:style-name="T304_15"><text:s/></text:span><text:span text:style-name="T304_16">for</text:span><text:span text:style-name="T304_17"><text:s/></text:span><text:span text:style-name="T304_18">group</text:span><text:span text:style-name="T304_19"><text:s/></text:span><text:span text:style-name="T304_20">admin</text:span></text:p>
      <text:p text:style-name="P305"><text:span text:style-name="T305_1">-</text:span><text:span text:style-name="T305_2">Request</text:span><text:span text:style-name="T305_3"><text:s/></text:span><text:span text:style-name="T305_4">to</text:span><text:span text:style-name="T305_5"><text:s/></text:span><text:span text:style-name="T305_6">join</text:span><text:span text:style-name="T305_7"><text:s/></text:span><text:span text:style-name="T305_8">groups</text:span><text:span text:style-name="T305_9"><text:s/></text:span></text:p>
      <text:p text:style-name="P306"/>
      <text:p text:style-name="P307"><text:span text:style-name="T307_1">Implementation</text:span><text:span text:style-name="T307_2">:</text:span></text:p>
      <text:p text:style-name="P308"/>
      <text:p text:style-name="P309"><text:span text:style-name="T309_1">-</text:span><text:span text:style-name="T309_2">Use</text:span><text:span text:style-name="T309_3"><text:s/></text:span><text:span text:style-name="T309_4">Django</text:span><text:span text:style-name="T309_5"><text:s/></text:span><text:span text:style-name="T309_6">groups</text:span></text:p>
      <text:p text:style-name="P310"><text:span text:style-name="T310_1">-</text:span><text:span text:style-name="T310_2">Use</text:span><text:span text:style-name="T310_3"><text:s/></text:span><text:span text:style-name="T310_4">Django</text:span><text:span text:style-name="T310_5"><text:s/></text:span><text:span text:style-name="T310_6">permissions</text:span></text:p>
      <text:p text:style-name="P311"><text:span text:style-name="T311_1">-</text:span><text:span text:style-name="T311_2">Use</text:span><text:span text:style-name="T311_3"><text:s/></text:span><text:span text:style-name="T311_4">configurable</text:span><text:span text:style-name="T311_5"><text:s/></text:span><text:span text:style-name="T311_6">user</text:span><text:span text:style-name="T311_7"><text:s/></text:span><text:span text:style-name="T311_8">model</text:span><text:span text:style-name="T311_9"><text:s/></text:span><text:span text:style-name="T311_10">instead</text:span><text:span text:style-name="T311_11"><text:s/></text:span><text:span text:style-name="T311_12">of</text:span><text:span text:style-name="T311_13"><text:s/></text:span><text:span text:style-name="T311_14">profile</text:span><text:span text:style-name="T311_15"><text:s/>(</text:span><text:span text:style-name="T311_16">refactoring</text:span><text:span text:style-name="T311_17"><text:s/></text:span><text:span text:style-name="T311_18">current</text:span><text:span text:style-name="T311_19"><text:s/></text:span><text:span text:style-name="T311_20">profile</text:span><text:span text:style-name="T311_21"><text:s/></text:span><text:span text:style-name="T311_22">implementation</text:span><text:span text:style-name="T311_23">):<text:s/></text:span><text:span text:style-name="T311_24"><text:a xlink:type="simple" xlink:href="https://docs.djangoproject.com/en/dev/releases/1.5/#configurable-user-model"><text:span text:style-name="T311_25">https</text:span></text:a></text:span><text:span text:style-name="T311_26"><text:a xlink:type="simple" xlink:href="https://docs.djangoproject.com/en/dev/releases/1.5/#configurable-user-model"><text:span text:style-name="T311_27">://</text:span></text:a></text:span><text:span text:style-name="T311_28"><text:a xlink:type="simple" xlink:href="https://docs.djangoproject.com/en/dev/releases/1.5/#configurable-user-model"><text:span text:style-name="T311_29">docs</text:span></text:a></text:span><text:span text:style-name="T311_30"><text:a xlink:type="simple" xlink:href="https://docs.djangoproject.com/en/dev/releases/1.5/#configurable-user-model"><text:span text:style-name="T311_31">.</text:span></text:a></text:span><text:span text:style-name="T311_32"><text:a xlink:type="simple" xlink:href="https://docs.djangoproject.com/en/dev/releases/1.5/#configurable-user-model"><text:span text:style-name="T311_33">djangoproject</text:span></text:a></text:span><text:span text:style-name="T311_34"><text:a xlink:type="simple" xlink:href="https://docs.djangoproject.com/en/dev/releases/1.5/#configurable-user-model"><text:span text:style-name="T311_35">.</text:span></text:a></text:span><text:span text:style-name="T311_36"><text:a xlink:type="simple" xlink:href="https://docs.djangoproject.com/en/dev/releases/1.5/#configurable-user-model"><text:span text:style-name="T311_37">com</text:span></text:a></text:span><text:span text:style-name="T311_38"><text:a xlink:type="simple" xlink:href="https://docs.djangoproject.com/en/dev/releases/1.5/#configurable-user-model"><text:span text:style-name="T311_39">/</text:span></text:a></text:span><text:span text:style-name="T311_40"><text:a xlink:type="simple" xlink:href="https://docs.djangoproject.com/en/dev/releases/1.5/#configurable-user-model"><text:span text:style-name="T311_41">en</text:span></text:a></text:span><text:span text:style-name="T311_42"><text:a xlink:type="simple" xlink:href="https://docs.djangoproject.com/en/dev/releases/1.5/#configurable-user-model"><text:span text:style-name="T311_43">/</text:span></text:a></text:span><text:span text:style-name="T311_44"><text:a xlink:type="simple" xlink:href="https://docs.djangoproject.com/en/dev/releases/1.5/#configurable-user-model"><text:span text:style-name="T311_45">dev</text:span></text:a></text:span><text:span text:style-name="T311_46"><text:a xlink:type="simple" xlink:href="https://docs.djangoproject.com/en/dev/releases/1.5/#configurable-user-model"><text:span text:style-name="T311_47">/</text:span></text:a></text:span><text:span text:style-name="T311_48"><text:a xlink:type="simple" xlink:href="https://docs.djangoproject.com/en/dev/releases/1.5/#configurable-user-model"><text:span text:style-name="T311_49">releases</text:span></text:a></text:span><text:span text:style-name="T311_50"><text:a xlink:type="simple" xlink:href="https://docs.djangoproject.com/en/dev/releases/1.5/#configurable-user-model"><text:span text:style-name="T311_51">/1.5/#</text:span></text:a></text:span><text:span text:style-name="T311_52"><text:a xlink:type="simple" xlink:href="https://docs.djangoproject.com/en/dev/releases/1.5/#configurable-user-model"><text:span text:style-name="T311_53">configurable</text:span></text:a></text:span><text:span text:style-name="T311_54"><text:a xlink:type="simple" xlink:href="https://docs.djangoproject.com/en/dev/releases/1.5/#configurable-user-model"><text:span text:style-name="T311_55">-</text:span></text:a></text:span><text:span text:style-name="T311_56"><text:a xlink:type="simple" xlink:href="https://docs.djangoproject.com/en/dev/releases/1.5/#configurable-user-model"><text:span text:style-name="T311_57">user</text:span></text:a></text:span><text:span text:style-name="T311_58"><text:a xlink:type="simple" xlink:href="https://docs.djangoproject.com/en/dev/releases/1.5/#configurable-user-model"><text:span text:style-name="T311_59">-</text:span></text:a></text:span><text:span text:style-name="T311_60"><text:a xlink:type="simple" xlink:href="https://docs.djangoproject.com/en/dev/releases/1.5/#configurable-user-model"><text:span text:style-name="T311_61">model</text:span></text:a></text:span><text:span text:style-name="T311_62"><text:s/>(</text:span><text:span text:style-name="T311_63">we</text:span><text:span text:style-name="T311_64"><text:s/></text:span><text:span text:style-name="T311_65">are</text:span><text:span text:style-name="T311_66"><text:s/></text:span><text:span text:style-name="T311_67">already</text:span><text:span text:style-name="T311_68"><text:s/></text:span><text:span text:style-name="T311_69">using</text:span><text:span text:style-name="T311_70"><text:s/></text:span><text:span text:style-name="T311_71">Django</text:span><text:span text:style-name="T311_72"><text:s/>1.5)</text:span></text:p>
      <text:p text:style-name="P312"/>
      <text:p text:style-name="P313"/>
      <text:p text:style-name="P314"><text:span text:style-name="T314_1">Issues</text:span><text:span text:style-name="T314_2">:</text:span></text:p>
      <text:p text:style-name="P315"><text:span text:style-name="T315_1">For</text:span><text:span text:style-name="T315_2"><text:s/></text:span><text:span text:style-name="T315_3">private</text:span><text:span text:style-name="T315_4"><text:s/></text:span><text:span text:style-name="T315_5">layers</text:span><text:span text:style-name="T315_6">:<text:s/></text:span><text:span text:style-name="T315_7">how</text:span><text:span text:style-name="T315_8"><text:s/></text:span><text:span text:style-name="T315_9">to</text:span><text:span text:style-name="T315_10"><text:s/></text:span><text:span text:style-name="T315_11">allow</text:span><text:span text:style-name="T315_12"><text:s/></text:span><text:span text:style-name="T315_13">WMS</text:span><text:span text:style-name="T315_14"><text:s/></text:span><text:span text:style-name="T315_15">access</text:span><text:span text:style-name="T315_16"><text:s/></text:span><text:span text:style-name="T315_17">but</text:span><text:span text:style-name="T315_18"><text:s/></text:span><text:span text:style-name="T315_19">automatically</text:span><text:span text:style-name="T315_20"><text:s/></text:span><text:span text:style-name="T315_21">restrict</text:span><text:span text:style-name="T315_22"><text:s/></text:span><text:span text:style-name="T315_23">WFS</text:span><text:span text:style-name="T315_24"><text:s/></text:span><text:span text:style-name="T315_25">access</text:span><text:span text:style-name="T315_26"><text:s/></text:span><text:span text:style-name="T315_27">when</text:span><text:span text:style-name="T315_28"><text:s/></text:span><text:span text:style-name="T315_29">accessing</text:span><text:span text:style-name="T315_30"><text:s/></text:span><text:span text:style-name="T315_31">outside</text:span><text:span text:style-name="T315_32"><text:s/></text:span><text:span text:style-name="T315_33">of</text:span><text:span text:style-name="T315_34"><text:s/></text:span><text:span text:style-name="T315_35">GeoNode</text:span><text:span text:style-name="T315_36"><text:s/></text:span><text:span text:style-name="T315_37">through</text:span><text:span text:style-name="T315_38"><text:s/></text:span><text:span text:style-name="T315_39">the</text:span><text:span text:style-name="T315_40"><text:s/></text:span><text:span text:style-name="T315_41">service</text:span><text:span text:style-name="T315_42"><text:s/></text:span><text:span text:style-name="T315_43">url</text:span></text:p>
      <text:p text:style-name="P316"/>
      <text:p text:style-name="P317"><text:span text:style-name="T317_1">Optional</text:span><text:span text:style-name="T317_2">:</text:span></text:p>
      <text:p text:style-name="P318"><text:span text:style-name="T318_1">-</text:span><text:span text:style-name="T318_2">Automatically</text:span><text:span text:style-name="T318_3"><text:s/></text:span><text:span text:style-name="T318_4">filling</text:span><text:span text:style-name="T318_5"><text:s/></text:span><text:span text:style-name="T318_6">metadata</text:span><text:span text:style-name="T318_7"><text:s/></text:span><text:span text:style-name="T318_8">with</text:span><text:span text:style-name="T318_9"><text:s/></text:span><text:span text:style-name="T318_10">the</text:span><text:span text:style-name="T318_11"><text:s/></text:span><text:span text:style-name="T318_12">groups</text:span><text:span text:style-name="T318_13"><text:s/>(</text:span><text:span text:style-name="T318_14">based</text:span><text:span text:style-name="T318_15"><text:s/></text:span><text:span text:style-name="T318_16">on</text:span><text:span text:style-name="T318_17"><text:s/></text:span><text:span text:style-name="T318_18">group</text:span><text:span text:style-name="T318_19"><text:s/></text:span><text:span text:style-name="T318_20">profiles</text:span><text:span text:style-name="T318_21">)</text:span></text:p>
      <text:p text:style-name="P319"/>
      <text:p text:style-name="P320"><text:span text:style-name="T320_1">GNIP</text:span><text:span text:style-name="T320_2">:<text:s/></text:span><text:span text:style-name="T320_3">https</text:span><text:span text:style-name="T320_4">://</text:span><text:span text:style-name="T320_5">github</text:span><text:span text:style-name="T320_6">.</text:span><text:span text:style-name="T320_7">com</text:span><text:span text:style-name="T320_8">/</text:span><text:span text:style-name="T320_9">GeoNode</text:span><text:span text:style-name="T320_10">/</text:span><text:span text:style-name="T320_11">geonode</text:span><text:span text:style-name="T320_12">/</text:span><text:span text:style-name="T320_13">issues</text:span><text:span text:style-name="T320_14">/255</text:span></text:p>
      <text:p text:style-name="P321"/>
      <text:p text:style-name="P32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